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1" table:default-cell-style-name="Default"/>
        <table:table-row table:style-name="ro1">
          <table:table-cell office:value-type="string" calcext:value-type="string">
            <text:p>Well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23037" calcext:value-type="float">
            <text:p>23037</text:p>
          </table:table-cell>
          <table:table-cell office:value-type="float" office:value="25868" calcext:value-type="float">
            <text:p>25868</text:p>
          </table:table-cell>
          <table:table-cell office:value-type="float" office:value="29837" calcext:value-type="float">
            <text:p>29837</text:p>
          </table:table-cell>
          <table:table-cell office:value-type="float" office:value="33548" calcext:value-type="float">
            <text:p>33548</text:p>
          </table:table-cell>
          <table:table-cell office:value-type="float" office:value="36993" calcext:value-type="float">
            <text:p>36993</text:p>
          </table:table-cell>
          <table:table-cell office:value-type="float" office:value="39536" calcext:value-type="float">
            <text:p>39536</text:p>
          </table:table-cell>
          <table:table-cell office:value-type="float" office:value="41414" calcext:value-type="float">
            <text:p>41414</text:p>
          </table:table-cell>
          <table:table-cell office:value-type="float" office:value="42783" calcext:value-type="float">
            <text:p>42783</text:p>
          </table:table-cell>
          <table:table-cell office:value-type="float" office:value="42604" calcext:value-type="float">
            <text:p>42604</text:p>
          </table:table-cell>
          <table:table-cell office:value-type="float" office:value="42467" calcext:value-type="float">
            <text:p>42467</text:p>
          </table:table-cell>
          <table:table-cell office:value-type="float" office:value="41052" calcext:value-type="float">
            <text:p>41052</text:p>
          </table:table-cell>
          <table:table-cell office:value-type="float" office:value="39935" calcext:value-type="float">
            <text:p>39935</text:p>
          </table:table-cell>
          <table:table-cell office:value-type="float" office:value="38486" calcext:value-type="float">
            <text:p>38486</text:p>
          </table:table-cell>
          <table:table-cell office:value-type="float" office:value="36913" calcext:value-type="float">
            <text:p>36913</text:p>
          </table:table-cell>
          <table:table-cell office:value-type="float" office:value="36217" calcext:value-type="float">
            <text:p>36217</text:p>
          </table:table-cell>
          <table:table-cell office:value-type="float" office:value="35225" calcext:value-type="float">
            <text:p>35225</text:p>
          </table:table-cell>
          <table:table-cell office:value-type="float" office:value="34997" calcext:value-type="float">
            <text:p>34997</text:p>
          </table:table-cell>
          <table:table-cell office:value-type="float" office:value="34265" calcext:value-type="float">
            <text:p>34265</text:p>
          </table:table-cell>
          <table:table-cell office:value-type="float" office:value="33845" calcext:value-type="float">
            <text:p>33845</text:p>
          </table:table-cell>
          <table:table-cell office:value-type="float" office:value="33290" calcext:value-type="float">
            <text:p>33290</text:p>
          </table:table-cell>
          <table:table-cell office:value-type="float" office:value="32613" calcext:value-type="float">
            <text:p>32613</text:p>
          </table:table-cell>
          <table:table-cell office:value-type="float" office:value="32080" calcext:value-type="float">
            <text:p>32080</text:p>
          </table:table-cell>
          <table:table-cell office:value-type="float" office:value="31492" calcext:value-type="float">
            <text:p>31492</text:p>
          </table:table-cell>
          <table:table-cell office:value-type="float" office:value="31180" calcext:value-type="float">
            <text:p>31180</text:p>
          </table:table-cell>
          <table:table-cell office:value-type="float" office:value="30182" calcext:value-type="float">
            <text:p>30182</text:p>
          </table:table-cell>
          <table:table-cell office:value-type="float" office:value="29534" calcext:value-type="float">
            <text:p>29534</text:p>
          </table:table-cell>
          <table:table-cell office:value-type="float" office:value="29159" calcext:value-type="float">
            <text:p>29159</text:p>
          </table:table-cell>
          <table:table-cell office:value-type="float" office:value="28364" calcext:value-type="float">
            <text:p>28364</text:p>
          </table:table-cell>
          <table:table-cell office:value-type="float" office:value="27338" calcext:value-type="float">
            <text:p>27338</text:p>
          </table:table-cell>
          <table:table-cell office:value-type="float" office:value="26719" calcext:value-type="float">
            <text:p>26719</text:p>
          </table:table-cell>
          <table:table-cell office:value-type="float" office:value="25976" calcext:value-type="float">
            <text:p>25976</text:p>
          </table:table-cell>
          <table:table-cell office:value-type="float" office:value="24994" calcext:value-type="float">
            <text:p>24994</text:p>
          </table:table-cell>
          <table:table-cell office:value-type="float" office:value="24175" calcext:value-type="float">
            <text:p>24175</text:p>
          </table:table-cell>
          <table:table-cell office:value-type="float" office:value="23398" calcext:value-type="float">
            <text:p>23398</text:p>
          </table:table-cell>
          <table:table-cell office:value-type="float" office:value="22343" calcext:value-type="float">
            <text:p>22343</text:p>
          </table:table-cell>
          <table:table-cell office:value-type="float" office:value="21392" calcext:value-type="float">
            <text:p>21392</text:p>
          </table:table-cell>
          <table:table-cell office:value-type="float" office:value="20629" calcext:value-type="float">
            <text:p>20629</text:p>
          </table:table-cell>
          <table:table-cell office:value-type="float" office:value="20005" calcext:value-type="float">
            <text:p>20005</text:p>
          </table:table-cell>
          <table:table-cell office:value-type="float" office:value="19178" calcext:value-type="float">
            <text:p>19178</text:p>
          </table:table-cell>
          <table:table-cell office:value-type="float" office:value="18662" calcext:value-type="float">
            <text:p>18662</text:p>
          </table:table-cell>
          <table:table-cell office:value-type="float" office:value="17971" calcext:value-type="float">
            <text:p>17971</text:p>
          </table:table-cell>
          <table:table-cell office:value-type="float" office:value="17435" calcext:value-type="float">
            <text:p>17435</text:p>
          </table:table-cell>
          <table:table-cell office:value-type="float" office:value="16753" calcext:value-type="float">
            <text:p>16753</text:p>
          </table:table-cell>
          <table:table-cell office:value-type="float" office:value="15924" calcext:value-type="float">
            <text:p>15924</text:p>
          </table:table-cell>
          <table:table-cell office:value-type="float" office:value="15479" calcext:value-type="float">
            <text:p>15479</text:p>
          </table:table-cell>
          <table:table-cell office:value-type="float" office:value="14762" calcext:value-type="float">
            <text:p>14762</text:p>
          </table:table-cell>
          <table:table-cell office:value-type="float" office:value="14313" calcext:value-type="float">
            <text:p>14313</text:p>
          </table:table-cell>
          <table:table-cell office:value-type="float" office:value="13722" calcext:value-type="float">
            <text:p>13722</text:p>
          </table:table-cell>
          <table:table-cell office:value-type="float" office:value="13276" calcext:value-type="float">
            <text:p>13276</text:p>
          </table:table-cell>
          <table:table-cell office:value-type="float" office:value="12799" calcext:value-type="float">
            <text:p>12799</text:p>
          </table:table-cell>
          <table:table-cell office:value-type="float" office:value="12379" calcext:value-type="float">
            <text:p>12379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6660" calcext:value-type="float">
            <text:p>16660</text:p>
          </table:table-cell>
          <table:table-cell office:value-type="float" office:value="20068" calcext:value-type="float">
            <text:p>20068</text:p>
          </table:table-cell>
          <table:table-cell office:value-type="float" office:value="22798" calcext:value-type="float">
            <text:p>22798</text:p>
          </table:table-cell>
          <table:table-cell office:value-type="float" office:value="25745" calcext:value-type="float">
            <text:p>25745</text:p>
          </table:table-cell>
          <table:table-cell office:value-type="float" office:value="27821" calcext:value-type="float">
            <text:p>27821</text:p>
          </table:table-cell>
          <table:table-cell office:value-type="float" office:value="30322" calcext:value-type="float">
            <text:p>30322</text:p>
          </table:table-cell>
          <table:table-cell office:value-type="float" office:value="31495" calcext:value-type="float">
            <text:p>31495</text:p>
          </table:table-cell>
          <table:table-cell office:value-type="float" office:value="32448" calcext:value-type="float">
            <text:p>32448</text:p>
          </table:table-cell>
          <table:table-cell office:value-type="float" office:value="33061" calcext:value-type="float">
            <text:p>33061</text:p>
          </table:table-cell>
          <table:table-cell office:value-type="float" office:value="33300" calcext:value-type="float">
            <text:p>33300</text:p>
          </table:table-cell>
          <table:table-cell office:value-type="float" office:value="32430" calcext:value-type="float">
            <text:p>32430</text:p>
          </table:table-cell>
          <table:table-cell office:value-type="float" office:value="31954" calcext:value-type="float">
            <text:p>31954</text:p>
          </table:table-cell>
          <table:table-cell office:value-type="float" office:value="31388" calcext:value-type="float">
            <text:p>31388</text:p>
          </table:table-cell>
          <table:table-cell office:value-type="float" office:value="30828" calcext:value-type="float">
            <text:p>30828</text:p>
          </table:table-cell>
          <table:table-cell office:value-type="float" office:value="30494" calcext:value-type="float">
            <text:p>30494</text:p>
          </table:table-cell>
          <table:table-cell office:value-type="float" office:value="30280" calcext:value-type="float">
            <text:p>30280</text:p>
          </table:table-cell>
          <table:table-cell office:value-type="float" office:value="29614" calcext:value-type="float">
            <text:p>29614</text:p>
          </table:table-cell>
          <table:table-cell office:value-type="float" office:value="29477" calcext:value-type="float">
            <text:p>29477</text:p>
          </table:table-cell>
          <table:table-cell office:value-type="float" office:value="29388" calcext:value-type="float">
            <text:p>29388</text:p>
          </table:table-cell>
          <table:table-cell office:value-type="float" office:value="28737" calcext:value-type="float">
            <text:p>28737</text:p>
          </table:table-cell>
          <table:table-cell office:value-type="float" office:value="28502" calcext:value-type="float">
            <text:p>28502</text:p>
          </table:table-cell>
          <table:table-cell office:value-type="float" office:value="27743" calcext:value-type="float">
            <text:p>27743</text:p>
          </table:table-cell>
          <table:table-cell office:value-type="float" office:value="27382" calcext:value-type="float">
            <text:p>27382</text:p>
          </table:table-cell>
          <table:table-cell office:value-type="float" office:value="27032" calcext:value-type="float">
            <text:p>27032</text:p>
          </table:table-cell>
          <table:table-cell office:value-type="float" office:value="26244" calcext:value-type="float">
            <text:p>26244</text:p>
          </table:table-cell>
          <table:table-cell office:value-type="float" office:value="25857" calcext:value-type="float">
            <text:p>25857</text:p>
          </table:table-cell>
          <table:table-cell office:value-type="float" office:value="25402" calcext:value-type="float">
            <text:p>25402</text:p>
          </table:table-cell>
          <table:table-cell office:value-type="float" office:value="24687" calcext:value-type="float">
            <text:p>24687</text:p>
          </table:table-cell>
          <table:table-cell office:value-type="float" office:value="24378" calcext:value-type="float">
            <text:p>24378</text:p>
          </table:table-cell>
          <table:table-cell office:value-type="float" office:value="23322" calcext:value-type="float">
            <text:p>23322</text:p>
          </table:table-cell>
          <table:table-cell office:value-type="float" office:value="22827" calcext:value-type="float">
            <text:p>22827</text:p>
          </table:table-cell>
          <table:table-cell office:value-type="float" office:value="22294" calcext:value-type="float">
            <text:p>22294</text:p>
          </table:table-cell>
          <table:table-cell office:value-type="float" office:value="21498" calcext:value-type="float">
            <text:p>21498</text:p>
          </table:table-cell>
          <table:table-cell office:value-type="float" office:value="20780" calcext:value-type="float">
            <text:p>20780</text:p>
          </table:table-cell>
          <table:table-cell office:value-type="float" office:value="19931" calcext:value-type="float">
            <text:p>19931</text:p>
          </table:table-cell>
          <table:table-cell office:value-type="float" office:value="19538" calcext:value-type="float">
            <text:p>19538</text:p>
          </table:table-cell>
          <table:table-cell office:value-type="float" office:value="18596" calcext:value-type="float">
            <text:p>18596</text:p>
          </table:table-cell>
          <table:table-cell office:value-type="float" office:value="17992" calcext:value-type="float">
            <text:p>17992</text:p>
          </table:table-cell>
          <table:table-cell office:value-type="float" office:value="17324" calcext:value-type="float">
            <text:p>17324</text:p>
          </table:table-cell>
          <table:table-cell office:value-type="float" office:value="16709" calcext:value-type="float">
            <text:p>16709</text:p>
          </table:table-cell>
          <table:table-cell office:value-type="float" office:value="16286" calcext:value-type="float">
            <text:p>16286</text:p>
          </table:table-cell>
          <table:table-cell office:value-type="float" office:value="15725" calcext:value-type="float">
            <text:p>15725</text:p>
          </table:table-cell>
          <table:table-cell office:value-type="float" office:value="15033" calcext:value-type="float">
            <text:p>15033</text:p>
          </table:table-cell>
          <table:table-cell office:value-type="float" office:value="14403" calcext:value-type="float">
            <text:p>14403</text:p>
          </table:table-cell>
          <table:table-cell office:value-type="float" office:value="14164" calcext:value-type="float">
            <text:p>14164</text:p>
          </table:table-cell>
          <table:table-cell office:value-type="float" office:value="13364" calcext:value-type="float">
            <text:p>13364</text:p>
          </table:table-cell>
          <table:table-cell office:value-type="float" office:value="12900" calcext:value-type="float">
            <text:p>12900</text:p>
          </table:table-cell>
          <table:table-cell office:value-type="float" office:value="12429" calcext:value-type="float">
            <text:p>12429</text:p>
          </table:table-cell>
          <table:table-cell office:value-type="float" office:value="12119" calcext:value-type="float">
            <text:p>12119</text:p>
          </table:table-cell>
          <table:table-cell office:value-type="float" office:value="11642" calcext:value-type="float">
            <text:p>11642</text:p>
          </table:table-cell>
          <table:table-cell office:value-type="float" office:value="11445" calcext:value-type="float">
            <text:p>11445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19684" calcext:value-type="float">
            <text:p>19684</text:p>
          </table:table-cell>
          <table:table-cell office:value-type="float" office:value="23567" calcext:value-type="float">
            <text:p>23567</text:p>
          </table:table-cell>
          <table:table-cell office:value-type="float" office:value="26994" calcext:value-type="float">
            <text:p>26994</text:p>
          </table:table-cell>
          <table:table-cell office:value-type="float" office:value="30269" calcext:value-type="float">
            <text:p>30269</text:p>
          </table:table-cell>
          <table:table-cell office:value-type="float" office:value="33329" calcext:value-type="float">
            <text:p>33329</text:p>
          </table:table-cell>
          <table:table-cell office:value-type="float" office:value="35310" calcext:value-type="float">
            <text:p>35310</text:p>
          </table:table-cell>
          <table:table-cell office:value-type="float" office:value="37418" calcext:value-type="float">
            <text:p>37418</text:p>
          </table:table-cell>
          <table:table-cell office:value-type="float" office:value="38575" calcext:value-type="float">
            <text:p>38575</text:p>
          </table:table-cell>
          <table:table-cell office:value-type="float" office:value="38616" calcext:value-type="float">
            <text:p>38616</text:p>
          </table:table-cell>
          <table:table-cell office:value-type="float" office:value="38401" calcext:value-type="float">
            <text:p>38401</text:p>
          </table:table-cell>
          <table:table-cell office:value-type="float" office:value="37551" calcext:value-type="float">
            <text:p>37551</text:p>
          </table:table-cell>
          <table:table-cell office:value-type="float" office:value="36095" calcext:value-type="float">
            <text:p>36095</text:p>
          </table:table-cell>
          <table:table-cell office:value-type="float" office:value="35473" calcext:value-type="float">
            <text:p>35473</text:p>
          </table:table-cell>
          <table:table-cell office:value-type="float" office:value="34889" calcext:value-type="float">
            <text:p>34889</text:p>
          </table:table-cell>
          <table:table-cell office:value-type="float" office:value="33386" calcext:value-type="float">
            <text:p>33386</text:p>
          </table:table-cell>
          <table:table-cell office:value-type="float" office:value="33332" calcext:value-type="float">
            <text:p>33332</text:p>
          </table:table-cell>
          <table:table-cell office:value-type="float" office:value="32860" calcext:value-type="float">
            <text:p>32860</text:p>
          </table:table-cell>
          <table:table-cell office:value-type="float" office:value="32479" calcext:value-type="float">
            <text:p>32479</text:p>
          </table:table-cell>
          <table:table-cell office:value-type="float" office:value="31310" calcext:value-type="float">
            <text:p>31310</text:p>
          </table:table-cell>
          <table:table-cell office:value-type="float" office:value="31247" calcext:value-type="float">
            <text:p>31247</text:p>
          </table:table-cell>
          <table:table-cell office:value-type="float" office:value="30733" calcext:value-type="float">
            <text:p>30733</text:p>
          </table:table-cell>
          <table:table-cell office:value-type="float" office:value="30084" calcext:value-type="float">
            <text:p>30084</text:p>
          </table:table-cell>
          <table:table-cell office:value-type="float" office:value="29839" calcext:value-type="float">
            <text:p>29839</text:p>
          </table:table-cell>
          <table:table-cell office:value-type="float" office:value="29111" calcext:value-type="float">
            <text:p>29111</text:p>
          </table:table-cell>
          <table:table-cell office:value-type="float" office:value="28327" calcext:value-type="float">
            <text:p>28327</text:p>
          </table:table-cell>
          <table:table-cell office:value-type="float" office:value="27938" calcext:value-type="float">
            <text:p>27938</text:p>
          </table:table-cell>
          <table:table-cell office:value-type="float" office:value="27149" calcext:value-type="float">
            <text:p>27149</text:p>
          </table:table-cell>
          <table:table-cell office:value-type="float" office:value="26545" calcext:value-type="float">
            <text:p>26545</text:p>
          </table:table-cell>
          <table:table-cell office:value-type="float" office:value="25896" calcext:value-type="float">
            <text:p>25896</text:p>
          </table:table-cell>
          <table:table-cell office:value-type="float" office:value="25340" calcext:value-type="float">
            <text:p>25340</text:p>
          </table:table-cell>
          <table:table-cell office:value-type="float" office:value="24250" calcext:value-type="float">
            <text:p>24250</text:p>
          </table:table-cell>
          <table:table-cell office:value-type="float" office:value="23665" calcext:value-type="float">
            <text:p>23665</text:p>
          </table:table-cell>
          <table:table-cell office:value-type="float" office:value="22595" calcext:value-type="float">
            <text:p>22595</text:p>
          </table:table-cell>
          <table:table-cell office:value-type="float" office:value="21668" calcext:value-type="float">
            <text:p>21668</text:p>
          </table:table-cell>
          <table:table-cell office:value-type="float" office:value="21148" calcext:value-type="float">
            <text:p>21148</text:p>
          </table:table-cell>
          <table:table-cell office:value-type="float" office:value="20552" calcext:value-type="float">
            <text:p>20552</text:p>
          </table:table-cell>
          <table:table-cell office:value-type="float" office:value="19455" calcext:value-type="float">
            <text:p>19455</text:p>
          </table:table-cell>
          <table:table-cell office:value-type="float" office:value="18891" calcext:value-type="float">
            <text:p>18891</text:p>
          </table:table-cell>
          <table:table-cell office:value-type="float" office:value="18103" calcext:value-type="float">
            <text:p>18103</text:p>
          </table:table-cell>
          <table:table-cell office:value-type="float" office:value="17396" calcext:value-type="float">
            <text:p>17396</text:p>
          </table:table-cell>
          <table:table-cell office:value-type="float" office:value="16826" calcext:value-type="float">
            <text:p>16826</text:p>
          </table:table-cell>
          <table:table-cell office:value-type="float" office:value="16538" calcext:value-type="float">
            <text:p>16538</text:p>
          </table:table-cell>
          <table:table-cell office:value-type="float" office:value="15611" calcext:value-type="float">
            <text:p>15611</text:p>
          </table:table-cell>
          <table:table-cell office:value-type="float" office:value="15237" calcext:value-type="float">
            <text:p>15237</text:p>
          </table:table-cell>
          <table:table-cell office:value-type="float" office:value="14430" calcext:value-type="float">
            <text:p>14430</text:p>
          </table:table-cell>
          <table:table-cell office:value-type="float" office:value="13974" calcext:value-type="float">
            <text:p>13974</text:p>
          </table:table-cell>
          <table:table-cell office:value-type="float" office:value="13432" calcext:value-type="float">
            <text:p>13432</text:p>
          </table:table-cell>
          <table:table-cell office:value-type="float" office:value="12819" calcext:value-type="float">
            <text:p>12819</text:p>
          </table:table-cell>
          <table:table-cell office:value-type="float" office:value="12456" calcext:value-type="float">
            <text:p>12456</text:p>
          </table:table-cell>
          <table:table-cell office:value-type="float" office:value="12113" calcext:value-type="float">
            <text:p>12113</text:p>
          </table:table-cell>
          <table:table-cell office:value-type="float" office:value="11608" calcext:value-type="float">
            <text:p>11608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14647" calcext:value-type="float">
            <text:p>14647</text:p>
          </table:table-cell>
          <table:table-cell office:value-type="float" office:value="17129" calcext:value-type="float">
            <text:p>17129</text:p>
          </table:table-cell>
          <table:table-cell office:value-type="float" office:value="19274" calcext:value-type="float">
            <text:p>19274</text:p>
          </table:table-cell>
          <table:table-cell office:value-type="float" office:value="20969" calcext:value-type="float">
            <text:p>20969</text:p>
          </table:table-cell>
          <table:table-cell office:value-type="float" office:value="22997" calcext:value-type="float">
            <text:p>22997</text:p>
          </table:table-cell>
          <table:table-cell office:value-type="float" office:value="24424" calcext:value-type="float">
            <text:p>24424</text:p>
          </table:table-cell>
          <table:table-cell office:value-type="float" office:value="25504" calcext:value-type="float">
            <text:p>25504</text:p>
          </table:table-cell>
          <table:table-cell office:value-type="float" office:value="27329" calcext:value-type="float">
            <text:p>27329</text:p>
          </table:table-cell>
          <table:table-cell office:value-type="float" office:value="28368" calcext:value-type="float">
            <text:p>28368</text:p>
          </table:table-cell>
          <table:table-cell office:value-type="float" office:value="28639" calcext:value-type="float">
            <text:p>28639</text:p>
          </table:table-cell>
          <table:table-cell office:value-type="float" office:value="28796" calcext:value-type="float">
            <text:p>28796</text:p>
          </table:table-cell>
          <table:table-cell office:value-type="float" office:value="29420" calcext:value-type="float">
            <text:p>29420</text:p>
          </table:table-cell>
          <table:table-cell office:value-type="float" office:value="28999" calcext:value-type="float">
            <text:p>28999</text:p>
          </table:table-cell>
          <table:table-cell office:value-type="float" office:value="29082" calcext:value-type="float">
            <text:p>29082</text:p>
          </table:table-cell>
          <table:table-cell office:value-type="float" office:value="29164" calcext:value-type="float">
            <text:p>29164</text:p>
          </table:table-cell>
          <table:table-cell office:value-type="float" office:value="29304" calcext:value-type="float">
            <text:p>29304</text:p>
          </table:table-cell>
          <table:table-cell office:value-type="float" office:value="29446" calcext:value-type="float">
            <text:p>29446</text:p>
          </table:table-cell>
          <table:table-cell office:value-type="float" office:value="28804" calcext:value-type="float">
            <text:p>28804</text:p>
          </table:table-cell>
          <table:table-cell office:value-type="float" office:value="29162" calcext:value-type="float">
            <text:p>29162</text:p>
          </table:table-cell>
          <table:table-cell office:value-type="float" office:value="28262" calcext:value-type="float">
            <text:p>28262</text:p>
          </table:table-cell>
          <table:table-cell office:value-type="float" office:value="28429" calcext:value-type="float">
            <text:p>28429</text:p>
          </table:table-cell>
          <table:table-cell office:value-type="float" office:value="28327" calcext:value-type="float">
            <text:p>28327</text:p>
          </table:table-cell>
          <table:table-cell office:value-type="float" office:value="27787" calcext:value-type="float">
            <text:p>27787</text:p>
          </table:table-cell>
          <table:table-cell office:value-type="float" office:value="27358" calcext:value-type="float">
            <text:p>27358</text:p>
          </table:table-cell>
          <table:table-cell office:value-type="float" office:value="26918" calcext:value-type="float">
            <text:p>26918</text:p>
          </table:table-cell>
          <table:table-cell office:value-type="float" office:value="26418" calcext:value-type="float">
            <text:p>26418</text:p>
          </table:table-cell>
          <table:table-cell office:value-type="float" office:value="25916" calcext:value-type="float">
            <text:p>25916</text:p>
          </table:table-cell>
          <table:table-cell office:value-type="float" office:value="25359" calcext:value-type="float">
            <text:p>25359</text:p>
          </table:table-cell>
          <table:table-cell office:value-type="float" office:value="24974" calcext:value-type="float">
            <text:p>24974</text:p>
          </table:table-cell>
          <table:table-cell office:value-type="float" office:value="24210" calcext:value-type="float">
            <text:p>24210</text:p>
          </table:table-cell>
          <table:table-cell office:value-type="float" office:value="23623" calcext:value-type="float">
            <text:p>23623</text:p>
          </table:table-cell>
          <table:table-cell office:value-type="float" office:value="23020" calcext:value-type="float">
            <text:p>23020</text:p>
          </table:table-cell>
          <table:table-cell office:value-type="float" office:value="22674" calcext:value-type="float">
            <text:p>22674</text:p>
          </table:table-cell>
          <table:table-cell office:value-type="float" office:value="21760" calcext:value-type="float">
            <text:p>21760</text:p>
          </table:table-cell>
          <table:table-cell office:value-type="float" office:value="21373" calcext:value-type="float">
            <text:p>21373</text:p>
          </table:table-cell>
          <table:table-cell office:value-type="float" office:value="20213" calcext:value-type="float">
            <text:p>20213</text:p>
          </table:table-cell>
          <table:table-cell office:value-type="float" office:value="19715" calcext:value-type="float">
            <text:p>19715</text:p>
          </table:table-cell>
          <table:table-cell office:value-type="float" office:value="19351" calcext:value-type="float">
            <text:p>19351</text:p>
          </table:table-cell>
          <table:table-cell office:value-type="float" office:value="18246" calcext:value-type="float">
            <text:p>18246</text:p>
          </table:table-cell>
          <table:table-cell office:value-type="float" office:value="18088" calcext:value-type="float">
            <text:p>18088</text:p>
          </table:table-cell>
          <table:table-cell office:value-type="float" office:value="17326" calcext:value-type="float">
            <text:p>17326</text:p>
          </table:table-cell>
          <table:table-cell office:value-type="float" office:value="17046" calcext:value-type="float">
            <text:p>17046</text:p>
          </table:table-cell>
          <table:table-cell office:value-type="float" office:value="16461" calcext:value-type="float">
            <text:p>16461</text:p>
          </table:table-cell>
          <table:table-cell office:value-type="float" office:value="15690" calcext:value-type="float">
            <text:p>15690</text:p>
          </table:table-cell>
          <table:table-cell office:value-type="float" office:value="15294" calcext:value-type="float">
            <text:p>15294</text:p>
          </table:table-cell>
          <table:table-cell office:value-type="float" office:value="14518" calcext:value-type="float">
            <text:p>14518</text:p>
          </table:table-cell>
          <table:table-cell office:value-type="float" office:value="13940" calcext:value-type="float">
            <text:p>13940</text:p>
          </table:table-cell>
          <table:table-cell office:value-type="float" office:value="13223" calcext:value-type="float">
            <text:p>13223</text:p>
          </table:table-cell>
          <table:table-cell office:value-type="float" office:value="12873" calcext:value-type="float">
            <text:p>12873</text:p>
          </table:table-cell>
          <table:table-cell office:value-type="float" office:value="12587" calcext:value-type="float">
            <text:p>12587</text:p>
          </table:table-cell>
          <table:table-cell office:value-type="float" office:value="11908" calcext:value-type="float">
            <text:p>11908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14371" calcext:value-type="float">
            <text:p>14371</text:p>
          </table:table-cell>
          <table:table-cell office:value-type="float" office:value="16802" calcext:value-type="float">
            <text:p>16802</text:p>
          </table:table-cell>
          <table:table-cell office:value-type="float" office:value="18870" calcext:value-type="float">
            <text:p>18870</text:p>
          </table:table-cell>
          <table:table-cell office:value-type="float" office:value="20741" calcext:value-type="float">
            <text:p>20741</text:p>
          </table:table-cell>
          <table:table-cell office:value-type="float" office:value="22512" calcext:value-type="float">
            <text:p>22512</text:p>
          </table:table-cell>
          <table:table-cell office:value-type="float" office:value="23911" calcext:value-type="float">
            <text:p>23911</text:p>
          </table:table-cell>
          <table:table-cell office:value-type="float" office:value="25365" calcext:value-type="float">
            <text:p>25365</text:p>
          </table:table-cell>
          <table:table-cell office:value-type="float" office:value="26826" calcext:value-type="float">
            <text:p>26826</text:p>
          </table:table-cell>
          <table:table-cell office:value-type="float" office:value="27477" calcext:value-type="float">
            <text:p>27477</text:p>
          </table:table-cell>
          <table:table-cell office:value-type="float" office:value="27801" calcext:value-type="float">
            <text:p>27801</text:p>
          </table:table-cell>
          <table:table-cell office:value-type="float" office:value="28173" calcext:value-type="float">
            <text:p>28173</text:p>
          </table:table-cell>
          <table:table-cell office:value-type="float" office:value="28506" calcext:value-type="float">
            <text:p>28506</text:p>
          </table:table-cell>
          <table:table-cell office:value-type="float" office:value="28467" calcext:value-type="float">
            <text:p>28467</text:p>
          </table:table-cell>
          <table:table-cell office:value-type="float" office:value="28417" calcext:value-type="float">
            <text:p>28417</text:p>
          </table:table-cell>
          <table:table-cell office:value-type="float" office:value="28861" calcext:value-type="float">
            <text:p>28861</text:p>
          </table:table-cell>
          <table:table-cell office:value-type="float" office:value="28243" calcext:value-type="float">
            <text:p>28243</text:p>
          </table:table-cell>
          <table:table-cell office:value-type="float" office:value="28073" calcext:value-type="float">
            <text:p>28073</text:p>
          </table:table-cell>
          <table:table-cell office:value-type="float" office:value="27923" calcext:value-type="float">
            <text:p>27923</text:p>
          </table:table-cell>
          <table:table-cell office:value-type="float" office:value="27769" calcext:value-type="float">
            <text:p>27769</text:p>
          </table:table-cell>
          <table:table-cell office:value-type="float" office:value="27649" calcext:value-type="float">
            <text:p>27649</text:p>
          </table:table-cell>
          <table:table-cell office:value-type="float" office:value="27464" calcext:value-type="float">
            <text:p>27464</text:p>
          </table:table-cell>
          <table:table-cell office:value-type="float" office:value="27172" calcext:value-type="float">
            <text:p>27172</text:p>
          </table:table-cell>
          <table:table-cell office:value-type="float" office:value="26804" calcext:value-type="float">
            <text:p>26804</text:p>
          </table:table-cell>
          <table:table-cell office:value-type="float" office:value="26429" calcext:value-type="float">
            <text:p>26429</text:p>
          </table:table-cell>
          <table:table-cell office:value-type="float" office:value="26191" calcext:value-type="float">
            <text:p>26191</text:p>
          </table:table-cell>
          <table:table-cell office:value-type="float" office:value="25520" calcext:value-type="float">
            <text:p>25520</text:p>
          </table:table-cell>
          <table:table-cell office:value-type="float" office:value="25224" calcext:value-type="float">
            <text:p>25224</text:p>
          </table:table-cell>
          <table:table-cell office:value-type="float" office:value="24531" calcext:value-type="float">
            <text:p>24531</text:p>
          </table:table-cell>
          <table:table-cell office:value-type="float" office:value="23977" calcext:value-type="float">
            <text:p>23977</text:p>
          </table:table-cell>
          <table:table-cell office:value-type="float" office:value="23476" calcext:value-type="float">
            <text:p>23476</text:p>
          </table:table-cell>
          <table:table-cell office:value-type="float" office:value="22865" calcext:value-type="float">
            <text:p>22865</text:p>
          </table:table-cell>
          <table:table-cell office:value-type="float" office:value="22537" calcext:value-type="float">
            <text:p>22537</text:p>
          </table:table-cell>
          <table:table-cell office:value-type="float" office:value="21901" calcext:value-type="float">
            <text:p>21901</text:p>
          </table:table-cell>
          <table:table-cell office:value-type="float" office:value="20941" calcext:value-type="float">
            <text:p>20941</text:p>
          </table:table-cell>
          <table:table-cell office:value-type="float" office:value="20389" calcext:value-type="float">
            <text:p>20389</text:p>
          </table:table-cell>
          <table:table-cell office:value-type="float" office:value="19846" calcext:value-type="float">
            <text:p>19846</text:p>
          </table:table-cell>
          <table:table-cell office:value-type="float" office:value="19255" calcext:value-type="float">
            <text:p>19255</text:p>
          </table:table-cell>
          <table:table-cell office:value-type="float" office:value="18541" calcext:value-type="float">
            <text:p>18541</text:p>
          </table:table-cell>
          <table:table-cell office:value-type="float" office:value="18000" calcext:value-type="float">
            <text:p>18000</text:p>
          </table:table-cell>
          <table:table-cell office:value-type="float" office:value="17297" calcext:value-type="float">
            <text:p>17297</text:p>
          </table:table-cell>
          <table:table-cell office:value-type="float" office:value="16942" calcext:value-type="float">
            <text:p>16942</text:p>
          </table:table-cell>
          <table:table-cell office:value-type="float" office:value="16250" calcext:value-type="float">
            <text:p>16250</text:p>
          </table:table-cell>
          <table:table-cell office:value-type="float" office:value="15602" calcext:value-type="float">
            <text:p>15602</text:p>
          </table:table-cell>
          <table:table-cell office:value-type="float" office:value="15261" calcext:value-type="float">
            <text:p>15261</text:p>
          </table:table-cell>
          <table:table-cell office:value-type="float" office:value="14476" calcext:value-type="float">
            <text:p>14476</text:p>
          </table:table-cell>
          <table:table-cell office:value-type="float" office:value="14024" calcext:value-type="float">
            <text:p>14024</text:p>
          </table:table-cell>
          <table:table-cell office:value-type="float" office:value="13452" calcext:value-type="float">
            <text:p>13452</text:p>
          </table:table-cell>
          <table:table-cell office:value-type="float" office:value="12990" calcext:value-type="float">
            <text:p>12990</text:p>
          </table:table-cell>
          <table:table-cell office:value-type="float" office:value="12524" calcext:value-type="float">
            <text:p>12524</text:p>
          </table:table-cell>
          <table:table-cell office:value-type="float" office:value="12164" calcext:value-type="float">
            <text:p>12164</text:p>
          </table:table-cell>
          <table:table-cell office:value-type="float" office:value="11775" calcext:value-type="float">
            <text:p>11775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1873" calcext:value-type="float">
            <text:p>11873</text:p>
          </table:table-cell>
          <table:table-cell office:value-type="float" office:value="14172" calcext:value-type="float">
            <text:p>14172</text:p>
          </table:table-cell>
          <table:table-cell office:value-type="float" office:value="15826" calcext:value-type="float">
            <text:p>15826</text:p>
          </table:table-cell>
          <table:table-cell office:value-type="float" office:value="17091" calcext:value-type="float">
            <text:p>17091</text:p>
          </table:table-cell>
          <table:table-cell office:value-type="float" office:value="18521" calcext:value-type="float">
            <text:p>18521</text:p>
          </table:table-cell>
          <table:table-cell office:value-type="float" office:value="19803" calcext:value-type="float">
            <text:p>19803</text:p>
          </table:table-cell>
          <table:table-cell office:value-type="float" office:value="20571" calcext:value-type="float">
            <text:p>20571</text:p>
          </table:table-cell>
          <table:table-cell office:value-type="float" office:value="21579" calcext:value-type="float">
            <text:p>21579</text:p>
          </table:table-cell>
          <table:table-cell office:value-type="float" office:value="22268" calcext:value-type="float">
            <text:p>22268</text:p>
          </table:table-cell>
          <table:table-cell office:value-type="float" office:value="22875" calcext:value-type="float">
            <text:p>22875</text:p>
          </table:table-cell>
          <table:table-cell office:value-type="float" office:value="23129" calcext:value-type="float">
            <text:p>23129</text:p>
          </table:table-cell>
          <table:table-cell office:value-type="float" office:value="23492" calcext:value-type="float">
            <text:p>23492</text:p>
          </table:table-cell>
          <table:table-cell office:value-type="float" office:value="23257" calcext:value-type="float">
            <text:p>23257</text:p>
          </table:table-cell>
          <table:table-cell office:value-type="float" office:value="23334" calcext:value-type="float">
            <text:p>23334</text:p>
          </table:table-cell>
          <table:table-cell office:value-type="float" office:value="23356" calcext:value-type="float">
            <text:p>23356</text:p>
          </table:table-cell>
          <table:table-cell office:value-type="float" office:value="23350" calcext:value-type="float">
            <text:p>23350</text:p>
          </table:table-cell>
          <table:table-cell office:value-type="float" office:value="23365" calcext:value-type="float">
            <text:p>23365</text:p>
          </table:table-cell>
          <table:table-cell office:value-type="float" office:value="23357" calcext:value-type="float">
            <text:p>23357</text:p>
          </table:table-cell>
          <table:table-cell office:value-type="float" office:value="23080" calcext:value-type="float">
            <text:p>23080</text:p>
          </table:table-cell>
          <table:table-cell office:value-type="float" office:value="22986" calcext:value-type="float">
            <text:p>22986</text:p>
          </table:table-cell>
          <table:table-cell office:value-type="float" office:value="22586" calcext:value-type="float">
            <text:p>22586</text:p>
          </table:table-cell>
          <table:table-cell office:value-type="float" office:value="22589" calcext:value-type="float">
            <text:p>22589</text:p>
          </table:table-cell>
          <table:table-cell office:value-type="float" office:value="21784" calcext:value-type="float">
            <text:p>21784</text:p>
          </table:table-cell>
          <table:table-cell office:value-type="float" office:value="21901" calcext:value-type="float">
            <text:p>21901</text:p>
          </table:table-cell>
          <table:table-cell office:value-type="float" office:value="21718" calcext:value-type="float">
            <text:p>21718</text:p>
          </table:table-cell>
          <table:table-cell office:value-type="float" office:value="21017" calcext:value-type="float">
            <text:p>21017</text:p>
          </table:table-cell>
          <table:table-cell office:value-type="float" office:value="20953" calcext:value-type="float">
            <text:p>20953</text:p>
          </table:table-cell>
          <table:table-cell office:value-type="float" office:value="20652" calcext:value-type="float">
            <text:p>20652</text:p>
          </table:table-cell>
          <table:table-cell office:value-type="float" office:value="19932" calcext:value-type="float">
            <text:p>19932</text:p>
          </table:table-cell>
          <table:table-cell office:value-type="float" office:value="19658" calcext:value-type="float">
            <text:p>19658</text:p>
          </table:table-cell>
          <table:table-cell office:value-type="float" office:value="18942" calcext:value-type="float">
            <text:p>18942</text:p>
          </table:table-cell>
          <table:table-cell office:value-type="float" office:value="18590" calcext:value-type="float">
            <text:p>18590</text:p>
          </table:table-cell>
          <table:table-cell office:value-type="float" office:value="18083" calcext:value-type="float">
            <text:p>18083</text:p>
          </table:table-cell>
          <table:table-cell office:value-type="float" office:value="17690" calcext:value-type="float">
            <text:p>17690</text:p>
          </table:table-cell>
          <table:table-cell office:value-type="float" office:value="17069" calcext:value-type="float">
            <text:p>17069</text:p>
          </table:table-cell>
          <table:table-cell office:value-type="float" office:value="16302" calcext:value-type="float">
            <text:p>16302</text:p>
          </table:table-cell>
          <table:table-cell office:value-type="float" office:value="15818" calcext:value-type="float">
            <text:p>15818</text:p>
          </table:table-cell>
          <table:table-cell office:value-type="float" office:value="15670" calcext:value-type="float">
            <text:p>15670</text:p>
          </table:table-cell>
          <table:table-cell office:value-type="float" office:value="14892" calcext:value-type="float">
            <text:p>14892</text:p>
          </table:table-cell>
          <table:table-cell office:value-type="float" office:value="14254" calcext:value-type="float">
            <text:p>14254</text:p>
          </table:table-cell>
          <table:table-cell office:value-type="float" office:value="14202" calcext:value-type="float">
            <text:p>14202</text:p>
          </table:table-cell>
          <table:table-cell office:value-type="float" office:value="13687" calcext:value-type="float">
            <text:p>13687</text:p>
          </table:table-cell>
          <table:table-cell office:value-type="float" office:value="13246" calcext:value-type="float">
            <text:p>13246</text:p>
          </table:table-cell>
          <table:table-cell office:value-type="float" office:value="12449" calcext:value-type="float">
            <text:p>12449</text:p>
          </table:table-cell>
          <table:table-cell office:value-type="float" office:value="12212" calcext:value-type="float">
            <text:p>12212</text:p>
          </table:table-cell>
          <table:table-cell office:value-type="float" office:value="11744" calcext:value-type="float">
            <text:p>11744</text:p>
          </table:table-cell>
          <table:table-cell office:value-type="float" office:value="11183" calcext:value-type="float">
            <text:p>11183</text:p>
          </table:table-cell>
          <table:table-cell office:value-type="float" office:value="10814" calcext:value-type="float">
            <text:p>10814</text:p>
          </table:table-cell>
          <table:table-cell office:value-type="float" office:value="10523" calcext:value-type="float">
            <text:p>10523</text:p>
          </table:table-cell>
          <table:table-cell office:value-type="float" office:value="10142" calcext:value-type="float">
            <text:p>10142</text:p>
          </table:table-cell>
          <table:table-cell office:value-type="float" office:value="9905" calcext:value-type="float">
            <text:p>9905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13133" calcext:value-type="float">
            <text:p>13133</text:p>
          </table:table-cell>
          <table:table-cell office:value-type="float" office:value="15414" calcext:value-type="float">
            <text:p>15414</text:p>
          </table:table-cell>
          <table:table-cell office:value-type="float" office:value="16941" calcext:value-type="float">
            <text:p>16941</text:p>
          </table:table-cell>
          <table:table-cell office:value-type="float" office:value="18934" calcext:value-type="float">
            <text:p>18934</text:p>
          </table:table-cell>
          <table:table-cell office:value-type="float" office:value="20154" calcext:value-type="float">
            <text:p>20154</text:p>
          </table:table-cell>
          <table:table-cell office:value-type="float" office:value="21477" calcext:value-type="float">
            <text:p>21477</text:p>
          </table:table-cell>
          <table:table-cell office:value-type="float" office:value="22908" calcext:value-type="float">
            <text:p>22908</text:p>
          </table:table-cell>
          <table:table-cell office:value-type="float" office:value="23750" calcext:value-type="float">
            <text:p>23750</text:p>
          </table:table-cell>
          <table:table-cell office:value-type="float" office:value="24711" calcext:value-type="float">
            <text:p>24711</text:p>
          </table:table-cell>
          <table:table-cell office:value-type="float" office:value="25299" calcext:value-type="float">
            <text:p>25299</text:p>
          </table:table-cell>
          <table:table-cell office:value-type="float" office:value="26109" calcext:value-type="float">
            <text:p>26109</text:p>
          </table:table-cell>
          <table:table-cell office:value-type="float" office:value="26135" calcext:value-type="float">
            <text:p>26135</text:p>
          </table:table-cell>
          <table:table-cell office:value-type="float" office:value="26531" calcext:value-type="float">
            <text:p>26531</text:p>
          </table:table-cell>
          <table:table-cell office:value-type="float" office:value="26981" calcext:value-type="float">
            <text:p>26981</text:p>
          </table:table-cell>
          <table:table-cell office:value-type="float" office:value="26619" calcext:value-type="float">
            <text:p>26619</text:p>
          </table:table-cell>
          <table:table-cell office:value-type="float" office:value="27154" calcext:value-type="float">
            <text:p>27154</text:p>
          </table:table-cell>
          <table:table-cell office:value-type="float" office:value="26703" calcext:value-type="float">
            <text:p>26703</text:p>
          </table:table-cell>
          <table:table-cell office:value-type="float" office:value="26544" calcext:value-type="float">
            <text:p>26544</text:p>
          </table:table-cell>
          <table:table-cell office:value-type="float" office:value="26790" calcext:value-type="float">
            <text:p>26790</text:p>
          </table:table-cell>
          <table:table-cell office:value-type="float" office:value="26431" calcext:value-type="float">
            <text:p>26431</text:p>
          </table:table-cell>
          <table:table-cell office:value-type="float" office:value="26333" calcext:value-type="float">
            <text:p>26333</text:p>
          </table:table-cell>
          <table:table-cell office:value-type="float" office:value="26004" calcext:value-type="float">
            <text:p>26004</text:p>
          </table:table-cell>
          <table:table-cell office:value-type="float" office:value="25541" calcext:value-type="float">
            <text:p>25541</text:p>
          </table:table-cell>
          <table:table-cell office:value-type="float" office:value="25179" calcext:value-type="float">
            <text:p>25179</text:p>
          </table:table-cell>
          <table:table-cell office:value-type="float" office:value="25215" calcext:value-type="float">
            <text:p>25215</text:p>
          </table:table-cell>
          <table:table-cell office:value-type="float" office:value="24647" calcext:value-type="float">
            <text:p>24647</text:p>
          </table:table-cell>
          <table:table-cell office:value-type="float" office:value="24142" calcext:value-type="float">
            <text:p>24142</text:p>
          </table:table-cell>
          <table:table-cell office:value-type="float" office:value="23797" calcext:value-type="float">
            <text:p>23797</text:p>
          </table:table-cell>
          <table:table-cell office:value-type="float" office:value="23165" calcext:value-type="float">
            <text:p>23165</text:p>
          </table:table-cell>
          <table:table-cell office:value-type="float" office:value="22914" calcext:value-type="float">
            <text:p>22914</text:p>
          </table:table-cell>
          <table:table-cell office:value-type="float" office:value="22476" calcext:value-type="float">
            <text:p>22476</text:p>
          </table:table-cell>
          <table:table-cell office:value-type="float" office:value="21766" calcext:value-type="float">
            <text:p>21766</text:p>
          </table:table-cell>
          <table:table-cell office:value-type="float" office:value="21090" calcext:value-type="float">
            <text:p>21090</text:p>
          </table:table-cell>
          <table:table-cell office:value-type="float" office:value="20992" calcext:value-type="float">
            <text:p>20992</text:p>
          </table:table-cell>
          <table:table-cell office:value-type="float" office:value="19981" calcext:value-type="float">
            <text:p>19981</text:p>
          </table:table-cell>
          <table:table-cell office:value-type="float" office:value="19466" calcext:value-type="float">
            <text:p>19466</text:p>
          </table:table-cell>
          <table:table-cell office:value-type="float" office:value="19026" calcext:value-type="float">
            <text:p>19026</text:p>
          </table:table-cell>
          <table:table-cell office:value-type="float" office:value="18177" calcext:value-type="float">
            <text:p>18177</text:p>
          </table:table-cell>
          <table:table-cell office:value-type="float" office:value="17589" calcext:value-type="float">
            <text:p>17589</text:p>
          </table:table-cell>
          <table:table-cell office:value-type="float" office:value="17308" calcext:value-type="float">
            <text:p>17308</text:p>
          </table:table-cell>
          <table:table-cell office:value-type="float" office:value="16517" calcext:value-type="float">
            <text:p>16517</text:p>
          </table:table-cell>
          <table:table-cell office:value-type="float" office:value="16140" calcext:value-type="float">
            <text:p>16140</text:p>
          </table:table-cell>
          <table:table-cell office:value-type="float" office:value="15489" calcext:value-type="float">
            <text:p>15489</text:p>
          </table:table-cell>
          <table:table-cell office:value-type="float" office:value="14828" calcext:value-type="float">
            <text:p>14828</text:p>
          </table:table-cell>
          <table:table-cell office:value-type="float" office:value="14154" calcext:value-type="float">
            <text:p>14154</text:p>
          </table:table-cell>
          <table:table-cell office:value-type="float" office:value="13897" calcext:value-type="float">
            <text:p>13897</text:p>
          </table:table-cell>
          <table:table-cell office:value-type="float" office:value="13197" calcext:value-type="float">
            <text:p>13197</text:p>
          </table:table-cell>
          <table:table-cell office:value-type="float" office:value="12877" calcext:value-type="float">
            <text:p>12877</text:p>
          </table:table-cell>
          <table:table-cell office:value-type="float" office:value="12515" calcext:value-type="float">
            <text:p>12515</text:p>
          </table:table-cell>
          <table:table-cell office:value-type="float" office:value="11933" calcext:value-type="float">
            <text:p>11933</text:p>
          </table:table-cell>
          <table:table-cell office:value-type="float" office:value="11687" calcext:value-type="float">
            <text:p>11687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12066" calcext:value-type="float">
            <text:p>12066</text:p>
          </table:table-cell>
          <table:table-cell office:value-type="float" office:value="13908" calcext:value-type="float">
            <text:p>13908</text:p>
          </table:table-cell>
          <table:table-cell office:value-type="float" office:value="15345" calcext:value-type="float">
            <text:p>15345</text:p>
          </table:table-cell>
          <table:table-cell office:value-type="float" office:value="17096" calcext:value-type="float">
            <text:p>17096</text:p>
          </table:table-cell>
          <table:table-cell office:value-type="float" office:value="18468" calcext:value-type="float">
            <text:p>18468</text:p>
          </table:table-cell>
          <table:table-cell office:value-type="float" office:value="19199" calcext:value-type="float">
            <text:p>19199</text:p>
          </table:table-cell>
          <table:table-cell office:value-type="float" office:value="20874" calcext:value-type="float">
            <text:p>20874</text:p>
          </table:table-cell>
          <table:table-cell office:value-type="float" office:value="21261" calcext:value-type="float">
            <text:p>21261</text:p>
          </table:table-cell>
          <table:table-cell office:value-type="float" office:value="22370" calcext:value-type="float">
            <text:p>22370</text:p>
          </table:table-cell>
          <table:table-cell office:value-type="float" office:value="22491" calcext:value-type="float">
            <text:p>22491</text:p>
          </table:table-cell>
          <table:table-cell office:value-type="float" office:value="23031" calcext:value-type="float">
            <text:p>23031</text:p>
          </table:table-cell>
          <table:table-cell office:value-type="float" office:value="23601" calcext:value-type="float">
            <text:p>23601</text:p>
          </table:table-cell>
          <table:table-cell office:value-type="float" office:value="23430" calcext:value-type="float">
            <text:p>23430</text:p>
          </table:table-cell>
          <table:table-cell office:value-type="float" office:value="23601" calcext:value-type="float">
            <text:p>23601</text:p>
          </table:table-cell>
          <table:table-cell office:value-type="float" office:value="23564" calcext:value-type="float">
            <text:p>23564</text:p>
          </table:table-cell>
          <table:table-cell office:value-type="float" office:value="23693" calcext:value-type="float">
            <text:p>23693</text:p>
          </table:table-cell>
          <table:table-cell office:value-type="float" office:value="23375" calcext:value-type="float">
            <text:p>23375</text:p>
          </table:table-cell>
          <table:table-cell office:value-type="float" office:value="23174" calcext:value-type="float">
            <text:p>23174</text:p>
          </table:table-cell>
          <table:table-cell office:value-type="float" office:value="23205" calcext:value-type="float">
            <text:p>23205</text:p>
          </table:table-cell>
          <table:table-cell office:value-type="float" office:value="23109" calcext:value-type="float">
            <text:p>23109</text:p>
          </table:table-cell>
          <table:table-cell office:value-type="float" office:value="22716" calcext:value-type="float">
            <text:p>22716</text:p>
          </table:table-cell>
          <table:table-cell office:value-type="float" office:value="22491" calcext:value-type="float">
            <text:p>22491</text:p>
          </table:table-cell>
          <table:table-cell office:value-type="float" office:value="22290" calcext:value-type="float">
            <text:p>22290</text:p>
          </table:table-cell>
          <table:table-cell office:value-type="float" office:value="22337" calcext:value-type="float">
            <text:p>22337</text:p>
          </table:table-cell>
          <table:table-cell office:value-type="float" office:value="21531" calcext:value-type="float">
            <text:p>21531</text:p>
          </table:table-cell>
          <table:table-cell office:value-type="float" office:value="21265" calcext:value-type="float">
            <text:p>21265</text:p>
          </table:table-cell>
          <table:table-cell office:value-type="float" office:value="21148" calcext:value-type="float">
            <text:p>21148</text:p>
          </table:table-cell>
          <table:table-cell office:value-type="float" office:value="20814" calcext:value-type="float">
            <text:p>20814</text:p>
          </table:table-cell>
          <table:table-cell office:value-type="float" office:value="19852" calcext:value-type="float">
            <text:p>19852</text:p>
          </table:table-cell>
          <table:table-cell office:value-type="float" office:value="19744" calcext:value-type="float">
            <text:p>19744</text:p>
          </table:table-cell>
          <table:table-cell office:value-type="float" office:value="19064" calcext:value-type="float">
            <text:p>19064</text:p>
          </table:table-cell>
          <table:table-cell office:value-type="float" office:value="18695" calcext:value-type="float">
            <text:p>18695</text:p>
          </table:table-cell>
          <table:table-cell office:value-type="float" office:value="18234" calcext:value-type="float">
            <text:p>18234</text:p>
          </table:table-cell>
          <table:table-cell office:value-type="float" office:value="17573" calcext:value-type="float">
            <text:p>17573</text:p>
          </table:table-cell>
          <table:table-cell office:value-type="float" office:value="17381" calcext:value-type="float">
            <text:p>17381</text:p>
          </table:table-cell>
          <table:table-cell office:value-type="float" office:value="16685" calcext:value-type="float">
            <text:p>16685</text:p>
          </table:table-cell>
          <table:table-cell office:value-type="float" office:value="16124" calcext:value-type="float">
            <text:p>16124</text:p>
          </table:table-cell>
          <table:table-cell office:value-type="float" office:value="15661" calcext:value-type="float">
            <text:p>15661</text:p>
          </table:table-cell>
          <table:table-cell office:value-type="float" office:value="15141" calcext:value-type="float">
            <text:p>15141</text:p>
          </table:table-cell>
          <table:table-cell office:value-type="float" office:value="14898" calcext:value-type="float">
            <text:p>14898</text:p>
          </table:table-cell>
          <table:table-cell office:value-type="float" office:value="14234" calcext:value-type="float">
            <text:p>14234</text:p>
          </table:table-cell>
          <table:table-cell office:value-type="float" office:value="13882" calcext:value-type="float">
            <text:p>13882</text:p>
          </table:table-cell>
          <table:table-cell office:value-type="float" office:value="13340" calcext:value-type="float">
            <text:p>13340</text:p>
          </table:table-cell>
          <table:table-cell office:value-type="float" office:value="12808" calcext:value-type="float">
            <text:p>12808</text:p>
          </table:table-cell>
          <table:table-cell office:value-type="float" office:value="12178" calcext:value-type="float">
            <text:p>12178</text:p>
          </table:table-cell>
          <table:table-cell office:value-type="float" office:value="11854" calcext:value-type="float">
            <text:p>11854</text:p>
          </table:table-cell>
          <table:table-cell office:value-type="float" office:value="11257" calcext:value-type="float">
            <text:p>11257</text:p>
          </table:table-cell>
          <table:table-cell office:value-type="float" office:value="10922" calcext:value-type="float">
            <text:p>10922</text:p>
          </table:table-cell>
          <table:table-cell office:value-type="float" office:value="10583" calcext:value-type="float">
            <text:p>10583</text:p>
          </table:table-cell>
          <table:table-cell office:value-type="float" office:value="10231" calcext:value-type="float">
            <text:p>10231</text:p>
          </table:table-cell>
          <table:table-cell office:value-type="float" office:value="9940" calcext:value-type="float">
            <text:p>9940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12034" calcext:value-type="float">
            <text:p>12034</text:p>
          </table:table-cell>
          <table:table-cell office:value-type="float" office:value="14142" calcext:value-type="float">
            <text:p>14142</text:p>
          </table:table-cell>
          <table:table-cell office:value-type="float" office:value="15615" calcext:value-type="float">
            <text:p>15615</text:p>
          </table:table-cell>
          <table:table-cell office:value-type="float" office:value="17098" calcext:value-type="float">
            <text:p>17098</text:p>
          </table:table-cell>
          <table:table-cell office:value-type="float" office:value="18413" calcext:value-type="float">
            <text:p>18413</text:p>
          </table:table-cell>
          <table:table-cell office:value-type="float" office:value="19876" calcext:value-type="float">
            <text:p>19876</text:p>
          </table:table-cell>
          <table:table-cell office:value-type="float" office:value="21031" calcext:value-type="float">
            <text:p>21031</text:p>
          </table:table-cell>
          <table:table-cell office:value-type="float" office:value="21914" calcext:value-type="float">
            <text:p>21914</text:p>
          </table:table-cell>
          <table:table-cell office:value-type="float" office:value="22613" calcext:value-type="float">
            <text:p>22613</text:p>
          </table:table-cell>
          <table:table-cell office:value-type="float" office:value="23146" calcext:value-type="float">
            <text:p>23146</text:p>
          </table:table-cell>
          <table:table-cell office:value-type="float" office:value="23588" calcext:value-type="float">
            <text:p>23588</text:p>
          </table:table-cell>
          <table:table-cell office:value-type="float" office:value="23918" calcext:value-type="float">
            <text:p>23918</text:p>
          </table:table-cell>
          <table:table-cell office:value-type="float" office:value="23739" calcext:value-type="float">
            <text:p>23739</text:p>
          </table:table-cell>
          <table:table-cell office:value-type="float" office:value="23971" calcext:value-type="float">
            <text:p>23971</text:p>
          </table:table-cell>
          <table:table-cell office:value-type="float" office:value="23791" calcext:value-type="float">
            <text:p>23791</text:p>
          </table:table-cell>
          <table:table-cell office:value-type="float" office:value="23659" calcext:value-type="float">
            <text:p>23659</text:p>
          </table:table-cell>
          <table:table-cell office:value-type="float" office:value="23927" calcext:value-type="float">
            <text:p>23927</text:p>
          </table:table-cell>
          <table:table-cell office:value-type="float" office:value="23699" calcext:value-type="float">
            <text:p>23699</text:p>
          </table:table-cell>
          <table:table-cell office:value-type="float" office:value="23128" calcext:value-type="float">
            <text:p>23128</text:p>
          </table:table-cell>
          <table:table-cell office:value-type="float" office:value="23375" calcext:value-type="float">
            <text:p>23375</text:p>
          </table:table-cell>
          <table:table-cell office:value-type="float" office:value="23018" calcext:value-type="float">
            <text:p>23018</text:p>
          </table:table-cell>
          <table:table-cell office:value-type="float" office:value="22664" calcext:value-type="float">
            <text:p>22664</text:p>
          </table:table-cell>
          <table:table-cell office:value-type="float" office:value="22330" calcext:value-type="float">
            <text:p>22330</text:p>
          </table:table-cell>
          <table:table-cell office:value-type="float" office:value="22383" calcext:value-type="float">
            <text:p>22383</text:p>
          </table:table-cell>
          <table:table-cell office:value-type="float" office:value="21871" calcext:value-type="float">
            <text:p>21871</text:p>
          </table:table-cell>
          <table:table-cell office:value-type="float" office:value="21425" calcext:value-type="float">
            <text:p>21425</text:p>
          </table:table-cell>
          <table:table-cell office:value-type="float" office:value="21087" calcext:value-type="float">
            <text:p>21087</text:p>
          </table:table-cell>
          <table:table-cell office:value-type="float" office:value="20596" calcext:value-type="float">
            <text:p>20596</text:p>
          </table:table-cell>
          <table:table-cell office:value-type="float" office:value="20172" calcext:value-type="float">
            <text:p>20172</text:p>
          </table:table-cell>
          <table:table-cell office:value-type="float" office:value="19730" calcext:value-type="float">
            <text:p>19730</text:p>
          </table:table-cell>
          <table:table-cell office:value-type="float" office:value="19293" calcext:value-type="float">
            <text:p>19293</text:p>
          </table:table-cell>
          <table:table-cell office:value-type="float" office:value="18962" calcext:value-type="float">
            <text:p>18962</text:p>
          </table:table-cell>
          <table:table-cell office:value-type="float" office:value="18342" calcext:value-type="float">
            <text:p>18342</text:p>
          </table:table-cell>
          <table:table-cell office:value-type="float" office:value="18031" calcext:value-type="float">
            <text:p>18031</text:p>
          </table:table-cell>
          <table:table-cell office:value-type="float" office:value="17235" calcext:value-type="float">
            <text:p>17235</text:p>
          </table:table-cell>
          <table:table-cell office:value-type="float" office:value="16656" calcext:value-type="float">
            <text:p>16656</text:p>
          </table:table-cell>
          <table:table-cell office:value-type="float" office:value="16345" calcext:value-type="float">
            <text:p>16345</text:p>
          </table:table-cell>
          <table:table-cell office:value-type="float" office:value="15606" calcext:value-type="float">
            <text:p>15606</text:p>
          </table:table-cell>
          <table:table-cell office:value-type="float" office:value="15164" calcext:value-type="float">
            <text:p>15164</text:p>
          </table:table-cell>
          <table:table-cell office:value-type="float" office:value="14716" calcext:value-type="float">
            <text:p>14716</text:p>
          </table:table-cell>
          <table:table-cell office:value-type="float" office:value="14353" calcext:value-type="float">
            <text:p>14353</text:p>
          </table:table-cell>
          <table:table-cell office:value-type="float" office:value="13831" calcext:value-type="float">
            <text:p>13831</text:p>
          </table:table-cell>
          <table:table-cell office:value-type="float" office:value="13176" calcext:value-type="float">
            <text:p>13176</text:p>
          </table:table-cell>
          <table:table-cell office:value-type="float" office:value="12860" calcext:value-type="float">
            <text:p>12860</text:p>
          </table:table-cell>
          <table:table-cell office:value-type="float" office:value="12340" calcext:value-type="float">
            <text:p>12340</text:p>
          </table:table-cell>
          <table:table-cell office:value-type="float" office:value="11725" calcext:value-type="float">
            <text:p>11725</text:p>
          </table:table-cell>
          <table:table-cell office:value-type="float" office:value="11266" calcext:value-type="float">
            <text:p>11266</text:p>
          </table:table-cell>
          <table:table-cell office:value-type="float" office:value="10962" calcext:value-type="float">
            <text:p>10962</text:p>
          </table:table-cell>
          <table:table-cell office:value-type="float" office:value="10901" calcext:value-type="float">
            <text:p>10901</text:p>
          </table:table-cell>
          <table:table-cell office:value-type="float" office:value="10219" calcext:value-type="float">
            <text:p>10219</text:p>
          </table:table-cell>
          <table:table-cell office:value-type="float" office:value="9770" calcext:value-type="float">
            <text:p>9770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12726" calcext:value-type="float">
            <text:p>12726</text:p>
          </table:table-cell>
          <table:table-cell office:value-type="float" office:value="15036" calcext:value-type="float">
            <text:p>15036</text:p>
          </table:table-cell>
          <table:table-cell office:value-type="float" office:value="16655" calcext:value-type="float">
            <text:p>16655</text:p>
          </table:table-cell>
          <table:table-cell office:value-type="float" office:value="17961" calcext:value-type="float">
            <text:p>17961</text:p>
          </table:table-cell>
          <table:table-cell office:value-type="float" office:value="19716" calcext:value-type="float">
            <text:p>19716</text:p>
          </table:table-cell>
          <table:table-cell office:value-type="float" office:value="21211" calcext:value-type="float">
            <text:p>21211</text:p>
          </table:table-cell>
          <table:table-cell office:value-type="float" office:value="22291" calcext:value-type="float">
            <text:p>22291</text:p>
          </table:table-cell>
          <table:table-cell office:value-type="float" office:value="23352" calcext:value-type="float">
            <text:p>23352</text:p>
          </table:table-cell>
          <table:table-cell office:value-type="float" office:value="24351" calcext:value-type="float">
            <text:p>24351</text:p>
          </table:table-cell>
          <table:table-cell office:value-type="float" office:value="25058" calcext:value-type="float">
            <text:p>25058</text:p>
          </table:table-cell>
          <table:table-cell office:value-type="float" office:value="25237" calcext:value-type="float">
            <text:p>25237</text:p>
          </table:table-cell>
          <table:table-cell office:value-type="float" office:value="25507" calcext:value-type="float">
            <text:p>25507</text:p>
          </table:table-cell>
          <table:table-cell office:value-type="float" office:value="26062" calcext:value-type="float">
            <text:p>26062</text:p>
          </table:table-cell>
          <table:table-cell office:value-type="float" office:value="26417" calcext:value-type="float">
            <text:p>26417</text:p>
          </table:table-cell>
          <table:table-cell office:value-type="float" office:value="26449" calcext:value-type="float">
            <text:p>26449</text:p>
          </table:table-cell>
          <table:table-cell office:value-type="float" office:value="26561" calcext:value-type="float">
            <text:p>26561</text:p>
          </table:table-cell>
          <table:table-cell office:value-type="float" office:value="26579" calcext:value-type="float">
            <text:p>26579</text:p>
          </table:table-cell>
          <table:table-cell office:value-type="float" office:value="26438" calcext:value-type="float">
            <text:p>26438</text:p>
          </table:table-cell>
          <table:table-cell office:value-type="float" office:value="26052" calcext:value-type="float">
            <text:p>26052</text:p>
          </table:table-cell>
          <table:table-cell office:value-type="float" office:value="26078" calcext:value-type="float">
            <text:p>26078</text:p>
          </table:table-cell>
          <table:table-cell office:value-type="float" office:value="26004" calcext:value-type="float">
            <text:p>26004</text:p>
          </table:table-cell>
          <table:table-cell office:value-type="float" office:value="25676" calcext:value-type="float">
            <text:p>25676</text:p>
          </table:table-cell>
          <table:table-cell office:value-type="float" office:value="25465" calcext:value-type="float">
            <text:p>25465</text:p>
          </table:table-cell>
          <table:table-cell office:value-type="float" office:value="24917" calcext:value-type="float">
            <text:p>24917</text:p>
          </table:table-cell>
          <table:table-cell office:value-type="float" office:value="24816" calcext:value-type="float">
            <text:p>24816</text:p>
          </table:table-cell>
          <table:table-cell office:value-type="float" office:value="24381" calcext:value-type="float">
            <text:p>24381</text:p>
          </table:table-cell>
          <table:table-cell office:value-type="float" office:value="23621" calcext:value-type="float">
            <text:p>23621</text:p>
          </table:table-cell>
          <table:table-cell office:value-type="float" office:value="23456" calcext:value-type="float">
            <text:p>23456</text:p>
          </table:table-cell>
          <table:table-cell office:value-type="float" office:value="22804" calcext:value-type="float">
            <text:p>22804</text:p>
          </table:table-cell>
          <table:table-cell office:value-type="float" office:value="22470" calcext:value-type="float">
            <text:p>22470</text:p>
          </table:table-cell>
          <table:table-cell office:value-type="float" office:value="21779" calcext:value-type="float">
            <text:p>21779</text:p>
          </table:table-cell>
          <table:table-cell office:value-type="float" office:value="21310" calcext:value-type="float">
            <text:p>21310</text:p>
          </table:table-cell>
          <table:table-cell office:value-type="float" office:value="20791" calcext:value-type="float">
            <text:p>20791</text:p>
          </table:table-cell>
          <table:table-cell office:value-type="float" office:value="20325" calcext:value-type="float">
            <text:p>20325</text:p>
          </table:table-cell>
          <table:table-cell office:value-type="float" office:value="19605" calcext:value-type="float">
            <text:p>19605</text:p>
          </table:table-cell>
          <table:table-cell office:value-type="float" office:value="18814" calcext:value-type="float">
            <text:p>18814</text:p>
          </table:table-cell>
          <table:table-cell office:value-type="float" office:value="18381" calcext:value-type="float">
            <text:p>18381</text:p>
          </table:table-cell>
          <table:table-cell office:value-type="float" office:value="18080" calcext:value-type="float">
            <text:p>18080</text:p>
          </table:table-cell>
          <table:table-cell office:value-type="float" office:value="17319" calcext:value-type="float">
            <text:p>17319</text:p>
          </table:table-cell>
          <table:table-cell office:value-type="float" office:value="16793" calcext:value-type="float">
            <text:p>16793</text:p>
          </table:table-cell>
          <table:table-cell office:value-type="float" office:value="16135" calcext:value-type="float">
            <text:p>16135</text:p>
          </table:table-cell>
          <table:table-cell office:value-type="float" office:value="15795" calcext:value-type="float">
            <text:p>15795</text:p>
          </table:table-cell>
          <table:table-cell office:value-type="float" office:value="15291" calcext:value-type="float">
            <text:p>15291</text:p>
          </table:table-cell>
          <table:table-cell office:value-type="float" office:value="14668" calcext:value-type="float">
            <text:p>14668</text:p>
          </table:table-cell>
          <table:table-cell office:value-type="float" office:value="14026" calcext:value-type="float">
            <text:p>14026</text:p>
          </table:table-cell>
          <table:table-cell office:value-type="float" office:value="13483" calcext:value-type="float">
            <text:p>13483</text:p>
          </table:table-cell>
          <table:table-cell office:value-type="float" office:value="13020" calcext:value-type="float">
            <text:p>13020</text:p>
          </table:table-cell>
          <table:table-cell office:value-type="float" office:value="12718" calcext:value-type="float">
            <text:p>12718</text:p>
          </table:table-cell>
          <table:table-cell office:value-type="float" office:value="12290" calcext:value-type="float">
            <text:p>12290</text:p>
          </table:table-cell>
          <table:table-cell office:value-type="float" office:value="11751" calcext:value-type="float">
            <text:p>11751</text:p>
          </table:table-cell>
          <table:table-cell office:value-type="float" office:value="11475" calcext:value-type="float">
            <text:p>11475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float" office:value="19784" calcext:value-type="float">
            <text:p>19784</text:p>
          </table:table-cell>
          <table:table-cell office:value-type="float" office:value="23944" calcext:value-type="float">
            <text:p>23944</text:p>
          </table:table-cell>
          <table:table-cell office:value-type="float" office:value="27437" calcext:value-type="float">
            <text:p>27437</text:p>
          </table:table-cell>
          <table:table-cell office:value-type="float" office:value="30692" calcext:value-type="float">
            <text:p>30692</text:p>
          </table:table-cell>
          <table:table-cell office:value-type="float" office:value="33733" calcext:value-type="float">
            <text:p>33733</text:p>
          </table:table-cell>
          <table:table-cell office:value-type="float" office:value="35558" calcext:value-type="float">
            <text:p>35558</text:p>
          </table:table-cell>
          <table:table-cell office:value-type="float" office:value="37658" calcext:value-type="float">
            <text:p>37658</text:p>
          </table:table-cell>
          <table:table-cell office:value-type="float" office:value="38890" calcext:value-type="float">
            <text:p>38890</text:p>
          </table:table-cell>
          <table:table-cell office:value-type="float" office:value="38870" calcext:value-type="float">
            <text:p>38870</text:p>
          </table:table-cell>
          <table:table-cell office:value-type="float" office:value="38966" calcext:value-type="float">
            <text:p>38966</text:p>
          </table:table-cell>
          <table:table-cell office:value-type="float" office:value="37754" calcext:value-type="float">
            <text:p>37754</text:p>
          </table:table-cell>
          <table:table-cell office:value-type="float" office:value="36764" calcext:value-type="float">
            <text:p>36764</text:p>
          </table:table-cell>
          <table:table-cell office:value-type="float" office:value="36217" calcext:value-type="float">
            <text:p>36217</text:p>
          </table:table-cell>
          <table:table-cell office:value-type="float" office:value="34904" calcext:value-type="float">
            <text:p>34904</text:p>
          </table:table-cell>
          <table:table-cell office:value-type="float" office:value="34494" calcext:value-type="float">
            <text:p>34494</text:p>
          </table:table-cell>
          <table:table-cell office:value-type="float" office:value="33408" calcext:value-type="float">
            <text:p>33408</text:p>
          </table:table-cell>
          <table:table-cell office:value-type="float" office:value="33377" calcext:value-type="float">
            <text:p>33377</text:p>
          </table:table-cell>
          <table:table-cell office:value-type="float" office:value="32425" calcext:value-type="float">
            <text:p>32425</text:p>
          </table:table-cell>
          <table:table-cell office:value-type="float" office:value="32282" calcext:value-type="float">
            <text:p>32282</text:p>
          </table:table-cell>
          <table:table-cell office:value-type="float" office:value="31743" calcext:value-type="float">
            <text:p>31743</text:p>
          </table:table-cell>
          <table:table-cell office:value-type="float" office:value="31225" calcext:value-type="float">
            <text:p>31225</text:p>
          </table:table-cell>
          <table:table-cell office:value-type="float" office:value="30792" calcext:value-type="float">
            <text:p>30792</text:p>
          </table:table-cell>
          <table:table-cell office:value-type="float" office:value="30621" calcext:value-type="float">
            <text:p>30621</text:p>
          </table:table-cell>
          <table:table-cell office:value-type="float" office:value="30213" calcext:value-type="float">
            <text:p>30213</text:p>
          </table:table-cell>
          <table:table-cell office:value-type="float" office:value="29347" calcext:value-type="float">
            <text:p>29347</text:p>
          </table:table-cell>
          <table:table-cell office:value-type="float" office:value="28525" calcext:value-type="float">
            <text:p>28525</text:p>
          </table:table-cell>
          <table:table-cell office:value-type="float" office:value="27563" calcext:value-type="float">
            <text:p>27563</text:p>
          </table:table-cell>
          <table:table-cell office:value-type="float" office:value="27371" calcext:value-type="float">
            <text:p>27371</text:p>
          </table:table-cell>
          <table:table-cell office:value-type="float" office:value="26504" calcext:value-type="float">
            <text:p>26504</text:p>
          </table:table-cell>
          <table:table-cell office:value-type="float" office:value="25568" calcext:value-type="float">
            <text:p>25568</text:p>
          </table:table-cell>
          <table:table-cell office:value-type="float" office:value="24703" calcext:value-type="float">
            <text:p>24703</text:p>
          </table:table-cell>
          <table:table-cell office:value-type="float" office:value="24372" calcext:value-type="float">
            <text:p>24372</text:p>
          </table:table-cell>
          <table:table-cell office:value-type="float" office:value="23125" calcext:value-type="float">
            <text:p>23125</text:p>
          </table:table-cell>
          <table:table-cell office:value-type="float" office:value="22620" calcext:value-type="float">
            <text:p>22620</text:p>
          </table:table-cell>
          <table:table-cell office:value-type="float" office:value="21674" calcext:value-type="float">
            <text:p>21674</text:p>
          </table:table-cell>
          <table:table-cell office:value-type="float" office:value="20837" calcext:value-type="float">
            <text:p>20837</text:p>
          </table:table-cell>
          <table:table-cell office:value-type="float" office:value="20111" calcext:value-type="float">
            <text:p>20111</text:p>
          </table:table-cell>
          <table:table-cell office:value-type="float" office:value="19580" calcext:value-type="float">
            <text:p>19580</text:p>
          </table:table-cell>
          <table:table-cell office:value-type="float" office:value="18730" calcext:value-type="float">
            <text:p>18730</text:p>
          </table:table-cell>
          <table:table-cell office:value-type="float" office:value="18028" calcext:value-type="float">
            <text:p>18028</text:p>
          </table:table-cell>
          <table:table-cell office:value-type="float" office:value="17436" calcext:value-type="float">
            <text:p>17436</text:p>
          </table:table-cell>
          <table:table-cell office:value-type="float" office:value="16820" calcext:value-type="float">
            <text:p>16820</text:p>
          </table:table-cell>
          <table:table-cell office:value-type="float" office:value="16261" calcext:value-type="float">
            <text:p>16261</text:p>
          </table:table-cell>
          <table:table-cell office:value-type="float" office:value="15669" calcext:value-type="float">
            <text:p>15669</text:p>
          </table:table-cell>
          <table:table-cell office:value-type="float" office:value="15025" calcext:value-type="float">
            <text:p>15025</text:p>
          </table:table-cell>
          <table:table-cell office:value-type="float" office:value="14395" calcext:value-type="float">
            <text:p>14395</text:p>
          </table:table-cell>
          <table:table-cell office:value-type="float" office:value="13785" calcext:value-type="float">
            <text:p>13785</text:p>
          </table:table-cell>
          <table:table-cell office:value-type="float" office:value="13083" calcext:value-type="float">
            <text:p>13083</text:p>
          </table:table-cell>
          <table:table-cell office:value-type="float" office:value="12871" calcext:value-type="float">
            <text:p>12871</text:p>
          </table:table-cell>
          <table:table-cell office:value-type="float" office:value="12342" calcext:value-type="float">
            <text:p>12342</text:p>
          </table:table-cell>
          <table:table-cell office:value-type="float" office:value="12131" calcext:value-type="float">
            <text:p>12131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float" office:value="16059" calcext:value-type="float">
            <text:p>16059</text:p>
          </table:table-cell>
          <table:table-cell office:value-type="float" office:value="19403" calcext:value-type="float">
            <text:p>19403</text:p>
          </table:table-cell>
          <table:table-cell office:value-type="float" office:value="21795" calcext:value-type="float">
            <text:p>21795</text:p>
          </table:table-cell>
          <table:table-cell office:value-type="float" office:value="24375" calcext:value-type="float">
            <text:p>24375</text:p>
          </table:table-cell>
          <table:table-cell office:value-type="float" office:value="26009" calcext:value-type="float">
            <text:p>26009</text:p>
          </table:table-cell>
          <table:table-cell office:value-type="float" office:value="28340" calcext:value-type="float">
            <text:p>28340</text:p>
          </table:table-cell>
          <table:table-cell office:value-type="float" office:value="29868" calcext:value-type="float">
            <text:p>29868</text:p>
          </table:table-cell>
          <table:table-cell office:value-type="float" office:value="30724" calcext:value-type="float">
            <text:p>30724</text:p>
          </table:table-cell>
          <table:table-cell office:value-type="float" office:value="31017" calcext:value-type="float">
            <text:p>31017</text:p>
          </table:table-cell>
          <table:table-cell office:value-type="float" office:value="31389" calcext:value-type="float">
            <text:p>31389</text:p>
          </table:table-cell>
          <table:table-cell office:value-type="float" office:value="31218" calcext:value-type="float">
            <text:p>31218</text:p>
          </table:table-cell>
          <table:table-cell office:value-type="float" office:value="30963" calcext:value-type="float">
            <text:p>30963</text:p>
          </table:table-cell>
          <table:table-cell office:value-type="float" office:value="30949" calcext:value-type="float">
            <text:p>30949</text:p>
          </table:table-cell>
          <table:table-cell office:value-type="float" office:value="30516" calcext:value-type="float">
            <text:p>30516</text:p>
          </table:table-cell>
          <table:table-cell office:value-type="float" office:value="30459" calcext:value-type="float">
            <text:p>30459</text:p>
          </table:table-cell>
          <table:table-cell office:value-type="float" office:value="30087" calcext:value-type="float">
            <text:p>30087</text:p>
          </table:table-cell>
          <table:table-cell office:value-type="float" office:value="29999" calcext:value-type="float">
            <text:p>29999</text:p>
          </table:table-cell>
          <table:table-cell office:value-type="float" office:value="29458" calcext:value-type="float">
            <text:p>29458</text:p>
          </table:table-cell>
          <table:table-cell office:value-type="float" office:value="29039" calcext:value-type="float">
            <text:p>29039</text:p>
          </table:table-cell>
          <table:table-cell office:value-type="float" office:value="28791" calcext:value-type="float">
            <text:p>28791</text:p>
          </table:table-cell>
          <table:table-cell office:value-type="float" office:value="28795" calcext:value-type="float">
            <text:p>28795</text:p>
          </table:table-cell>
          <table:table-cell office:value-type="float" office:value="28078" calcext:value-type="float">
            <text:p>28078</text:p>
          </table:table-cell>
          <table:table-cell office:value-type="float" office:value="27942" calcext:value-type="float">
            <text:p>27942</text:p>
          </table:table-cell>
          <table:table-cell office:value-type="float" office:value="27740" calcext:value-type="float">
            <text:p>27740</text:p>
          </table:table-cell>
          <table:table-cell office:value-type="float" office:value="26816" calcext:value-type="float">
            <text:p>26816</text:p>
          </table:table-cell>
          <table:table-cell office:value-type="float" office:value="26437" calcext:value-type="float">
            <text:p>26437</text:p>
          </table:table-cell>
          <table:table-cell office:value-type="float" office:value="26095" calcext:value-type="float">
            <text:p>26095</text:p>
          </table:table-cell>
          <table:table-cell office:value-type="float" office:value="25439" calcext:value-type="float">
            <text:p>25439</text:p>
          </table:table-cell>
          <table:table-cell office:value-type="float" office:value="24788" calcext:value-type="float">
            <text:p>24788</text:p>
          </table:table-cell>
          <table:table-cell office:value-type="float" office:value="24180" calcext:value-type="float">
            <text:p>24180</text:p>
          </table:table-cell>
          <table:table-cell office:value-type="float" office:value="23328" calcext:value-type="float">
            <text:p>23328</text:p>
          </table:table-cell>
          <table:table-cell office:value-type="float" office:value="22954" calcext:value-type="float">
            <text:p>22954</text:p>
          </table:table-cell>
          <table:table-cell office:value-type="float" office:value="21964" calcext:value-type="float">
            <text:p>21964</text:p>
          </table:table-cell>
          <table:table-cell office:value-type="float" office:value="21359" calcext:value-type="float">
            <text:p>21359</text:p>
          </table:table-cell>
          <table:table-cell office:value-type="float" office:value="20413" calcext:value-type="float">
            <text:p>20413</text:p>
          </table:table-cell>
          <table:table-cell office:value-type="float" office:value="19988" calcext:value-type="float">
            <text:p>19988</text:p>
          </table:table-cell>
          <table:table-cell office:value-type="float" office:value="19278" calcext:value-type="float">
            <text:p>19278</text:p>
          </table:table-cell>
          <table:table-cell office:value-type="float" office:value="18766" calcext:value-type="float">
            <text:p>18766</text:p>
          </table:table-cell>
          <table:table-cell office:value-type="float" office:value="17904" calcext:value-type="float">
            <text:p>17904</text:p>
          </table:table-cell>
          <table:table-cell office:value-type="float" office:value="17269" calcext:value-type="float">
            <text:p>17269</text:p>
          </table:table-cell>
          <table:table-cell office:value-type="float" office:value="16893" calcext:value-type="float">
            <text:p>16893</text:p>
          </table:table-cell>
          <table:table-cell office:value-type="float" office:value="16425" calcext:value-type="float">
            <text:p>16425</text:p>
          </table:table-cell>
          <table:table-cell office:value-type="float" office:value="15619" calcext:value-type="float">
            <text:p>15619</text:p>
          </table:table-cell>
          <table:table-cell office:value-type="float" office:value="15117" calcext:value-type="float">
            <text:p>15117</text:p>
          </table:table-cell>
          <table:table-cell office:value-type="float" office:value="14483" calcext:value-type="float">
            <text:p>14483</text:p>
          </table:table-cell>
          <table:table-cell office:value-type="float" office:value="14060" calcext:value-type="float">
            <text:p>14060</text:p>
          </table:table-cell>
          <table:table-cell office:value-type="float" office:value="13359" calcext:value-type="float">
            <text:p>13359</text:p>
          </table:table-cell>
          <table:table-cell office:value-type="float" office:value="13038" calcext:value-type="float">
            <text:p>13038</text:p>
          </table:table-cell>
          <table:table-cell office:value-type="float" office:value="12528" calcext:value-type="float">
            <text:p>12528</text:p>
          </table:table-cell>
          <table:table-cell office:value-type="float" office:value="12091" calcext:value-type="float">
            <text:p>12091</text:p>
          </table:table-cell>
          <table:table-cell office:value-type="float" office:value="11656" calcext:value-type="float">
            <text:p>11656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3813" calcext:value-type="float">
            <text:p>23813</text:p>
          </table:table-cell>
          <table:table-cell office:value-type="float" office:value="30096" calcext:value-type="float">
            <text:p>30096</text:p>
          </table:table-cell>
          <table:table-cell office:value-type="float" office:value="34488" calcext:value-type="float">
            <text:p>34488</text:p>
          </table:table-cell>
          <table:table-cell office:value-type="float" office:value="39296" calcext:value-type="float">
            <text:p>39296</text:p>
          </table:table-cell>
          <table:table-cell office:value-type="float" office:value="43241" calcext:value-type="float">
            <text:p>43241</text:p>
          </table:table-cell>
          <table:table-cell office:value-type="float" office:value="46224" calcext:value-type="float">
            <text:p>46224</text:p>
          </table:table-cell>
          <table:table-cell office:value-type="float" office:value="48428" calcext:value-type="float">
            <text:p>48428</text:p>
          </table:table-cell>
          <table:table-cell office:value-type="float" office:value="49793" calcext:value-type="float">
            <text:p>49793</text:p>
          </table:table-cell>
          <table:table-cell office:value-type="float" office:value="48994" calcext:value-type="float">
            <text:p>48994</text:p>
          </table:table-cell>
          <table:table-cell office:value-type="float" office:value="48069" calcext:value-type="float">
            <text:p>48069</text:p>
          </table:table-cell>
          <table:table-cell office:value-type="float" office:value="45827" calcext:value-type="float">
            <text:p>45827</text:p>
          </table:table-cell>
          <table:table-cell office:value-type="float" office:value="43528" calcext:value-type="float">
            <text:p>43528</text:p>
          </table:table-cell>
          <table:table-cell office:value-type="float" office:value="41973" calcext:value-type="float">
            <text:p>41973</text:p>
          </table:table-cell>
          <table:table-cell office:value-type="float" office:value="40181" calcext:value-type="float">
            <text:p>40181</text:p>
          </table:table-cell>
          <table:table-cell office:value-type="float" office:value="38521" calcext:value-type="float">
            <text:p>38521</text:p>
          </table:table-cell>
          <table:table-cell office:value-type="float" office:value="37421" calcext:value-type="float">
            <text:p>37421</text:p>
          </table:table-cell>
          <table:table-cell office:value-type="float" office:value="36377" calcext:value-type="float">
            <text:p>36377</text:p>
          </table:table-cell>
          <table:table-cell office:value-type="float" office:value="35838" calcext:value-type="float">
            <text:p>35838</text:p>
          </table:table-cell>
          <table:table-cell office:value-type="float" office:value="34866" calcext:value-type="float">
            <text:p>34866</text:p>
          </table:table-cell>
          <table:table-cell office:value-type="float" office:value="34392" calcext:value-type="float">
            <text:p>34392</text:p>
          </table:table-cell>
          <table:table-cell office:value-type="float" office:value="33545" calcext:value-type="float">
            <text:p>33545</text:p>
          </table:table-cell>
          <table:table-cell office:value-type="float" office:value="33064" calcext:value-type="float">
            <text:p>33064</text:p>
          </table:table-cell>
          <table:table-cell office:value-type="float" office:value="32251" calcext:value-type="float">
            <text:p>32251</text:p>
          </table:table-cell>
          <table:table-cell office:value-type="float" office:value="31876" calcext:value-type="float">
            <text:p>31876</text:p>
          </table:table-cell>
          <table:table-cell office:value-type="float" office:value="31554" calcext:value-type="float">
            <text:p>31554</text:p>
          </table:table-cell>
          <table:table-cell office:value-type="float" office:value="30484" calcext:value-type="float">
            <text:p>30484</text:p>
          </table:table-cell>
          <table:table-cell office:value-type="float" office:value="29396" calcext:value-type="float">
            <text:p>29396</text:p>
          </table:table-cell>
          <table:table-cell office:value-type="float" office:value="28722" calcext:value-type="float">
            <text:p>28722</text:p>
          </table:table-cell>
          <table:table-cell office:value-type="float" office:value="28013" calcext:value-type="float">
            <text:p>28013</text:p>
          </table:table-cell>
          <table:table-cell office:value-type="float" office:value="26652" calcext:value-type="float">
            <text:p>26652</text:p>
          </table:table-cell>
          <table:table-cell office:value-type="float" office:value="26040" calcext:value-type="float">
            <text:p>26040</text:p>
          </table:table-cell>
          <table:table-cell office:value-type="float" office:value="24971" calcext:value-type="float">
            <text:p>24971</text:p>
          </table:table-cell>
          <table:table-cell office:value-type="float" office:value="23697" calcext:value-type="float">
            <text:p>23697</text:p>
          </table:table-cell>
          <table:table-cell office:value-type="float" office:value="22677" calcext:value-type="float">
            <text:p>22677</text:p>
          </table:table-cell>
          <table:table-cell office:value-type="float" office:value="21947" calcext:value-type="float">
            <text:p>21947</text:p>
          </table:table-cell>
          <table:table-cell office:value-type="float" office:value="21001" calcext:value-type="float">
            <text:p>21001</text:p>
          </table:table-cell>
          <table:table-cell office:value-type="float" office:value="20123" calcext:value-type="float">
            <text:p>20123</text:p>
          </table:table-cell>
          <table:table-cell office:value-type="float" office:value="19605" calcext:value-type="float">
            <text:p>19605</text:p>
          </table:table-cell>
          <table:table-cell office:value-type="float" office:value="18505" calcext:value-type="float">
            <text:p>18505</text:p>
          </table:table-cell>
          <table:table-cell office:value-type="float" office:value="17913" calcext:value-type="float">
            <text:p>17913</text:p>
          </table:table-cell>
          <table:table-cell office:value-type="float" office:value="17379" calcext:value-type="float">
            <text:p>17379</text:p>
          </table:table-cell>
          <table:table-cell office:value-type="float" office:value="16834" calcext:value-type="float">
            <text:p>16834</text:p>
          </table:table-cell>
          <table:table-cell office:value-type="float" office:value="15938" calcext:value-type="float">
            <text:p>15938</text:p>
          </table:table-cell>
          <table:table-cell office:value-type="float" office:value="15477" calcext:value-type="float">
            <text:p>15477</text:p>
          </table:table-cell>
          <table:table-cell office:value-type="float" office:value="14878" calcext:value-type="float">
            <text:p>14878</text:p>
          </table:table-cell>
          <table:table-cell office:value-type="float" office:value="14061" calcext:value-type="float">
            <text:p>14061</text:p>
          </table:table-cell>
          <table:table-cell office:value-type="float" office:value="13727" calcext:value-type="float">
            <text:p>13727</text:p>
          </table:table-cell>
          <table:table-cell office:value-type="float" office:value="13073" calcext:value-type="float">
            <text:p>13073</text:p>
          </table:table-cell>
          <table:table-cell office:value-type="float" office:value="12513" calcext:value-type="float">
            <text:p>12513</text:p>
          </table:table-cell>
          <table:table-cell office:value-type="float" office:value="12250" calcext:value-type="float">
            <text:p>12250</text:p>
          </table:table-cell>
          <table:table-cell office:value-type="float" office:value="11726" calcext:value-type="float">
            <text:p>11726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3752" calcext:value-type="float">
            <text:p>23752</text:p>
          </table:table-cell>
          <table:table-cell office:value-type="float" office:value="30281" calcext:value-type="float">
            <text:p>30281</text:p>
          </table:table-cell>
          <table:table-cell office:value-type="float" office:value="34601" calcext:value-type="float">
            <text:p>34601</text:p>
          </table:table-cell>
          <table:table-cell office:value-type="float" office:value="39377" calcext:value-type="float">
            <text:p>39377</text:p>
          </table:table-cell>
          <table:table-cell office:value-type="float" office:value="43137" calcext:value-type="float">
            <text:p>43137</text:p>
          </table:table-cell>
          <table:table-cell office:value-type="float" office:value="45950" calcext:value-type="float">
            <text:p>45950</text:p>
          </table:table-cell>
          <table:table-cell office:value-type="float" office:value="48382" calcext:value-type="float">
            <text:p>48382</text:p>
          </table:table-cell>
          <table:table-cell office:value-type="float" office:value="49080" calcext:value-type="float">
            <text:p>49080</text:p>
          </table:table-cell>
          <table:table-cell office:value-type="float" office:value="49448" calcext:value-type="float">
            <text:p>49448</text:p>
          </table:table-cell>
          <table:table-cell office:value-type="float" office:value="47959" calcext:value-type="float">
            <text:p>47959</text:p>
          </table:table-cell>
          <table:table-cell office:value-type="float" office:value="45424" calcext:value-type="float">
            <text:p>45424</text:p>
          </table:table-cell>
          <table:table-cell office:value-type="float" office:value="43555" calcext:value-type="float">
            <text:p>43555</text:p>
          </table:table-cell>
          <table:table-cell office:value-type="float" office:value="41265" calcext:value-type="float">
            <text:p>41265</text:p>
          </table:table-cell>
          <table:table-cell office:value-type="float" office:value="39383" calcext:value-type="float">
            <text:p>39383</text:p>
          </table:table-cell>
          <table:table-cell office:value-type="float" office:value="38030" calcext:value-type="float">
            <text:p>38030</text:p>
          </table:table-cell>
          <table:table-cell office:value-type="float" office:value="37149" calcext:value-type="float">
            <text:p>37149</text:p>
          </table:table-cell>
          <table:table-cell office:value-type="float" office:value="35804" calcext:value-type="float">
            <text:p>35804</text:p>
          </table:table-cell>
          <table:table-cell office:value-type="float" office:value="35153" calcext:value-type="float">
            <text:p>35153</text:p>
          </table:table-cell>
          <table:table-cell office:value-type="float" office:value="34521" calcext:value-type="float">
            <text:p>34521</text:p>
          </table:table-cell>
          <table:table-cell office:value-type="float" office:value="33362" calcext:value-type="float">
            <text:p>33362</text:p>
          </table:table-cell>
          <table:table-cell office:value-type="float" office:value="33521" calcext:value-type="float">
            <text:p>33521</text:p>
          </table:table-cell>
          <table:table-cell office:value-type="float" office:value="32256" calcext:value-type="float">
            <text:p>32256</text:p>
          </table:table-cell>
          <table:table-cell office:value-type="float" office:value="31858" calcext:value-type="float">
            <text:p>31858</text:p>
          </table:table-cell>
          <table:table-cell office:value-type="float" office:value="31175" calcext:value-type="float">
            <text:p>31175</text:p>
          </table:table-cell>
          <table:table-cell office:value-type="float" office:value="30740" calcext:value-type="float">
            <text:p>30740</text:p>
          </table:table-cell>
          <table:table-cell office:value-type="float" office:value="29716" calcext:value-type="float">
            <text:p>29716</text:p>
          </table:table-cell>
          <table:table-cell office:value-type="float" office:value="28869" calcext:value-type="float">
            <text:p>28869</text:p>
          </table:table-cell>
          <table:table-cell office:value-type="float" office:value="28051" calcext:value-type="float">
            <text:p>28051</text:p>
          </table:table-cell>
          <table:table-cell office:value-type="float" office:value="26797" calcext:value-type="float">
            <text:p>26797</text:p>
          </table:table-cell>
          <table:table-cell office:value-type="float" office:value="26068" calcext:value-type="float">
            <text:p>26068</text:p>
          </table:table-cell>
          <table:table-cell office:value-type="float" office:value="24979" calcext:value-type="float">
            <text:p>24979</text:p>
          </table:table-cell>
          <table:table-cell office:value-type="float" office:value="24353" calcext:value-type="float">
            <text:p>24353</text:p>
          </table:table-cell>
          <table:table-cell office:value-type="float" office:value="23174" calcext:value-type="float">
            <text:p>23174</text:p>
          </table:table-cell>
          <table:table-cell office:value-type="float" office:value="22483" calcext:value-type="float">
            <text:p>22483</text:p>
          </table:table-cell>
          <table:table-cell office:value-type="float" office:value="21024" calcext:value-type="float">
            <text:p>21024</text:p>
          </table:table-cell>
          <table:table-cell office:value-type="float" office:value="20248" calcext:value-type="float">
            <text:p>20248</text:p>
          </table:table-cell>
          <table:table-cell office:value-type="float" office:value="19547" calcext:value-type="float">
            <text:p>19547</text:p>
          </table:table-cell>
          <table:table-cell office:value-type="float" office:value="18763" calcext:value-type="float">
            <text:p>18763</text:p>
          </table:table-cell>
          <table:table-cell office:value-type="float" office:value="18224" calcext:value-type="float">
            <text:p>18224</text:p>
          </table:table-cell>
          <table:table-cell office:value-type="float" office:value="17297" calcext:value-type="float">
            <text:p>17297</text:p>
          </table:table-cell>
          <table:table-cell office:value-type="float" office:value="16791" calcext:value-type="float">
            <text:p>16791</text:p>
          </table:table-cell>
          <table:table-cell office:value-type="float" office:value="16353" calcext:value-type="float">
            <text:p>16353</text:p>
          </table:table-cell>
          <table:table-cell office:value-type="float" office:value="15388" calcext:value-type="float">
            <text:p>15388</text:p>
          </table:table-cell>
          <table:table-cell office:value-type="float" office:value="14788" calcext:value-type="float">
            <text:p>14788</text:p>
          </table:table-cell>
          <table:table-cell office:value-type="float" office:value="14187" calcext:value-type="float">
            <text:p>14187</text:p>
          </table:table-cell>
          <table:table-cell office:value-type="float" office:value="14007" calcext:value-type="float">
            <text:p>14007</text:p>
          </table:table-cell>
          <table:table-cell office:value-type="float" office:value="13212" calcext:value-type="float">
            <text:p>13212</text:p>
          </table:table-cell>
          <table:table-cell office:value-type="float" office:value="12691" calcext:value-type="float">
            <text:p>12691</text:p>
          </table:table-cell>
          <table:table-cell office:value-type="float" office:value="12011" calcext:value-type="float">
            <text:p>12011</text:p>
          </table:table-cell>
          <table:table-cell office:value-type="float" office:value="11811" calcext:value-type="float">
            <text:p>11811</text:p>
          </table:table-cell>
          <table:table-cell office:value-type="float" office:value="11503" calcext:value-type="float">
            <text:p>11503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2985" calcext:value-type="float">
            <text:p>22985</text:p>
          </table:table-cell>
          <table:table-cell office:value-type="float" office:value="28408" calcext:value-type="float">
            <text:p>28408</text:p>
          </table:table-cell>
          <table:table-cell office:value-type="float" office:value="32869" calcext:value-type="float">
            <text:p>32869</text:p>
          </table:table-cell>
          <table:table-cell office:value-type="float" office:value="36944" calcext:value-type="float">
            <text:p>36944</text:p>
          </table:table-cell>
          <table:table-cell office:value-type="float" office:value="40841" calcext:value-type="float">
            <text:p>40841</text:p>
          </table:table-cell>
          <table:table-cell office:value-type="float" office:value="43934" calcext:value-type="float">
            <text:p>43934</text:p>
          </table:table-cell>
          <table:table-cell office:value-type="float" office:value="45768" calcext:value-type="float">
            <text:p>45768</text:p>
          </table:table-cell>
          <table:table-cell office:value-type="float" office:value="46736" calcext:value-type="float">
            <text:p>46736</text:p>
          </table:table-cell>
          <table:table-cell office:value-type="float" office:value="46577" calcext:value-type="float">
            <text:p>46577</text:p>
          </table:table-cell>
          <table:table-cell office:value-type="float" office:value="45428" calcext:value-type="float">
            <text:p>45428</text:p>
          </table:table-cell>
          <table:table-cell office:value-type="float" office:value="43653" calcext:value-type="float">
            <text:p>43653</text:p>
          </table:table-cell>
          <table:table-cell office:value-type="float" office:value="41280" calcext:value-type="float">
            <text:p>41280</text:p>
          </table:table-cell>
          <table:table-cell office:value-type="float" office:value="39274" calcext:value-type="float">
            <text:p>39274</text:p>
          </table:table-cell>
          <table:table-cell office:value-type="float" office:value="37775" calcext:value-type="float">
            <text:p>37775</text:p>
          </table:table-cell>
          <table:table-cell office:value-type="float" office:value="35587" calcext:value-type="float">
            <text:p>35587</text:p>
          </table:table-cell>
          <table:table-cell office:value-type="float" office:value="34879" calcext:value-type="float">
            <text:p>34879</text:p>
          </table:table-cell>
          <table:table-cell office:value-type="float" office:value="34130" calcext:value-type="float">
            <text:p>34130</text:p>
          </table:table-cell>
          <table:table-cell office:value-type="float" office:value="33199" calcext:value-type="float">
            <text:p>33199</text:p>
          </table:table-cell>
          <table:table-cell office:value-type="float" office:value="32593" calcext:value-type="float">
            <text:p>32593</text:p>
          </table:table-cell>
          <table:table-cell office:value-type="float" office:value="32069" calcext:value-type="float">
            <text:p>32069</text:p>
          </table:table-cell>
          <table:table-cell office:value-type="float" office:value="31548" calcext:value-type="float">
            <text:p>31548</text:p>
          </table:table-cell>
          <table:table-cell office:value-type="float" office:value="30572" calcext:value-type="float">
            <text:p>30572</text:p>
          </table:table-cell>
          <table:table-cell office:value-type="float" office:value="29966" calcext:value-type="float">
            <text:p>29966</text:p>
          </table:table-cell>
          <table:table-cell office:value-type="float" office:value="29687" calcext:value-type="float">
            <text:p>29687</text:p>
          </table:table-cell>
          <table:table-cell office:value-type="float" office:value="29412" calcext:value-type="float">
            <text:p>29412</text:p>
          </table:table-cell>
          <table:table-cell office:value-type="float" office:value="28307" calcext:value-type="float">
            <text:p>28307</text:p>
          </table:table-cell>
          <table:table-cell office:value-type="float" office:value="27778" calcext:value-type="float">
            <text:p>27778</text:p>
          </table:table-cell>
          <table:table-cell office:value-type="float" office:value="26713" calcext:value-type="float">
            <text:p>26713</text:p>
          </table:table-cell>
          <table:table-cell office:value-type="float" office:value="25694" calcext:value-type="float">
            <text:p>25694</text:p>
          </table:table-cell>
          <table:table-cell office:value-type="float" office:value="24862" calcext:value-type="float">
            <text:p>24862</text:p>
          </table:table-cell>
          <table:table-cell office:value-type="float" office:value="24052" calcext:value-type="float">
            <text:p>24052</text:p>
          </table:table-cell>
          <table:table-cell office:value-type="float" office:value="23229" calcext:value-type="float">
            <text:p>23229</text:p>
          </table:table-cell>
          <table:table-cell office:value-type="float" office:value="21918" calcext:value-type="float">
            <text:p>21918</text:p>
          </table:table-cell>
          <table:table-cell office:value-type="float" office:value="21195" calcext:value-type="float">
            <text:p>21195</text:p>
          </table:table-cell>
          <table:table-cell office:value-type="float" office:value="20263" calcext:value-type="float">
            <text:p>20263</text:p>
          </table:table-cell>
          <table:table-cell office:value-type="float" office:value="19324" calcext:value-type="float">
            <text:p>19324</text:p>
          </table:table-cell>
          <table:table-cell office:value-type="float" office:value="18447" calcext:value-type="float">
            <text:p>18447</text:p>
          </table:table-cell>
          <table:table-cell office:value-type="float" office:value="18102" calcext:value-type="float">
            <text:p>18102</text:p>
          </table:table-cell>
          <table:table-cell office:value-type="float" office:value="17094" calcext:value-type="float">
            <text:p>17094</text:p>
          </table:table-cell>
          <table:table-cell office:value-type="float" office:value="16997" calcext:value-type="float">
            <text:p>16997</text:p>
          </table:table-cell>
          <table:table-cell office:value-type="float" office:value="15978" calcext:value-type="float">
            <text:p>15978</text:p>
          </table:table-cell>
          <table:table-cell office:value-type="float" office:value="15476" calcext:value-type="float">
            <text:p>15476</text:p>
          </table:table-cell>
          <table:table-cell office:value-type="float" office:value="14751" calcext:value-type="float">
            <text:p>14751</text:p>
          </table:table-cell>
          <table:table-cell office:value-type="float" office:value="14263" calcext:value-type="float">
            <text:p>14263</text:p>
          </table:table-cell>
          <table:table-cell office:value-type="float" office:value="13615" calcext:value-type="float">
            <text:p>13615</text:p>
          </table:table-cell>
          <table:table-cell office:value-type="float" office:value="13104" calcext:value-type="float">
            <text:p>13104</text:p>
          </table:table-cell>
          <table:table-cell office:value-type="float" office:value="12781" calcext:value-type="float">
            <text:p>12781</text:p>
          </table:table-cell>
          <table:table-cell office:value-type="float" office:value="12204" calcext:value-type="float">
            <text:p>12204</text:p>
          </table:table-cell>
          <table:table-cell office:value-type="float" office:value="11855" calcext:value-type="float">
            <text:p>11855</text:p>
          </table:table-cell>
          <table:table-cell office:value-type="float" office:value="11337" calcext:value-type="float">
            <text:p>11337</text:p>
          </table:table-cell>
          <table:table-cell office:value-type="float" office:value="10857" calcext:value-type="float">
            <text:p>10857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14848" calcext:value-type="float">
            <text:p>14848</text:p>
          </table:table-cell>
          <table:table-cell office:value-type="float" office:value="17543" calcext:value-type="float">
            <text:p>17543</text:p>
          </table:table-cell>
          <table:table-cell office:value-type="float" office:value="19789" calcext:value-type="float">
            <text:p>19789</text:p>
          </table:table-cell>
          <table:table-cell office:value-type="float" office:value="21843" calcext:value-type="float">
            <text:p>21843</text:p>
          </table:table-cell>
          <table:table-cell office:value-type="float" office:value="23641" calcext:value-type="float">
            <text:p>23641</text:p>
          </table:table-cell>
          <table:table-cell office:value-type="float" office:value="25202" calcext:value-type="float">
            <text:p>25202</text:p>
          </table:table-cell>
          <table:table-cell office:value-type="float" office:value="26399" calcext:value-type="float">
            <text:p>26399</text:p>
          </table:table-cell>
          <table:table-cell office:value-type="float" office:value="27787" calcext:value-type="float">
            <text:p>27787</text:p>
          </table:table-cell>
          <table:table-cell office:value-type="float" office:value="28202" calcext:value-type="float">
            <text:p>28202</text:p>
          </table:table-cell>
          <table:table-cell office:value-type="float" office:value="28826" calcext:value-type="float">
            <text:p>28826</text:p>
          </table:table-cell>
          <table:table-cell office:value-type="float" office:value="28781" calcext:value-type="float">
            <text:p>28781</text:p>
          </table:table-cell>
          <table:table-cell office:value-type="float" office:value="28965" calcext:value-type="float">
            <text:p>28965</text:p>
          </table:table-cell>
          <table:table-cell office:value-type="float" office:value="28849" calcext:value-type="float">
            <text:p>28849</text:p>
          </table:table-cell>
          <table:table-cell office:value-type="float" office:value="28383" calcext:value-type="float">
            <text:p>28383</text:p>
          </table:table-cell>
          <table:table-cell office:value-type="float" office:value="28809" calcext:value-type="float">
            <text:p>28809</text:p>
          </table:table-cell>
          <table:table-cell office:value-type="float" office:value="28421" calcext:value-type="float">
            <text:p>28421</text:p>
          </table:table-cell>
          <table:table-cell office:value-type="float" office:value="28319" calcext:value-type="float">
            <text:p>28319</text:p>
          </table:table-cell>
          <table:table-cell office:value-type="float" office:value="27917" calcext:value-type="float">
            <text:p>27917</text:p>
          </table:table-cell>
          <table:table-cell office:value-type="float" office:value="27701" calcext:value-type="float">
            <text:p>27701</text:p>
          </table:table-cell>
          <table:table-cell office:value-type="float" office:value="27645" calcext:value-type="float">
            <text:p>27645</text:p>
          </table:table-cell>
          <table:table-cell office:value-type="float" office:value="27428" calcext:value-type="float">
            <text:p>27428</text:p>
          </table:table-cell>
          <table:table-cell office:value-type="float" office:value="27008" calcext:value-type="float">
            <text:p>27008</text:p>
          </table:table-cell>
          <table:table-cell office:value-type="float" office:value="26718" calcext:value-type="float">
            <text:p>26718</text:p>
          </table:table-cell>
          <table:table-cell office:value-type="float" office:value="26712" calcext:value-type="float">
            <text:p>26712</text:p>
          </table:table-cell>
          <table:table-cell office:value-type="float" office:value="26048" calcext:value-type="float">
            <text:p>26048</text:p>
          </table:table-cell>
          <table:table-cell office:value-type="float" office:value="25547" calcext:value-type="float">
            <text:p>25547</text:p>
          </table:table-cell>
          <table:table-cell office:value-type="float" office:value="24693" calcext:value-type="float">
            <text:p>24693</text:p>
          </table:table-cell>
          <table:table-cell office:value-type="float" office:value="24517" calcext:value-type="float">
            <text:p>24517</text:p>
          </table:table-cell>
          <table:table-cell office:value-type="float" office:value="24003" calcext:value-type="float">
            <text:p>24003</text:p>
          </table:table-cell>
          <table:table-cell office:value-type="float" office:value="23344" calcext:value-type="float">
            <text:p>23344</text:p>
          </table:table-cell>
          <table:table-cell office:value-type="float" office:value="22588" calcext:value-type="float">
            <text:p>22588</text:p>
          </table:table-cell>
          <table:table-cell office:value-type="float" office:value="22210" calcext:value-type="float">
            <text:p>22210</text:p>
          </table:table-cell>
          <table:table-cell office:value-type="float" office:value="21509" calcext:value-type="float">
            <text:p>21509</text:p>
          </table:table-cell>
          <table:table-cell office:value-type="float" office:value="21009" calcext:value-type="float">
            <text:p>21009</text:p>
          </table:table-cell>
          <table:table-cell office:value-type="float" office:value="19984" calcext:value-type="float">
            <text:p>19984</text:p>
          </table:table-cell>
          <table:table-cell office:value-type="float" office:value="19703" calcext:value-type="float">
            <text:p>19703</text:p>
          </table:table-cell>
          <table:table-cell office:value-type="float" office:value="19053" calcext:value-type="float">
            <text:p>19053</text:p>
          </table:table-cell>
          <table:table-cell office:value-type="float" office:value="18417" calcext:value-type="float">
            <text:p>18417</text:p>
          </table:table-cell>
          <table:table-cell office:value-type="float" office:value="17560" calcext:value-type="float">
            <text:p>17560</text:p>
          </table:table-cell>
          <table:table-cell office:value-type="float" office:value="17230" calcext:value-type="float">
            <text:p>17230</text:p>
          </table:table-cell>
          <table:table-cell office:value-type="float" office:value="16421" calcext:value-type="float">
            <text:p>16421</text:p>
          </table:table-cell>
          <table:table-cell office:value-type="float" office:value="16133" calcext:value-type="float">
            <text:p>16133</text:p>
          </table:table-cell>
          <table:table-cell office:value-type="float" office:value="15623" calcext:value-type="float">
            <text:p>15623</text:p>
          </table:table-cell>
          <table:table-cell office:value-type="float" office:value="14810" calcext:value-type="float">
            <text:p>14810</text:p>
          </table:table-cell>
          <table:table-cell office:value-type="float" office:value="14414" calcext:value-type="float">
            <text:p>14414</text:p>
          </table:table-cell>
          <table:table-cell office:value-type="float" office:value="13875" calcext:value-type="float">
            <text:p>13875</text:p>
          </table:table-cell>
          <table:table-cell office:value-type="float" office:value="13390" calcext:value-type="float">
            <text:p>13390</text:p>
          </table:table-cell>
          <table:table-cell office:value-type="float" office:value="12467" calcext:value-type="float">
            <text:p>12467</text:p>
          </table:table-cell>
          <table:table-cell office:value-type="float" office:value="12437" calcext:value-type="float">
            <text:p>12437</text:p>
          </table:table-cell>
          <table:table-cell office:value-type="float" office:value="11971" calcext:value-type="float">
            <text:p>11971</text:p>
          </table:table-cell>
          <table:table-cell office:value-type="float" office:value="11759" calcext:value-type="float">
            <text:p>11759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13344" calcext:value-type="float">
            <text:p>13344</text:p>
          </table:table-cell>
          <table:table-cell office:value-type="float" office:value="16079" calcext:value-type="float">
            <text:p>16079</text:p>
          </table:table-cell>
          <table:table-cell office:value-type="float" office:value="18013" calcext:value-type="float">
            <text:p>18013</text:p>
          </table:table-cell>
          <table:table-cell office:value-type="float" office:value="19844" calcext:value-type="float">
            <text:p>19844</text:p>
          </table:table-cell>
          <table:table-cell office:value-type="float" office:value="21528" calcext:value-type="float">
            <text:p>21528</text:p>
          </table:table-cell>
          <table:table-cell office:value-type="float" office:value="23084" calcext:value-type="float">
            <text:p>23084</text:p>
          </table:table-cell>
          <table:table-cell office:value-type="float" office:value="24285" calcext:value-type="float">
            <text:p>24285</text:p>
          </table:table-cell>
          <table:table-cell office:value-type="float" office:value="25227" calcext:value-type="float">
            <text:p>25227</text:p>
          </table:table-cell>
          <table:table-cell office:value-type="float" office:value="25490" calcext:value-type="float">
            <text:p>25490</text:p>
          </table:table-cell>
          <table:table-cell office:value-type="float" office:value="26092" calcext:value-type="float">
            <text:p>26092</text:p>
          </table:table-cell>
          <table:table-cell office:value-type="float" office:value="26316" calcext:value-type="float">
            <text:p>26316</text:p>
          </table:table-cell>
          <table:table-cell office:value-type="float" office:value="25807" calcext:value-type="float">
            <text:p>25807</text:p>
          </table:table-cell>
          <table:table-cell office:value-type="float" office:value="25486" calcext:value-type="float">
            <text:p>25486</text:p>
          </table:table-cell>
          <table:table-cell office:value-type="float" office:value="25527" calcext:value-type="float">
            <text:p>25527</text:p>
          </table:table-cell>
          <table:table-cell office:value-type="float" office:value="25696" calcext:value-type="float">
            <text:p>25696</text:p>
          </table:table-cell>
          <table:table-cell office:value-type="float" office:value="25080" calcext:value-type="float">
            <text:p>25080</text:p>
          </table:table-cell>
          <table:table-cell office:value-type="float" office:value="25210" calcext:value-type="float">
            <text:p>25210</text:p>
          </table:table-cell>
          <table:table-cell office:value-type="float" office:value="24622" calcext:value-type="float">
            <text:p>24622</text:p>
          </table:table-cell>
          <table:table-cell office:value-type="float" office:value="24591" calcext:value-type="float">
            <text:p>24591</text:p>
          </table:table-cell>
          <table:table-cell office:value-type="float" office:value="24422" calcext:value-type="float">
            <text:p>24422</text:p>
          </table:table-cell>
          <table:table-cell office:value-type="float" office:value="24268" calcext:value-type="float">
            <text:p>24268</text:p>
          </table:table-cell>
          <table:table-cell office:value-type="float" office:value="23784" calcext:value-type="float">
            <text:p>23784</text:p>
          </table:table-cell>
          <table:table-cell office:value-type="float" office:value="23491" calcext:value-type="float">
            <text:p>23491</text:p>
          </table:table-cell>
          <table:table-cell office:value-type="float" office:value="23196" calcext:value-type="float">
            <text:p>23196</text:p>
          </table:table-cell>
          <table:table-cell office:value-type="float" office:value="22928" calcext:value-type="float">
            <text:p>22928</text:p>
          </table:table-cell>
          <table:table-cell office:value-type="float" office:value="22459" calcext:value-type="float">
            <text:p>22459</text:p>
          </table:table-cell>
          <table:table-cell office:value-type="float" office:value="22108" calcext:value-type="float">
            <text:p>22108</text:p>
          </table:table-cell>
          <table:table-cell office:value-type="float" office:value="21606" calcext:value-type="float">
            <text:p>21606</text:p>
          </table:table-cell>
          <table:table-cell office:value-type="float" office:value="21021" calcext:value-type="float">
            <text:p>21021</text:p>
          </table:table-cell>
          <table:table-cell office:value-type="float" office:value="20575" calcext:value-type="float">
            <text:p>20575</text:p>
          </table:table-cell>
          <table:table-cell office:value-type="float" office:value="20074" calcext:value-type="float">
            <text:p>20074</text:p>
          </table:table-cell>
          <table:table-cell office:value-type="float" office:value="19313" calcext:value-type="float">
            <text:p>19313</text:p>
          </table:table-cell>
          <table:table-cell office:value-type="float" office:value="18875" calcext:value-type="float">
            <text:p>18875</text:p>
          </table:table-cell>
          <table:table-cell office:value-type="float" office:value="18191" calcext:value-type="float">
            <text:p>18191</text:p>
          </table:table-cell>
          <table:table-cell office:value-type="float" office:value="17485" calcext:value-type="float">
            <text:p>17485</text:p>
          </table:table-cell>
          <table:table-cell office:value-type="float" office:value="17026" calcext:value-type="float">
            <text:p>17026</text:p>
          </table:table-cell>
          <table:table-cell office:value-type="float" office:value="16603" calcext:value-type="float">
            <text:p>16603</text:p>
          </table:table-cell>
          <table:table-cell office:value-type="float" office:value="16155" calcext:value-type="float">
            <text:p>16155</text:p>
          </table:table-cell>
          <table:table-cell office:value-type="float" office:value="15309" calcext:value-type="float">
            <text:p>15309</text:p>
          </table:table-cell>
          <table:table-cell office:value-type="float" office:value="15059" calcext:value-type="float">
            <text:p>15059</text:p>
          </table:table-cell>
          <table:table-cell office:value-type="float" office:value="14662" calcext:value-type="float">
            <text:p>14662</text:p>
          </table:table-cell>
          <table:table-cell office:value-type="float" office:value="14321" calcext:value-type="float">
            <text:p>14321</text:p>
          </table:table-cell>
          <table:table-cell office:value-type="float" office:value="13618" calcext:value-type="float">
            <text:p>13618</text:p>
          </table:table-cell>
          <table:table-cell office:value-type="float" office:value="13126" calcext:value-type="float">
            <text:p>13126</text:p>
          </table:table-cell>
          <table:table-cell office:value-type="float" office:value="12464" calcext:value-type="float">
            <text:p>12464</text:p>
          </table:table-cell>
          <table:table-cell office:value-type="float" office:value="12013" calcext:value-type="float">
            <text:p>12013</text:p>
          </table:table-cell>
          <table:table-cell office:value-type="float" office:value="11712" calcext:value-type="float">
            <text:p>11712</text:p>
          </table:table-cell>
          <table:table-cell office:value-type="float" office:value="11199" calcext:value-type="float">
            <text:p>11199</text:p>
          </table:table-cell>
          <table:table-cell office:value-type="float" office:value="10728" calcext:value-type="float">
            <text:p>10728</text:p>
          </table:table-cell>
          <table:table-cell office:value-type="float" office:value="10388" calcext:value-type="float">
            <text:p>10388</text:p>
          </table:table-cell>
          <table:table-cell office:value-type="float" office:value="10135" calcext:value-type="float">
            <text:p>10135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5948" calcext:value-type="float">
            <text:p>15948</text:p>
          </table:table-cell>
          <table:table-cell office:value-type="float" office:value="19435" calcext:value-type="float">
            <text:p>19435</text:p>
          </table:table-cell>
          <table:table-cell office:value-type="float" office:value="21852" calcext:value-type="float">
            <text:p>21852</text:p>
          </table:table-cell>
          <table:table-cell office:value-type="float" office:value="24969" calcext:value-type="float">
            <text:p>24969</text:p>
          </table:table-cell>
          <table:table-cell office:value-type="float" office:value="27123" calcext:value-type="float">
            <text:p>27123</text:p>
          </table:table-cell>
          <table:table-cell office:value-type="float" office:value="28619" calcext:value-type="float">
            <text:p>28619</text:p>
          </table:table-cell>
          <table:table-cell office:value-type="float" office:value="29943" calcext:value-type="float">
            <text:p>29943</text:p>
          </table:table-cell>
          <table:table-cell office:value-type="float" office:value="30783" calcext:value-type="float">
            <text:p>30783</text:p>
          </table:table-cell>
          <table:table-cell office:value-type="float" office:value="31712" calcext:value-type="float">
            <text:p>31712</text:p>
          </table:table-cell>
          <table:table-cell office:value-type="float" office:value="31425" calcext:value-type="float">
            <text:p>31425</text:p>
          </table:table-cell>
          <table:table-cell office:value-type="float" office:value="31182" calcext:value-type="float">
            <text:p>31182</text:p>
          </table:table-cell>
          <table:table-cell office:value-type="float" office:value="30952" calcext:value-type="float">
            <text:p>30952</text:p>
          </table:table-cell>
          <table:table-cell office:value-type="float" office:value="29996" calcext:value-type="float">
            <text:p>29996</text:p>
          </table:table-cell>
          <table:table-cell office:value-type="float" office:value="29882" calcext:value-type="float">
            <text:p>29882</text:p>
          </table:table-cell>
          <table:table-cell office:value-type="float" office:value="29243" calcext:value-type="float">
            <text:p>29243</text:p>
          </table:table-cell>
          <table:table-cell office:value-type="float" office:value="28830" calcext:value-type="float">
            <text:p>28830</text:p>
          </table:table-cell>
          <table:table-cell office:value-type="float" office:value="28752" calcext:value-type="float">
            <text:p>28752</text:p>
          </table:table-cell>
          <table:table-cell office:value-type="float" office:value="28697" calcext:value-type="float">
            <text:p>28697</text:p>
          </table:table-cell>
          <table:table-cell office:value-type="float" office:value="28016" calcext:value-type="float">
            <text:p>28016</text:p>
          </table:table-cell>
          <table:table-cell office:value-type="float" office:value="27616" calcext:value-type="float">
            <text:p>27616</text:p>
          </table:table-cell>
          <table:table-cell office:value-type="float" office:value="27565" calcext:value-type="float">
            <text:p>27565</text:p>
          </table:table-cell>
          <table:table-cell office:value-type="float" office:value="26974" calcext:value-type="float">
            <text:p>26974</text:p>
          </table:table-cell>
          <table:table-cell office:value-type="float" office:value="26433" calcext:value-type="float">
            <text:p>26433</text:p>
          </table:table-cell>
          <table:table-cell office:value-type="float" office:value="26449" calcext:value-type="float">
            <text:p>26449</text:p>
          </table:table-cell>
          <table:table-cell office:value-type="float" office:value="25661" calcext:value-type="float">
            <text:p>25661</text:p>
          </table:table-cell>
          <table:table-cell office:value-type="float" office:value="25172" calcext:value-type="float">
            <text:p>25172</text:p>
          </table:table-cell>
          <table:table-cell office:value-type="float" office:value="25010" calcext:value-type="float">
            <text:p>25010</text:p>
          </table:table-cell>
          <table:table-cell office:value-type="float" office:value="24078" calcext:value-type="float">
            <text:p>24078</text:p>
          </table:table-cell>
          <table:table-cell office:value-type="float" office:value="23647" calcext:value-type="float">
            <text:p>23647</text:p>
          </table:table-cell>
          <table:table-cell office:value-type="float" office:value="22730" calcext:value-type="float">
            <text:p>22730</text:p>
          </table:table-cell>
          <table:table-cell office:value-type="float" office:value="22103" calcext:value-type="float">
            <text:p>22103</text:p>
          </table:table-cell>
          <table:table-cell office:value-type="float" office:value="21561" calcext:value-type="float">
            <text:p>21561</text:p>
          </table:table-cell>
          <table:table-cell office:value-type="float" office:value="20949" calcext:value-type="float">
            <text:p>20949</text:p>
          </table:table-cell>
          <table:table-cell office:value-type="float" office:value="20331" calcext:value-type="float">
            <text:p>20331</text:p>
          </table:table-cell>
          <table:table-cell office:value-type="float" office:value="19664" calcext:value-type="float">
            <text:p>19664</text:p>
          </table:table-cell>
          <table:table-cell office:value-type="float" office:value="18891" calcext:value-type="float">
            <text:p>18891</text:p>
          </table:table-cell>
          <table:table-cell office:value-type="float" office:value="18032" calcext:value-type="float">
            <text:p>18032</text:p>
          </table:table-cell>
          <table:table-cell office:value-type="float" office:value="17647" calcext:value-type="float">
            <text:p>17647</text:p>
          </table:table-cell>
          <table:table-cell office:value-type="float" office:value="16981" calcext:value-type="float">
            <text:p>16981</text:p>
          </table:table-cell>
          <table:table-cell office:value-type="float" office:value="16370" calcext:value-type="float">
            <text:p>16370</text:p>
          </table:table-cell>
          <table:table-cell office:value-type="float" office:value="15937" calcext:value-type="float">
            <text:p>15937</text:p>
          </table:table-cell>
          <table:table-cell office:value-type="float" office:value="15205" calcext:value-type="float">
            <text:p>15205</text:p>
          </table:table-cell>
          <table:table-cell office:value-type="float" office:value="14897" calcext:value-type="float">
            <text:p>14897</text:p>
          </table:table-cell>
          <table:table-cell office:value-type="float" office:value="14373" calcext:value-type="float">
            <text:p>14373</text:p>
          </table:table-cell>
          <table:table-cell office:value-type="float" office:value="13694" calcext:value-type="float">
            <text:p>13694</text:p>
          </table:table-cell>
          <table:table-cell office:value-type="float" office:value="13175" calcext:value-type="float">
            <text:p>13175</text:p>
          </table:table-cell>
          <table:table-cell office:value-type="float" office:value="12619" calcext:value-type="float">
            <text:p>12619</text:p>
          </table:table-cell>
          <table:table-cell office:value-type="float" office:value="12154" calcext:value-type="float">
            <text:p>12154</text:p>
          </table:table-cell>
          <table:table-cell office:value-type="float" office:value="11836" calcext:value-type="float">
            <text:p>11836</text:p>
          </table:table-cell>
          <table:table-cell office:value-type="float" office:value="11423" calcext:value-type="float">
            <text:p>11423</text:p>
          </table:table-cell>
          <table:table-cell office:value-type="float" office:value="11179" calcext:value-type="float">
            <text:p>11179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16197" calcext:value-type="float">
            <text:p>16197</text:p>
          </table:table-cell>
          <table:table-cell office:value-type="float" office:value="19283" calcext:value-type="float">
            <text:p>19283</text:p>
          </table:table-cell>
          <table:table-cell office:value-type="float" office:value="21781" calcext:value-type="float">
            <text:p>21781</text:p>
          </table:table-cell>
          <table:table-cell office:value-type="float" office:value="24604" calcext:value-type="float">
            <text:p>24604</text:p>
          </table:table-cell>
          <table:table-cell office:value-type="float" office:value="26451" calcext:value-type="float">
            <text:p>26451</text:p>
          </table:table-cell>
          <table:table-cell office:value-type="float" office:value="28268" calcext:value-type="float">
            <text:p>28268</text:p>
          </table:table-cell>
          <table:table-cell office:value-type="float" office:value="29710" calcext:value-type="float">
            <text:p>29710</text:p>
          </table:table-cell>
          <table:table-cell office:value-type="float" office:value="30946" calcext:value-type="float">
            <text:p>30946</text:p>
          </table:table-cell>
          <table:table-cell office:value-type="float" office:value="31202" calcext:value-type="float">
            <text:p>31202</text:p>
          </table:table-cell>
          <table:table-cell office:value-type="float" office:value="30647" calcext:value-type="float">
            <text:p>30647</text:p>
          </table:table-cell>
          <table:table-cell office:value-type="float" office:value="30232" calcext:value-type="float">
            <text:p>30232</text:p>
          </table:table-cell>
          <table:table-cell office:value-type="float" office:value="29994" calcext:value-type="float">
            <text:p>29994</text:p>
          </table:table-cell>
          <table:table-cell office:value-type="float" office:value="29290" calcext:value-type="float">
            <text:p>29290</text:p>
          </table:table-cell>
          <table:table-cell office:value-type="float" office:value="28759" calcext:value-type="float">
            <text:p>28759</text:p>
          </table:table-cell>
          <table:table-cell office:value-type="float" office:value="28200" calcext:value-type="float">
            <text:p>28200</text:p>
          </table:table-cell>
          <table:table-cell office:value-type="float" office:value="27591" calcext:value-type="float">
            <text:p>27591</text:p>
          </table:table-cell>
          <table:table-cell office:value-type="float" office:value="27431" calcext:value-type="float">
            <text:p>27431</text:p>
          </table:table-cell>
          <table:table-cell office:value-type="float" office:value="26922" calcext:value-type="float">
            <text:p>26922</text:p>
          </table:table-cell>
          <table:table-cell office:value-type="float" office:value="26508" calcext:value-type="float">
            <text:p>26508</text:p>
          </table:table-cell>
          <table:table-cell office:value-type="float" office:value="26388" calcext:value-type="float">
            <text:p>26388</text:p>
          </table:table-cell>
          <table:table-cell office:value-type="float" office:value="26123" calcext:value-type="float">
            <text:p>26123</text:p>
          </table:table-cell>
          <table:table-cell office:value-type="float" office:value="25678" calcext:value-type="float">
            <text:p>25678</text:p>
          </table:table-cell>
          <table:table-cell office:value-type="float" office:value="25231" calcext:value-type="float">
            <text:p>25231</text:p>
          </table:table-cell>
          <table:table-cell office:value-type="float" office:value="25075" calcext:value-type="float">
            <text:p>25075</text:p>
          </table:table-cell>
          <table:table-cell office:value-type="float" office:value="24256" calcext:value-type="float">
            <text:p>24256</text:p>
          </table:table-cell>
          <table:table-cell office:value-type="float" office:value="23825" calcext:value-type="float">
            <text:p>23825</text:p>
          </table:table-cell>
          <table:table-cell office:value-type="float" office:value="23593" calcext:value-type="float">
            <text:p>23593</text:p>
          </table:table-cell>
          <table:table-cell office:value-type="float" office:value="22645" calcext:value-type="float">
            <text:p>22645</text:p>
          </table:table-cell>
          <table:table-cell office:value-type="float" office:value="22121" calcext:value-type="float">
            <text:p>22121</text:p>
          </table:table-cell>
          <table:table-cell office:value-type="float" office:value="21757" calcext:value-type="float">
            <text:p>21757</text:p>
          </table:table-cell>
          <table:table-cell office:value-type="float" office:value="21044" calcext:value-type="float">
            <text:p>21044</text:p>
          </table:table-cell>
          <table:table-cell office:value-type="float" office:value="20435" calcext:value-type="float">
            <text:p>20435</text:p>
          </table:table-cell>
          <table:table-cell office:value-type="float" office:value="19891" calcext:value-type="float">
            <text:p>19891</text:p>
          </table:table-cell>
          <table:table-cell office:value-type="float" office:value="19296" calcext:value-type="float">
            <text:p>19296</text:p>
          </table:table-cell>
          <table:table-cell office:value-type="float" office:value="18504" calcext:value-type="float">
            <text:p>18504</text:p>
          </table:table-cell>
          <table:table-cell office:value-type="float" office:value="17998" calcext:value-type="float">
            <text:p>17998</text:p>
          </table:table-cell>
          <table:table-cell office:value-type="float" office:value="17068" calcext:value-type="float">
            <text:p>17068</text:p>
          </table:table-cell>
          <table:table-cell office:value-type="float" office:value="16828" calcext:value-type="float">
            <text:p>16828</text:p>
          </table:table-cell>
          <table:table-cell office:value-type="float" office:value="16074" calcext:value-type="float">
            <text:p>16074</text:p>
          </table:table-cell>
          <table:table-cell office:value-type="float" office:value="15431" calcext:value-type="float">
            <text:p>15431</text:p>
          </table:table-cell>
          <table:table-cell office:value-type="float" office:value="15039" calcext:value-type="float">
            <text:p>15039</text:p>
          </table:table-cell>
          <table:table-cell office:value-type="float" office:value="14853" calcext:value-type="float">
            <text:p>14853</text:p>
          </table:table-cell>
          <table:table-cell office:value-type="float" office:value="14020" calcext:value-type="float">
            <text:p>14020</text:p>
          </table:table-cell>
          <table:table-cell office:value-type="float" office:value="13424" calcext:value-type="float">
            <text:p>13424</text:p>
          </table:table-cell>
          <table:table-cell office:value-type="float" office:value="12781" calcext:value-type="float">
            <text:p>12781</text:p>
          </table:table-cell>
          <table:table-cell office:value-type="float" office:value="12370" calcext:value-type="float">
            <text:p>12370</text:p>
          </table:table-cell>
          <table:table-cell office:value-type="float" office:value="11951" calcext:value-type="float">
            <text:p>11951</text:p>
          </table:table-cell>
          <table:table-cell office:value-type="float" office:value="11494" calcext:value-type="float">
            <text:p>11494</text:p>
          </table:table-cell>
          <table:table-cell office:value-type="float" office:value="11007" calcext:value-type="float">
            <text:p>11007</text:p>
          </table:table-cell>
          <table:table-cell office:value-type="float" office:value="10853" calcext:value-type="float">
            <text:p>10853</text:p>
          </table:table-cell>
          <table:table-cell office:value-type="float" office:value="10420" calcext:value-type="float">
            <text:p>10420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15833" calcext:value-type="float">
            <text:p>15833</text:p>
          </table:table-cell>
          <table:table-cell office:value-type="float" office:value="19407" calcext:value-type="float">
            <text:p>19407</text:p>
          </table:table-cell>
          <table:table-cell office:value-type="float" office:value="21928" calcext:value-type="float">
            <text:p>21928</text:p>
          </table:table-cell>
          <table:table-cell office:value-type="float" office:value="24495" calcext:value-type="float">
            <text:p>24495</text:p>
          </table:table-cell>
          <table:table-cell office:value-type="float" office:value="26715" calcext:value-type="float">
            <text:p>26715</text:p>
          </table:table-cell>
          <table:table-cell office:value-type="float" office:value="28628" calcext:value-type="float">
            <text:p>28628</text:p>
          </table:table-cell>
          <table:table-cell office:value-type="float" office:value="30296" calcext:value-type="float">
            <text:p>30296</text:p>
          </table:table-cell>
          <table:table-cell office:value-type="float" office:value="30798" calcext:value-type="float">
            <text:p>30798</text:p>
          </table:table-cell>
          <table:table-cell office:value-type="float" office:value="31478" calcext:value-type="float">
            <text:p>31478</text:p>
          </table:table-cell>
          <table:table-cell office:value-type="float" office:value="31063" calcext:value-type="float">
            <text:p>31063</text:p>
          </table:table-cell>
          <table:table-cell office:value-type="float" office:value="30388" calcext:value-type="float">
            <text:p>30388</text:p>
          </table:table-cell>
          <table:table-cell office:value-type="float" office:value="30303" calcext:value-type="float">
            <text:p>30303</text:p>
          </table:table-cell>
          <table:table-cell office:value-type="float" office:value="29633" calcext:value-type="float">
            <text:p>29633</text:p>
          </table:table-cell>
          <table:table-cell office:value-type="float" office:value="29243" calcext:value-type="float">
            <text:p>29243</text:p>
          </table:table-cell>
          <table:table-cell office:value-type="float" office:value="28639" calcext:value-type="float">
            <text:p>28639</text:p>
          </table:table-cell>
          <table:table-cell office:value-type="float" office:value="28393" calcext:value-type="float">
            <text:p>28393</text:p>
          </table:table-cell>
          <table:table-cell office:value-type="float" office:value="28140" calcext:value-type="float">
            <text:p>28140</text:p>
          </table:table-cell>
          <table:table-cell office:value-type="float" office:value="27396" calcext:value-type="float">
            <text:p>27396</text:p>
          </table:table-cell>
          <table:table-cell office:value-type="float" office:value="27176" calcext:value-type="float">
            <text:p>27176</text:p>
          </table:table-cell>
          <table:table-cell office:value-type="float" office:value="26799" calcext:value-type="float">
            <text:p>26799</text:p>
          </table:table-cell>
          <table:table-cell office:value-type="float" office:value="26755" calcext:value-type="float">
            <text:p>26755</text:p>
          </table:table-cell>
          <table:table-cell office:value-type="float" office:value="26229" calcext:value-type="float">
            <text:p>26229</text:p>
          </table:table-cell>
          <table:table-cell office:value-type="float" office:value="25987" calcext:value-type="float">
            <text:p>25987</text:p>
          </table:table-cell>
          <table:table-cell office:value-type="float" office:value="25414" calcext:value-type="float">
            <text:p>25414</text:p>
          </table:table-cell>
          <table:table-cell office:value-type="float" office:value="24982" calcext:value-type="float">
            <text:p>24982</text:p>
          </table:table-cell>
          <table:table-cell office:value-type="float" office:value="24565" calcext:value-type="float">
            <text:p>24565</text:p>
          </table:table-cell>
          <table:table-cell office:value-type="float" office:value="23925" calcext:value-type="float">
            <text:p>23925</text:p>
          </table:table-cell>
          <table:table-cell office:value-type="float" office:value="23520" calcext:value-type="float">
            <text:p>23520</text:p>
          </table:table-cell>
          <table:table-cell office:value-type="float" office:value="22908" calcext:value-type="float">
            <text:p>22908</text:p>
          </table:table-cell>
          <table:table-cell office:value-type="float" office:value="22032" calcext:value-type="float">
            <text:p>22032</text:p>
          </table:table-cell>
          <table:table-cell office:value-type="float" office:value="21507" calcext:value-type="float">
            <text:p>21507</text:p>
          </table:table-cell>
          <table:table-cell office:value-type="float" office:value="21031" calcext:value-type="float">
            <text:p>21031</text:p>
          </table:table-cell>
          <table:table-cell office:value-type="float" office:value="20108" calcext:value-type="float">
            <text:p>20108</text:p>
          </table:table-cell>
          <table:table-cell office:value-type="float" office:value="19554" calcext:value-type="float">
            <text:p>19554</text:p>
          </table:table-cell>
          <table:table-cell office:value-type="float" office:value="18661" calcext:value-type="float">
            <text:p>18661</text:p>
          </table:table-cell>
          <table:table-cell office:value-type="float" office:value="18201" calcext:value-type="float">
            <text:p>18201</text:p>
          </table:table-cell>
          <table:table-cell office:value-type="float" office:value="17554" calcext:value-type="float">
            <text:p>17554</text:p>
          </table:table-cell>
          <table:table-cell office:value-type="float" office:value="17038" calcext:value-type="float">
            <text:p>17038</text:p>
          </table:table-cell>
          <table:table-cell office:value-type="float" office:value="16341" calcext:value-type="float">
            <text:p>16341</text:p>
          </table:table-cell>
          <table:table-cell office:value-type="float" office:value="15795" calcext:value-type="float">
            <text:p>15795</text:p>
          </table:table-cell>
          <table:table-cell office:value-type="float" office:value="15281" calcext:value-type="float">
            <text:p>15281</text:p>
          </table:table-cell>
          <table:table-cell office:value-type="float" office:value="15045" calcext:value-type="float">
            <text:p>15045</text:p>
          </table:table-cell>
          <table:table-cell office:value-type="float" office:value="14405" calcext:value-type="float">
            <text:p>14405</text:p>
          </table:table-cell>
          <table:table-cell office:value-type="float" office:value="13744" calcext:value-type="float">
            <text:p>13744</text:p>
          </table:table-cell>
          <table:table-cell office:value-type="float" office:value="13114" calcext:value-type="float">
            <text:p>13114</text:p>
          </table:table-cell>
          <table:table-cell office:value-type="float" office:value="12478" calcext:value-type="float">
            <text:p>12478</text:p>
          </table:table-cell>
          <table:table-cell office:value-type="float" office:value="12223" calcext:value-type="float">
            <text:p>12223</text:p>
          </table:table-cell>
          <table:table-cell office:value-type="float" office:value="11839" calcext:value-type="float">
            <text:p>11839</text:p>
          </table:table-cell>
          <table:table-cell office:value-type="float" office:value="11471" calcext:value-type="float">
            <text:p>11471</text:p>
          </table:table-cell>
          <table:table-cell office:value-type="float" office:value="10983" calcext:value-type="float">
            <text:p>10983</text:p>
          </table:table-cell>
          <table:table-cell office:value-type="float" office:value="10650" calcext:value-type="float">
            <text:p>10650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15440" calcext:value-type="float">
            <text:p>15440</text:p>
          </table:table-cell>
          <table:table-cell office:value-type="float" office:value="18819" calcext:value-type="float">
            <text:p>18819</text:p>
          </table:table-cell>
          <table:table-cell office:value-type="float" office:value="21559" calcext:value-type="float">
            <text:p>21559</text:p>
          </table:table-cell>
          <table:table-cell office:value-type="float" office:value="23922" calcext:value-type="float">
            <text:p>23922</text:p>
          </table:table-cell>
          <table:table-cell office:value-type="float" office:value="26007" calcext:value-type="float">
            <text:p>26007</text:p>
          </table:table-cell>
          <table:table-cell office:value-type="float" office:value="27909" calcext:value-type="float">
            <text:p>27909</text:p>
          </table:table-cell>
          <table:table-cell office:value-type="float" office:value="29200" calcext:value-type="float">
            <text:p>29200</text:p>
          </table:table-cell>
          <table:table-cell office:value-type="float" office:value="29936" calcext:value-type="float">
            <text:p>29936</text:p>
          </table:table-cell>
          <table:table-cell office:value-type="float" office:value="30322" calcext:value-type="float">
            <text:p>30322</text:p>
          </table:table-cell>
          <table:table-cell office:value-type="float" office:value="30307" calcext:value-type="float">
            <text:p>30307</text:p>
          </table:table-cell>
          <table:table-cell office:value-type="float" office:value="29609" calcext:value-type="float">
            <text:p>29609</text:p>
          </table:table-cell>
          <table:table-cell office:value-type="float" office:value="29247" calcext:value-type="float">
            <text:p>29247</text:p>
          </table:table-cell>
          <table:table-cell office:value-type="float" office:value="28339" calcext:value-type="float">
            <text:p>28339</text:p>
          </table:table-cell>
          <table:table-cell office:value-type="float" office:value="28052" calcext:value-type="float">
            <text:p>28052</text:p>
          </table:table-cell>
          <table:table-cell office:value-type="float" office:value="27365" calcext:value-type="float">
            <text:p>27365</text:p>
          </table:table-cell>
          <table:table-cell office:value-type="float" office:value="27019" calcext:value-type="float">
            <text:p>27019</text:p>
          </table:table-cell>
          <table:table-cell office:value-type="float" office:value="26662" calcext:value-type="float">
            <text:p>26662</text:p>
          </table:table-cell>
          <table:table-cell office:value-type="float" office:value="26133" calcext:value-type="float">
            <text:p>26133</text:p>
          </table:table-cell>
          <table:table-cell office:value-type="float" office:value="26057" calcext:value-type="float">
            <text:p>26057</text:p>
          </table:table-cell>
          <table:table-cell office:value-type="float" office:value="25587" calcext:value-type="float">
            <text:p>25587</text:p>
          </table:table-cell>
          <table:table-cell office:value-type="float" office:value="25242" calcext:value-type="float">
            <text:p>25242</text:p>
          </table:table-cell>
          <table:table-cell office:value-type="float" office:value="24547" calcext:value-type="float">
            <text:p>24547</text:p>
          </table:table-cell>
          <table:table-cell office:value-type="float" office:value="24483" calcext:value-type="float">
            <text:p>24483</text:p>
          </table:table-cell>
          <table:table-cell office:value-type="float" office:value="23696" calcext:value-type="float">
            <text:p>23696</text:p>
          </table:table-cell>
          <table:table-cell office:value-type="float" office:value="23514" calcext:value-type="float">
            <text:p>23514</text:p>
          </table:table-cell>
          <table:table-cell office:value-type="float" office:value="22783" calcext:value-type="float">
            <text:p>22783</text:p>
          </table:table-cell>
          <table:table-cell office:value-type="float" office:value="22443" calcext:value-type="float">
            <text:p>22443</text:p>
          </table:table-cell>
          <table:table-cell office:value-type="float" office:value="22116" calcext:value-type="float">
            <text:p>22116</text:p>
          </table:table-cell>
          <table:table-cell office:value-type="float" office:value="21683" calcext:value-type="float">
            <text:p>21683</text:p>
          </table:table-cell>
          <table:table-cell office:value-type="float" office:value="21012" calcext:value-type="float">
            <text:p>21012</text:p>
          </table:table-cell>
          <table:table-cell office:value-type="float" office:value="20144" calcext:value-type="float">
            <text:p>20144</text:p>
          </table:table-cell>
          <table:table-cell office:value-type="float" office:value="19639" calcext:value-type="float">
            <text:p>19639</text:p>
          </table:table-cell>
          <table:table-cell office:value-type="float" office:value="19087" calcext:value-type="float">
            <text:p>19087</text:p>
          </table:table-cell>
          <table:table-cell office:value-type="float" office:value="18311" calcext:value-type="float">
            <text:p>18311</text:p>
          </table:table-cell>
          <table:table-cell office:value-type="float" office:value="17648" calcext:value-type="float">
            <text:p>17648</text:p>
          </table:table-cell>
          <table:table-cell office:value-type="float" office:value="16956" calcext:value-type="float">
            <text:p>16956</text:p>
          </table:table-cell>
          <table:table-cell office:value-type="float" office:value="16243" calcext:value-type="float">
            <text:p>16243</text:p>
          </table:table-cell>
          <table:table-cell office:value-type="float" office:value="16011" calcext:value-type="float">
            <text:p>16011</text:p>
          </table:table-cell>
          <table:table-cell office:value-type="float" office:value="15198" calcext:value-type="float">
            <text:p>15198</text:p>
          </table:table-cell>
          <table:table-cell office:value-type="float" office:value="14994" calcext:value-type="float">
            <text:p>14994</text:p>
          </table:table-cell>
          <table:table-cell office:value-type="float" office:value="14325" calcext:value-type="float">
            <text:p>14325</text:p>
          </table:table-cell>
          <table:table-cell office:value-type="float" office:value="14076" calcext:value-type="float">
            <text:p>14076</text:p>
          </table:table-cell>
          <table:table-cell office:value-type="float" office:value="13304" calcext:value-type="float">
            <text:p>13304</text:p>
          </table:table-cell>
          <table:table-cell office:value-type="float" office:value="12771" calcext:value-type="float">
            <text:p>12771</text:p>
          </table:table-cell>
          <table:table-cell office:value-type="float" office:value="12523" calcext:value-type="float">
            <text:p>12523</text:p>
          </table:table-cell>
          <table:table-cell office:value-type="float" office:value="11874" calcext:value-type="float">
            <text:p>11874</text:p>
          </table:table-cell>
          <table:table-cell office:value-type="float" office:value="11356" calcext:value-type="float">
            <text:p>11356</text:p>
          </table:table-cell>
          <table:table-cell office:value-type="float" office:value="10991" calcext:value-type="float">
            <text:p>10991</text:p>
          </table:table-cell>
          <table:table-cell office:value-type="float" office:value="10577" calcext:value-type="float">
            <text:p>10577</text:p>
          </table:table-cell>
          <table:table-cell office:value-type="float" office:value="10261" calcext:value-type="float">
            <text:p>10261</text:p>
          </table:table-cell>
          <table:table-cell office:value-type="float" office:value="10036" calcext:value-type="float">
            <text:p>10036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17461" calcext:value-type="float">
            <text:p>17461</text:p>
          </table:table-cell>
          <table:table-cell office:value-type="float" office:value="20604" calcext:value-type="float">
            <text:p>20604</text:p>
          </table:table-cell>
          <table:table-cell office:value-type="float" office:value="23298" calcext:value-type="float">
            <text:p>23298</text:p>
          </table:table-cell>
          <table:table-cell office:value-type="float" office:value="26324" calcext:value-type="float">
            <text:p>26324</text:p>
          </table:table-cell>
          <table:table-cell office:value-type="float" office:value="28551" calcext:value-type="float">
            <text:p>28551</text:p>
          </table:table-cell>
          <table:table-cell office:value-type="float" office:value="30758" calcext:value-type="float">
            <text:p>30758</text:p>
          </table:table-cell>
          <table:table-cell office:value-type="float" office:value="32450" calcext:value-type="float">
            <text:p>32450</text:p>
          </table:table-cell>
          <table:table-cell office:value-type="float" office:value="33515" calcext:value-type="float">
            <text:p>33515</text:p>
          </table:table-cell>
          <table:table-cell office:value-type="float" office:value="34014" calcext:value-type="float">
            <text:p>34014</text:p>
          </table:table-cell>
          <table:table-cell office:value-type="float" office:value="34058" calcext:value-type="float">
            <text:p>34058</text:p>
          </table:table-cell>
          <table:table-cell office:value-type="float" office:value="33796" calcext:value-type="float">
            <text:p>33796</text:p>
          </table:table-cell>
          <table:table-cell office:value-type="float" office:value="32755" calcext:value-type="float">
            <text:p>32755</text:p>
          </table:table-cell>
          <table:table-cell office:value-type="float" office:value="32360" calcext:value-type="float">
            <text:p>32360</text:p>
          </table:table-cell>
          <table:table-cell office:value-type="float" office:value="32151" calcext:value-type="float">
            <text:p>32151</text:p>
          </table:table-cell>
          <table:table-cell office:value-type="float" office:value="31457" calcext:value-type="float">
            <text:p>31457</text:p>
          </table:table-cell>
          <table:table-cell office:value-type="float" office:value="31133" calcext:value-type="float">
            <text:p>31133</text:p>
          </table:table-cell>
          <table:table-cell office:value-type="float" office:value="30256" calcext:value-type="float">
            <text:p>30256</text:p>
          </table:table-cell>
          <table:table-cell office:value-type="float" office:value="30385" calcext:value-type="float">
            <text:p>30385</text:p>
          </table:table-cell>
          <table:table-cell office:value-type="float" office:value="30088" calcext:value-type="float">
            <text:p>30088</text:p>
          </table:table-cell>
          <table:table-cell office:value-type="float" office:value="29527" calcext:value-type="float">
            <text:p>29527</text:p>
          </table:table-cell>
          <table:table-cell office:value-type="float" office:value="28974" calcext:value-type="float">
            <text:p>28974</text:p>
          </table:table-cell>
          <table:table-cell office:value-type="float" office:value="28806" calcext:value-type="float">
            <text:p>28806</text:p>
          </table:table-cell>
          <table:table-cell office:value-type="float" office:value="28388" calcext:value-type="float">
            <text:p>28388</text:p>
          </table:table-cell>
          <table:table-cell office:value-type="float" office:value="27735" calcext:value-type="float">
            <text:p>27735</text:p>
          </table:table-cell>
          <table:table-cell office:value-type="float" office:value="27326" calcext:value-type="float">
            <text:p>27326</text:p>
          </table:table-cell>
          <table:table-cell office:value-type="float" office:value="27093" calcext:value-type="float">
            <text:p>27093</text:p>
          </table:table-cell>
          <table:table-cell office:value-type="float" office:value="26439" calcext:value-type="float">
            <text:p>26439</text:p>
          </table:table-cell>
          <table:table-cell office:value-type="float" office:value="25635" calcext:value-type="float">
            <text:p>25635</text:p>
          </table:table-cell>
          <table:table-cell office:value-type="float" office:value="24972" calcext:value-type="float">
            <text:p>24972</text:p>
          </table:table-cell>
          <table:table-cell office:value-type="float" office:value="24530" calcext:value-type="float">
            <text:p>24530</text:p>
          </table:table-cell>
          <table:table-cell office:value-type="float" office:value="23743" calcext:value-type="float">
            <text:p>23743</text:p>
          </table:table-cell>
          <table:table-cell office:value-type="float" office:value="22970" calcext:value-type="float">
            <text:p>22970</text:p>
          </table:table-cell>
          <table:table-cell office:value-type="float" office:value="22229" calcext:value-type="float">
            <text:p>22229</text:p>
          </table:table-cell>
          <table:table-cell office:value-type="float" office:value="21550" calcext:value-type="float">
            <text:p>21550</text:p>
          </table:table-cell>
          <table:table-cell office:value-type="float" office:value="20734" calcext:value-type="float">
            <text:p>20734</text:p>
          </table:table-cell>
          <table:table-cell office:value-type="float" office:value="20103" calcext:value-type="float">
            <text:p>20103</text:p>
          </table:table-cell>
          <table:table-cell office:value-type="float" office:value="19234" calcext:value-type="float">
            <text:p>19234</text:p>
          </table:table-cell>
          <table:table-cell office:value-type="float" office:value="18775" calcext:value-type="float">
            <text:p>18775</text:p>
          </table:table-cell>
          <table:table-cell office:value-type="float" office:value="17863" calcext:value-type="float">
            <text:p>17863</text:p>
          </table:table-cell>
          <table:table-cell office:value-type="float" office:value="17544" calcext:value-type="float">
            <text:p>17544</text:p>
          </table:table-cell>
          <table:table-cell office:value-type="float" office:value="16971" calcext:value-type="float">
            <text:p>16971</text:p>
          </table:table-cell>
          <table:table-cell office:value-type="float" office:value="16385" calcext:value-type="float">
            <text:p>16385</text:p>
          </table:table-cell>
          <table:table-cell office:value-type="float" office:value="15470" calcext:value-type="float">
            <text:p>15470</text:p>
          </table:table-cell>
          <table:table-cell office:value-type="float" office:value="15131" calcext:value-type="float">
            <text:p>15131</text:p>
          </table:table-cell>
          <table:table-cell office:value-type="float" office:value="14500" calcext:value-type="float">
            <text:p>14500</text:p>
          </table:table-cell>
          <table:table-cell office:value-type="float" office:value="14056" calcext:value-type="float">
            <text:p>14056</text:p>
          </table:table-cell>
          <table:table-cell office:value-type="float" office:value="13452" calcext:value-type="float">
            <text:p>13452</text:p>
          </table:table-cell>
          <table:table-cell office:value-type="float" office:value="12798" calcext:value-type="float">
            <text:p>12798</text:p>
          </table:table-cell>
          <table:table-cell office:value-type="float" office:value="12393" calcext:value-type="float">
            <text:p>12393</text:p>
          </table:table-cell>
          <table:table-cell office:value-type="float" office:value="12152" calcext:value-type="float">
            <text:p>12152</text:p>
          </table:table-cell>
          <table:table-cell office:value-type="float" office:value="11796" calcext:value-type="float">
            <text:p>11796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float" office:value="18014" calcext:value-type="float">
            <text:p>18014</text:p>
          </table:table-cell>
          <table:table-cell office:value-type="float" office:value="21601" calcext:value-type="float">
            <text:p>21601</text:p>
          </table:table-cell>
          <table:table-cell office:value-type="float" office:value="24177" calcext:value-type="float">
            <text:p>24177</text:p>
          </table:table-cell>
          <table:table-cell office:value-type="float" office:value="27184" calcext:value-type="float">
            <text:p>27184</text:p>
          </table:table-cell>
          <table:table-cell office:value-type="float" office:value="29683" calcext:value-type="float">
            <text:p>29683</text:p>
          </table:table-cell>
          <table:table-cell office:value-type="float" office:value="31452" calcext:value-type="float">
            <text:p>31452</text:p>
          </table:table-cell>
          <table:table-cell office:value-type="float" office:value="33348" calcext:value-type="float">
            <text:p>33348</text:p>
          </table:table-cell>
          <table:table-cell office:value-type="float" office:value="34490" calcext:value-type="float">
            <text:p>34490</text:p>
          </table:table-cell>
          <table:table-cell office:value-type="float" office:value="35334" calcext:value-type="float">
            <text:p>35334</text:p>
          </table:table-cell>
          <table:table-cell office:value-type="float" office:value="34866" calcext:value-type="float">
            <text:p>34866</text:p>
          </table:table-cell>
          <table:table-cell office:value-type="float" office:value="34347" calcext:value-type="float">
            <text:p>34347</text:p>
          </table:table-cell>
          <table:table-cell office:value-type="float" office:value="34432" calcext:value-type="float">
            <text:p>34432</text:p>
          </table:table-cell>
          <table:table-cell office:value-type="float" office:value="33649" calcext:value-type="float">
            <text:p>33649</text:p>
          </table:table-cell>
          <table:table-cell office:value-type="float" office:value="33160" calcext:value-type="float">
            <text:p>33160</text:p>
          </table:table-cell>
          <table:table-cell office:value-type="float" office:value="32659" calcext:value-type="float">
            <text:p>32659</text:p>
          </table:table-cell>
          <table:table-cell office:value-type="float" office:value="32361" calcext:value-type="float">
            <text:p>32361</text:p>
          </table:table-cell>
          <table:table-cell office:value-type="float" office:value="32023" calcext:value-type="float">
            <text:p>32023</text:p>
          </table:table-cell>
          <table:table-cell office:value-type="float" office:value="31388" calcext:value-type="float">
            <text:p>31388</text:p>
          </table:table-cell>
          <table:table-cell office:value-type="float" office:value="31056" calcext:value-type="float">
            <text:p>31056</text:p>
          </table:table-cell>
          <table:table-cell office:value-type="float" office:value="30896" calcext:value-type="float">
            <text:p>30896</text:p>
          </table:table-cell>
          <table:table-cell office:value-type="float" office:value="30584" calcext:value-type="float">
            <text:p>30584</text:p>
          </table:table-cell>
          <table:table-cell office:value-type="float" office:value="30058" calcext:value-type="float">
            <text:p>30058</text:p>
          </table:table-cell>
          <table:table-cell office:value-type="float" office:value="29472" calcext:value-type="float">
            <text:p>29472</text:p>
          </table:table-cell>
          <table:table-cell office:value-type="float" office:value="29213" calcext:value-type="float">
            <text:p>29213</text:p>
          </table:table-cell>
          <table:table-cell office:value-type="float" office:value="28876" calcext:value-type="float">
            <text:p>28876</text:p>
          </table:table-cell>
          <table:table-cell office:value-type="float" office:value="28070" calcext:value-type="float">
            <text:p>28070</text:p>
          </table:table-cell>
          <table:table-cell office:value-type="float" office:value="27009" calcext:value-type="float">
            <text:p>27009</text:p>
          </table:table-cell>
          <table:table-cell office:value-type="float" office:value="27075" calcext:value-type="float">
            <text:p>27075</text:p>
          </table:table-cell>
          <table:table-cell office:value-type="float" office:value="26152" calcext:value-type="float">
            <text:p>26152</text:p>
          </table:table-cell>
          <table:table-cell office:value-type="float" office:value="25473" calcext:value-type="float">
            <text:p>25473</text:p>
          </table:table-cell>
          <table:table-cell office:value-type="float" office:value="25184" calcext:value-type="float">
            <text:p>25184</text:p>
          </table:table-cell>
          <table:table-cell office:value-type="float" office:value="24356" calcext:value-type="float">
            <text:p>24356</text:p>
          </table:table-cell>
          <table:table-cell office:value-type="float" office:value="23289" calcext:value-type="float">
            <text:p>23289</text:p>
          </table:table-cell>
          <table:table-cell office:value-type="float" office:value="22468" calcext:value-type="float">
            <text:p>22468</text:p>
          </table:table-cell>
          <table:table-cell office:value-type="float" office:value="21524" calcext:value-type="float">
            <text:p>21524</text:p>
          </table:table-cell>
          <table:table-cell office:value-type="float" office:value="21057" calcext:value-type="float">
            <text:p>21057</text:p>
          </table:table-cell>
          <table:table-cell office:value-type="float" office:value="20372" calcext:value-type="float">
            <text:p>20372</text:p>
          </table:table-cell>
          <table:table-cell office:value-type="float" office:value="19808" calcext:value-type="float">
            <text:p>19808</text:p>
          </table:table-cell>
          <table:table-cell office:value-type="float" office:value="18926" calcext:value-type="float">
            <text:p>18926</text:p>
          </table:table-cell>
          <table:table-cell office:value-type="float" office:value="18406" calcext:value-type="float">
            <text:p>18406</text:p>
          </table:table-cell>
          <table:table-cell office:value-type="float" office:value="17821" calcext:value-type="float">
            <text:p>17821</text:p>
          </table:table-cell>
          <table:table-cell office:value-type="float" office:value="17243" calcext:value-type="float">
            <text:p>17243</text:p>
          </table:table-cell>
          <table:table-cell office:value-type="float" office:value="16598" calcext:value-type="float">
            <text:p>16598</text:p>
          </table:table-cell>
          <table:table-cell office:value-type="float" office:value="15742" calcext:value-type="float">
            <text:p>15742</text:p>
          </table:table-cell>
          <table:table-cell office:value-type="float" office:value="15363" calcext:value-type="float">
            <text:p>15363</text:p>
          </table:table-cell>
          <table:table-cell office:value-type="float" office:value="14618" calcext:value-type="float">
            <text:p>14618</text:p>
          </table:table-cell>
          <table:table-cell office:value-type="float" office:value="13935" calcext:value-type="float">
            <text:p>13935</text:p>
          </table:table-cell>
          <table:table-cell office:value-type="float" office:value="13527" calcext:value-type="float">
            <text:p>13527</text:p>
          </table:table-cell>
          <table:table-cell office:value-type="float" office:value="13312" calcext:value-type="float">
            <text:p>13312</text:p>
          </table:table-cell>
          <table:table-cell office:value-type="float" office:value="12742" calcext:value-type="float">
            <text:p>12742</text:p>
          </table:table-cell>
          <table:table-cell office:value-type="float" office:value="12416" calcext:value-type="float">
            <text:p>12416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float" office:value="17877" calcext:value-type="float">
            <text:p>17877</text:p>
          </table:table-cell>
          <table:table-cell office:value-type="float" office:value="21493" calcext:value-type="float">
            <text:p>21493</text:p>
          </table:table-cell>
          <table:table-cell office:value-type="float" office:value="24644" calcext:value-type="float">
            <text:p>24644</text:p>
          </table:table-cell>
          <table:table-cell office:value-type="float" office:value="27443" calcext:value-type="float">
            <text:p>27443</text:p>
          </table:table-cell>
          <table:table-cell office:value-type="float" office:value="29963" calcext:value-type="float">
            <text:p>29963</text:p>
          </table:table-cell>
          <table:table-cell office:value-type="float" office:value="32114" calcext:value-type="float">
            <text:p>32114</text:p>
          </table:table-cell>
          <table:table-cell office:value-type="float" office:value="33455" calcext:value-type="float">
            <text:p>33455</text:p>
          </table:table-cell>
          <table:table-cell office:value-type="float" office:value="34545" calcext:value-type="float">
            <text:p>34545</text:p>
          </table:table-cell>
          <table:table-cell office:value-type="float" office:value="35233" calcext:value-type="float">
            <text:p>35233</text:p>
          </table:table-cell>
          <table:table-cell office:value-type="float" office:value="35210" calcext:value-type="float">
            <text:p>35210</text:p>
          </table:table-cell>
          <table:table-cell office:value-type="float" office:value="34733" calcext:value-type="float">
            <text:p>34733</text:p>
          </table:table-cell>
          <table:table-cell office:value-type="float" office:value="34003" calcext:value-type="float">
            <text:p>34003</text:p>
          </table:table-cell>
          <table:table-cell office:value-type="float" office:value="33322" calcext:value-type="float">
            <text:p>33322</text:p>
          </table:table-cell>
          <table:table-cell office:value-type="float" office:value="32606" calcext:value-type="float">
            <text:p>32606</text:p>
          </table:table-cell>
          <table:table-cell office:value-type="float" office:value="32388" calcext:value-type="float">
            <text:p>32388</text:p>
          </table:table-cell>
          <table:table-cell office:value-type="float" office:value="31786" calcext:value-type="float">
            <text:p>31786</text:p>
          </table:table-cell>
          <table:table-cell office:value-type="float" office:value="31439" calcext:value-type="float">
            <text:p>31439</text:p>
          </table:table-cell>
          <table:table-cell office:value-type="float" office:value="30803" calcext:value-type="float">
            <text:p>30803</text:p>
          </table:table-cell>
          <table:table-cell office:value-type="float" office:value="30512" calcext:value-type="float">
            <text:p>30512</text:p>
          </table:table-cell>
          <table:table-cell office:value-type="float" office:value="30278" calcext:value-type="float">
            <text:p>30278</text:p>
          </table:table-cell>
          <table:table-cell office:value-type="float" office:value="30214" calcext:value-type="float">
            <text:p>30214</text:p>
          </table:table-cell>
          <table:table-cell office:value-type="float" office:value="29458" calcext:value-type="float">
            <text:p>29458</text:p>
          </table:table-cell>
          <table:table-cell office:value-type="float" office:value="29182" calcext:value-type="float">
            <text:p>29182</text:p>
          </table:table-cell>
          <table:table-cell office:value-type="float" office:value="28557" calcext:value-type="float">
            <text:p>28557</text:p>
          </table:table-cell>
          <table:table-cell office:value-type="float" office:value="27684" calcext:value-type="float">
            <text:p>27684</text:p>
          </table:table-cell>
          <table:table-cell office:value-type="float" office:value="27200" calcext:value-type="float">
            <text:p>27200</text:p>
          </table:table-cell>
          <table:table-cell office:value-type="float" office:value="26852" calcext:value-type="float">
            <text:p>26852</text:p>
          </table:table-cell>
          <table:table-cell office:value-type="float" office:value="26326" calcext:value-type="float">
            <text:p>26326</text:p>
          </table:table-cell>
          <table:table-cell office:value-type="float" office:value="25764" calcext:value-type="float">
            <text:p>25764</text:p>
          </table:table-cell>
          <table:table-cell office:value-type="float" office:value="24908" calcext:value-type="float">
            <text:p>24908</text:p>
          </table:table-cell>
          <table:table-cell office:value-type="float" office:value="24074" calcext:value-type="float">
            <text:p>24074</text:p>
          </table:table-cell>
          <table:table-cell office:value-type="float" office:value="23456" calcext:value-type="float">
            <text:p>23456</text:p>
          </table:table-cell>
          <table:table-cell office:value-type="float" office:value="22571" calcext:value-type="float">
            <text:p>22571</text:p>
          </table:table-cell>
          <table:table-cell office:value-type="float" office:value="21976" calcext:value-type="float">
            <text:p>21976</text:p>
          </table:table-cell>
          <table:table-cell office:value-type="float" office:value="20838" calcext:value-type="float">
            <text:p>20838</text:p>
          </table:table-cell>
          <table:table-cell office:value-type="float" office:value="20332" calcext:value-type="float">
            <text:p>20332</text:p>
          </table:table-cell>
          <table:table-cell office:value-type="float" office:value="19639" calcext:value-type="float">
            <text:p>19639</text:p>
          </table:table-cell>
          <table:table-cell office:value-type="float" office:value="19033" calcext:value-type="float">
            <text:p>19033</text:p>
          </table:table-cell>
          <table:table-cell office:value-type="float" office:value="18358" calcext:value-type="float">
            <text:p>18358</text:p>
          </table:table-cell>
          <table:table-cell office:value-type="float" office:value="17675" calcext:value-type="float">
            <text:p>17675</text:p>
          </table:table-cell>
          <table:table-cell office:value-type="float" office:value="17027" calcext:value-type="float">
            <text:p>17027</text:p>
          </table:table-cell>
          <table:table-cell office:value-type="float" office:value="16457" calcext:value-type="float">
            <text:p>16457</text:p>
          </table:table-cell>
          <table:table-cell office:value-type="float" office:value="15898" calcext:value-type="float">
            <text:p>15898</text:p>
          </table:table-cell>
          <table:table-cell office:value-type="float" office:value="15250" calcext:value-type="float">
            <text:p>15250</text:p>
          </table:table-cell>
          <table:table-cell office:value-type="float" office:value="14882" calcext:value-type="float">
            <text:p>14882</text:p>
          </table:table-cell>
          <table:table-cell office:value-type="float" office:value="14111" calcext:value-type="float">
            <text:p>14111</text:p>
          </table:table-cell>
          <table:table-cell office:value-type="float" office:value="13499" calcext:value-type="float">
            <text:p>13499</text:p>
          </table:table-cell>
          <table:table-cell office:value-type="float" office:value="13123" calcext:value-type="float">
            <text:p>13123</text:p>
          </table:table-cell>
          <table:table-cell office:value-type="float" office:value="12704" calcext:value-type="float">
            <text:p>12704</text:p>
          </table:table-cell>
          <table:table-cell office:value-type="float" office:value="12276" calcext:value-type="float">
            <text:p>12276</text:p>
          </table:table-cell>
          <table:table-cell office:value-type="float" office:value="11842" calcext:value-type="float">
            <text:p>11842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6384" calcext:value-type="float">
            <text:p>16384</text:p>
          </table:table-cell>
          <table:table-cell office:value-type="float" office:value="19954" calcext:value-type="float">
            <text:p>19954</text:p>
          </table:table-cell>
          <table:table-cell office:value-type="float" office:value="22790" calcext:value-type="float">
            <text:p>22790</text:p>
          </table:table-cell>
          <table:table-cell office:value-type="float" office:value="24858" calcext:value-type="float">
            <text:p>24858</text:p>
          </table:table-cell>
          <table:table-cell office:value-type="float" office:value="27418" calcext:value-type="float">
            <text:p>27418</text:p>
          </table:table-cell>
          <table:table-cell office:value-type="float" office:value="29638" calcext:value-type="float">
            <text:p>29638</text:p>
          </table:table-cell>
          <table:table-cell office:value-type="float" office:value="30928" calcext:value-type="float">
            <text:p>30928</text:p>
          </table:table-cell>
          <table:table-cell office:value-type="float" office:value="31743" calcext:value-type="float">
            <text:p>31743</text:p>
          </table:table-cell>
          <table:table-cell office:value-type="float" office:value="32410" calcext:value-type="float">
            <text:p>32410</text:p>
          </table:table-cell>
          <table:table-cell office:value-type="float" office:value="32049" calcext:value-type="float">
            <text:p>32049</text:p>
          </table:table-cell>
          <table:table-cell office:value-type="float" office:value="32155" calcext:value-type="float">
            <text:p>32155</text:p>
          </table:table-cell>
          <table:table-cell office:value-type="float" office:value="31476" calcext:value-type="float">
            <text:p>31476</text:p>
          </table:table-cell>
          <table:table-cell office:value-type="float" office:value="30784" calcext:value-type="float">
            <text:p>30784</text:p>
          </table:table-cell>
          <table:table-cell office:value-type="float" office:value="30214" calcext:value-type="float">
            <text:p>30214</text:p>
          </table:table-cell>
          <table:table-cell office:value-type="float" office:value="29901" calcext:value-type="float">
            <text:p>29901</text:p>
          </table:table-cell>
          <table:table-cell office:value-type="float" office:value="29340" calcext:value-type="float">
            <text:p>29340</text:p>
          </table:table-cell>
          <table:table-cell office:value-type="float" office:value="28936" calcext:value-type="float">
            <text:p>28936</text:p>
          </table:table-cell>
          <table:table-cell office:value-type="float" office:value="28770" calcext:value-type="float">
            <text:p>28770</text:p>
          </table:table-cell>
          <table:table-cell office:value-type="float" office:value="28354" calcext:value-type="float">
            <text:p>28354</text:p>
          </table:table-cell>
          <table:table-cell office:value-type="float" office:value="28130" calcext:value-type="float">
            <text:p>28130</text:p>
          </table:table-cell>
          <table:table-cell office:value-type="float" office:value="28050" calcext:value-type="float">
            <text:p>28050</text:p>
          </table:table-cell>
          <table:table-cell office:value-type="float" office:value="27533" calcext:value-type="float">
            <text:p>27533</text:p>
          </table:table-cell>
          <table:table-cell office:value-type="float" office:value="26973" calcext:value-type="float">
            <text:p>26973</text:p>
          </table:table-cell>
          <table:table-cell office:value-type="float" office:value="26476" calcext:value-type="float">
            <text:p>26476</text:p>
          </table:table-cell>
          <table:table-cell office:value-type="float" office:value="25971" calcext:value-type="float">
            <text:p>25971</text:p>
          </table:table-cell>
          <table:table-cell office:value-type="float" office:value="25428" calcext:value-type="float">
            <text:p>25428</text:p>
          </table:table-cell>
          <table:table-cell office:value-type="float" office:value="24645" calcext:value-type="float">
            <text:p>24645</text:p>
          </table:table-cell>
          <table:table-cell office:value-type="float" office:value="24511" calcext:value-type="float">
            <text:p>24511</text:p>
          </table:table-cell>
          <table:table-cell office:value-type="float" office:value="23552" calcext:value-type="float">
            <text:p>23552</text:p>
          </table:table-cell>
          <table:table-cell office:value-type="float" office:value="23034" calcext:value-type="float">
            <text:p>23034</text:p>
          </table:table-cell>
          <table:table-cell office:value-type="float" office:value="22216" calcext:value-type="float">
            <text:p>22216</text:p>
          </table:table-cell>
          <table:table-cell office:value-type="float" office:value="22159" calcext:value-type="float">
            <text:p>22159</text:p>
          </table:table-cell>
          <table:table-cell office:value-type="float" office:value="20997" calcext:value-type="float">
            <text:p>20997</text:p>
          </table:table-cell>
          <table:table-cell office:value-type="float" office:value="20620" calcext:value-type="float">
            <text:p>20620</text:p>
          </table:table-cell>
          <table:table-cell office:value-type="float" office:value="19669" calcext:value-type="float">
            <text:p>19669</text:p>
          </table:table-cell>
          <table:table-cell office:value-type="float" office:value="18894" calcext:value-type="float">
            <text:p>18894</text:p>
          </table:table-cell>
          <table:table-cell office:value-type="float" office:value="18294" calcext:value-type="float">
            <text:p>18294</text:p>
          </table:table-cell>
          <table:table-cell office:value-type="float" office:value="17623" calcext:value-type="float">
            <text:p>17623</text:p>
          </table:table-cell>
          <table:table-cell office:value-type="float" office:value="17097" calcext:value-type="float">
            <text:p>17097</text:p>
          </table:table-cell>
          <table:table-cell office:value-type="float" office:value="16585" calcext:value-type="float">
            <text:p>16585</text:p>
          </table:table-cell>
          <table:table-cell office:value-type="float" office:value="16124" calcext:value-type="float">
            <text:p>16124</text:p>
          </table:table-cell>
          <table:table-cell office:value-type="float" office:value="15499" calcext:value-type="float">
            <text:p>15499</text:p>
          </table:table-cell>
          <table:table-cell office:value-type="float" office:value="14775" calcext:value-type="float">
            <text:p>14775</text:p>
          </table:table-cell>
          <table:table-cell office:value-type="float" office:value="14144" calcext:value-type="float">
            <text:p>14144</text:p>
          </table:table-cell>
          <table:table-cell office:value-type="float" office:value="13708" calcext:value-type="float">
            <text:p>13708</text:p>
          </table:table-cell>
          <table:table-cell office:value-type="float" office:value="13104" calcext:value-type="float">
            <text:p>13104</text:p>
          </table:table-cell>
          <table:table-cell office:value-type="float" office:value="12802" calcext:value-type="float">
            <text:p>12802</text:p>
          </table:table-cell>
          <table:table-cell office:value-type="float" office:value="12165" calcext:value-type="float">
            <text:p>12165</text:p>
          </table:table-cell>
          <table:table-cell office:value-type="float" office:value="11839" calcext:value-type="float">
            <text:p>11839</text:p>
          </table:table-cell>
          <table:table-cell office:value-type="float" office:value="11326" calcext:value-type="float">
            <text:p>11326</text:p>
          </table:table-cell>
          <table:table-cell office:value-type="float" office:value="11029" calcext:value-type="float">
            <text:p>11029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0719" calcext:value-type="float">
            <text:p>20719</text:p>
          </table:table-cell>
          <table:table-cell office:value-type="float" office:value="24869" calcext:value-type="float">
            <text:p>24869</text:p>
          </table:table-cell>
          <table:table-cell office:value-type="float" office:value="27940" calcext:value-type="float">
            <text:p>27940</text:p>
          </table:table-cell>
          <table:table-cell office:value-type="float" office:value="31283" calcext:value-type="float">
            <text:p>31283</text:p>
          </table:table-cell>
          <table:table-cell office:value-type="float" office:value="34530" calcext:value-type="float">
            <text:p>34530</text:p>
          </table:table-cell>
          <table:table-cell office:value-type="float" office:value="37113" calcext:value-type="float">
            <text:p>37113</text:p>
          </table:table-cell>
          <table:table-cell office:value-type="float" office:value="38955" calcext:value-type="float">
            <text:p>38955</text:p>
          </table:table-cell>
          <table:table-cell office:value-type="float" office:value="39916" calcext:value-type="float">
            <text:p>39916</text:p>
          </table:table-cell>
          <table:table-cell office:value-type="float" office:value="40186" calcext:value-type="float">
            <text:p>40186</text:p>
          </table:table-cell>
          <table:table-cell office:value-type="float" office:value="39864" calcext:value-type="float">
            <text:p>39864</text:p>
          </table:table-cell>
          <table:table-cell office:value-type="float" office:value="39130" calcext:value-type="float">
            <text:p>39130</text:p>
          </table:table-cell>
          <table:table-cell office:value-type="float" office:value="37906" calcext:value-type="float">
            <text:p>37906</text:p>
          </table:table-cell>
          <table:table-cell office:value-type="float" office:value="37245" calcext:value-type="float">
            <text:p>37245</text:p>
          </table:table-cell>
          <table:table-cell office:value-type="float" office:value="36014" calcext:value-type="float">
            <text:p>36014</text:p>
          </table:table-cell>
          <table:table-cell office:value-type="float" office:value="35168" calcext:value-type="float">
            <text:p>35168</text:p>
          </table:table-cell>
          <table:table-cell office:value-type="float" office:value="34798" calcext:value-type="float">
            <text:p>34798</text:p>
          </table:table-cell>
          <table:table-cell office:value-type="float" office:value="34412" calcext:value-type="float">
            <text:p>34412</text:p>
          </table:table-cell>
          <table:table-cell office:value-type="float" office:value="33395" calcext:value-type="float">
            <text:p>33395</text:p>
          </table:table-cell>
          <table:table-cell office:value-type="float" office:value="32902" calcext:value-type="float">
            <text:p>32902</text:p>
          </table:table-cell>
          <table:table-cell office:value-type="float" office:value="32500" calcext:value-type="float">
            <text:p>32500</text:p>
          </table:table-cell>
          <table:table-cell office:value-type="float" office:value="31986" calcext:value-type="float">
            <text:p>31986</text:p>
          </table:table-cell>
          <table:table-cell office:value-type="float" office:value="31618" calcext:value-type="float">
            <text:p>31618</text:p>
          </table:table-cell>
          <table:table-cell office:value-type="float" office:value="31072" calcext:value-type="float">
            <text:p>31072</text:p>
          </table:table-cell>
          <table:table-cell office:value-type="float" office:value="30600" calcext:value-type="float">
            <text:p>30600</text:p>
          </table:table-cell>
          <table:table-cell office:value-type="float" office:value="30503" calcext:value-type="float">
            <text:p>30503</text:p>
          </table:table-cell>
          <table:table-cell office:value-type="float" office:value="29372" calcext:value-type="float">
            <text:p>29372</text:p>
          </table:table-cell>
          <table:table-cell office:value-type="float" office:value="28372" calcext:value-type="float">
            <text:p>28372</text:p>
          </table:table-cell>
          <table:table-cell office:value-type="float" office:value="27918" calcext:value-type="float">
            <text:p>27918</text:p>
          </table:table-cell>
          <table:table-cell office:value-type="float" office:value="27169" calcext:value-type="float">
            <text:p>27169</text:p>
          </table:table-cell>
          <table:table-cell office:value-type="float" office:value="26289" calcext:value-type="float">
            <text:p>26289</text:p>
          </table:table-cell>
          <table:table-cell office:value-type="float" office:value="25511" calcext:value-type="float">
            <text:p>25511</text:p>
          </table:table-cell>
          <table:table-cell office:value-type="float" office:value="24711" calcext:value-type="float">
            <text:p>24711</text:p>
          </table:table-cell>
          <table:table-cell office:value-type="float" office:value="24195" calcext:value-type="float">
            <text:p>24195</text:p>
          </table:table-cell>
          <table:table-cell office:value-type="float" office:value="23127" calcext:value-type="float">
            <text:p>23127</text:p>
          </table:table-cell>
          <table:table-cell office:value-type="float" office:value="22254" calcext:value-type="float">
            <text:p>22254</text:p>
          </table:table-cell>
          <table:table-cell office:value-type="float" office:value="21449" calcext:value-type="float">
            <text:p>21449</text:p>
          </table:table-cell>
          <table:table-cell office:value-type="float" office:value="20706" calcext:value-type="float">
            <text:p>20706</text:p>
          </table:table-cell>
          <table:table-cell office:value-type="float" office:value="19860" calcext:value-type="float">
            <text:p>19860</text:p>
          </table:table-cell>
          <table:table-cell office:value-type="float" office:value="19193" calcext:value-type="float">
            <text:p>19193</text:p>
          </table:table-cell>
          <table:table-cell office:value-type="float" office:value="18589" calcext:value-type="float">
            <text:p>18589</text:p>
          </table:table-cell>
          <table:table-cell office:value-type="float" office:value="17940" calcext:value-type="float">
            <text:p>17940</text:p>
          </table:table-cell>
          <table:table-cell office:value-type="float" office:value="17550" calcext:value-type="float">
            <text:p>17550</text:p>
          </table:table-cell>
          <table:table-cell office:value-type="float" office:value="16664" calcext:value-type="float">
            <text:p>16664</text:p>
          </table:table-cell>
          <table:table-cell office:value-type="float" office:value="15841" calcext:value-type="float">
            <text:p>15841</text:p>
          </table:table-cell>
          <table:table-cell office:value-type="float" office:value="15417" calcext:value-type="float">
            <text:p>15417</text:p>
          </table:table-cell>
          <table:table-cell office:value-type="float" office:value="14730" calcext:value-type="float">
            <text:p>14730</text:p>
          </table:table-cell>
          <table:table-cell office:value-type="float" office:value="14192" calcext:value-type="float">
            <text:p>14192</text:p>
          </table:table-cell>
          <table:table-cell office:value-type="float" office:value="13742" calcext:value-type="float">
            <text:p>13742</text:p>
          </table:table-cell>
          <table:table-cell office:value-type="float" office:value="13351" calcext:value-type="float">
            <text:p>13351</text:p>
          </table:table-cell>
          <table:table-cell office:value-type="float" office:value="12868" calcext:value-type="float">
            <text:p>12868</text:p>
          </table:table-cell>
          <table:table-cell office:value-type="float" office:value="12518" calcext:value-type="float">
            <text:p>1251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6828" calcext:value-type="float">
            <text:p>16828</text:p>
          </table:table-cell>
          <table:table-cell office:value-type="float" office:value="20367" calcext:value-type="float">
            <text:p>20367</text:p>
          </table:table-cell>
          <table:table-cell office:value-type="float" office:value="23263" calcext:value-type="float">
            <text:p>23263</text:p>
          </table:table-cell>
          <table:table-cell office:value-type="float" office:value="26057" calcext:value-type="float">
            <text:p>26057</text:p>
          </table:table-cell>
          <table:table-cell office:value-type="float" office:value="28497" calcext:value-type="float">
            <text:p>28497</text:p>
          </table:table-cell>
          <table:table-cell office:value-type="float" office:value="30208" calcext:value-type="float">
            <text:p>30208</text:p>
          </table:table-cell>
          <table:table-cell office:value-type="float" office:value="31937" calcext:value-type="float">
            <text:p>31937</text:p>
          </table:table-cell>
          <table:table-cell office:value-type="float" office:value="33113" calcext:value-type="float">
            <text:p>33113</text:p>
          </table:table-cell>
          <table:table-cell office:value-type="float" office:value="33790" calcext:value-type="float">
            <text:p>33790</text:p>
          </table:table-cell>
          <table:table-cell office:value-type="float" office:value="33546" calcext:value-type="float">
            <text:p>33546</text:p>
          </table:table-cell>
          <table:table-cell office:value-type="float" office:value="33146" calcext:value-type="float">
            <text:p>33146</text:p>
          </table:table-cell>
          <table:table-cell office:value-type="float" office:value="32924" calcext:value-type="float">
            <text:p>32924</text:p>
          </table:table-cell>
          <table:table-cell office:value-type="float" office:value="32243" calcext:value-type="float">
            <text:p>32243</text:p>
          </table:table-cell>
          <table:table-cell office:value-type="float" office:value="32044" calcext:value-type="float">
            <text:p>32044</text:p>
          </table:table-cell>
          <table:table-cell office:value-type="float" office:value="31415" calcext:value-type="float">
            <text:p>31415</text:p>
          </table:table-cell>
          <table:table-cell office:value-type="float" office:value="31148" calcext:value-type="float">
            <text:p>31148</text:p>
          </table:table-cell>
          <table:table-cell office:value-type="float" office:value="30654" calcext:value-type="float">
            <text:p>30654</text:p>
          </table:table-cell>
          <table:table-cell office:value-type="float" office:value="30354" calcext:value-type="float">
            <text:p>30354</text:p>
          </table:table-cell>
          <table:table-cell office:value-type="float" office:value="30235" calcext:value-type="float">
            <text:p>30235</text:p>
          </table:table-cell>
          <table:table-cell office:value-type="float" office:value="29695" calcext:value-type="float">
            <text:p>29695</text:p>
          </table:table-cell>
          <table:table-cell office:value-type="float" office:value="29347" calcext:value-type="float">
            <text:p>29347</text:p>
          </table:table-cell>
          <table:table-cell office:value-type="float" office:value="29016" calcext:value-type="float">
            <text:p>29016</text:p>
          </table:table-cell>
          <table:table-cell office:value-type="float" office:value="28730" calcext:value-type="float">
            <text:p>28730</text:p>
          </table:table-cell>
          <table:table-cell office:value-type="float" office:value="28279" calcext:value-type="float">
            <text:p>28279</text:p>
          </table:table-cell>
          <table:table-cell office:value-type="float" office:value="27777" calcext:value-type="float">
            <text:p>27777</text:p>
          </table:table-cell>
          <table:table-cell office:value-type="float" office:value="27139" calcext:value-type="float">
            <text:p>27139</text:p>
          </table:table-cell>
          <table:table-cell office:value-type="float" office:value="26751" calcext:value-type="float">
            <text:p>26751</text:p>
          </table:table-cell>
          <table:table-cell office:value-type="float" office:value="25953" calcext:value-type="float">
            <text:p>25953</text:p>
          </table:table-cell>
          <table:table-cell office:value-type="float" office:value="25410" calcext:value-type="float">
            <text:p>25410</text:p>
          </table:table-cell>
          <table:table-cell office:value-type="float" office:value="24967" calcext:value-type="float">
            <text:p>24967</text:p>
          </table:table-cell>
          <table:table-cell office:value-type="float" office:value="23973" calcext:value-type="float">
            <text:p>23973</text:p>
          </table:table-cell>
          <table:table-cell office:value-type="float" office:value="23305" calcext:value-type="float">
            <text:p>23305</text:p>
          </table:table-cell>
          <table:table-cell office:value-type="float" office:value="22632" calcext:value-type="float">
            <text:p>22632</text:p>
          </table:table-cell>
          <table:table-cell office:value-type="float" office:value="21877" calcext:value-type="float">
            <text:p>21877</text:p>
          </table:table-cell>
          <table:table-cell office:value-type="float" office:value="21013" calcext:value-type="float">
            <text:p>21013</text:p>
          </table:table-cell>
          <table:table-cell office:value-type="float" office:value="20603" calcext:value-type="float">
            <text:p>20603</text:p>
          </table:table-cell>
          <table:table-cell office:value-type="float" office:value="19762" calcext:value-type="float">
            <text:p>19762</text:p>
          </table:table-cell>
          <table:table-cell office:value-type="float" office:value="19176" calcext:value-type="float">
            <text:p>19176</text:p>
          </table:table-cell>
          <table:table-cell office:value-type="float" office:value="18374" calcext:value-type="float">
            <text:p>18374</text:p>
          </table:table-cell>
          <table:table-cell office:value-type="float" office:value="17936" calcext:value-type="float">
            <text:p>17936</text:p>
          </table:table-cell>
          <table:table-cell office:value-type="float" office:value="17018" calcext:value-type="float">
            <text:p>17018</text:p>
          </table:table-cell>
          <table:table-cell office:value-type="float" office:value="16585" calcext:value-type="float">
            <text:p>16585</text:p>
          </table:table-cell>
          <table:table-cell office:value-type="float" office:value="15862" calcext:value-type="float">
            <text:p>15862</text:p>
          </table:table-cell>
          <table:table-cell office:value-type="float" office:value="15401" calcext:value-type="float">
            <text:p>15401</text:p>
          </table:table-cell>
          <table:table-cell office:value-type="float" office:value="14784" calcext:value-type="float">
            <text:p>14784</text:p>
          </table:table-cell>
          <table:table-cell office:value-type="float" office:value="14257" calcext:value-type="float">
            <text:p>14257</text:p>
          </table:table-cell>
          <table:table-cell office:value-type="float" office:value="13568" calcext:value-type="float">
            <text:p>13568</text:p>
          </table:table-cell>
          <table:table-cell office:value-type="float" office:value="13212" calcext:value-type="float">
            <text:p>13212</text:p>
          </table:table-cell>
          <table:table-cell office:value-type="float" office:value="12817" calcext:value-type="float">
            <text:p>12817</text:p>
          </table:table-cell>
          <table:table-cell office:value-type="float" office:value="12363" calcext:value-type="float">
            <text:p>12363</text:p>
          </table:table-cell>
          <table:table-cell office:value-type="float" office:value="12122" calcext:value-type="float">
            <text:p>12122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6902" calcext:value-type="float">
            <text:p>16902</text:p>
          </table:table-cell>
          <table:table-cell office:value-type="float" office:value="20200" calcext:value-type="float">
            <text:p>20200</text:p>
          </table:table-cell>
          <table:table-cell office:value-type="float" office:value="23175" calcext:value-type="float">
            <text:p>23175</text:p>
          </table:table-cell>
          <table:table-cell office:value-type="float" office:value="25510" calcext:value-type="float">
            <text:p>25510</text:p>
          </table:table-cell>
          <table:table-cell office:value-type="float" office:value="28077" calcext:value-type="float">
            <text:p>28077</text:p>
          </table:table-cell>
          <table:table-cell office:value-type="float" office:value="29801" calcext:value-type="float">
            <text:p>29801</text:p>
          </table:table-cell>
          <table:table-cell office:value-type="float" office:value="31127" calcext:value-type="float">
            <text:p>31127</text:p>
          </table:table-cell>
          <table:table-cell office:value-type="float" office:value="32382" calcext:value-type="float">
            <text:p>32382</text:p>
          </table:table-cell>
          <table:table-cell office:value-type="float" office:value="33009" calcext:value-type="float">
            <text:p>33009</text:p>
          </table:table-cell>
          <table:table-cell office:value-type="float" office:value="32770" calcext:value-type="float">
            <text:p>32770</text:p>
          </table:table-cell>
          <table:table-cell office:value-type="float" office:value="32350" calcext:value-type="float">
            <text:p>32350</text:p>
          </table:table-cell>
          <table:table-cell office:value-type="float" office:value="31961" calcext:value-type="float">
            <text:p>31961</text:p>
          </table:table-cell>
          <table:table-cell office:value-type="float" office:value="31185" calcext:value-type="float">
            <text:p>31185</text:p>
          </table:table-cell>
          <table:table-cell office:value-type="float" office:value="30432" calcext:value-type="float">
            <text:p>30432</text:p>
          </table:table-cell>
          <table:table-cell office:value-type="float" office:value="30025" calcext:value-type="float">
            <text:p>30025</text:p>
          </table:table-cell>
          <table:table-cell office:value-type="float" office:value="29903" calcext:value-type="float">
            <text:p>29903</text:p>
          </table:table-cell>
          <table:table-cell office:value-type="float" office:value="29259" calcext:value-type="float">
            <text:p>29259</text:p>
          </table:table-cell>
          <table:table-cell office:value-type="float" office:value="28663" calcext:value-type="float">
            <text:p>28663</text:p>
          </table:table-cell>
          <table:table-cell office:value-type="float" office:value="28494" calcext:value-type="float">
            <text:p>28494</text:p>
          </table:table-cell>
          <table:table-cell office:value-type="float" office:value="28398" calcext:value-type="float">
            <text:p>28398</text:p>
          </table:table-cell>
          <table:table-cell office:value-type="float" office:value="27689" calcext:value-type="float">
            <text:p>27689</text:p>
          </table:table-cell>
          <table:table-cell office:value-type="float" office:value="27604" calcext:value-type="float">
            <text:p>27604</text:p>
          </table:table-cell>
          <table:table-cell office:value-type="float" office:value="27065" calcext:value-type="float">
            <text:p>27065</text:p>
          </table:table-cell>
          <table:table-cell office:value-type="float" office:value="26584" calcext:value-type="float">
            <text:p>26584</text:p>
          </table:table-cell>
          <table:table-cell office:value-type="float" office:value="26120" calcext:value-type="float">
            <text:p>26120</text:p>
          </table:table-cell>
          <table:table-cell office:value-type="float" office:value="25886" calcext:value-type="float">
            <text:p>25886</text:p>
          </table:table-cell>
          <table:table-cell office:value-type="float" office:value="25138" calcext:value-type="float">
            <text:p>25138</text:p>
          </table:table-cell>
          <table:table-cell office:value-type="float" office:value="24779" calcext:value-type="float">
            <text:p>24779</text:p>
          </table:table-cell>
          <table:table-cell office:value-type="float" office:value="24048" calcext:value-type="float">
            <text:p>24048</text:p>
          </table:table-cell>
          <table:table-cell office:value-type="float" office:value="23242" calcext:value-type="float">
            <text:p>23242</text:p>
          </table:table-cell>
          <table:table-cell office:value-type="float" office:value="22425" calcext:value-type="float">
            <text:p>22425</text:p>
          </table:table-cell>
          <table:table-cell office:value-type="float" office:value="21930" calcext:value-type="float">
            <text:p>21930</text:p>
          </table:table-cell>
          <table:table-cell office:value-type="float" office:value="21086" calcext:value-type="float">
            <text:p>21086</text:p>
          </table:table-cell>
          <table:table-cell office:value-type="float" office:value="20408" calcext:value-type="float">
            <text:p>20408</text:p>
          </table:table-cell>
          <table:table-cell office:value-type="float" office:value="19444" calcext:value-type="float">
            <text:p>19444</text:p>
          </table:table-cell>
          <table:table-cell office:value-type="float" office:value="18872" calcext:value-type="float">
            <text:p>18872</text:p>
          </table:table-cell>
          <table:table-cell office:value-type="float" office:value="18382" calcext:value-type="float">
            <text:p>18382</text:p>
          </table:table-cell>
          <table:table-cell office:value-type="float" office:value="17949" calcext:value-type="float">
            <text:p>17949</text:p>
          </table:table-cell>
          <table:table-cell office:value-type="float" office:value="17103" calcext:value-type="float">
            <text:p>17103</text:p>
          </table:table-cell>
          <table:table-cell office:value-type="float" office:value="16692" calcext:value-type="float">
            <text:p>16692</text:p>
          </table:table-cell>
          <table:table-cell office:value-type="float" office:value="16231" calcext:value-type="float">
            <text:p>16231</text:p>
          </table:table-cell>
          <table:table-cell office:value-type="float" office:value="15678" calcext:value-type="float">
            <text:p>15678</text:p>
          </table:table-cell>
          <table:table-cell office:value-type="float" office:value="15135" calcext:value-type="float">
            <text:p>15135</text:p>
          </table:table-cell>
          <table:table-cell office:value-type="float" office:value="14343" calcext:value-type="float">
            <text:p>14343</text:p>
          </table:table-cell>
          <table:table-cell office:value-type="float" office:value="13810" calcext:value-type="float">
            <text:p>13810</text:p>
          </table:table-cell>
          <table:table-cell office:value-type="float" office:value="13350" calcext:value-type="float">
            <text:p>13350</text:p>
          </table:table-cell>
          <table:table-cell office:value-type="float" office:value="12691" calcext:value-type="float">
            <text:p>12691</text:p>
          </table:table-cell>
          <table:table-cell office:value-type="float" office:value="12514" calcext:value-type="float">
            <text:p>12514</text:p>
          </table:table-cell>
          <table:table-cell office:value-type="float" office:value="12067" calcext:value-type="float">
            <text:p>12067</text:p>
          </table:table-cell>
          <table:table-cell office:value-type="float" office:value="11632" calcext:value-type="float">
            <text:p>11632</text:p>
          </table:table-cell>
          <table:table-cell office:value-type="float" office:value="11144" calcext:value-type="float">
            <text:p>11144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8702" calcext:value-type="float">
            <text:p>18702</text:p>
          </table:table-cell>
          <table:table-cell office:value-type="float" office:value="22769" calcext:value-type="float">
            <text:p>22769</text:p>
          </table:table-cell>
          <table:table-cell office:value-type="float" office:value="25462" calcext:value-type="float">
            <text:p>25462</text:p>
          </table:table-cell>
          <table:table-cell office:value-type="float" office:value="29357" calcext:value-type="float">
            <text:p>29357</text:p>
          </table:table-cell>
          <table:table-cell office:value-type="float" office:value="31806" calcext:value-type="float">
            <text:p>31806</text:p>
          </table:table-cell>
          <table:table-cell office:value-type="float" office:value="33780" calcext:value-type="float">
            <text:p>33780</text:p>
          </table:table-cell>
          <table:table-cell office:value-type="float" office:value="35719" calcext:value-type="float">
            <text:p>35719</text:p>
          </table:table-cell>
          <table:table-cell office:value-type="float" office:value="37023" calcext:value-type="float">
            <text:p>37023</text:p>
          </table:table-cell>
          <table:table-cell office:value-type="float" office:value="37317" calcext:value-type="float">
            <text:p>37317</text:p>
          </table:table-cell>
          <table:table-cell office:value-type="float" office:value="37176" calcext:value-type="float">
            <text:p>37176</text:p>
          </table:table-cell>
          <table:table-cell office:value-type="float" office:value="36133" calcext:value-type="float">
            <text:p>36133</text:p>
          </table:table-cell>
          <table:table-cell office:value-type="float" office:value="35622" calcext:value-type="float">
            <text:p>35622</text:p>
          </table:table-cell>
          <table:table-cell office:value-type="float" office:value="34719" calcext:value-type="float">
            <text:p>34719</text:p>
          </table:table-cell>
          <table:table-cell office:value-type="float" office:value="33511" calcext:value-type="float">
            <text:p>33511</text:p>
          </table:table-cell>
          <table:table-cell office:value-type="float" office:value="33384" calcext:value-type="float">
            <text:p>33384</text:p>
          </table:table-cell>
          <table:table-cell office:value-type="float" office:value="32739" calcext:value-type="float">
            <text:p>32739</text:p>
          </table:table-cell>
          <table:table-cell office:value-type="float" office:value="32424" calcext:value-type="float">
            <text:p>32424</text:p>
          </table:table-cell>
          <table:table-cell office:value-type="float" office:value="31603" calcext:value-type="float">
            <text:p>31603</text:p>
          </table:table-cell>
          <table:table-cell office:value-type="float" office:value="31270" calcext:value-type="float">
            <text:p>31270</text:p>
          </table:table-cell>
          <table:table-cell office:value-type="float" office:value="30845" calcext:value-type="float">
            <text:p>30845</text:p>
          </table:table-cell>
          <table:table-cell office:value-type="float" office:value="30145" calcext:value-type="float">
            <text:p>30145</text:p>
          </table:table-cell>
          <table:table-cell office:value-type="float" office:value="29978" calcext:value-type="float">
            <text:p>29978</text:p>
          </table:table-cell>
          <table:table-cell office:value-type="float" office:value="29503" calcext:value-type="float">
            <text:p>29503</text:p>
          </table:table-cell>
          <table:table-cell office:value-type="float" office:value="28767" calcext:value-type="float">
            <text:p>28767</text:p>
          </table:table-cell>
          <table:table-cell office:value-type="float" office:value="28624" calcext:value-type="float">
            <text:p>28624</text:p>
          </table:table-cell>
          <table:table-cell office:value-type="float" office:value="27642" calcext:value-type="float">
            <text:p>27642</text:p>
          </table:table-cell>
          <table:table-cell office:value-type="float" office:value="27324" calcext:value-type="float">
            <text:p>27324</text:p>
          </table:table-cell>
          <table:table-cell office:value-type="float" office:value="26266" calcext:value-type="float">
            <text:p>26266</text:p>
          </table:table-cell>
          <table:table-cell office:value-type="float" office:value="25823" calcext:value-type="float">
            <text:p>25823</text:p>
          </table:table-cell>
          <table:table-cell office:value-type="float" office:value="25139" calcext:value-type="float">
            <text:p>25139</text:p>
          </table:table-cell>
          <table:table-cell office:value-type="float" office:value="24204" calcext:value-type="float">
            <text:p>24204</text:p>
          </table:table-cell>
          <table:table-cell office:value-type="float" office:value="23586" calcext:value-type="float">
            <text:p>23586</text:p>
          </table:table-cell>
          <table:table-cell office:value-type="float" office:value="22665" calcext:value-type="float">
            <text:p>22665</text:p>
          </table:table-cell>
          <table:table-cell office:value-type="float" office:value="22240" calcext:value-type="float">
            <text:p>22240</text:p>
          </table:table-cell>
          <table:table-cell office:value-type="float" office:value="21145" calcext:value-type="float">
            <text:p>21145</text:p>
          </table:table-cell>
          <table:table-cell office:value-type="float" office:value="20474" calcext:value-type="float">
            <text:p>20474</text:p>
          </table:table-cell>
          <table:table-cell office:value-type="float" office:value="19499" calcext:value-type="float">
            <text:p>19499</text:p>
          </table:table-cell>
          <table:table-cell office:value-type="float" office:value="19125" calcext:value-type="float">
            <text:p>19125</text:p>
          </table:table-cell>
          <table:table-cell office:value-type="float" office:value="18264" calcext:value-type="float">
            <text:p>18264</text:p>
          </table:table-cell>
          <table:table-cell office:value-type="float" office:value="17952" calcext:value-type="float">
            <text:p>17952</text:p>
          </table:table-cell>
          <table:table-cell office:value-type="float" office:value="17069" calcext:value-type="float">
            <text:p>17069</text:p>
          </table:table-cell>
          <table:table-cell office:value-type="float" office:value="17016" calcext:value-type="float">
            <text:p>17016</text:p>
          </table:table-cell>
          <table:table-cell office:value-type="float" office:value="15872" calcext:value-type="float">
            <text:p>15872</text:p>
          </table:table-cell>
          <table:table-cell office:value-type="float" office:value="15506" calcext:value-type="float">
            <text:p>15506</text:p>
          </table:table-cell>
          <table:table-cell office:value-type="float" office:value="14812" calcext:value-type="float">
            <text:p>14812</text:p>
          </table:table-cell>
          <table:table-cell office:value-type="float" office:value="14111" calcext:value-type="float">
            <text:p>14111</text:p>
          </table:table-cell>
          <table:table-cell office:value-type="float" office:value="13604" calcext:value-type="float">
            <text:p>13604</text:p>
          </table:table-cell>
          <table:table-cell office:value-type="float" office:value="13077" calcext:value-type="float">
            <text:p>13077</text:p>
          </table:table-cell>
          <table:table-cell office:value-type="float" office:value="12747" calcext:value-type="float">
            <text:p>12747</text:p>
          </table:table-cell>
          <table:table-cell office:value-type="float" office:value="12243" calcext:value-type="float">
            <text:p>12243</text:p>
          </table:table-cell>
          <table:table-cell office:value-type="float" office:value="12059" calcext:value-type="float">
            <text:p>12059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20321" calcext:value-type="float">
            <text:p>20321</text:p>
          </table:table-cell>
          <table:table-cell office:value-type="float" office:value="24618" calcext:value-type="float">
            <text:p>24618</text:p>
          </table:table-cell>
          <table:table-cell office:value-type="float" office:value="28062" calcext:value-type="float">
            <text:p>28062</text:p>
          </table:table-cell>
          <table:table-cell office:value-type="float" office:value="31259" calcext:value-type="float">
            <text:p>31259</text:p>
          </table:table-cell>
          <table:table-cell office:value-type="float" office:value="34536" calcext:value-type="float">
            <text:p>34536</text:p>
          </table:table-cell>
          <table:table-cell office:value-type="float" office:value="36957" calcext:value-type="float">
            <text:p>36957</text:p>
          </table:table-cell>
          <table:table-cell office:value-type="float" office:value="38867" calcext:value-type="float">
            <text:p>38867</text:p>
          </table:table-cell>
          <table:table-cell office:value-type="float" office:value="40123" calcext:value-type="float">
            <text:p>40123</text:p>
          </table:table-cell>
          <table:table-cell office:value-type="float" office:value="40151" calcext:value-type="float">
            <text:p>40151</text:p>
          </table:table-cell>
          <table:table-cell office:value-type="float" office:value="40060" calcext:value-type="float">
            <text:p>40060</text:p>
          </table:table-cell>
          <table:table-cell office:value-type="float" office:value="38667" calcext:value-type="float">
            <text:p>38667</text:p>
          </table:table-cell>
          <table:table-cell office:value-type="float" office:value="37410" calcext:value-type="float">
            <text:p>37410</text:p>
          </table:table-cell>
          <table:table-cell office:value-type="float" office:value="36856" calcext:value-type="float">
            <text:p>36856</text:p>
          </table:table-cell>
          <table:table-cell office:value-type="float" office:value="35545" calcext:value-type="float">
            <text:p>35545</text:p>
          </table:table-cell>
          <table:table-cell office:value-type="float" office:value="35197" calcext:value-type="float">
            <text:p>35197</text:p>
          </table:table-cell>
          <table:table-cell office:value-type="float" office:value="34430" calcext:value-type="float">
            <text:p>34430</text:p>
          </table:table-cell>
          <table:table-cell office:value-type="float" office:value="33919" calcext:value-type="float">
            <text:p>33919</text:p>
          </table:table-cell>
          <table:table-cell office:value-type="float" office:value="33361" calcext:value-type="float">
            <text:p>33361</text:p>
          </table:table-cell>
          <table:table-cell office:value-type="float" office:value="32789" calcext:value-type="float">
            <text:p>32789</text:p>
          </table:table-cell>
          <table:table-cell office:value-type="float" office:value="32823" calcext:value-type="float">
            <text:p>32823</text:p>
          </table:table-cell>
          <table:table-cell office:value-type="float" office:value="32093" calcext:value-type="float">
            <text:p>32093</text:p>
          </table:table-cell>
          <table:table-cell office:value-type="float" office:value="31626" calcext:value-type="float">
            <text:p>31626</text:p>
          </table:table-cell>
          <table:table-cell office:value-type="float" office:value="31044" calcext:value-type="float">
            <text:p>31044</text:p>
          </table:table-cell>
          <table:table-cell office:value-type="float" office:value="30116" calcext:value-type="float">
            <text:p>30116</text:p>
          </table:table-cell>
          <table:table-cell office:value-type="float" office:value="29730" calcext:value-type="float">
            <text:p>29730</text:p>
          </table:table-cell>
          <table:table-cell office:value-type="float" office:value="29295" calcext:value-type="float">
            <text:p>29295</text:p>
          </table:table-cell>
          <table:table-cell office:value-type="float" office:value="28598" calcext:value-type="float">
            <text:p>28598</text:p>
          </table:table-cell>
          <table:table-cell office:value-type="float" office:value="27953" calcext:value-type="float">
            <text:p>27953</text:p>
          </table:table-cell>
          <table:table-cell office:value-type="float" office:value="26883" calcext:value-type="float">
            <text:p>26883</text:p>
          </table:table-cell>
          <table:table-cell office:value-type="float" office:value="26344" calcext:value-type="float">
            <text:p>26344</text:p>
          </table:table-cell>
          <table:table-cell office:value-type="float" office:value="25143" calcext:value-type="float">
            <text:p>25143</text:p>
          </table:table-cell>
          <table:table-cell office:value-type="float" office:value="24740" calcext:value-type="float">
            <text:p>24740</text:p>
          </table:table-cell>
          <table:table-cell office:value-type="float" office:value="23979" calcext:value-type="float">
            <text:p>23979</text:p>
          </table:table-cell>
          <table:table-cell office:value-type="float" office:value="23051" calcext:value-type="float">
            <text:p>23051</text:p>
          </table:table-cell>
          <table:table-cell office:value-type="float" office:value="21949" calcext:value-type="float">
            <text:p>21949</text:p>
          </table:table-cell>
          <table:table-cell office:value-type="float" office:value="21135" calcext:value-type="float">
            <text:p>21135</text:p>
          </table:table-cell>
          <table:table-cell office:value-type="float" office:value="20278" calcext:value-type="float">
            <text:p>20278</text:p>
          </table:table-cell>
          <table:table-cell office:value-type="float" office:value="19925" calcext:value-type="float">
            <text:p>19925</text:p>
          </table:table-cell>
          <table:table-cell office:value-type="float" office:value="19074" calcext:value-type="float">
            <text:p>19074</text:p>
          </table:table-cell>
          <table:table-cell office:value-type="float" office:value="18270" calcext:value-type="float">
            <text:p>18270</text:p>
          </table:table-cell>
          <table:table-cell office:value-type="float" office:value="17963" calcext:value-type="float">
            <text:p>17963</text:p>
          </table:table-cell>
          <table:table-cell office:value-type="float" office:value="17195" calcext:value-type="float">
            <text:p>17195</text:p>
          </table:table-cell>
          <table:table-cell office:value-type="float" office:value="16310" calcext:value-type="float">
            <text:p>16310</text:p>
          </table:table-cell>
          <table:table-cell office:value-type="float" office:value="15906" calcext:value-type="float">
            <text:p>15906</text:p>
          </table:table-cell>
          <table:table-cell office:value-type="float" office:value="15192" calcext:value-type="float">
            <text:p>15192</text:p>
          </table:table-cell>
          <table:table-cell office:value-type="float" office:value="14677" calcext:value-type="float">
            <text:p>14677</text:p>
          </table:table-cell>
          <table:table-cell office:value-type="float" office:value="14174" calcext:value-type="float">
            <text:p>14174</text:p>
          </table:table-cell>
          <table:table-cell office:value-type="float" office:value="13464" calcext:value-type="float">
            <text:p>13464</text:p>
          </table:table-cell>
          <table:table-cell office:value-type="float" office:value="13052" calcext:value-type="float">
            <text:p>13052</text:p>
          </table:table-cell>
          <table:table-cell office:value-type="float" office:value="12596" calcext:value-type="float">
            <text:p>12596</text:p>
          </table:table-cell>
          <table:table-cell office:value-type="float" office:value="12295" calcext:value-type="float">
            <text:p>12295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7857" calcext:value-type="float">
            <text:p>17857</text:p>
          </table:table-cell>
          <table:table-cell office:value-type="float" office:value="21025" calcext:value-type="float">
            <text:p>21025</text:p>
          </table:table-cell>
          <table:table-cell office:value-type="float" office:value="24133" calcext:value-type="float">
            <text:p>24133</text:p>
          </table:table-cell>
          <table:table-cell office:value-type="float" office:value="27384" calcext:value-type="float">
            <text:p>27384</text:p>
          </table:table-cell>
          <table:table-cell office:value-type="float" office:value="29685" calcext:value-type="float">
            <text:p>29685</text:p>
          </table:table-cell>
          <table:table-cell office:value-type="float" office:value="32087" calcext:value-type="float">
            <text:p>32087</text:p>
          </table:table-cell>
          <table:table-cell office:value-type="float" office:value="33391" calcext:value-type="float">
            <text:p>33391</text:p>
          </table:table-cell>
          <table:table-cell office:value-type="float" office:value="33886" calcext:value-type="float">
            <text:p>33886</text:p>
          </table:table-cell>
          <table:table-cell office:value-type="float" office:value="34462" calcext:value-type="float">
            <text:p>34462</text:p>
          </table:table-cell>
          <table:table-cell office:value-type="float" office:value="34215" calcext:value-type="float">
            <text:p>34215</text:p>
          </table:table-cell>
          <table:table-cell office:value-type="float" office:value="34024" calcext:value-type="float">
            <text:p>34024</text:p>
          </table:table-cell>
          <table:table-cell office:value-type="float" office:value="33322" calcext:value-type="float">
            <text:p>33322</text:p>
          </table:table-cell>
          <table:table-cell office:value-type="float" office:value="32508" calcext:value-type="float">
            <text:p>32508</text:p>
          </table:table-cell>
          <table:table-cell office:value-type="float" office:value="32013" calcext:value-type="float">
            <text:p>32013</text:p>
          </table:table-cell>
          <table:table-cell office:value-type="float" office:value="31533" calcext:value-type="float">
            <text:p>31533</text:p>
          </table:table-cell>
          <table:table-cell office:value-type="float" office:value="30922" calcext:value-type="float">
            <text:p>30922</text:p>
          </table:table-cell>
          <table:table-cell office:value-type="float" office:value="31048" calcext:value-type="float">
            <text:p>31048</text:p>
          </table:table-cell>
          <table:table-cell office:value-type="float" office:value="30245" calcext:value-type="float">
            <text:p>30245</text:p>
          </table:table-cell>
          <table:table-cell office:value-type="float" office:value="29766" calcext:value-type="float">
            <text:p>29766</text:p>
          </table:table-cell>
          <table:table-cell office:value-type="float" office:value="29437" calcext:value-type="float">
            <text:p>29437</text:p>
          </table:table-cell>
          <table:table-cell office:value-type="float" office:value="29335" calcext:value-type="float">
            <text:p>29335</text:p>
          </table:table-cell>
          <table:table-cell office:value-type="float" office:value="28894" calcext:value-type="float">
            <text:p>28894</text:p>
          </table:table-cell>
          <table:table-cell office:value-type="float" office:value="28389" calcext:value-type="float">
            <text:p>28389</text:p>
          </table:table-cell>
          <table:table-cell office:value-type="float" office:value="27910" calcext:value-type="float">
            <text:p>27910</text:p>
          </table:table-cell>
          <table:table-cell office:value-type="float" office:value="27595" calcext:value-type="float">
            <text:p>27595</text:p>
          </table:table-cell>
          <table:table-cell office:value-type="float" office:value="27045" calcext:value-type="float">
            <text:p>27045</text:p>
          </table:table-cell>
          <table:table-cell office:value-type="float" office:value="26370" calcext:value-type="float">
            <text:p>26370</text:p>
          </table:table-cell>
          <table:table-cell office:value-type="float" office:value="25368" calcext:value-type="float">
            <text:p>25368</text:p>
          </table:table-cell>
          <table:table-cell office:value-type="float" office:value="24904" calcext:value-type="float">
            <text:p>24904</text:p>
          </table:table-cell>
          <table:table-cell office:value-type="float" office:value="24502" calcext:value-type="float">
            <text:p>24502</text:p>
          </table:table-cell>
          <table:table-cell office:value-type="float" office:value="23414" calcext:value-type="float">
            <text:p>23414</text:p>
          </table:table-cell>
          <table:table-cell office:value-type="float" office:value="23029" calcext:value-type="float">
            <text:p>23029</text:p>
          </table:table-cell>
          <table:table-cell office:value-type="float" office:value="22182" calcext:value-type="float">
            <text:p>22182</text:p>
          </table:table-cell>
          <table:table-cell office:value-type="float" office:value="21477" calcext:value-type="float">
            <text:p>21477</text:p>
          </table:table-cell>
          <table:table-cell office:value-type="float" office:value="21034" calcext:value-type="float">
            <text:p>21034</text:p>
          </table:table-cell>
          <table:table-cell office:value-type="float" office:value="20226" calcext:value-type="float">
            <text:p>20226</text:p>
          </table:table-cell>
          <table:table-cell office:value-type="float" office:value="19316" calcext:value-type="float">
            <text:p>19316</text:p>
          </table:table-cell>
          <table:table-cell office:value-type="float" office:value="18634" calcext:value-type="float">
            <text:p>18634</text:p>
          </table:table-cell>
          <table:table-cell office:value-type="float" office:value="18009" calcext:value-type="float">
            <text:p>18009</text:p>
          </table:table-cell>
          <table:table-cell office:value-type="float" office:value="17289" calcext:value-type="float">
            <text:p>17289</text:p>
          </table:table-cell>
          <table:table-cell office:value-type="float" office:value="16803" calcext:value-type="float">
            <text:p>16803</text:p>
          </table:table-cell>
          <table:table-cell office:value-type="float" office:value="16285" calcext:value-type="float">
            <text:p>16285</text:p>
          </table:table-cell>
          <table:table-cell office:value-type="float" office:value="15542" calcext:value-type="float">
            <text:p>15542</text:p>
          </table:table-cell>
          <table:table-cell office:value-type="float" office:value="14827" calcext:value-type="float">
            <text:p>14827</text:p>
          </table:table-cell>
          <table:table-cell office:value-type="float" office:value="14604" calcext:value-type="float">
            <text:p>14604</text:p>
          </table:table-cell>
          <table:table-cell office:value-type="float" office:value="13871" calcext:value-type="float">
            <text:p>13871</text:p>
          </table:table-cell>
          <table:table-cell office:value-type="float" office:value="13204" calcext:value-type="float">
            <text:p>13204</text:p>
          </table:table-cell>
          <table:table-cell office:value-type="float" office:value="12809" calcext:value-type="float">
            <text:p>12809</text:p>
          </table:table-cell>
          <table:table-cell office:value-type="float" office:value="12428" calcext:value-type="float">
            <text:p>12428</text:p>
          </table:table-cell>
          <table:table-cell office:value-type="float" office:value="12000" calcext:value-type="float">
            <text:p>12000</text:p>
          </table:table-cell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18999" calcext:value-type="float">
            <text:p>18999</text:p>
          </table:table-cell>
          <table:table-cell office:value-type="float" office:value="22540" calcext:value-type="float">
            <text:p>22540</text:p>
          </table:table-cell>
          <table:table-cell office:value-type="float" office:value="26203" calcext:value-type="float">
            <text:p>26203</text:p>
          </table:table-cell>
          <table:table-cell office:value-type="float" office:value="29308" calcext:value-type="float">
            <text:p>29308</text:p>
          </table:table-cell>
          <table:table-cell office:value-type="float" office:value="32391" calcext:value-type="float">
            <text:p>32391</text:p>
          </table:table-cell>
          <table:table-cell office:value-type="float" office:value="34466" calcext:value-type="float">
            <text:p>34466</text:p>
          </table:table-cell>
          <table:table-cell office:value-type="float" office:value="36267" calcext:value-type="float">
            <text:p>36267</text:p>
          </table:table-cell>
          <table:table-cell office:value-type="float" office:value="37222" calcext:value-type="float">
            <text:p>37222</text:p>
          </table:table-cell>
          <table:table-cell office:value-type="float" office:value="37606" calcext:value-type="float">
            <text:p>37606</text:p>
          </table:table-cell>
          <table:table-cell office:value-type="float" office:value="37358" calcext:value-type="float">
            <text:p>37358</text:p>
          </table:table-cell>
          <table:table-cell office:value-type="float" office:value="36173" calcext:value-type="float">
            <text:p>36173</text:p>
          </table:table-cell>
          <table:table-cell office:value-type="float" office:value="35612" calcext:value-type="float">
            <text:p>35612</text:p>
          </table:table-cell>
          <table:table-cell office:value-type="float" office:value="34752" calcext:value-type="float">
            <text:p>34752</text:p>
          </table:table-cell>
          <table:table-cell office:value-type="float" office:value="33576" calcext:value-type="float">
            <text:p>33576</text:p>
          </table:table-cell>
          <table:table-cell office:value-type="float" office:value="33222" calcext:value-type="float">
            <text:p>33222</text:p>
          </table:table-cell>
          <table:table-cell office:value-type="float" office:value="32906" calcext:value-type="float">
            <text:p>32906</text:p>
          </table:table-cell>
          <table:table-cell office:value-type="float" office:value="32411" calcext:value-type="float">
            <text:p>32411</text:p>
          </table:table-cell>
          <table:table-cell office:value-type="float" office:value="31893" calcext:value-type="float">
            <text:p>31893</text:p>
          </table:table-cell>
          <table:table-cell office:value-type="float" office:value="31642" calcext:value-type="float">
            <text:p>31642</text:p>
          </table:table-cell>
          <table:table-cell office:value-type="float" office:value="30699" calcext:value-type="float">
            <text:p>30699</text:p>
          </table:table-cell>
          <table:table-cell office:value-type="float" office:value="30528" calcext:value-type="float">
            <text:p>30528</text:p>
          </table:table-cell>
          <table:table-cell office:value-type="float" office:value="30053" calcext:value-type="float">
            <text:p>30053</text:p>
          </table:table-cell>
          <table:table-cell office:value-type="float" office:value="29876" calcext:value-type="float">
            <text:p>29876</text:p>
          </table:table-cell>
          <table:table-cell office:value-type="float" office:value="29265" calcext:value-type="float">
            <text:p>29265</text:p>
          </table:table-cell>
          <table:table-cell office:value-type="float" office:value="28713" calcext:value-type="float">
            <text:p>28713</text:p>
          </table:table-cell>
          <table:table-cell office:value-type="float" office:value="27948" calcext:value-type="float">
            <text:p>27948</text:p>
          </table:table-cell>
          <table:table-cell office:value-type="float" office:value="27549" calcext:value-type="float">
            <text:p>27549</text:p>
          </table:table-cell>
          <table:table-cell office:value-type="float" office:value="27073" calcext:value-type="float">
            <text:p>27073</text:p>
          </table:table-cell>
          <table:table-cell office:value-type="float" office:value="26182" calcext:value-type="float">
            <text:p>26182</text:p>
          </table:table-cell>
          <table:table-cell office:value-type="float" office:value="25510" calcext:value-type="float">
            <text:p>25510</text:p>
          </table:table-cell>
          <table:table-cell office:value-type="float" office:value="24439" calcext:value-type="float">
            <text:p>24439</text:p>
          </table:table-cell>
          <table:table-cell office:value-type="float" office:value="24395" calcext:value-type="float">
            <text:p>24395</text:p>
          </table:table-cell>
          <table:table-cell office:value-type="float" office:value="23110" calcext:value-type="float">
            <text:p>23110</text:p>
          </table:table-cell>
          <table:table-cell office:value-type="float" office:value="22542" calcext:value-type="float">
            <text:p>22542</text:p>
          </table:table-cell>
          <table:table-cell office:value-type="float" office:value="21393" calcext:value-type="float">
            <text:p>21393</text:p>
          </table:table-cell>
          <table:table-cell office:value-type="float" office:value="20656" calcext:value-type="float">
            <text:p>20656</text:p>
          </table:table-cell>
          <table:table-cell office:value-type="float" office:value="19756" calcext:value-type="float">
            <text:p>19756</text:p>
          </table:table-cell>
          <table:table-cell office:value-type="float" office:value="19360" calcext:value-type="float">
            <text:p>19360</text:p>
          </table:table-cell>
          <table:table-cell office:value-type="float" office:value="18087" calcext:value-type="float">
            <text:p>18087</text:p>
          </table:table-cell>
          <table:table-cell office:value-type="float" office:value="18013" calcext:value-type="float">
            <text:p>18013</text:p>
          </table:table-cell>
          <table:table-cell office:value-type="float" office:value="16935" calcext:value-type="float">
            <text:p>16935</text:p>
          </table:table-cell>
          <table:table-cell office:value-type="float" office:value="16794" calcext:value-type="float">
            <text:p>16794</text:p>
          </table:table-cell>
          <table:table-cell office:value-type="float" office:value="16122" calcext:value-type="float">
            <text:p>16122</text:p>
          </table:table-cell>
          <table:table-cell office:value-type="float" office:value="15517" calcext:value-type="float">
            <text:p>15517</text:p>
          </table:table-cell>
          <table:table-cell office:value-type="float" office:value="14773" calcext:value-type="float">
            <text:p>14773</text:p>
          </table:table-cell>
          <table:table-cell office:value-type="float" office:value="14259" calcext:value-type="float">
            <text:p>14259</text:p>
          </table:table-cell>
          <table:table-cell office:value-type="float" office:value="13787" calcext:value-type="float">
            <text:p>13787</text:p>
          </table:table-cell>
          <table:table-cell office:value-type="float" office:value="13106" calcext:value-type="float">
            <text:p>13106</text:p>
          </table:table-cell>
          <table:table-cell office:value-type="float" office:value="12933" calcext:value-type="float">
            <text:p>12933</text:p>
          </table:table-cell>
          <table:table-cell office:value-type="float" office:value="12423" calcext:value-type="float">
            <text:p>12423</text:p>
          </table:table-cell>
          <table:table-cell office:value-type="float" office:value="12155" calcext:value-type="float">
            <text:p>12155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5811" calcext:value-type="float">
            <text:p>15811</text:p>
          </table:table-cell>
          <table:table-cell office:value-type="float" office:value="19200" calcext:value-type="float">
            <text:p>19200</text:p>
          </table:table-cell>
          <table:table-cell office:value-type="float" office:value="21716" calcext:value-type="float">
            <text:p>21716</text:p>
          </table:table-cell>
          <table:table-cell office:value-type="float" office:value="24600" calcext:value-type="float">
            <text:p>24600</text:p>
          </table:table-cell>
          <table:table-cell office:value-type="float" office:value="26937" calcext:value-type="float">
            <text:p>26937</text:p>
          </table:table-cell>
          <table:table-cell office:value-type="float" office:value="28579" calcext:value-type="float">
            <text:p>28579</text:p>
          </table:table-cell>
          <table:table-cell office:value-type="float" office:value="30148" calcext:value-type="float">
            <text:p>30148</text:p>
          </table:table-cell>
          <table:table-cell office:value-type="float" office:value="31065" calcext:value-type="float">
            <text:p>31065</text:p>
          </table:table-cell>
          <table:table-cell office:value-type="float" office:value="31423" calcext:value-type="float">
            <text:p>31423</text:p>
          </table:table-cell>
          <table:table-cell office:value-type="float" office:value="31445" calcext:value-type="float">
            <text:p>31445</text:p>
          </table:table-cell>
          <table:table-cell office:value-type="float" office:value="31028" calcext:value-type="float">
            <text:p>31028</text:p>
          </table:table-cell>
          <table:table-cell office:value-type="float" office:value="30339" calcext:value-type="float">
            <text:p>30339</text:p>
          </table:table-cell>
          <table:table-cell office:value-type="float" office:value="29938" calcext:value-type="float">
            <text:p>29938</text:p>
          </table:table-cell>
          <table:table-cell office:value-type="float" office:value="29481" calcext:value-type="float">
            <text:p>29481</text:p>
          </table:table-cell>
          <table:table-cell office:value-type="float" office:value="29311" calcext:value-type="float">
            <text:p>29311</text:p>
          </table:table-cell>
          <table:table-cell office:value-type="float" office:value="28742" calcext:value-type="float">
            <text:p>28742</text:p>
          </table:table-cell>
          <table:table-cell office:value-type="float" office:value="28741" calcext:value-type="float">
            <text:p>28741</text:p>
          </table:table-cell>
          <table:table-cell office:value-type="float" office:value="28165" calcext:value-type="float">
            <text:p>28165</text:p>
          </table:table-cell>
          <table:table-cell office:value-type="float" office:value="27876" calcext:value-type="float">
            <text:p>27876</text:p>
          </table:table-cell>
          <table:table-cell office:value-type="float" office:value="27490" calcext:value-type="float">
            <text:p>27490</text:p>
          </table:table-cell>
          <table:table-cell office:value-type="float" office:value="27173" calcext:value-type="float">
            <text:p>27173</text:p>
          </table:table-cell>
          <table:table-cell office:value-type="float" office:value="26644" calcext:value-type="float">
            <text:p>26644</text:p>
          </table:table-cell>
          <table:table-cell office:value-type="float" office:value="26448" calcext:value-type="float">
            <text:p>26448</text:p>
          </table:table-cell>
          <table:table-cell office:value-type="float" office:value="26009" calcext:value-type="float">
            <text:p>26009</text:p>
          </table:table-cell>
          <table:table-cell office:value-type="float" office:value="25549" calcext:value-type="float">
            <text:p>25549</text:p>
          </table:table-cell>
          <table:table-cell office:value-type="float" office:value="25163" calcext:value-type="float">
            <text:p>25163</text:p>
          </table:table-cell>
          <table:table-cell office:value-type="float" office:value="24348" calcext:value-type="float">
            <text:p>24348</text:p>
          </table:table-cell>
          <table:table-cell office:value-type="float" office:value="24111" calcext:value-type="float">
            <text:p>24111</text:p>
          </table:table-cell>
          <table:table-cell office:value-type="float" office:value="23503" calcext:value-type="float">
            <text:p>23503</text:p>
          </table:table-cell>
          <table:table-cell office:value-type="float" office:value="22759" calcext:value-type="float">
            <text:p>22759</text:p>
          </table:table-cell>
          <table:table-cell office:value-type="float" office:value="21993" calcext:value-type="float">
            <text:p>21993</text:p>
          </table:table-cell>
          <table:table-cell office:value-type="float" office:value="21426" calcext:value-type="float">
            <text:p>21426</text:p>
          </table:table-cell>
          <table:table-cell office:value-type="float" office:value="20945" calcext:value-type="float">
            <text:p>20945</text:p>
          </table:table-cell>
          <table:table-cell office:value-type="float" office:value="20277" calcext:value-type="float">
            <text:p>20277</text:p>
          </table:table-cell>
          <table:table-cell office:value-type="float" office:value="19376" calcext:value-type="float">
            <text:p>19376</text:p>
          </table:table-cell>
          <table:table-cell office:value-type="float" office:value="18769" calcext:value-type="float">
            <text:p>18769</text:p>
          </table:table-cell>
          <table:table-cell office:value-type="float" office:value="17930" calcext:value-type="float">
            <text:p>17930</text:p>
          </table:table-cell>
          <table:table-cell office:value-type="float" office:value="17614" calcext:value-type="float">
            <text:p>17614</text:p>
          </table:table-cell>
          <table:table-cell office:value-type="float" office:value="17069" calcext:value-type="float">
            <text:p>17069</text:p>
          </table:table-cell>
          <table:table-cell office:value-type="float" office:value="16524" calcext:value-type="float">
            <text:p>16524</text:p>
          </table:table-cell>
          <table:table-cell office:value-type="float" office:value="15643" calcext:value-type="float">
            <text:p>15643</text:p>
          </table:table-cell>
          <table:table-cell office:value-type="float" office:value="15213" calcext:value-type="float">
            <text:p>15213</text:p>
          </table:table-cell>
          <table:table-cell office:value-type="float" office:value="14592" calcext:value-type="float">
            <text:p>14592</text:p>
          </table:table-cell>
          <table:table-cell office:value-type="float" office:value="14058" calcext:value-type="float">
            <text:p>14058</text:p>
          </table:table-cell>
          <table:table-cell office:value-type="float" office:value="13491" calcext:value-type="float">
            <text:p>13491</text:p>
          </table:table-cell>
          <table:table-cell office:value-type="float" office:value="12983" calcext:value-type="float">
            <text:p>12983</text:p>
          </table:table-cell>
          <table:table-cell office:value-type="float" office:value="12459" calcext:value-type="float">
            <text:p>12459</text:p>
          </table:table-cell>
          <table:table-cell office:value-type="float" office:value="11998" calcext:value-type="float">
            <text:p>11998</text:p>
          </table:table-cell>
          <table:table-cell office:value-type="float" office:value="11747" calcext:value-type="float">
            <text:p>11747</text:p>
          </table:table-cell>
          <table:table-cell office:value-type="float" office:value="11278" calcext:value-type="float">
            <text:p>11278</text:p>
          </table:table-cell>
          <table:table-cell office:value-type="float" office:value="10901" calcext:value-type="float">
            <text:p>10901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19222" calcext:value-type="float">
            <text:p>19222</text:p>
          </table:table-cell>
          <table:table-cell office:value-type="float" office:value="23547" calcext:value-type="float">
            <text:p>23547</text:p>
          </table:table-cell>
          <table:table-cell office:value-type="float" office:value="26693" calcext:value-type="float">
            <text:p>26693</text:p>
          </table:table-cell>
          <table:table-cell office:value-type="float" office:value="29735" calcext:value-type="float">
            <text:p>29735</text:p>
          </table:table-cell>
          <table:table-cell office:value-type="float" office:value="32806" calcext:value-type="float">
            <text:p>32806</text:p>
          </table:table-cell>
          <table:table-cell office:value-type="float" office:value="34829" calcext:value-type="float">
            <text:p>34829</text:p>
          </table:table-cell>
          <table:table-cell office:value-type="float" office:value="37082" calcext:value-type="float">
            <text:p>37082</text:p>
          </table:table-cell>
          <table:table-cell office:value-type="float" office:value="37521" calcext:value-type="float">
            <text:p>37521</text:p>
          </table:table-cell>
          <table:table-cell office:value-type="float" office:value="38080" calcext:value-type="float">
            <text:p>38080</text:p>
          </table:table-cell>
          <table:table-cell office:value-type="float" office:value="37182" calcext:value-type="float">
            <text:p>37182</text:p>
          </table:table-cell>
          <table:table-cell office:value-type="float" office:value="36867" calcext:value-type="float">
            <text:p>36867</text:p>
          </table:table-cell>
          <table:table-cell office:value-type="float" office:value="36098" calcext:value-type="float">
            <text:p>36098</text:p>
          </table:table-cell>
          <table:table-cell office:value-type="float" office:value="35457" calcext:value-type="float">
            <text:p>35457</text:p>
          </table:table-cell>
          <table:table-cell office:value-type="float" office:value="34329" calcext:value-type="float">
            <text:p>34329</text:p>
          </table:table-cell>
          <table:table-cell office:value-type="float" office:value="33881" calcext:value-type="float">
            <text:p>33881</text:p>
          </table:table-cell>
          <table:table-cell office:value-type="float" office:value="33514" calcext:value-type="float">
            <text:p>33514</text:p>
          </table:table-cell>
          <table:table-cell office:value-type="float" office:value="32501" calcext:value-type="float">
            <text:p>32501</text:p>
          </table:table-cell>
          <table:table-cell office:value-type="float" office:value="32897" calcext:value-type="float">
            <text:p>32897</text:p>
          </table:table-cell>
          <table:table-cell office:value-type="float" office:value="32097" calcext:value-type="float">
            <text:p>32097</text:p>
          </table:table-cell>
          <table:table-cell office:value-type="float" office:value="31488" calcext:value-type="float">
            <text:p>31488</text:p>
          </table:table-cell>
          <table:table-cell office:value-type="float" office:value="31351" calcext:value-type="float">
            <text:p>31351</text:p>
          </table:table-cell>
          <table:table-cell office:value-type="float" office:value="30651" calcext:value-type="float">
            <text:p>30651</text:p>
          </table:table-cell>
          <table:table-cell office:value-type="float" office:value="29946" calcext:value-type="float">
            <text:p>29946</text:p>
          </table:table-cell>
          <table:table-cell office:value-type="float" office:value="29675" calcext:value-type="float">
            <text:p>29675</text:p>
          </table:table-cell>
          <table:table-cell office:value-type="float" office:value="29222" calcext:value-type="float">
            <text:p>29222</text:p>
          </table:table-cell>
          <table:table-cell office:value-type="float" office:value="28697" calcext:value-type="float">
            <text:p>28697</text:p>
          </table:table-cell>
          <table:table-cell office:value-type="float" office:value="28077" calcext:value-type="float">
            <text:p>28077</text:p>
          </table:table-cell>
          <table:table-cell office:value-type="float" office:value="27668" calcext:value-type="float">
            <text:p>27668</text:p>
          </table:table-cell>
          <table:table-cell office:value-type="float" office:value="26401" calcext:value-type="float">
            <text:p>26401</text:p>
          </table:table-cell>
          <table:table-cell office:value-type="float" office:value="25676" calcext:value-type="float">
            <text:p>25676</text:p>
          </table:table-cell>
          <table:table-cell office:value-type="float" office:value="24875" calcext:value-type="float">
            <text:p>24875</text:p>
          </table:table-cell>
          <table:table-cell office:value-type="float" office:value="24225" calcext:value-type="float">
            <text:p>24225</text:p>
          </table:table-cell>
          <table:table-cell office:value-type="float" office:value="23294" calcext:value-type="float">
            <text:p>23294</text:p>
          </table:table-cell>
          <table:table-cell office:value-type="float" office:value="22759" calcext:value-type="float">
            <text:p>22759</text:p>
          </table:table-cell>
          <table:table-cell office:value-type="float" office:value="21720" calcext:value-type="float">
            <text:p>21720</text:p>
          </table:table-cell>
          <table:table-cell office:value-type="float" office:value="20936" calcext:value-type="float">
            <text:p>20936</text:p>
          </table:table-cell>
          <table:table-cell office:value-type="float" office:value="20319" calcext:value-type="float">
            <text:p>20319</text:p>
          </table:table-cell>
          <table:table-cell office:value-type="float" office:value="19573" calcext:value-type="float">
            <text:p>19573</text:p>
          </table:table-cell>
          <table:table-cell office:value-type="float" office:value="18737" calcext:value-type="float">
            <text:p>18737</text:p>
          </table:table-cell>
          <table:table-cell office:value-type="float" office:value="18237" calcext:value-type="float">
            <text:p>18237</text:p>
          </table:table-cell>
          <table:table-cell office:value-type="float" office:value="17820" calcext:value-type="float">
            <text:p>17820</text:p>
          </table:table-cell>
          <table:table-cell office:value-type="float" office:value="17033" calcext:value-type="float">
            <text:p>17033</text:p>
          </table:table-cell>
          <table:table-cell office:value-type="float" office:value="16232" calcext:value-type="float">
            <text:p>16232</text:p>
          </table:table-cell>
          <table:table-cell office:value-type="float" office:value="15473" calcext:value-type="float">
            <text:p>15473</text:p>
          </table:table-cell>
          <table:table-cell office:value-type="float" office:value="15177" calcext:value-type="float">
            <text:p>15177</text:p>
          </table:table-cell>
          <table:table-cell office:value-type="float" office:value="14439" calcext:value-type="float">
            <text:p>14439</text:p>
          </table:table-cell>
          <table:table-cell office:value-type="float" office:value="14067" calcext:value-type="float">
            <text:p>14067</text:p>
          </table:table-cell>
          <table:table-cell office:value-type="float" office:value="13478" calcext:value-type="float">
            <text:p>13478</text:p>
          </table:table-cell>
          <table:table-cell office:value-type="float" office:value="12929" calcext:value-type="float">
            <text:p>12929</text:p>
          </table:table-cell>
          <table:table-cell office:value-type="float" office:value="12655" calcext:value-type="float">
            <text:p>12655</text:p>
          </table:table-cell>
          <table:table-cell office:value-type="float" office:value="12216" calcext:value-type="float">
            <text:p>12216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18997" calcext:value-type="float">
            <text:p>18997</text:p>
          </table:table-cell>
          <table:table-cell office:value-type="float" office:value="23192" calcext:value-type="float">
            <text:p>23192</text:p>
          </table:table-cell>
          <table:table-cell office:value-type="float" office:value="26380" calcext:value-type="float">
            <text:p>26380</text:p>
          </table:table-cell>
          <table:table-cell office:value-type="float" office:value="30029" calcext:value-type="float">
            <text:p>30029</text:p>
          </table:table-cell>
          <table:table-cell office:value-type="float" office:value="32170" calcext:value-type="float">
            <text:p>32170</text:p>
          </table:table-cell>
          <table:table-cell office:value-type="float" office:value="35124" calcext:value-type="float">
            <text:p>35124</text:p>
          </table:table-cell>
          <table:table-cell office:value-type="float" office:value="36798" calcext:value-type="float">
            <text:p>36798</text:p>
          </table:table-cell>
          <table:table-cell office:value-type="float" office:value="37564" calcext:value-type="float">
            <text:p>37564</text:p>
          </table:table-cell>
          <table:table-cell office:value-type="float" office:value="38280" calcext:value-type="float">
            <text:p>38280</text:p>
          </table:table-cell>
          <table:table-cell office:value-type="float" office:value="37635" calcext:value-type="float">
            <text:p>37635</text:p>
          </table:table-cell>
          <table:table-cell office:value-type="float" office:value="37004" calcext:value-type="float">
            <text:p>37004</text:p>
          </table:table-cell>
          <table:table-cell office:value-type="float" office:value="36177" calcext:value-type="float">
            <text:p>36177</text:p>
          </table:table-cell>
          <table:table-cell office:value-type="float" office:value="35366" calcext:value-type="float">
            <text:p>35366</text:p>
          </table:table-cell>
          <table:table-cell office:value-type="float" office:value="34844" calcext:value-type="float">
            <text:p>34844</text:p>
          </table:table-cell>
          <table:table-cell office:value-type="float" office:value="34347" calcext:value-type="float">
            <text:p>34347</text:p>
          </table:table-cell>
          <table:table-cell office:value-type="float" office:value="33601" calcext:value-type="float">
            <text:p>33601</text:p>
          </table:table-cell>
          <table:table-cell office:value-type="float" office:value="32989" calcext:value-type="float">
            <text:p>32989</text:p>
          </table:table-cell>
          <table:table-cell office:value-type="float" office:value="32930" calcext:value-type="float">
            <text:p>32930</text:p>
          </table:table-cell>
          <table:table-cell office:value-type="float" office:value="32032" calcext:value-type="float">
            <text:p>32032</text:p>
          </table:table-cell>
          <table:table-cell office:value-type="float" office:value="31767" calcext:value-type="float">
            <text:p>31767</text:p>
          </table:table-cell>
          <table:table-cell office:value-type="float" office:value="31488" calcext:value-type="float">
            <text:p>31488</text:p>
          </table:table-cell>
          <table:table-cell office:value-type="float" office:value="30765" calcext:value-type="float">
            <text:p>30765</text:p>
          </table:table-cell>
          <table:table-cell office:value-type="float" office:value="30311" calcext:value-type="float">
            <text:p>30311</text:p>
          </table:table-cell>
          <table:table-cell office:value-type="float" office:value="29580" calcext:value-type="float">
            <text:p>29580</text:p>
          </table:table-cell>
          <table:table-cell office:value-type="float" office:value="29121" calcext:value-type="float">
            <text:p>29121</text:p>
          </table:table-cell>
          <table:table-cell office:value-type="float" office:value="28467" calcext:value-type="float">
            <text:p>28467</text:p>
          </table:table-cell>
          <table:table-cell office:value-type="float" office:value="28175" calcext:value-type="float">
            <text:p>28175</text:p>
          </table:table-cell>
          <table:table-cell office:value-type="float" office:value="27125" calcext:value-type="float">
            <text:p>27125</text:p>
          </table:table-cell>
          <table:table-cell office:value-type="float" office:value="26496" calcext:value-type="float">
            <text:p>26496</text:p>
          </table:table-cell>
          <table:table-cell office:value-type="float" office:value="26129" calcext:value-type="float">
            <text:p>26129</text:p>
          </table:table-cell>
          <table:table-cell office:value-type="float" office:value="25104" calcext:value-type="float">
            <text:p>25104</text:p>
          </table:table-cell>
          <table:table-cell office:value-type="float" office:value="24323" calcext:value-type="float">
            <text:p>24323</text:p>
          </table:table-cell>
          <table:table-cell office:value-type="float" office:value="23553" calcext:value-type="float">
            <text:p>23553</text:p>
          </table:table-cell>
          <table:table-cell office:value-type="float" office:value="22995" calcext:value-type="float">
            <text:p>22995</text:p>
          </table:table-cell>
          <table:table-cell office:value-type="float" office:value="22121" calcext:value-type="float">
            <text:p>22121</text:p>
          </table:table-cell>
          <table:table-cell office:value-type="float" office:value="21134" calcext:value-type="float">
            <text:p>21134</text:p>
          </table:table-cell>
          <table:table-cell office:value-type="float" office:value="20402" calcext:value-type="float">
            <text:p>20402</text:p>
          </table:table-cell>
          <table:table-cell office:value-type="float" office:value="19791" calcext:value-type="float">
            <text:p>19791</text:p>
          </table:table-cell>
          <table:table-cell office:value-type="float" office:value="18887" calcext:value-type="float">
            <text:p>18887</text:p>
          </table:table-cell>
          <table:table-cell office:value-type="float" office:value="18443" calcext:value-type="float">
            <text:p>18443</text:p>
          </table:table-cell>
          <table:table-cell office:value-type="float" office:value="17552" calcext:value-type="float">
            <text:p>17552</text:p>
          </table:table-cell>
          <table:table-cell office:value-type="float" office:value="17055" calcext:value-type="float">
            <text:p>17055</text:p>
          </table:table-cell>
          <table:table-cell office:value-type="float" office:value="16528" calcext:value-type="float">
            <text:p>16528</text:p>
          </table:table-cell>
          <table:table-cell office:value-type="float" office:value="15667" calcext:value-type="float">
            <text:p>15667</text:p>
          </table:table-cell>
          <table:table-cell office:value-type="float" office:value="15490" calcext:value-type="float">
            <text:p>15490</text:p>
          </table:table-cell>
          <table:table-cell office:value-type="float" office:value="14539" calcext:value-type="float">
            <text:p>14539</text:p>
          </table:table-cell>
          <table:table-cell office:value-type="float" office:value="14241" calcext:value-type="float">
            <text:p>14241</text:p>
          </table:table-cell>
          <table:table-cell office:value-type="float" office:value="13587" calcext:value-type="float">
            <text:p>13587</text:p>
          </table:table-cell>
          <table:table-cell office:value-type="float" office:value="13057" calcext:value-type="float">
            <text:p>13057</text:p>
          </table:table-cell>
          <table:table-cell office:value-type="float" office:value="12664" calcext:value-type="float">
            <text:p>12664</text:p>
          </table:table-cell>
          <table:table-cell office:value-type="float" office:value="12262" calcext:value-type="float">
            <text:p>12262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16933" calcext:value-type="float">
            <text:p>16933</text:p>
          </table:table-cell>
          <table:table-cell office:value-type="float" office:value="20406" calcext:value-type="float">
            <text:p>20406</text:p>
          </table:table-cell>
          <table:table-cell office:value-type="float" office:value="22979" calcext:value-type="float">
            <text:p>22979</text:p>
          </table:table-cell>
          <table:table-cell office:value-type="float" office:value="26299" calcext:value-type="float">
            <text:p>26299</text:p>
          </table:table-cell>
          <table:table-cell office:value-type="float" office:value="28319" calcext:value-type="float">
            <text:p>28319</text:p>
          </table:table-cell>
          <table:table-cell office:value-type="float" office:value="30459" calcext:value-type="float">
            <text:p>30459</text:p>
          </table:table-cell>
          <table:table-cell office:value-type="float" office:value="32210" calcext:value-type="float">
            <text:p>32210</text:p>
          </table:table-cell>
          <table:table-cell office:value-type="float" office:value="33362" calcext:value-type="float">
            <text:p>33362</text:p>
          </table:table-cell>
          <table:table-cell office:value-type="float" office:value="33471" calcext:value-type="float">
            <text:p>33471</text:p>
          </table:table-cell>
          <table:table-cell office:value-type="float" office:value="33096" calcext:value-type="float">
            <text:p>33096</text:p>
          </table:table-cell>
          <table:table-cell office:value-type="float" office:value="32446" calcext:value-type="float">
            <text:p>32446</text:p>
          </table:table-cell>
          <table:table-cell office:value-type="float" office:value="31785" calcext:value-type="float">
            <text:p>31785</text:p>
          </table:table-cell>
          <table:table-cell office:value-type="float" office:value="31155" calcext:value-type="float">
            <text:p>31155</text:p>
          </table:table-cell>
          <table:table-cell office:value-type="float" office:value="29984" calcext:value-type="float">
            <text:p>29984</text:p>
          </table:table-cell>
          <table:table-cell office:value-type="float" office:value="29435" calcext:value-type="float">
            <text:p>29435</text:p>
          </table:table-cell>
          <table:table-cell office:value-type="float" office:value="28604" calcext:value-type="float">
            <text:p>28604</text:p>
          </table:table-cell>
          <table:table-cell office:value-type="float" office:value="28291" calcext:value-type="float">
            <text:p>28291</text:p>
          </table:table-cell>
          <table:table-cell office:value-type="float" office:value="27967" calcext:value-type="float">
            <text:p>27967</text:p>
          </table:table-cell>
          <table:table-cell office:value-type="float" office:value="27645" calcext:value-type="float">
            <text:p>27645</text:p>
          </table:table-cell>
          <table:table-cell office:value-type="float" office:value="27164" calcext:value-type="float">
            <text:p>27164</text:p>
          </table:table-cell>
          <table:table-cell office:value-type="float" office:value="26950" calcext:value-type="float">
            <text:p>26950</text:p>
          </table:table-cell>
          <table:table-cell office:value-type="float" office:value="26262" calcext:value-type="float">
            <text:p>26262</text:p>
          </table:table-cell>
          <table:table-cell office:value-type="float" office:value="26097" calcext:value-type="float">
            <text:p>26097</text:p>
          </table:table-cell>
          <table:table-cell office:value-type="float" office:value="25244" calcext:value-type="float">
            <text:p>25244</text:p>
          </table:table-cell>
          <table:table-cell office:value-type="float" office:value="24546" calcext:value-type="float">
            <text:p>24546</text:p>
          </table:table-cell>
          <table:table-cell office:value-type="float" office:value="24356" calcext:value-type="float">
            <text:p>24356</text:p>
          </table:table-cell>
          <table:table-cell office:value-type="float" office:value="23780" calcext:value-type="float">
            <text:p>23780</text:p>
          </table:table-cell>
          <table:table-cell office:value-type="float" office:value="23232" calcext:value-type="float">
            <text:p>23232</text:p>
          </table:table-cell>
          <table:table-cell office:value-type="float" office:value="22307" calcext:value-type="float">
            <text:p>22307</text:p>
          </table:table-cell>
          <table:table-cell office:value-type="float" office:value="22281" calcext:value-type="float">
            <text:p>22281</text:p>
          </table:table-cell>
          <table:table-cell office:value-type="float" office:value="21276" calcext:value-type="float">
            <text:p>21276</text:p>
          </table:table-cell>
          <table:table-cell office:value-type="float" office:value="20493" calcext:value-type="float">
            <text:p>20493</text:p>
          </table:table-cell>
          <table:table-cell office:value-type="float" office:value="19880" calcext:value-type="float">
            <text:p>19880</text:p>
          </table:table-cell>
          <table:table-cell office:value-type="float" office:value="19226" calcext:value-type="float">
            <text:p>19226</text:p>
          </table:table-cell>
          <table:table-cell office:value-type="float" office:value="18412" calcext:value-type="float">
            <text:p>18412</text:p>
          </table:table-cell>
          <table:table-cell office:value-type="float" office:value="17781" calcext:value-type="float">
            <text:p>17781</text:p>
          </table:table-cell>
          <table:table-cell office:value-type="float" office:value="17195" calcext:value-type="float">
            <text:p>17195</text:p>
          </table:table-cell>
          <table:table-cell office:value-type="float" office:value="16812" calcext:value-type="float">
            <text:p>16812</text:p>
          </table:table-cell>
          <table:table-cell office:value-type="float" office:value="16088" calcext:value-type="float">
            <text:p>16088</text:p>
          </table:table-cell>
          <table:table-cell office:value-type="float" office:value="15603" calcext:value-type="float">
            <text:p>15603</text:p>
          </table:table-cell>
          <table:table-cell office:value-type="float" office:value="15004" calcext:value-type="float">
            <text:p>15004</text:p>
          </table:table-cell>
          <table:table-cell office:value-type="float" office:value="14395" calcext:value-type="float">
            <text:p>14395</text:p>
          </table:table-cell>
          <table:table-cell office:value-type="float" office:value="13698" calcext:value-type="float">
            <text:p>13698</text:p>
          </table:table-cell>
          <table:table-cell office:value-type="float" office:value="13542" calcext:value-type="float">
            <text:p>13542</text:p>
          </table:table-cell>
          <table:table-cell office:value-type="float" office:value="13050" calcext:value-type="float">
            <text:p>13050</text:p>
          </table:table-cell>
          <table:table-cell office:value-type="float" office:value="12325" calcext:value-type="float">
            <text:p>12325</text:p>
          </table:table-cell>
          <table:table-cell office:value-type="float" office:value="11916" calcext:value-type="float">
            <text:p>11916</text:p>
          </table:table-cell>
          <table:table-cell office:value-type="float" office:value="11642" calcext:value-type="float">
            <text:p>11642</text:p>
          </table:table-cell>
          <table:table-cell office:value-type="float" office:value="11066" calcext:value-type="float">
            <text:p>11066</text:p>
          </table:table-cell>
          <table:table-cell office:value-type="float" office:value="10781" calcext:value-type="float">
            <text:p>10781</text:p>
          </table:table-cell>
          <table:table-cell office:value-type="float" office:value="10420" calcext:value-type="float">
            <text:p>10420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9271" calcext:value-type="float">
            <text:p>19271</text:p>
          </table:table-cell>
          <table:table-cell office:value-type="float" office:value="23183" calcext:value-type="float">
            <text:p>23183</text:p>
          </table:table-cell>
          <table:table-cell office:value-type="float" office:value="26485" calcext:value-type="float">
            <text:p>26485</text:p>
          </table:table-cell>
          <table:table-cell office:value-type="float" office:value="29762" calcext:value-type="float">
            <text:p>29762</text:p>
          </table:table-cell>
          <table:table-cell office:value-type="float" office:value="32915" calcext:value-type="float">
            <text:p>32915</text:p>
          </table:table-cell>
          <table:table-cell office:value-type="float" office:value="34716" calcext:value-type="float">
            <text:p>34716</text:p>
          </table:table-cell>
          <table:table-cell office:value-type="float" office:value="37170" calcext:value-type="float">
            <text:p>37170</text:p>
          </table:table-cell>
          <table:table-cell office:value-type="float" office:value="37138" calcext:value-type="float">
            <text:p>37138</text:p>
          </table:table-cell>
          <table:table-cell office:value-type="float" office:value="38051" calcext:value-type="float">
            <text:p>38051</text:p>
          </table:table-cell>
          <table:table-cell office:value-type="float" office:value="37713" calcext:value-type="float">
            <text:p>37713</text:p>
          </table:table-cell>
          <table:table-cell office:value-type="float" office:value="37138" calcext:value-type="float">
            <text:p>37138</text:p>
          </table:table-cell>
          <table:table-cell office:value-type="float" office:value="36714" calcext:value-type="float">
            <text:p>36714</text:p>
          </table:table-cell>
          <table:table-cell office:value-type="float" office:value="35212" calcext:value-type="float">
            <text:p>35212</text:p>
          </table:table-cell>
          <table:table-cell office:value-type="float" office:value="34587" calcext:value-type="float">
            <text:p>34587</text:p>
          </table:table-cell>
          <table:table-cell office:value-type="float" office:value="34262" calcext:value-type="float">
            <text:p>34262</text:p>
          </table:table-cell>
          <table:table-cell office:value-type="float" office:value="33750" calcext:value-type="float">
            <text:p>33750</text:p>
          </table:table-cell>
          <table:table-cell office:value-type="float" office:value="33107" calcext:value-type="float">
            <text:p>33107</text:p>
          </table:table-cell>
          <table:table-cell office:value-type="float" office:value="32687" calcext:value-type="float">
            <text:p>32687</text:p>
          </table:table-cell>
          <table:table-cell office:value-type="float" office:value="31982" calcext:value-type="float">
            <text:p>31982</text:p>
          </table:table-cell>
          <table:table-cell office:value-type="float" office:value="32211" calcext:value-type="float">
            <text:p>32211</text:p>
          </table:table-cell>
          <table:table-cell office:value-type="float" office:value="31320" calcext:value-type="float">
            <text:p>31320</text:p>
          </table:table-cell>
          <table:table-cell office:value-type="float" office:value="30824" calcext:value-type="float">
            <text:p>30824</text:p>
          </table:table-cell>
          <table:table-cell office:value-type="float" office:value="30695" calcext:value-type="float">
            <text:p>30695</text:p>
          </table:table-cell>
          <table:table-cell office:value-type="float" office:value="29616" calcext:value-type="float">
            <text:p>29616</text:p>
          </table:table-cell>
          <table:table-cell office:value-type="float" office:value="28914" calcext:value-type="float">
            <text:p>28914</text:p>
          </table:table-cell>
          <table:table-cell office:value-type="float" office:value="28648" calcext:value-type="float">
            <text:p>28648</text:p>
          </table:table-cell>
          <table:table-cell office:value-type="float" office:value="27941" calcext:value-type="float">
            <text:p>27941</text:p>
          </table:table-cell>
          <table:table-cell office:value-type="float" office:value="27422" calcext:value-type="float">
            <text:p>27422</text:p>
          </table:table-cell>
          <table:table-cell office:value-type="float" office:value="26797" calcext:value-type="float">
            <text:p>26797</text:p>
          </table:table-cell>
          <table:table-cell office:value-type="float" office:value="26102" calcext:value-type="float">
            <text:p>26102</text:p>
          </table:table-cell>
          <table:table-cell office:value-type="float" office:value="25375" calcext:value-type="float">
            <text:p>25375</text:p>
          </table:table-cell>
          <table:table-cell office:value-type="float" office:value="24343" calcext:value-type="float">
            <text:p>24343</text:p>
          </table:table-cell>
          <table:table-cell office:value-type="float" office:value="23556" calcext:value-type="float">
            <text:p>23556</text:p>
          </table:table-cell>
          <table:table-cell office:value-type="float" office:value="23298" calcext:value-type="float">
            <text:p>23298</text:p>
          </table:table-cell>
          <table:table-cell office:value-type="float" office:value="22062" calcext:value-type="float">
            <text:p>22062</text:p>
          </table:table-cell>
          <table:table-cell office:value-type="float" office:value="21017" calcext:value-type="float">
            <text:p>21017</text:p>
          </table:table-cell>
          <table:table-cell office:value-type="float" office:value="20410" calcext:value-type="float">
            <text:p>20410</text:p>
          </table:table-cell>
          <table:table-cell office:value-type="float" office:value="19957" calcext:value-type="float">
            <text:p>19957</text:p>
          </table:table-cell>
          <table:table-cell office:value-type="float" office:value="18838" calcext:value-type="float">
            <text:p>18838</text:p>
          </table:table-cell>
          <table:table-cell office:value-type="float" office:value="18414" calcext:value-type="float">
            <text:p>18414</text:p>
          </table:table-cell>
          <table:table-cell office:value-type="float" office:value="17775" calcext:value-type="float">
            <text:p>17775</text:p>
          </table:table-cell>
          <table:table-cell office:value-type="float" office:value="17434" calcext:value-type="float">
            <text:p>17434</text:p>
          </table:table-cell>
          <table:table-cell office:value-type="float" office:value="16437" calcext:value-type="float">
            <text:p>16437</text:p>
          </table:table-cell>
          <table:table-cell office:value-type="float" office:value="15995" calcext:value-type="float">
            <text:p>15995</text:p>
          </table:table-cell>
          <table:table-cell office:value-type="float" office:value="15239" calcext:value-type="float">
            <text:p>15239</text:p>
          </table:table-cell>
          <table:table-cell office:value-type="float" office:value="14503" calcext:value-type="float">
            <text:p>14503</text:p>
          </table:table-cell>
          <table:table-cell office:value-type="float" office:value="14034" calcext:value-type="float">
            <text:p>14034</text:p>
          </table:table-cell>
          <table:table-cell office:value-type="float" office:value="13298" calcext:value-type="float">
            <text:p>13298</text:p>
          </table:table-cell>
          <table:table-cell office:value-type="float" office:value="13179" calcext:value-type="float">
            <text:p>13179</text:p>
          </table:table-cell>
          <table:table-cell office:value-type="float" office:value="12887" calcext:value-type="float">
            <text:p>12887</text:p>
          </table:table-cell>
          <table:table-cell office:value-type="float" office:value="12403" calcext:value-type="float">
            <text:p>12403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9341" calcext:value-type="float">
            <text:p>19341</text:p>
          </table:table-cell>
          <table:table-cell office:value-type="float" office:value="23198" calcext:value-type="float">
            <text:p>23198</text:p>
          </table:table-cell>
          <table:table-cell office:value-type="float" office:value="26698" calcext:value-type="float">
            <text:p>26698</text:p>
          </table:table-cell>
          <table:table-cell office:value-type="float" office:value="30328" calcext:value-type="float">
            <text:p>30328</text:p>
          </table:table-cell>
          <table:table-cell office:value-type="float" office:value="32673" calcext:value-type="float">
            <text:p>32673</text:p>
          </table:table-cell>
          <table:table-cell office:value-type="float" office:value="35092" calcext:value-type="float">
            <text:p>35092</text:p>
          </table:table-cell>
          <table:table-cell office:value-type="float" office:value="36707" calcext:value-type="float">
            <text:p>36707</text:p>
          </table:table-cell>
          <table:table-cell office:value-type="float" office:value="37954" calcext:value-type="float">
            <text:p>37954</text:p>
          </table:table-cell>
          <table:table-cell office:value-type="float" office:value="38144" calcext:value-type="float">
            <text:p>38144</text:p>
          </table:table-cell>
          <table:table-cell office:value-type="float" office:value="38180" calcext:value-type="float">
            <text:p>38180</text:p>
          </table:table-cell>
          <table:table-cell office:value-type="float" office:value="37411" calcext:value-type="float">
            <text:p>37411</text:p>
          </table:table-cell>
          <table:table-cell office:value-type="float" office:value="36500" calcext:value-type="float">
            <text:p>36500</text:p>
          </table:table-cell>
          <table:table-cell office:value-type="float" office:value="35504" calcext:value-type="float">
            <text:p>35504</text:p>
          </table:table-cell>
          <table:table-cell office:value-type="float" office:value="34443" calcext:value-type="float">
            <text:p>34443</text:p>
          </table:table-cell>
          <table:table-cell office:value-type="float" office:value="33735" calcext:value-type="float">
            <text:p>33735</text:p>
          </table:table-cell>
          <table:table-cell office:value-type="float" office:value="33122" calcext:value-type="float">
            <text:p>33122</text:p>
          </table:table-cell>
          <table:table-cell office:value-type="float" office:value="32733" calcext:value-type="float">
            <text:p>32733</text:p>
          </table:table-cell>
          <table:table-cell office:value-type="float" office:value="32240" calcext:value-type="float">
            <text:p>32240</text:p>
          </table:table-cell>
          <table:table-cell office:value-type="float" office:value="31609" calcext:value-type="float">
            <text:p>31609</text:p>
          </table:table-cell>
          <table:table-cell office:value-type="float" office:value="31783" calcext:value-type="float">
            <text:p>31783</text:p>
          </table:table-cell>
          <table:table-cell office:value-type="float" office:value="31190" calcext:value-type="float">
            <text:p>31190</text:p>
          </table:table-cell>
          <table:table-cell office:value-type="float" office:value="30477" calcext:value-type="float">
            <text:p>30477</text:p>
          </table:table-cell>
          <table:table-cell office:value-type="float" office:value="30252" calcext:value-type="float">
            <text:p>30252</text:p>
          </table:table-cell>
          <table:table-cell office:value-type="float" office:value="29739" calcext:value-type="float">
            <text:p>29739</text:p>
          </table:table-cell>
          <table:table-cell office:value-type="float" office:value="29011" calcext:value-type="float">
            <text:p>29011</text:p>
          </table:table-cell>
          <table:table-cell office:value-type="float" office:value="28629" calcext:value-type="float">
            <text:p>28629</text:p>
          </table:table-cell>
          <table:table-cell office:value-type="float" office:value="28011" calcext:value-type="float">
            <text:p>28011</text:p>
          </table:table-cell>
          <table:table-cell office:value-type="float" office:value="26877" calcext:value-type="float">
            <text:p>26877</text:p>
          </table:table-cell>
          <table:table-cell office:value-type="float" office:value="26293" calcext:value-type="float">
            <text:p>26293</text:p>
          </table:table-cell>
          <table:table-cell office:value-type="float" office:value="25434" calcext:value-type="float">
            <text:p>25434</text:p>
          </table:table-cell>
          <table:table-cell office:value-type="float" office:value="24677" calcext:value-type="float">
            <text:p>24677</text:p>
          </table:table-cell>
          <table:table-cell office:value-type="float" office:value="23799" calcext:value-type="float">
            <text:p>23799</text:p>
          </table:table-cell>
          <table:table-cell office:value-type="float" office:value="22943" calcext:value-type="float">
            <text:p>22943</text:p>
          </table:table-cell>
          <table:table-cell office:value-type="float" office:value="22576" calcext:value-type="float">
            <text:p>22576</text:p>
          </table:table-cell>
          <table:table-cell office:value-type="float" office:value="21681" calcext:value-type="float">
            <text:p>21681</text:p>
          </table:table-cell>
          <table:table-cell office:value-type="float" office:value="21034" calcext:value-type="float">
            <text:p>21034</text:p>
          </table:table-cell>
          <table:table-cell office:value-type="float" office:value="19980" calcext:value-type="float">
            <text:p>19980</text:p>
          </table:table-cell>
          <table:table-cell office:value-type="float" office:value="19504" calcext:value-type="float">
            <text:p>19504</text:p>
          </table:table-cell>
          <table:table-cell office:value-type="float" office:value="18504" calcext:value-type="float">
            <text:p>18504</text:p>
          </table:table-cell>
          <table:table-cell office:value-type="float" office:value="18372" calcext:value-type="float">
            <text:p>18372</text:p>
          </table:table-cell>
          <table:table-cell office:value-type="float" office:value="17309" calcext:value-type="float">
            <text:p>17309</text:p>
          </table:table-cell>
          <table:table-cell office:value-type="float" office:value="16998" calcext:value-type="float">
            <text:p>16998</text:p>
          </table:table-cell>
          <table:table-cell office:value-type="float" office:value="16251" calcext:value-type="float">
            <text:p>16251</text:p>
          </table:table-cell>
          <table:table-cell office:value-type="float" office:value="15674" calcext:value-type="float">
            <text:p>15674</text:p>
          </table:table-cell>
          <table:table-cell office:value-type="float" office:value="14933" calcext:value-type="float">
            <text:p>14933</text:p>
          </table:table-cell>
          <table:table-cell office:value-type="float" office:value="14187" calcext:value-type="float">
            <text:p>14187</text:p>
          </table:table-cell>
          <table:table-cell office:value-type="float" office:value="14000" calcext:value-type="float">
            <text:p>14000</text:p>
          </table:table-cell>
          <table:table-cell office:value-type="float" office:value="13189" calcext:value-type="float">
            <text:p>13189</text:p>
          </table:table-cell>
          <table:table-cell office:value-type="float" office:value="12955" calcext:value-type="float">
            <text:p>12955</text:p>
          </table:table-cell>
          <table:table-cell office:value-type="float" office:value="12565" calcext:value-type="float">
            <text:p>12565</text:p>
          </table:table-cell>
          <table:table-cell office:value-type="float" office:value="11949" calcext:value-type="float">
            <text:p>11949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7525" calcext:value-type="float">
            <text:p>17525</text:p>
          </table:table-cell>
          <table:table-cell office:value-type="float" office:value="21003" calcext:value-type="float">
            <text:p>21003</text:p>
          </table:table-cell>
          <table:table-cell office:value-type="float" office:value="24200" calcext:value-type="float">
            <text:p>24200</text:p>
          </table:table-cell>
          <table:table-cell office:value-type="float" office:value="26774" calcext:value-type="float">
            <text:p>26774</text:p>
          </table:table-cell>
          <table:table-cell office:value-type="float" office:value="29848" calcext:value-type="float">
            <text:p>29848</text:p>
          </table:table-cell>
          <table:table-cell office:value-type="float" office:value="31795" calcext:value-type="float">
            <text:p>31795</text:p>
          </table:table-cell>
          <table:table-cell office:value-type="float" office:value="33661" calcext:value-type="float">
            <text:p>33661</text:p>
          </table:table-cell>
          <table:table-cell office:value-type="float" office:value="33659" calcext:value-type="float">
            <text:p>33659</text:p>
          </table:table-cell>
          <table:table-cell office:value-type="float" office:value="34323" calcext:value-type="float">
            <text:p>34323</text:p>
          </table:table-cell>
          <table:table-cell office:value-type="float" office:value="34090" calcext:value-type="float">
            <text:p>34090</text:p>
          </table:table-cell>
          <table:table-cell office:value-type="float" office:value="33303" calcext:value-type="float">
            <text:p>33303</text:p>
          </table:table-cell>
          <table:table-cell office:value-type="float" office:value="33156" calcext:value-type="float">
            <text:p>33156</text:p>
          </table:table-cell>
          <table:table-cell office:value-type="float" office:value="31554" calcext:value-type="float">
            <text:p>31554</text:p>
          </table:table-cell>
          <table:table-cell office:value-type="float" office:value="31113" calcext:value-type="float">
            <text:p>31113</text:p>
          </table:table-cell>
          <table:table-cell office:value-type="float" office:value="30946" calcext:value-type="float">
            <text:p>30946</text:p>
          </table:table-cell>
          <table:table-cell office:value-type="float" office:value="30139" calcext:value-type="float">
            <text:p>30139</text:p>
          </table:table-cell>
          <table:table-cell office:value-type="float" office:value="29261" calcext:value-type="float">
            <text:p>29261</text:p>
          </table:table-cell>
          <table:table-cell office:value-type="float" office:value="29566" calcext:value-type="float">
            <text:p>29566</text:p>
          </table:table-cell>
          <table:table-cell office:value-type="float" office:value="28722" calcext:value-type="float">
            <text:p>28722</text:p>
          </table:table-cell>
          <table:table-cell office:value-type="float" office:value="28292" calcext:value-type="float">
            <text:p>28292</text:p>
          </table:table-cell>
          <table:table-cell office:value-type="float" office:value="28043" calcext:value-type="float">
            <text:p>28043</text:p>
          </table:table-cell>
          <table:table-cell office:value-type="float" office:value="27429" calcext:value-type="float">
            <text:p>27429</text:p>
          </table:table-cell>
          <table:table-cell office:value-type="float" office:value="27173" calcext:value-type="float">
            <text:p>27173</text:p>
          </table:table-cell>
          <table:table-cell office:value-type="float" office:value="26877" calcext:value-type="float">
            <text:p>26877</text:p>
          </table:table-cell>
          <table:table-cell office:value-type="float" office:value="26044" calcext:value-type="float">
            <text:p>26044</text:p>
          </table:table-cell>
          <table:table-cell office:value-type="float" office:value="25824" calcext:value-type="float">
            <text:p>25824</text:p>
          </table:table-cell>
          <table:table-cell office:value-type="float" office:value="24944" calcext:value-type="float">
            <text:p>24944</text:p>
          </table:table-cell>
          <table:table-cell office:value-type="float" office:value="23885" calcext:value-type="float">
            <text:p>23885</text:p>
          </table:table-cell>
          <table:table-cell office:value-type="float" office:value="23236" calcext:value-type="float">
            <text:p>23236</text:p>
          </table:table-cell>
          <table:table-cell office:value-type="float" office:value="22569" calcext:value-type="float">
            <text:p>22569</text:p>
          </table:table-cell>
          <table:table-cell office:value-type="float" office:value="22244" calcext:value-type="float">
            <text:p>22244</text:p>
          </table:table-cell>
          <table:table-cell office:value-type="float" office:value="21891" calcext:value-type="float">
            <text:p>21891</text:p>
          </table:table-cell>
          <table:table-cell office:value-type="float" office:value="20932" calcext:value-type="float">
            <text:p>20932</text:p>
          </table:table-cell>
          <table:table-cell office:value-type="float" office:value="20387" calcext:value-type="float">
            <text:p>20387</text:p>
          </table:table-cell>
          <table:table-cell office:value-type="float" office:value="19315" calcext:value-type="float">
            <text:p>19315</text:p>
          </table:table-cell>
          <table:table-cell office:value-type="float" office:value="18909" calcext:value-type="float">
            <text:p>18909</text:p>
          </table:table-cell>
          <table:table-cell office:value-type="float" office:value="18020" calcext:value-type="float">
            <text:p>18020</text:p>
          </table:table-cell>
          <table:table-cell office:value-type="float" office:value="17543" calcext:value-type="float">
            <text:p>17543</text:p>
          </table:table-cell>
          <table:table-cell office:value-type="float" office:value="16972" calcext:value-type="float">
            <text:p>16972</text:p>
          </table:table-cell>
          <table:table-cell office:value-type="float" office:value="16256" calcext:value-type="float">
            <text:p>16256</text:p>
          </table:table-cell>
          <table:table-cell office:value-type="float" office:value="15679" calcext:value-type="float">
            <text:p>15679</text:p>
          </table:table-cell>
          <table:table-cell office:value-type="float" office:value="15355" calcext:value-type="float">
            <text:p>15355</text:p>
          </table:table-cell>
          <table:table-cell office:value-type="float" office:value="14720" calcext:value-type="float">
            <text:p>14720</text:p>
          </table:table-cell>
          <table:table-cell office:value-type="float" office:value="14218" calcext:value-type="float">
            <text:p>14218</text:p>
          </table:table-cell>
          <table:table-cell office:value-type="float" office:value="13735" calcext:value-type="float">
            <text:p>13735</text:p>
          </table:table-cell>
          <table:table-cell office:value-type="float" office:value="13065" calcext:value-type="float">
            <text:p>13065</text:p>
          </table:table-cell>
          <table:table-cell office:value-type="float" office:value="12608" calcext:value-type="float">
            <text:p>12608</text:p>
          </table:table-cell>
          <table:table-cell office:value-type="float" office:value="12214" calcext:value-type="float">
            <text:p>12214</text:p>
          </table:table-cell>
          <table:table-cell office:value-type="float" office:value="11705" calcext:value-type="float">
            <text:p>11705</text:p>
          </table:table-cell>
          <table:table-cell office:value-type="float" office:value="11326" calcext:value-type="float">
            <text:p>11326</text:p>
          </table:table-cell>
          <table:table-cell office:value-type="float" office:value="10963" calcext:value-type="float">
            <text:p>10963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5304" calcext:value-type="float">
            <text:p>15304</text:p>
          </table:table-cell>
          <table:table-cell office:value-type="float" office:value="18416" calcext:value-type="float">
            <text:p>18416</text:p>
          </table:table-cell>
          <table:table-cell office:value-type="float" office:value="20915" calcext:value-type="float">
            <text:p>20915</text:p>
          </table:table-cell>
          <table:table-cell office:value-type="float" office:value="23652" calcext:value-type="float">
            <text:p>23652</text:p>
          </table:table-cell>
          <table:table-cell office:value-type="float" office:value="25754" calcext:value-type="float">
            <text:p>25754</text:p>
          </table:table-cell>
          <table:table-cell office:value-type="float" office:value="27343" calcext:value-type="float">
            <text:p>27343</text:p>
          </table:table-cell>
          <table:table-cell office:value-type="float" office:value="28097" calcext:value-type="float">
            <text:p>28097</text:p>
          </table:table-cell>
          <table:table-cell office:value-type="float" office:value="29193" calcext:value-type="float">
            <text:p>29193</text:p>
          </table:table-cell>
          <table:table-cell office:value-type="float" office:value="29195" calcext:value-type="float">
            <text:p>29195</text:p>
          </table:table-cell>
          <table:table-cell office:value-type="float" office:value="29524" calcext:value-type="float">
            <text:p>29524</text:p>
          </table:table-cell>
          <table:table-cell office:value-type="float" office:value="28596" calcext:value-type="float">
            <text:p>28596</text:p>
          </table:table-cell>
          <table:table-cell office:value-type="float" office:value="27963" calcext:value-type="float">
            <text:p>27963</text:p>
          </table:table-cell>
          <table:table-cell office:value-type="float" office:value="27571" calcext:value-type="float">
            <text:p>27571</text:p>
          </table:table-cell>
          <table:table-cell office:value-type="float" office:value="26857" calcext:value-type="float">
            <text:p>26857</text:p>
          </table:table-cell>
          <table:table-cell office:value-type="float" office:value="26449" calcext:value-type="float">
            <text:p>26449</text:p>
          </table:table-cell>
          <table:table-cell office:value-type="float" office:value="26219" calcext:value-type="float">
            <text:p>26219</text:p>
          </table:table-cell>
          <table:table-cell office:value-type="float" office:value="25279" calcext:value-type="float">
            <text:p>25279</text:p>
          </table:table-cell>
          <table:table-cell office:value-type="float" office:value="25072" calcext:value-type="float">
            <text:p>25072</text:p>
          </table:table-cell>
          <table:table-cell office:value-type="float" office:value="25114" calcext:value-type="float">
            <text:p>25114</text:p>
          </table:table-cell>
          <table:table-cell office:value-type="float" office:value="24606" calcext:value-type="float">
            <text:p>24606</text:p>
          </table:table-cell>
          <table:table-cell office:value-type="float" office:value="23953" calcext:value-type="float">
            <text:p>23953</text:p>
          </table:table-cell>
          <table:table-cell office:value-type="float" office:value="24174" calcext:value-type="float">
            <text:p>24174</text:p>
          </table:table-cell>
          <table:table-cell office:value-type="float" office:value="23707" calcext:value-type="float">
            <text:p>23707</text:p>
          </table:table-cell>
          <table:table-cell office:value-type="float" office:value="23124" calcext:value-type="float">
            <text:p>23124</text:p>
          </table:table-cell>
          <table:table-cell office:value-type="float" office:value="22865" calcext:value-type="float">
            <text:p>22865</text:p>
          </table:table-cell>
          <table:table-cell office:value-type="float" office:value="22168" calcext:value-type="float">
            <text:p>22168</text:p>
          </table:table-cell>
          <table:table-cell office:value-type="float" office:value="21997" calcext:value-type="float">
            <text:p>21997</text:p>
          </table:table-cell>
          <table:table-cell office:value-type="float" office:value="21360" calcext:value-type="float">
            <text:p>21360</text:p>
          </table:table-cell>
          <table:table-cell office:value-type="float" office:value="20650" calcext:value-type="float">
            <text:p>20650</text:p>
          </table:table-cell>
          <table:table-cell office:value-type="float" office:value="20245" calcext:value-type="float">
            <text:p>20245</text:p>
          </table:table-cell>
          <table:table-cell office:value-type="float" office:value="19178" calcext:value-type="float">
            <text:p>19178</text:p>
          </table:table-cell>
          <table:table-cell office:value-type="float" office:value="19131" calcext:value-type="float">
            <text:p>19131</text:p>
          </table:table-cell>
          <table:table-cell office:value-type="float" office:value="18330" calcext:value-type="float">
            <text:p>18330</text:p>
          </table:table-cell>
          <table:table-cell office:value-type="float" office:value="17864" calcext:value-type="float">
            <text:p>17864</text:p>
          </table:table-cell>
          <table:table-cell office:value-type="float" office:value="17055" calcext:value-type="float">
            <text:p>17055</text:p>
          </table:table-cell>
          <table:table-cell office:value-type="float" office:value="16522" calcext:value-type="float">
            <text:p>16522</text:p>
          </table:table-cell>
          <table:table-cell office:value-type="float" office:value="15977" calcext:value-type="float">
            <text:p>15977</text:p>
          </table:table-cell>
          <table:table-cell office:value-type="float" office:value="15503" calcext:value-type="float">
            <text:p>15503</text:p>
          </table:table-cell>
          <table:table-cell office:value-type="float" office:value="14887" calcext:value-type="float">
            <text:p>14887</text:p>
          </table:table-cell>
          <table:table-cell office:value-type="float" office:value="14330" calcext:value-type="float">
            <text:p>14330</text:p>
          </table:table-cell>
          <table:table-cell office:value-type="float" office:value="14047" calcext:value-type="float">
            <text:p>14047</text:p>
          </table:table-cell>
          <table:table-cell office:value-type="float" office:value="13489" calcext:value-type="float">
            <text:p>13489</text:p>
          </table:table-cell>
          <table:table-cell office:value-type="float" office:value="12950" calcext:value-type="float">
            <text:p>12950</text:p>
          </table:table-cell>
          <table:table-cell office:value-type="float" office:value="12461" calcext:value-type="float">
            <text:p>12461</text:p>
          </table:table-cell>
          <table:table-cell office:value-type="float" office:value="11988" calcext:value-type="float">
            <text:p>11988</text:p>
          </table:table-cell>
          <table:table-cell office:value-type="float" office:value="11551" calcext:value-type="float">
            <text:p>11551</text:p>
          </table:table-cell>
          <table:table-cell office:value-type="float" office:value="10919" calcext:value-type="float">
            <text:p>10919</text:p>
          </table:table-cell>
          <table:table-cell office:value-type="float" office:value="10593" calcext:value-type="float">
            <text:p>10593</text:p>
          </table:table-cell>
          <table:table-cell office:value-type="float" office:value="10329" calcext:value-type="float">
            <text:p>10329</text:p>
          </table:table-cell>
          <table:table-cell office:value-type="float" office:value="9950" calcext:value-type="float">
            <text:p>9950</text:p>
          </table:table-cell>
          <table:table-cell office:value-type="float" office:value="9692" calcext:value-type="float">
            <text:p>9692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16281" calcext:value-type="float">
            <text:p>16281</text:p>
          </table:table-cell>
          <table:table-cell office:value-type="float" office:value="19711" calcext:value-type="float">
            <text:p>19711</text:p>
          </table:table-cell>
          <table:table-cell office:value-type="float" office:value="22139" calcext:value-type="float">
            <text:p>22139</text:p>
          </table:table-cell>
          <table:table-cell office:value-type="float" office:value="24613" calcext:value-type="float">
            <text:p>24613</text:p>
          </table:table-cell>
          <table:table-cell office:value-type="float" office:value="27065" calcext:value-type="float">
            <text:p>27065</text:p>
          </table:table-cell>
          <table:table-cell office:value-type="float" office:value="29146" calcext:value-type="float">
            <text:p>29146</text:p>
          </table:table-cell>
          <table:table-cell office:value-type="float" office:value="30424" calcext:value-type="float">
            <text:p>30424</text:p>
          </table:table-cell>
          <table:table-cell office:value-type="float" office:value="31219" calcext:value-type="float">
            <text:p>31219</text:p>
          </table:table-cell>
          <table:table-cell office:value-type="float" office:value="31821" calcext:value-type="float">
            <text:p>31821</text:p>
          </table:table-cell>
          <table:table-cell office:value-type="float" office:value="31851" calcext:value-type="float">
            <text:p>31851</text:p>
          </table:table-cell>
          <table:table-cell office:value-type="float" office:value="31043" calcext:value-type="float">
            <text:p>31043</text:p>
          </table:table-cell>
          <table:table-cell office:value-type="float" office:value="30790" calcext:value-type="float">
            <text:p>30790</text:p>
          </table:table-cell>
          <table:table-cell office:value-type="float" office:value="30376" calcext:value-type="float">
            <text:p>30376</text:p>
          </table:table-cell>
          <table:table-cell office:value-type="float" office:value="29576" calcext:value-type="float">
            <text:p>29576</text:p>
          </table:table-cell>
          <table:table-cell office:value-type="float" office:value="29333" calcext:value-type="float">
            <text:p>29333</text:p>
          </table:table-cell>
          <table:table-cell office:value-type="float" office:value="29106" calcext:value-type="float">
            <text:p>29106</text:p>
          </table:table-cell>
          <table:table-cell office:value-type="float" office:value="28446" calcext:value-type="float">
            <text:p>28446</text:p>
          </table:table-cell>
          <table:table-cell office:value-type="float" office:value="27911" calcext:value-type="float">
            <text:p>27911</text:p>
          </table:table-cell>
          <table:table-cell office:value-type="float" office:value="27662" calcext:value-type="float">
            <text:p>27662</text:p>
          </table:table-cell>
          <table:table-cell office:value-type="float" office:value="27719" calcext:value-type="float">
            <text:p>27719</text:p>
          </table:table-cell>
          <table:table-cell office:value-type="float" office:value="27258" calcext:value-type="float">
            <text:p>27258</text:p>
          </table:table-cell>
          <table:table-cell office:value-type="float" office:value="26911" calcext:value-type="float">
            <text:p>26911</text:p>
          </table:table-cell>
          <table:table-cell office:value-type="float" office:value="26457" calcext:value-type="float">
            <text:p>26457</text:p>
          </table:table-cell>
          <table:table-cell office:value-type="float" office:value="25933" calcext:value-type="float">
            <text:p>25933</text:p>
          </table:table-cell>
          <table:table-cell office:value-type="float" office:value="26013" calcext:value-type="float">
            <text:p>26013</text:p>
          </table:table-cell>
          <table:table-cell office:value-type="float" office:value="25047" calcext:value-type="float">
            <text:p>25047</text:p>
          </table:table-cell>
          <table:table-cell office:value-type="float" office:value="24916" calcext:value-type="float">
            <text:p>24916</text:p>
          </table:table-cell>
          <table:table-cell office:value-type="float" office:value="24234" calcext:value-type="float">
            <text:p>24234</text:p>
          </table:table-cell>
          <table:table-cell office:value-type="float" office:value="23474" calcext:value-type="float">
            <text:p>23474</text:p>
          </table:table-cell>
          <table:table-cell office:value-type="float" office:value="22524" calcext:value-type="float">
            <text:p>22524</text:p>
          </table:table-cell>
          <table:table-cell office:value-type="float" office:value="21799" calcext:value-type="float">
            <text:p>21799</text:p>
          </table:table-cell>
          <table:table-cell office:value-type="float" office:value="21548" calcext:value-type="float">
            <text:p>21548</text:p>
          </table:table-cell>
          <table:table-cell office:value-type="float" office:value="20784" calcext:value-type="float">
            <text:p>20784</text:p>
          </table:table-cell>
          <table:table-cell office:value-type="float" office:value="19871" calcext:value-type="float">
            <text:p>19871</text:p>
          </table:table-cell>
          <table:table-cell office:value-type="float" office:value="19144" calcext:value-type="float">
            <text:p>19144</text:p>
          </table:table-cell>
          <table:table-cell office:value-type="float" office:value="18711" calcext:value-type="float">
            <text:p>18711</text:p>
          </table:table-cell>
          <table:table-cell office:value-type="float" office:value="17837" calcext:value-type="float">
            <text:p>17837</text:p>
          </table:table-cell>
          <table:table-cell office:value-type="float" office:value="17342" calcext:value-type="float">
            <text:p>17342</text:p>
          </table:table-cell>
          <table:table-cell office:value-type="float" office:value="16757" calcext:value-type="float">
            <text:p>16757</text:p>
          </table:table-cell>
          <table:table-cell office:value-type="float" office:value="16320" calcext:value-type="float">
            <text:p>16320</text:p>
          </table:table-cell>
          <table:table-cell office:value-type="float" office:value="15825" calcext:value-type="float">
            <text:p>15825</text:p>
          </table:table-cell>
          <table:table-cell office:value-type="float" office:value="15121" calcext:value-type="float">
            <text:p>15121</text:p>
          </table:table-cell>
          <table:table-cell office:value-type="float" office:value="14735" calcext:value-type="float">
            <text:p>14735</text:p>
          </table:table-cell>
          <table:table-cell office:value-type="float" office:value="13686" calcext:value-type="float">
            <text:p>13686</text:p>
          </table:table-cell>
          <table:table-cell office:value-type="float" office:value="13368" calcext:value-type="float">
            <text:p>13368</text:p>
          </table:table-cell>
          <table:table-cell office:value-type="float" office:value="12846" calcext:value-type="float">
            <text:p>12846</text:p>
          </table:table-cell>
          <table:table-cell office:value-type="float" office:value="12548" calcext:value-type="float">
            <text:p>12548</text:p>
          </table:table-cell>
          <table:table-cell office:value-type="float" office:value="11861" calcext:value-type="float">
            <text:p>11861</text:p>
          </table:table-cell>
          <table:table-cell office:value-type="float" office:value="11409" calcext:value-type="float">
            <text:p>11409</text:p>
          </table:table-cell>
          <table:table-cell office:value-type="float" office:value="11185" calcext:value-type="float">
            <text:p>11185</text:p>
          </table:table-cell>
          <table:table-cell office:value-type="float" office:value="10846" calcext:value-type="float">
            <text:p>10846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6116" calcext:value-type="float">
            <text:p>16116</text:p>
          </table:table-cell>
          <table:table-cell office:value-type="float" office:value="19687" calcext:value-type="float">
            <text:p>19687</text:p>
          </table:table-cell>
          <table:table-cell office:value-type="float" office:value="22073" calcext:value-type="float">
            <text:p>22073</text:p>
          </table:table-cell>
          <table:table-cell office:value-type="float" office:value="24890" calcext:value-type="float">
            <text:p>24890</text:p>
          </table:table-cell>
          <table:table-cell office:value-type="float" office:value="27063" calcext:value-type="float">
            <text:p>27063</text:p>
          </table:table-cell>
          <table:table-cell office:value-type="float" office:value="28987" calcext:value-type="float">
            <text:p>28987</text:p>
          </table:table-cell>
          <table:table-cell office:value-type="float" office:value="30357" calcext:value-type="float">
            <text:p>30357</text:p>
          </table:table-cell>
          <table:table-cell office:value-type="float" office:value="31201" calcext:value-type="float">
            <text:p>31201</text:p>
          </table:table-cell>
          <table:table-cell office:value-type="float" office:value="31915" calcext:value-type="float">
            <text:p>31915</text:p>
          </table:table-cell>
          <table:table-cell office:value-type="float" office:value="31748" calcext:value-type="float">
            <text:p>31748</text:p>
          </table:table-cell>
          <table:table-cell office:value-type="float" office:value="30883" calcext:value-type="float">
            <text:p>30883</text:p>
          </table:table-cell>
          <table:table-cell office:value-type="float" office:value="30633" calcext:value-type="float">
            <text:p>30633</text:p>
          </table:table-cell>
          <table:table-cell office:value-type="float" office:value="30327" calcext:value-type="float">
            <text:p>30327</text:p>
          </table:table-cell>
          <table:table-cell office:value-type="float" office:value="29533" calcext:value-type="float">
            <text:p>29533</text:p>
          </table:table-cell>
          <table:table-cell office:value-type="float" office:value="29515" calcext:value-type="float">
            <text:p>29515</text:p>
          </table:table-cell>
          <table:table-cell office:value-type="float" office:value="29035" calcext:value-type="float">
            <text:p>29035</text:p>
          </table:table-cell>
          <table:table-cell office:value-type="float" office:value="28617" calcext:value-type="float">
            <text:p>28617</text:p>
          </table:table-cell>
          <table:table-cell office:value-type="float" office:value="28002" calcext:value-type="float">
            <text:p>28002</text:p>
          </table:table-cell>
          <table:table-cell office:value-type="float" office:value="27905" calcext:value-type="float">
            <text:p>27905</text:p>
          </table:table-cell>
          <table:table-cell office:value-type="float" office:value="27828" calcext:value-type="float">
            <text:p>27828</text:p>
          </table:table-cell>
          <table:table-cell office:value-type="float" office:value="27343" calcext:value-type="float">
            <text:p>27343</text:p>
          </table:table-cell>
          <table:table-cell office:value-type="float" office:value="26754" calcext:value-type="float">
            <text:p>26754</text:p>
          </table:table-cell>
          <table:table-cell office:value-type="float" office:value="26229" calcext:value-type="float">
            <text:p>26229</text:p>
          </table:table-cell>
          <table:table-cell office:value-type="float" office:value="25966" calcext:value-type="float">
            <text:p>25966</text:p>
          </table:table-cell>
          <table:table-cell office:value-type="float" office:value="25610" calcext:value-type="float">
            <text:p>25610</text:p>
          </table:table-cell>
          <table:table-cell office:value-type="float" office:value="25292" calcext:value-type="float">
            <text:p>25292</text:p>
          </table:table-cell>
          <table:table-cell office:value-type="float" office:value="24473" calcext:value-type="float">
            <text:p>24473</text:p>
          </table:table-cell>
          <table:table-cell office:value-type="float" office:value="23947" calcext:value-type="float">
            <text:p>23947</text:p>
          </table:table-cell>
          <table:table-cell office:value-type="float" office:value="23500" calcext:value-type="float">
            <text:p>23500</text:p>
          </table:table-cell>
          <table:table-cell office:value-type="float" office:value="22776" calcext:value-type="float">
            <text:p>22776</text:p>
          </table:table-cell>
          <table:table-cell office:value-type="float" office:value="22129" calcext:value-type="float">
            <text:p>22129</text:p>
          </table:table-cell>
          <table:table-cell office:value-type="float" office:value="21376" calcext:value-type="float">
            <text:p>21376</text:p>
          </table:table-cell>
          <table:table-cell office:value-type="float" office:value="20871" calcext:value-type="float">
            <text:p>20871</text:p>
          </table:table-cell>
          <table:table-cell office:value-type="float" office:value="20149" calcext:value-type="float">
            <text:p>20149</text:p>
          </table:table-cell>
          <table:table-cell office:value-type="float" office:value="19258" calcext:value-type="float">
            <text:p>19258</text:p>
          </table:table-cell>
          <table:table-cell office:value-type="float" office:value="18673" calcext:value-type="float">
            <text:p>18673</text:p>
          </table:table-cell>
          <table:table-cell office:value-type="float" office:value="17711" calcext:value-type="float">
            <text:p>17711</text:p>
          </table:table-cell>
          <table:table-cell office:value-type="float" office:value="17430" calcext:value-type="float">
            <text:p>17430</text:p>
          </table:table-cell>
          <table:table-cell office:value-type="float" office:value="16566" calcext:value-type="float">
            <text:p>16566</text:p>
          </table:table-cell>
          <table:table-cell office:value-type="float" office:value="16103" calcext:value-type="float">
            <text:p>16103</text:p>
          </table:table-cell>
          <table:table-cell office:value-type="float" office:value="16026" calcext:value-type="float">
            <text:p>16026</text:p>
          </table:table-cell>
          <table:table-cell office:value-type="float" office:value="15278" calcext:value-type="float">
            <text:p>15278</text:p>
          </table:table-cell>
          <table:table-cell office:value-type="float" office:value="14299" calcext:value-type="float">
            <text:p>14299</text:p>
          </table:table-cell>
          <table:table-cell office:value-type="float" office:value="13815" calcext:value-type="float">
            <text:p>13815</text:p>
          </table:table-cell>
          <table:table-cell office:value-type="float" office:value="13470" calcext:value-type="float">
            <text:p>13470</text:p>
          </table:table-cell>
          <table:table-cell office:value-type="float" office:value="12872" calcext:value-type="float">
            <text:p>12872</text:p>
          </table:table-cell>
          <table:table-cell office:value-type="float" office:value="12429" calcext:value-type="float">
            <text:p>12429</text:p>
          </table:table-cell>
          <table:table-cell office:value-type="float" office:value="11950" calcext:value-type="float">
            <text:p>11950</text:p>
          </table:table-cell>
          <table:table-cell office:value-type="float" office:value="11770" calcext:value-type="float">
            <text:p>11770</text:p>
          </table:table-cell>
          <table:table-cell office:value-type="float" office:value="11107" calcext:value-type="float">
            <text:p>11107</text:p>
          </table:table-cell>
          <table:table-cell office:value-type="float" office:value="10801" calcext:value-type="float">
            <text:p>10801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18040" calcext:value-type="float">
            <text:p>18040</text:p>
          </table:table-cell>
          <table:table-cell office:value-type="float" office:value="21973" calcext:value-type="float">
            <text:p>21973</text:p>
          </table:table-cell>
          <table:table-cell office:value-type="float" office:value="25080" calcext:value-type="float">
            <text:p>25080</text:p>
          </table:table-cell>
          <table:table-cell office:value-type="float" office:value="28549" calcext:value-type="float">
            <text:p>28549</text:p>
          </table:table-cell>
          <table:table-cell office:value-type="float" office:value="31006" calcext:value-type="float">
            <text:p>31006</text:p>
          </table:table-cell>
          <table:table-cell office:value-type="float" office:value="32759" calcext:value-type="float">
            <text:p>32759</text:p>
          </table:table-cell>
          <table:table-cell office:value-type="float" office:value="34665" calcext:value-type="float">
            <text:p>34665</text:p>
          </table:table-cell>
          <table:table-cell office:value-type="float" office:value="35531" calcext:value-type="float">
            <text:p>35531</text:p>
          </table:table-cell>
          <table:table-cell office:value-type="float" office:value="36016" calcext:value-type="float">
            <text:p>36016</text:p>
          </table:table-cell>
          <table:table-cell office:value-type="float" office:value="35532" calcext:value-type="float">
            <text:p>35532</text:p>
          </table:table-cell>
          <table:table-cell office:value-type="float" office:value="35251" calcext:value-type="float">
            <text:p>35251</text:p>
          </table:table-cell>
          <table:table-cell office:value-type="float" office:value="34244" calcext:value-type="float">
            <text:p>34244</text:p>
          </table:table-cell>
          <table:table-cell office:value-type="float" office:value="33308" calcext:value-type="float">
            <text:p>33308</text:p>
          </table:table-cell>
          <table:table-cell office:value-type="float" office:value="32724" calcext:value-type="float">
            <text:p>32724</text:p>
          </table:table-cell>
          <table:table-cell office:value-type="float" office:value="32356" calcext:value-type="float">
            <text:p>32356</text:p>
          </table:table-cell>
          <table:table-cell office:value-type="float" office:value="31629" calcext:value-type="float">
            <text:p>31629</text:p>
          </table:table-cell>
          <table:table-cell office:value-type="float" office:value="31282" calcext:value-type="float">
            <text:p>31282</text:p>
          </table:table-cell>
          <table:table-cell office:value-type="float" office:value="30858" calcext:value-type="float">
            <text:p>30858</text:p>
          </table:table-cell>
          <table:table-cell office:value-type="float" office:value="30757" calcext:value-type="float">
            <text:p>30757</text:p>
          </table:table-cell>
          <table:table-cell office:value-type="float" office:value="30345" calcext:value-type="float">
            <text:p>30345</text:p>
          </table:table-cell>
          <table:table-cell office:value-type="float" office:value="29881" calcext:value-type="float">
            <text:p>29881</text:p>
          </table:table-cell>
          <table:table-cell office:value-type="float" office:value="29597" calcext:value-type="float">
            <text:p>29597</text:p>
          </table:table-cell>
          <table:table-cell office:value-type="float" office:value="28872" calcext:value-type="float">
            <text:p>28872</text:p>
          </table:table-cell>
          <table:table-cell office:value-type="float" office:value="28650" calcext:value-type="float">
            <text:p>28650</text:p>
          </table:table-cell>
          <table:table-cell office:value-type="float" office:value="27977" calcext:value-type="float">
            <text:p>27977</text:p>
          </table:table-cell>
          <table:table-cell office:value-type="float" office:value="27495" calcext:value-type="float">
            <text:p>27495</text:p>
          </table:table-cell>
          <table:table-cell office:value-type="float" office:value="26791" calcext:value-type="float">
            <text:p>26791</text:p>
          </table:table-cell>
          <table:table-cell office:value-type="float" office:value="26222" calcext:value-type="float">
            <text:p>26222</text:p>
          </table:table-cell>
          <table:table-cell office:value-type="float" office:value="25569" calcext:value-type="float">
            <text:p>25569</text:p>
          </table:table-cell>
          <table:table-cell office:value-type="float" office:value="24778" calcext:value-type="float">
            <text:p>24778</text:p>
          </table:table-cell>
          <table:table-cell office:value-type="float" office:value="24148" calcext:value-type="float">
            <text:p>24148</text:p>
          </table:table-cell>
          <table:table-cell office:value-type="float" office:value="23248" calcext:value-type="float">
            <text:p>23248</text:p>
          </table:table-cell>
          <table:table-cell office:value-type="float" office:value="22357" calcext:value-type="float">
            <text:p>22357</text:p>
          </table:table-cell>
          <table:table-cell office:value-type="float" office:value="21725" calcext:value-type="float">
            <text:p>21725</text:p>
          </table:table-cell>
          <table:table-cell office:value-type="float" office:value="21015" calcext:value-type="float">
            <text:p>21015</text:p>
          </table:table-cell>
          <table:table-cell office:value-type="float" office:value="20043" calcext:value-type="float">
            <text:p>20043</text:p>
          </table:table-cell>
          <table:table-cell office:value-type="float" office:value="19362" calcext:value-type="float">
            <text:p>19362</text:p>
          </table:table-cell>
          <table:table-cell office:value-type="float" office:value="18702" calcext:value-type="float">
            <text:p>18702</text:p>
          </table:table-cell>
          <table:table-cell office:value-type="float" office:value="18062" calcext:value-type="float">
            <text:p>18062</text:p>
          </table:table-cell>
          <table:table-cell office:value-type="float" office:value="17558" calcext:value-type="float">
            <text:p>17558</text:p>
          </table:table-cell>
          <table:table-cell office:value-type="float" office:value="16920" calcext:value-type="float">
            <text:p>16920</text:p>
          </table:table-cell>
          <table:table-cell office:value-type="float" office:value="16332" calcext:value-type="float">
            <text:p>16332</text:p>
          </table:table-cell>
          <table:table-cell office:value-type="float" office:value="15858" calcext:value-type="float">
            <text:p>15858</text:p>
          </table:table-cell>
          <table:table-cell office:value-type="float" office:value="15094" calcext:value-type="float">
            <text:p>15094</text:p>
          </table:table-cell>
          <table:table-cell office:value-type="float" office:value="14576" calcext:value-type="float">
            <text:p>14576</text:p>
          </table:table-cell>
          <table:table-cell office:value-type="float" office:value="13856" calcext:value-type="float">
            <text:p>13856</text:p>
          </table:table-cell>
          <table:table-cell office:value-type="float" office:value="13514" calcext:value-type="float">
            <text:p>13514</text:p>
          </table:table-cell>
          <table:table-cell office:value-type="float" office:value="13090" calcext:value-type="float">
            <text:p>13090</text:p>
          </table:table-cell>
          <table:table-cell office:value-type="float" office:value="12466" calcext:value-type="float">
            <text:p>12466</text:p>
          </table:table-cell>
          <table:table-cell office:value-type="float" office:value="12011" calcext:value-type="float">
            <text:p>12011</text:p>
          </table:table-cell>
          <table:table-cell office:value-type="float" office:value="11727" calcext:value-type="float">
            <text:p>11727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12391" calcext:value-type="float">
            <text:p>12391</text:p>
          </table:table-cell>
          <table:table-cell office:value-type="float" office:value="14717" calcext:value-type="float">
            <text:p>14717</text:p>
          </table:table-cell>
          <table:table-cell office:value-type="float" office:value="16135" calcext:value-type="float">
            <text:p>16135</text:p>
          </table:table-cell>
          <table:table-cell office:value-type="float" office:value="17883" calcext:value-type="float">
            <text:p>17883</text:p>
          </table:table-cell>
          <table:table-cell office:value-type="float" office:value="19324" calcext:value-type="float">
            <text:p>19324</text:p>
          </table:table-cell>
          <table:table-cell office:value-type="float" office:value="20528" calcext:value-type="float">
            <text:p>20528</text:p>
          </table:table-cell>
          <table:table-cell office:value-type="float" office:value="21407" calcext:value-type="float">
            <text:p>21407</text:p>
          </table:table-cell>
          <table:table-cell office:value-type="float" office:value="22858" calcext:value-type="float">
            <text:p>22858</text:p>
          </table:table-cell>
          <table:table-cell office:value-type="float" office:value="23718" calcext:value-type="float">
            <text:p>23718</text:p>
          </table:table-cell>
          <table:table-cell office:value-type="float" office:value="24092" calcext:value-type="float">
            <text:p>24092</text:p>
          </table:table-cell>
          <table:table-cell office:value-type="float" office:value="24503" calcext:value-type="float">
            <text:p>24503</text:p>
          </table:table-cell>
          <table:table-cell office:value-type="float" office:value="24887" calcext:value-type="float">
            <text:p>24887</text:p>
          </table:table-cell>
          <table:table-cell office:value-type="float" office:value="25256" calcext:value-type="float">
            <text:p>25256</text:p>
          </table:table-cell>
          <table:table-cell office:value-type="float" office:value="25363" calcext:value-type="float">
            <text:p>25363</text:p>
          </table:table-cell>
          <table:table-cell office:value-type="float" office:value="25398" calcext:value-type="float">
            <text:p>25398</text:p>
          </table:table-cell>
          <table:table-cell office:value-type="float" office:value="25606" calcext:value-type="float">
            <text:p>25606</text:p>
          </table:table-cell>
          <table:table-cell office:value-type="float" office:value="25393" calcext:value-type="float">
            <text:p>25393</text:p>
          </table:table-cell>
          <table:table-cell office:value-type="float" office:value="25316" calcext:value-type="float">
            <text:p>25316</text:p>
          </table:table-cell>
          <table:table-cell office:value-type="float" office:value="25243" calcext:value-type="float">
            <text:p>25243</text:p>
          </table:table-cell>
          <table:table-cell office:value-type="float" office:value="25382" calcext:value-type="float">
            <text:p>25382</text:p>
          </table:table-cell>
          <table:table-cell office:value-type="float" office:value="25159" calcext:value-type="float">
            <text:p>25159</text:p>
          </table:table-cell>
          <table:table-cell office:value-type="float" office:value="24894" calcext:value-type="float">
            <text:p>24894</text:p>
          </table:table-cell>
          <table:table-cell office:value-type="float" office:value="24529" calcext:value-type="float">
            <text:p>24529</text:p>
          </table:table-cell>
          <table:table-cell office:value-type="float" office:value="24158" calcext:value-type="float">
            <text:p>24158</text:p>
          </table:table-cell>
          <table:table-cell office:value-type="float" office:value="23654" calcext:value-type="float">
            <text:p>23654</text:p>
          </table:table-cell>
          <table:table-cell office:value-type="float" office:value="23377" calcext:value-type="float">
            <text:p>23377</text:p>
          </table:table-cell>
          <table:table-cell office:value-type="float" office:value="23042" calcext:value-type="float">
            <text:p>23042</text:p>
          </table:table-cell>
          <table:table-cell office:value-type="float" office:value="22850" calcext:value-type="float">
            <text:p>22850</text:p>
          </table:table-cell>
          <table:table-cell office:value-type="float" office:value="21926" calcext:value-type="float">
            <text:p>21926</text:p>
          </table:table-cell>
          <table:table-cell office:value-type="float" office:value="21744" calcext:value-type="float">
            <text:p>21744</text:p>
          </table:table-cell>
          <table:table-cell office:value-type="float" office:value="21005" calcext:value-type="float">
            <text:p>21005</text:p>
          </table:table-cell>
          <table:table-cell office:value-type="float" office:value="20693" calcext:value-type="float">
            <text:p>20693</text:p>
          </table:table-cell>
          <table:table-cell office:value-type="float" office:value="20246" calcext:value-type="float">
            <text:p>20246</text:p>
          </table:table-cell>
          <table:table-cell office:value-type="float" office:value="19401" calcext:value-type="float">
            <text:p>19401</text:p>
          </table:table-cell>
          <table:table-cell office:value-type="float" office:value="18986" calcext:value-type="float">
            <text:p>18986</text:p>
          </table:table-cell>
          <table:table-cell office:value-type="float" office:value="18935" calcext:value-type="float">
            <text:p>18935</text:p>
          </table:table-cell>
          <table:table-cell office:value-type="float" office:value="18182" calcext:value-type="float">
            <text:p>18182</text:p>
          </table:table-cell>
          <table:table-cell office:value-type="float" office:value="17369" calcext:value-type="float">
            <text:p>17369</text:p>
          </table:table-cell>
          <table:table-cell office:value-type="float" office:value="16632" calcext:value-type="float">
            <text:p>16632</text:p>
          </table:table-cell>
          <table:table-cell office:value-type="float" office:value="16345" calcext:value-type="float">
            <text:p>16345</text:p>
          </table:table-cell>
          <table:table-cell office:value-type="float" office:value="15703" calcext:value-type="float">
            <text:p>15703</text:p>
          </table:table-cell>
          <table:table-cell office:value-type="float" office:value="15066" calcext:value-type="float">
            <text:p>15066</text:p>
          </table:table-cell>
          <table:table-cell office:value-type="float" office:value="14568" calcext:value-type="float">
            <text:p>14568</text:p>
          </table:table-cell>
          <table:table-cell office:value-type="float" office:value="13985" calcext:value-type="float">
            <text:p>13985</text:p>
          </table:table-cell>
          <table:table-cell office:value-type="float" office:value="13541" calcext:value-type="float">
            <text:p>13541</text:p>
          </table:table-cell>
          <table:table-cell office:value-type="float" office:value="12875" calcext:value-type="float">
            <text:p>12875</text:p>
          </table:table-cell>
          <table:table-cell office:value-type="float" office:value="12592" calcext:value-type="float">
            <text:p>12592</text:p>
          </table:table-cell>
          <table:table-cell office:value-type="float" office:value="11985" calcext:value-type="float">
            <text:p>11985</text:p>
          </table:table-cell>
          <table:table-cell office:value-type="float" office:value="11669" calcext:value-type="float">
            <text:p>11669</text:p>
          </table:table-cell>
          <table:table-cell office:value-type="float" office:value="11176" calcext:value-type="float">
            <text:p>11176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14783" calcext:value-type="float">
            <text:p>14783</text:p>
          </table:table-cell>
          <table:table-cell office:value-type="float" office:value="17858" calcext:value-type="float">
            <text:p>17858</text:p>
          </table:table-cell>
          <table:table-cell office:value-type="float" office:value="20306" calcext:value-type="float">
            <text:p>20306</text:p>
          </table:table-cell>
          <table:table-cell office:value-type="float" office:value="22519" calcext:value-type="float">
            <text:p>22519</text:p>
          </table:table-cell>
          <table:table-cell office:value-type="float" office:value="24591" calcext:value-type="float">
            <text:p>24591</text:p>
          </table:table-cell>
          <table:table-cell office:value-type="float" office:value="26218" calcext:value-type="float">
            <text:p>26218</text:p>
          </table:table-cell>
          <table:table-cell office:value-type="float" office:value="27703" calcext:value-type="float">
            <text:p>27703</text:p>
          </table:table-cell>
          <table:table-cell office:value-type="float" office:value="28814" calcext:value-type="float">
            <text:p>28814</text:p>
          </table:table-cell>
          <table:table-cell office:value-type="float" office:value="28889" calcext:value-type="float">
            <text:p>28889</text:p>
          </table:table-cell>
          <table:table-cell office:value-type="float" office:value="29084" calcext:value-type="float">
            <text:p>29084</text:p>
          </table:table-cell>
          <table:table-cell office:value-type="float" office:value="29180" calcext:value-type="float">
            <text:p>29180</text:p>
          </table:table-cell>
          <table:table-cell office:value-type="float" office:value="28882" calcext:value-type="float">
            <text:p>28882</text:p>
          </table:table-cell>
          <table:table-cell office:value-type="float" office:value="28835" calcext:value-type="float">
            <text:p>28835</text:p>
          </table:table-cell>
          <table:table-cell office:value-type="float" office:value="28223" calcext:value-type="float">
            <text:p>28223</text:p>
          </table:table-cell>
          <table:table-cell office:value-type="float" office:value="28058" calcext:value-type="float">
            <text:p>28058</text:p>
          </table:table-cell>
          <table:table-cell office:value-type="float" office:value="27783" calcext:value-type="float">
            <text:p>27783</text:p>
          </table:table-cell>
          <table:table-cell office:value-type="float" office:value="27443" calcext:value-type="float">
            <text:p>27443</text:p>
          </table:table-cell>
          <table:table-cell office:value-type="float" office:value="27374" calcext:value-type="float">
            <text:p>27374</text:p>
          </table:table-cell>
          <table:table-cell office:value-type="float" office:value="27288" calcext:value-type="float">
            <text:p>27288</text:p>
          </table:table-cell>
          <table:table-cell office:value-type="float" office:value="27062" calcext:value-type="float">
            <text:p>27062</text:p>
          </table:table-cell>
          <table:table-cell office:value-type="float" office:value="26689" calcext:value-type="float">
            <text:p>26689</text:p>
          </table:table-cell>
          <table:table-cell office:value-type="float" office:value="26134" calcext:value-type="float">
            <text:p>26134</text:p>
          </table:table-cell>
          <table:table-cell office:value-type="float" office:value="25671" calcext:value-type="float">
            <text:p>25671</text:p>
          </table:table-cell>
          <table:table-cell office:value-type="float" office:value="25279" calcext:value-type="float">
            <text:p>25279</text:p>
          </table:table-cell>
          <table:table-cell office:value-type="float" office:value="25044" calcext:value-type="float">
            <text:p>25044</text:p>
          </table:table-cell>
          <table:table-cell office:value-type="float" office:value="24448" calcext:value-type="float">
            <text:p>24448</text:p>
          </table:table-cell>
          <table:table-cell office:value-type="float" office:value="23747" calcext:value-type="float">
            <text:p>23747</text:p>
          </table:table-cell>
          <table:table-cell office:value-type="float" office:value="23355" calcext:value-type="float">
            <text:p>23355</text:p>
          </table:table-cell>
          <table:table-cell office:value-type="float" office:value="23291" calcext:value-type="float">
            <text:p>23291</text:p>
          </table:table-cell>
          <table:table-cell office:value-type="float" office:value="22638" calcext:value-type="float">
            <text:p>22638</text:p>
          </table:table-cell>
          <table:table-cell office:value-type="float" office:value="21954" calcext:value-type="float">
            <text:p>21954</text:p>
          </table:table-cell>
          <table:table-cell office:value-type="float" office:value="21329" calcext:value-type="float">
            <text:p>21329</text:p>
          </table:table-cell>
          <table:table-cell office:value-type="float" office:value="20873" calcext:value-type="float">
            <text:p>20873</text:p>
          </table:table-cell>
          <table:table-cell office:value-type="float" office:value="20068" calcext:value-type="float">
            <text:p>20068</text:p>
          </table:table-cell>
          <table:table-cell office:value-type="float" office:value="19384" calcext:value-type="float">
            <text:p>19384</text:p>
          </table:table-cell>
          <table:table-cell office:value-type="float" office:value="18553" calcext:value-type="float">
            <text:p>18553</text:p>
          </table:table-cell>
          <table:table-cell office:value-type="float" office:value="17996" calcext:value-type="float">
            <text:p>17996</text:p>
          </table:table-cell>
          <table:table-cell office:value-type="float" office:value="17457" calcext:value-type="float">
            <text:p>17457</text:p>
          </table:table-cell>
          <table:table-cell office:value-type="float" office:value="16886" calcext:value-type="float">
            <text:p>16886</text:p>
          </table:table-cell>
          <table:table-cell office:value-type="float" office:value="16416" calcext:value-type="float">
            <text:p>16416</text:p>
          </table:table-cell>
          <table:table-cell office:value-type="float" office:value="15780" calcext:value-type="float">
            <text:p>15780</text:p>
          </table:table-cell>
          <table:table-cell office:value-type="float" office:value="15255" calcext:value-type="float">
            <text:p>15255</text:p>
          </table:table-cell>
          <table:table-cell office:value-type="float" office:value="14730" calcext:value-type="float">
            <text:p>14730</text:p>
          </table:table-cell>
          <table:table-cell office:value-type="float" office:value="14006" calcext:value-type="float">
            <text:p>14006</text:p>
          </table:table-cell>
          <table:table-cell office:value-type="float" office:value="13702" calcext:value-type="float">
            <text:p>13702</text:p>
          </table:table-cell>
          <table:table-cell office:value-type="float" office:value="13109" calcext:value-type="float">
            <text:p>13109</text:p>
          </table:table-cell>
          <table:table-cell office:value-type="float" office:value="12402" calcext:value-type="float">
            <text:p>12402</text:p>
          </table:table-cell>
          <table:table-cell office:value-type="float" office:value="12126" calcext:value-type="float">
            <text:p>12126</text:p>
          </table:table-cell>
          <table:table-cell office:value-type="float" office:value="11894" calcext:value-type="float">
            <text:p>11894</text:p>
          </table:table-cell>
          <table:table-cell office:value-type="float" office:value="11212" calcext:value-type="float">
            <text:p>11212</text:p>
          </table:table-cell>
          <table:table-cell office:value-type="float" office:value="10956" calcext:value-type="float">
            <text:p>10956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16333" calcext:value-type="float">
            <text:p>16333</text:p>
          </table:table-cell>
          <table:table-cell office:value-type="float" office:value="19800" calcext:value-type="float">
            <text:p>19800</text:p>
          </table:table-cell>
          <table:table-cell office:value-type="float" office:value="22712" calcext:value-type="float">
            <text:p>22712</text:p>
          </table:table-cell>
          <table:table-cell office:value-type="float" office:value="25858" calcext:value-type="float">
            <text:p>25858</text:p>
          </table:table-cell>
          <table:table-cell office:value-type="float" office:value="27991" calcext:value-type="float">
            <text:p>27991</text:p>
          </table:table-cell>
          <table:table-cell office:value-type="float" office:value="29481" calcext:value-type="float">
            <text:p>29481</text:p>
          </table:table-cell>
          <table:table-cell office:value-type="float" office:value="31356" calcext:value-type="float">
            <text:p>31356</text:p>
          </table:table-cell>
          <table:table-cell office:value-type="float" office:value="31812" calcext:value-type="float">
            <text:p>31812</text:p>
          </table:table-cell>
          <table:table-cell office:value-type="float" office:value="32082" calcext:value-type="float">
            <text:p>32082</text:p>
          </table:table-cell>
          <table:table-cell office:value-type="float" office:value="31642" calcext:value-type="float">
            <text:p>31642</text:p>
          </table:table-cell>
          <table:table-cell office:value-type="float" office:value="30593" calcext:value-type="float">
            <text:p>30593</text:p>
          </table:table-cell>
          <table:table-cell office:value-type="float" office:value="29843" calcext:value-type="float">
            <text:p>29843</text:p>
          </table:table-cell>
          <table:table-cell office:value-type="float" office:value="28696" calcext:value-type="float">
            <text:p>28696</text:p>
          </table:table-cell>
          <table:table-cell office:value-type="float" office:value="28262" calcext:value-type="float">
            <text:p>28262</text:p>
          </table:table-cell>
          <table:table-cell office:value-type="float" office:value="27391" calcext:value-type="float">
            <text:p>27391</text:p>
          </table:table-cell>
          <table:table-cell office:value-type="float" office:value="27033" calcext:value-type="float">
            <text:p>27033</text:p>
          </table:table-cell>
          <table:table-cell office:value-type="float" office:value="26188" calcext:value-type="float">
            <text:p>26188</text:p>
          </table:table-cell>
          <table:table-cell office:value-type="float" office:value="25643" calcext:value-type="float">
            <text:p>25643</text:p>
          </table:table-cell>
          <table:table-cell office:value-type="float" office:value="25039" calcext:value-type="float">
            <text:p>25039</text:p>
          </table:table-cell>
          <table:table-cell office:value-type="float" office:value="25180" calcext:value-type="float">
            <text:p>25180</text:p>
          </table:table-cell>
          <table:table-cell office:value-type="float" office:value="24801" calcext:value-type="float">
            <text:p>24801</text:p>
          </table:table-cell>
          <table:table-cell office:value-type="float" office:value="24584" calcext:value-type="float">
            <text:p>24584</text:p>
          </table:table-cell>
          <table:table-cell office:value-type="float" office:value="24401" calcext:value-type="float">
            <text:p>24401</text:p>
          </table:table-cell>
          <table:table-cell office:value-type="float" office:value="23781" calcext:value-type="float">
            <text:p>23781</text:p>
          </table:table-cell>
          <table:table-cell office:value-type="float" office:value="23108" calcext:value-type="float">
            <text:p>23108</text:p>
          </table:table-cell>
          <table:table-cell office:value-type="float" office:value="22705" calcext:value-type="float">
            <text:p>22705</text:p>
          </table:table-cell>
          <table:table-cell office:value-type="float" office:value="22238" calcext:value-type="float">
            <text:p>22238</text:p>
          </table:table-cell>
          <table:table-cell office:value-type="float" office:value="21587" calcext:value-type="float">
            <text:p>21587</text:p>
          </table:table-cell>
          <table:table-cell office:value-type="float" office:value="21001" calcext:value-type="float">
            <text:p>21001</text:p>
          </table:table-cell>
          <table:table-cell office:value-type="float" office:value="20117" calcext:value-type="float">
            <text:p>20117</text:p>
          </table:table-cell>
          <table:table-cell office:value-type="float" office:value="19551" calcext:value-type="float">
            <text:p>19551</text:p>
          </table:table-cell>
          <table:table-cell office:value-type="float" office:value="19231" calcext:value-type="float">
            <text:p>19231</text:p>
          </table:table-cell>
          <table:table-cell office:value-type="float" office:value="18373" calcext:value-type="float">
            <text:p>18373</text:p>
          </table:table-cell>
          <table:table-cell office:value-type="float" office:value="17835" calcext:value-type="float">
            <text:p>17835</text:p>
          </table:table-cell>
          <table:table-cell office:value-type="float" office:value="16987" calcext:value-type="float">
            <text:p>16987</text:p>
          </table:table-cell>
          <table:table-cell office:value-type="float" office:value="16515" calcext:value-type="float">
            <text:p>16515</text:p>
          </table:table-cell>
          <table:table-cell office:value-type="float" office:value="15758" calcext:value-type="float">
            <text:p>15758</text:p>
          </table:table-cell>
          <table:table-cell office:value-type="float" office:value="15194" calcext:value-type="float">
            <text:p>15194</text:p>
          </table:table-cell>
          <table:table-cell office:value-type="float" office:value="14793" calcext:value-type="float">
            <text:p>14793</text:p>
          </table:table-cell>
          <table:table-cell office:value-type="float" office:value="14143" calcext:value-type="float">
            <text:p>14143</text:p>
          </table:table-cell>
          <table:table-cell office:value-type="float" office:value="13545" calcext:value-type="float">
            <text:p>13545</text:p>
          </table:table-cell>
          <table:table-cell office:value-type="float" office:value="13404" calcext:value-type="float">
            <text:p>13404</text:p>
          </table:table-cell>
          <table:table-cell office:value-type="float" office:value="12735" calcext:value-type="float">
            <text:p>12735</text:p>
          </table:table-cell>
          <table:table-cell office:value-type="float" office:value="12271" calcext:value-type="float">
            <text:p>12271</text:p>
          </table:table-cell>
          <table:table-cell office:value-type="float" office:value="11703" calcext:value-type="float">
            <text:p>11703</text:p>
          </table:table-cell>
          <table:table-cell office:value-type="float" office:value="11296" calcext:value-type="float">
            <text:p>11296</text:p>
          </table:table-cell>
          <table:table-cell office:value-type="float" office:value="10783" calcext:value-type="float">
            <text:p>10783</text:p>
          </table:table-cell>
          <table:table-cell office:value-type="float" office:value="10413" calcext:value-type="float">
            <text:p>10413</text:p>
          </table:table-cell>
          <table:table-cell office:value-type="float" office:value="10288" calcext:value-type="float">
            <text:p>10288</text:p>
          </table:table-cell>
          <table:table-cell office:value-type="float" office:value="9931" calcext:value-type="float">
            <text:p>9931</text:p>
          </table:table-cell>
          <table:table-cell office:value-type="float" office:value="9506" calcext:value-type="float">
            <text:p>9506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float" office:value="16792" calcext:value-type="float">
            <text:p>16792</text:p>
          </table:table-cell>
          <table:table-cell office:value-type="float" office:value="19989" calcext:value-type="float">
            <text:p>19989</text:p>
          </table:table-cell>
          <table:table-cell office:value-type="float" office:value="22938" calcext:value-type="float">
            <text:p>22938</text:p>
          </table:table-cell>
          <table:table-cell office:value-type="float" office:value="25888" calcext:value-type="float">
            <text:p>25888</text:p>
          </table:table-cell>
          <table:table-cell office:value-type="float" office:value="28010" calcext:value-type="float">
            <text:p>28010</text:p>
          </table:table-cell>
          <table:table-cell office:value-type="float" office:value="29945" calcext:value-type="float">
            <text:p>29945</text:p>
          </table:table-cell>
          <table:table-cell office:value-type="float" office:value="31462" calcext:value-type="float">
            <text:p>31462</text:p>
          </table:table-cell>
          <table:table-cell office:value-type="float" office:value="32169" calcext:value-type="float">
            <text:p>32169</text:p>
          </table:table-cell>
          <table:table-cell office:value-type="float" office:value="32254" calcext:value-type="float">
            <text:p>32254</text:p>
          </table:table-cell>
          <table:table-cell office:value-type="float" office:value="32221" calcext:value-type="float">
            <text:p>32221</text:p>
          </table:table-cell>
          <table:table-cell office:value-type="float" office:value="31165" calcext:value-type="float">
            <text:p>31165</text:p>
          </table:table-cell>
          <table:table-cell office:value-type="float" office:value="30388" calcext:value-type="float">
            <text:p>30388</text:p>
          </table:table-cell>
          <table:table-cell office:value-type="float" office:value="29270" calcext:value-type="float">
            <text:p>29270</text:p>
          </table:table-cell>
          <table:table-cell office:value-type="float" office:value="28266" calcext:value-type="float">
            <text:p>28266</text:p>
          </table:table-cell>
          <table:table-cell office:value-type="float" office:value="27678" calcext:value-type="float">
            <text:p>27678</text:p>
          </table:table-cell>
          <table:table-cell office:value-type="float" office:value="27123" calcext:value-type="float">
            <text:p>27123</text:p>
          </table:table-cell>
          <table:table-cell office:value-type="float" office:value="26820" calcext:value-type="float">
            <text:p>26820</text:p>
          </table:table-cell>
          <table:table-cell office:value-type="float" office:value="26314" calcext:value-type="float">
            <text:p>26314</text:p>
          </table:table-cell>
          <table:table-cell office:value-type="float" office:value="25744" calcext:value-type="float">
            <text:p>25744</text:p>
          </table:table-cell>
          <table:table-cell office:value-type="float" office:value="25247" calcext:value-type="float">
            <text:p>25247</text:p>
          </table:table-cell>
          <table:table-cell office:value-type="float" office:value="24899" calcext:value-type="float">
            <text:p>24899</text:p>
          </table:table-cell>
          <table:table-cell office:value-type="float" office:value="24675" calcext:value-type="float">
            <text:p>24675</text:p>
          </table:table-cell>
          <table:table-cell office:value-type="float" office:value="24138" calcext:value-type="float">
            <text:p>24138</text:p>
          </table:table-cell>
          <table:table-cell office:value-type="float" office:value="23494" calcext:value-type="float">
            <text:p>23494</text:p>
          </table:table-cell>
          <table:table-cell office:value-type="float" office:value="23150" calcext:value-type="float">
            <text:p>23150</text:p>
          </table:table-cell>
          <table:table-cell office:value-type="float" office:value="23030" calcext:value-type="float">
            <text:p>23030</text:p>
          </table:table-cell>
          <table:table-cell office:value-type="float" office:value="22271" calcext:value-type="float">
            <text:p>22271</text:p>
          </table:table-cell>
          <table:table-cell office:value-type="float" office:value="21659" calcext:value-type="float">
            <text:p>21659</text:p>
          </table:table-cell>
          <table:table-cell office:value-type="float" office:value="21100" calcext:value-type="float">
            <text:p>21100</text:p>
          </table:table-cell>
          <table:table-cell office:value-type="float" office:value="20351" calcext:value-type="float">
            <text:p>20351</text:p>
          </table:table-cell>
          <table:table-cell office:value-type="float" office:value="19604" calcext:value-type="float">
            <text:p>19604</text:p>
          </table:table-cell>
          <table:table-cell office:value-type="float" office:value="18901" calcext:value-type="float">
            <text:p>18901</text:p>
          </table:table-cell>
          <table:table-cell office:value-type="float" office:value="18147" calcext:value-type="float">
            <text:p>18147</text:p>
          </table:table-cell>
          <table:table-cell office:value-type="float" office:value="17523" calcext:value-type="float">
            <text:p>17523</text:p>
          </table:table-cell>
          <table:table-cell office:value-type="float" office:value="16701" calcext:value-type="float">
            <text:p>16701</text:p>
          </table:table-cell>
          <table:table-cell office:value-type="float" office:value="16567" calcext:value-type="float">
            <text:p>16567</text:p>
          </table:table-cell>
          <table:table-cell office:value-type="float" office:value="15668" calcext:value-type="float">
            <text:p>15668</text:p>
          </table:table-cell>
          <table:table-cell office:value-type="float" office:value="15310" calcext:value-type="float">
            <text:p>15310</text:p>
          </table:table-cell>
          <table:table-cell office:value-type="float" office:value="14831" calcext:value-type="float">
            <text:p>14831</text:p>
          </table:table-cell>
          <table:table-cell office:value-type="float" office:value="14285" calcext:value-type="float">
            <text:p>14285</text:p>
          </table:table-cell>
          <table:table-cell office:value-type="float" office:value="13968" calcext:value-type="float">
            <text:p>13968</text:p>
          </table:table-cell>
          <table:table-cell office:value-type="float" office:value="13498" calcext:value-type="float">
            <text:p>13498</text:p>
          </table:table-cell>
          <table:table-cell office:value-type="float" office:value="12870" calcext:value-type="float">
            <text:p>12870</text:p>
          </table:table-cell>
          <table:table-cell office:value-type="float" office:value="12429" calcext:value-type="float">
            <text:p>12429</text:p>
          </table:table-cell>
          <table:table-cell office:value-type="float" office:value="12043" calcext:value-type="float">
            <text:p>12043</text:p>
          </table:table-cell>
          <table:table-cell office:value-type="float" office:value="11545" calcext:value-type="float">
            <text:p>11545</text:p>
          </table:table-cell>
          <table:table-cell office:value-type="float" office:value="11023" calcext:value-type="float">
            <text:p>11023</text:p>
          </table:table-cell>
          <table:table-cell office:value-type="float" office:value="10749" calcext:value-type="float">
            <text:p>10749</text:p>
          </table:table-cell>
          <table:table-cell office:value-type="float" office:value="10289" calcext:value-type="float">
            <text:p>10289</text:p>
          </table:table-cell>
          <table:table-cell office:value-type="float" office:value="10100" calcext:value-type="float">
            <text:p>10100</text:p>
          </table:table-cell>
          <table:table-cell office:value-type="float" office:value="9823" calcext:value-type="float">
            <text:p>9823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float" office:value="14004" calcext:value-type="float">
            <text:p>14004</text:p>
          </table:table-cell>
          <table:table-cell office:value-type="float" office:value="16757" calcext:value-type="float">
            <text:p>16757</text:p>
          </table:table-cell>
          <table:table-cell office:value-type="float" office:value="18630" calcext:value-type="float">
            <text:p>18630</text:p>
          </table:table-cell>
          <table:table-cell office:value-type="float" office:value="20614" calcext:value-type="float">
            <text:p>20614</text:p>
          </table:table-cell>
          <table:table-cell office:value-type="float" office:value="22147" calcext:value-type="float">
            <text:p>22147</text:p>
          </table:table-cell>
          <table:table-cell office:value-type="float" office:value="23854" calcext:value-type="float">
            <text:p>23854</text:p>
          </table:table-cell>
          <table:table-cell office:value-type="float" office:value="25107" calcext:value-type="float">
            <text:p>25107</text:p>
          </table:table-cell>
          <table:table-cell office:value-type="float" office:value="25894" calcext:value-type="float">
            <text:p>25894</text:p>
          </table:table-cell>
          <table:table-cell office:value-type="float" office:value="26954" calcext:value-type="float">
            <text:p>26954</text:p>
          </table:table-cell>
          <table:table-cell office:value-type="float" office:value="27355" calcext:value-type="float">
            <text:p>27355</text:p>
          </table:table-cell>
          <table:table-cell office:value-type="float" office:value="28025" calcext:value-type="float">
            <text:p>28025</text:p>
          </table:table-cell>
          <table:table-cell office:value-type="float" office:value="27720" calcext:value-type="float">
            <text:p>27720</text:p>
          </table:table-cell>
          <table:table-cell office:value-type="float" office:value="28087" calcext:value-type="float">
            <text:p>28087</text:p>
          </table:table-cell>
          <table:table-cell office:value-type="float" office:value="28132" calcext:value-type="float">
            <text:p>28132</text:p>
          </table:table-cell>
          <table:table-cell office:value-type="float" office:value="27827" calcext:value-type="float">
            <text:p>27827</text:p>
          </table:table-cell>
          <table:table-cell office:value-type="float" office:value="27974" calcext:value-type="float">
            <text:p>27974</text:p>
          </table:table-cell>
          <table:table-cell office:value-type="float" office:value="28240" calcext:value-type="float">
            <text:p>28240</text:p>
          </table:table-cell>
          <table:table-cell office:value-type="float" office:value="27696" calcext:value-type="float">
            <text:p>27696</text:p>
          </table:table-cell>
          <table:table-cell office:value-type="float" office:value="28046" calcext:value-type="float">
            <text:p>28046</text:p>
          </table:table-cell>
          <table:table-cell office:value-type="float" office:value="27671" calcext:value-type="float">
            <text:p>27671</text:p>
          </table:table-cell>
          <table:table-cell office:value-type="float" office:value="27066" calcext:value-type="float">
            <text:p>27066</text:p>
          </table:table-cell>
          <table:table-cell office:value-type="float" office:value="26565" calcext:value-type="float">
            <text:p>26565</text:p>
          </table:table-cell>
          <table:table-cell office:value-type="float" office:value="26087" calcext:value-type="float">
            <text:p>26087</text:p>
          </table:table-cell>
          <table:table-cell office:value-type="float" office:value="25791" calcext:value-type="float">
            <text:p>25791</text:p>
          </table:table-cell>
          <table:table-cell office:value-type="float" office:value="25286" calcext:value-type="float">
            <text:p>25286</text:p>
          </table:table-cell>
          <table:table-cell office:value-type="float" office:value="25126" calcext:value-type="float">
            <text:p>25126</text:p>
          </table:table-cell>
          <table:table-cell office:value-type="float" office:value="24780" calcext:value-type="float">
            <text:p>24780</text:p>
          </table:table-cell>
          <table:table-cell office:value-type="float" office:value="24007" calcext:value-type="float">
            <text:p>24007</text:p>
          </table:table-cell>
          <table:table-cell office:value-type="float" office:value="23684" calcext:value-type="float">
            <text:p>23684</text:p>
          </table:table-cell>
          <table:table-cell office:value-type="float" office:value="23178" calcext:value-type="float">
            <text:p>23178</text:p>
          </table:table-cell>
          <table:table-cell office:value-type="float" office:value="22900" calcext:value-type="float">
            <text:p>22900</text:p>
          </table:table-cell>
          <table:table-cell office:value-type="float" office:value="22178" calcext:value-type="float">
            <text:p>22178</text:p>
          </table:table-cell>
          <table:table-cell office:value-type="float" office:value="21593" calcext:value-type="float">
            <text:p>21593</text:p>
          </table:table-cell>
          <table:table-cell office:value-type="float" office:value="20815" calcext:value-type="float">
            <text:p>20815</text:p>
          </table:table-cell>
          <table:table-cell office:value-type="float" office:value="20136" calcext:value-type="float">
            <text:p>20136</text:p>
          </table:table-cell>
          <table:table-cell office:value-type="float" office:value="19733" calcext:value-type="float">
            <text:p>19733</text:p>
          </table:table-cell>
          <table:table-cell office:value-type="float" office:value="18833" calcext:value-type="float">
            <text:p>18833</text:p>
          </table:table-cell>
          <table:table-cell office:value-type="float" office:value="18355" calcext:value-type="float">
            <text:p>18355</text:p>
          </table:table-cell>
          <table:table-cell office:value-type="float" office:value="17675" calcext:value-type="float">
            <text:p>17675</text:p>
          </table:table-cell>
          <table:table-cell office:value-type="float" office:value="17121" calcext:value-type="float">
            <text:p>17121</text:p>
          </table:table-cell>
          <table:table-cell office:value-type="float" office:value="16532" calcext:value-type="float">
            <text:p>16532</text:p>
          </table:table-cell>
          <table:table-cell office:value-type="float" office:value="16160" calcext:value-type="float">
            <text:p>16160</text:p>
          </table:table-cell>
          <table:table-cell office:value-type="float" office:value="15585" calcext:value-type="float">
            <text:p>15585</text:p>
          </table:table-cell>
          <table:table-cell office:value-type="float" office:value="15005" calcext:value-type="float">
            <text:p>15005</text:p>
          </table:table-cell>
          <table:table-cell office:value-type="float" office:value="14523" calcext:value-type="float">
            <text:p>14523</text:p>
          </table:table-cell>
          <table:table-cell office:value-type="float" office:value="14024" calcext:value-type="float">
            <text:p>14024</text:p>
          </table:table-cell>
          <table:table-cell office:value-type="float" office:value="13316" calcext:value-type="float">
            <text:p>13316</text:p>
          </table:table-cell>
          <table:table-cell office:value-type="float" office:value="12906" calcext:value-type="float">
            <text:p>12906</text:p>
          </table:table-cell>
          <table:table-cell office:value-type="float" office:value="12535" calcext:value-type="float">
            <text:p>12535</text:p>
          </table:table-cell>
          <table:table-cell office:value-type="float" office:value="11931" calcext:value-type="float">
            <text:p>11931</text:p>
          </table:table-cell>
          <table:table-cell office:value-type="float" office:value="11837" calcext:value-type="float">
            <text:p>11837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8334" calcext:value-type="float">
            <text:p>18334</text:p>
          </table:table-cell>
          <table:table-cell office:value-type="float" office:value="21880" calcext:value-type="float">
            <text:p>21880</text:p>
          </table:table-cell>
          <table:table-cell office:value-type="float" office:value="25201" calcext:value-type="float">
            <text:p>25201</text:p>
          </table:table-cell>
          <table:table-cell office:value-type="float" office:value="28050" calcext:value-type="float">
            <text:p>28050</text:p>
          </table:table-cell>
          <table:table-cell office:value-type="float" office:value="30636" calcext:value-type="float">
            <text:p>30636</text:p>
          </table:table-cell>
          <table:table-cell office:value-type="float" office:value="32756" calcext:value-type="float">
            <text:p>32756</text:p>
          </table:table-cell>
          <table:table-cell office:value-type="float" office:value="34815" calcext:value-type="float">
            <text:p>34815</text:p>
          </table:table-cell>
          <table:table-cell office:value-type="float" office:value="35466" calcext:value-type="float">
            <text:p>35466</text:p>
          </table:table-cell>
          <table:table-cell office:value-type="float" office:value="35555" calcext:value-type="float">
            <text:p>35555</text:p>
          </table:table-cell>
          <table:table-cell office:value-type="float" office:value="35544" calcext:value-type="float">
            <text:p>35544</text:p>
          </table:table-cell>
          <table:table-cell office:value-type="float" office:value="35047" calcext:value-type="float">
            <text:p>35047</text:p>
          </table:table-cell>
          <table:table-cell office:value-type="float" office:value="34490" calcext:value-type="float">
            <text:p>34490</text:p>
          </table:table-cell>
          <table:table-cell office:value-type="float" office:value="33033" calcext:value-type="float">
            <text:p>33033</text:p>
          </table:table-cell>
          <table:table-cell office:value-type="float" office:value="32605" calcext:value-type="float">
            <text:p>32605</text:p>
          </table:table-cell>
          <table:table-cell office:value-type="float" office:value="32056" calcext:value-type="float">
            <text:p>32056</text:p>
          </table:table-cell>
          <table:table-cell office:value-type="float" office:value="31483" calcext:value-type="float">
            <text:p>31483</text:p>
          </table:table-cell>
          <table:table-cell office:value-type="float" office:value="31065" calcext:value-type="float">
            <text:p>31065</text:p>
          </table:table-cell>
          <table:table-cell office:value-type="float" office:value="30589" calcext:value-type="float">
            <text:p>30589</text:p>
          </table:table-cell>
          <table:table-cell office:value-type="float" office:value="29861" calcext:value-type="float">
            <text:p>29861</text:p>
          </table:table-cell>
          <table:table-cell office:value-type="float" office:value="29323" calcext:value-type="float">
            <text:p>29323</text:p>
          </table:table-cell>
          <table:table-cell office:value-type="float" office:value="29043" calcext:value-type="float">
            <text:p>29043</text:p>
          </table:table-cell>
          <table:table-cell office:value-type="float" office:value="28736" calcext:value-type="float">
            <text:p>28736</text:p>
          </table:table-cell>
          <table:table-cell office:value-type="float" office:value="28479" calcext:value-type="float">
            <text:p>28479</text:p>
          </table:table-cell>
          <table:table-cell office:value-type="float" office:value="27803" calcext:value-type="float">
            <text:p>27803</text:p>
          </table:table-cell>
          <table:table-cell office:value-type="float" office:value="27641" calcext:value-type="float">
            <text:p>27641</text:p>
          </table:table-cell>
          <table:table-cell office:value-type="float" office:value="26382" calcext:value-type="float">
            <text:p>26382</text:p>
          </table:table-cell>
          <table:table-cell office:value-type="float" office:value="26195" calcext:value-type="float">
            <text:p>26195</text:p>
          </table:table-cell>
          <table:table-cell office:value-type="float" office:value="25781" calcext:value-type="float">
            <text:p>25781</text:p>
          </table:table-cell>
          <table:table-cell office:value-type="float" office:value="24890" calcext:value-type="float">
            <text:p>24890</text:p>
          </table:table-cell>
          <table:table-cell office:value-type="float" office:value="24305" calcext:value-type="float">
            <text:p>24305</text:p>
          </table:table-cell>
          <table:table-cell office:value-type="float" office:value="23362" calcext:value-type="float">
            <text:p>23362</text:p>
          </table:table-cell>
          <table:table-cell office:value-type="float" office:value="22901" calcext:value-type="float">
            <text:p>22901</text:p>
          </table:table-cell>
          <table:table-cell office:value-type="float" office:value="22053" calcext:value-type="float">
            <text:p>22053</text:p>
          </table:table-cell>
          <table:table-cell office:value-type="float" office:value="21379" calcext:value-type="float">
            <text:p>21379</text:p>
          </table:table-cell>
          <table:table-cell office:value-type="float" office:value="20421" calcext:value-type="float">
            <text:p>20421</text:p>
          </table:table-cell>
          <table:table-cell office:value-type="float" office:value="19922" calcext:value-type="float">
            <text:p>19922</text:p>
          </table:table-cell>
          <table:table-cell office:value-type="float" office:value="19010" calcext:value-type="float">
            <text:p>19010</text:p>
          </table:table-cell>
          <table:table-cell office:value-type="float" office:value="18519" calcext:value-type="float">
            <text:p>18519</text:p>
          </table:table-cell>
          <table:table-cell office:value-type="float" office:value="17800" calcext:value-type="float">
            <text:p>17800</text:p>
          </table:table-cell>
          <table:table-cell office:value-type="float" office:value="17261" calcext:value-type="float">
            <text:p>17261</text:p>
          </table:table-cell>
          <table:table-cell office:value-type="float" office:value="16676" calcext:value-type="float">
            <text:p>16676</text:p>
          </table:table-cell>
          <table:table-cell office:value-type="float" office:value="16129" calcext:value-type="float">
            <text:p>16129</text:p>
          </table:table-cell>
          <table:table-cell office:value-type="float" office:value="15517" calcext:value-type="float">
            <text:p>15517</text:p>
          </table:table-cell>
          <table:table-cell office:value-type="float" office:value="14722" calcext:value-type="float">
            <text:p>14722</text:p>
          </table:table-cell>
          <table:table-cell office:value-type="float" office:value="14169" calcext:value-type="float">
            <text:p>14169</text:p>
          </table:table-cell>
          <table:table-cell office:value-type="float" office:value="13615" calcext:value-type="float">
            <text:p>13615</text:p>
          </table:table-cell>
          <table:table-cell office:value-type="float" office:value="13163" calcext:value-type="float">
            <text:p>13163</text:p>
          </table:table-cell>
          <table:table-cell office:value-type="float" office:value="12516" calcext:value-type="float">
            <text:p>12516</text:p>
          </table:table-cell>
          <table:table-cell office:value-type="float" office:value="12315" calcext:value-type="float">
            <text:p>12315</text:p>
          </table:table-cell>
          <table:table-cell office:value-type="float" office:value="11708" calcext:value-type="float">
            <text:p>11708</text:p>
          </table:table-cell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12913" calcext:value-type="float">
            <text:p>12913</text:p>
          </table:table-cell>
          <table:table-cell office:value-type="float" office:value="15545" calcext:value-type="float">
            <text:p>15545</text:p>
          </table:table-cell>
          <table:table-cell office:value-type="float" office:value="17539" calcext:value-type="float">
            <text:p>17539</text:p>
          </table:table-cell>
          <table:table-cell office:value-type="float" office:value="19203" calcext:value-type="float">
            <text:p>19203</text:p>
          </table:table-cell>
          <table:table-cell office:value-type="float" office:value="21303" calcext:value-type="float">
            <text:p>21303</text:p>
          </table:table-cell>
          <table:table-cell office:value-type="float" office:value="22523" calcext:value-type="float">
            <text:p>22523</text:p>
          </table:table-cell>
          <table:table-cell office:value-type="float" office:value="23459" calcext:value-type="float">
            <text:p>23459</text:p>
          </table:table-cell>
          <table:table-cell office:value-type="float" office:value="24376" calcext:value-type="float">
            <text:p>24376</text:p>
          </table:table-cell>
          <table:table-cell office:value-type="float" office:value="24765" calcext:value-type="float">
            <text:p>24765</text:p>
          </table:table-cell>
          <table:table-cell office:value-type="float" office:value="24732" calcext:value-type="float">
            <text:p>24732</text:p>
          </table:table-cell>
          <table:table-cell office:value-type="float" office:value="24699" calcext:value-type="float">
            <text:p>24699</text:p>
          </table:table-cell>
          <table:table-cell office:value-type="float" office:value="24658" calcext:value-type="float">
            <text:p>24658</text:p>
          </table:table-cell>
          <table:table-cell office:value-type="float" office:value="24429" calcext:value-type="float">
            <text:p>24429</text:p>
          </table:table-cell>
          <table:table-cell office:value-type="float" office:value="23917" calcext:value-type="float">
            <text:p>23917</text:p>
          </table:table-cell>
          <table:table-cell office:value-type="float" office:value="23749" calcext:value-type="float">
            <text:p>23749</text:p>
          </table:table-cell>
          <table:table-cell office:value-type="float" office:value="23519" calcext:value-type="float">
            <text:p>23519</text:p>
          </table:table-cell>
          <table:table-cell office:value-type="float" office:value="23431" calcext:value-type="float">
            <text:p>23431</text:p>
          </table:table-cell>
          <table:table-cell office:value-type="float" office:value="22920" calcext:value-type="float">
            <text:p>22920</text:p>
          </table:table-cell>
          <table:table-cell office:value-type="float" office:value="22863" calcext:value-type="float">
            <text:p>22863</text:p>
          </table:table-cell>
          <table:table-cell office:value-type="float" office:value="22351" calcext:value-type="float">
            <text:p>22351</text:p>
          </table:table-cell>
          <table:table-cell office:value-type="float" office:value="22360" calcext:value-type="float">
            <text:p>22360</text:p>
          </table:table-cell>
          <table:table-cell office:value-type="float" office:value="22177" calcext:value-type="float">
            <text:p>22177</text:p>
          </table:table-cell>
          <table:table-cell office:value-type="float" office:value="22051" calcext:value-type="float">
            <text:p>22051</text:p>
          </table:table-cell>
          <table:table-cell office:value-type="float" office:value="21687" calcext:value-type="float">
            <text:p>21687</text:p>
          </table:table-cell>
          <table:table-cell office:value-type="float" office:value="20948" calcext:value-type="float">
            <text:p>20948</text:p>
          </table:table-cell>
          <table:table-cell office:value-type="float" office:value="20803" calcext:value-type="float">
            <text:p>20803</text:p>
          </table:table-cell>
          <table:table-cell office:value-type="float" office:value="20238" calcext:value-type="float">
            <text:p>20238</text:p>
          </table:table-cell>
          <table:table-cell office:value-type="float" office:value="20050" calcext:value-type="float">
            <text:p>20050</text:p>
          </table:table-cell>
          <table:table-cell office:value-type="float" office:value="19418" calcext:value-type="float">
            <text:p>19418</text:p>
          </table:table-cell>
          <table:table-cell office:value-type="float" office:value="19034" calcext:value-type="float">
            <text:p>19034</text:p>
          </table:table-cell>
          <table:table-cell office:value-type="float" office:value="18331" calcext:value-type="float">
            <text:p>18331</text:p>
          </table:table-cell>
          <table:table-cell office:value-type="float" office:value="17990" calcext:value-type="float">
            <text:p>17990</text:p>
          </table:table-cell>
          <table:table-cell office:value-type="float" office:value="17448" calcext:value-type="float">
            <text:p>17448</text:p>
          </table:table-cell>
          <table:table-cell office:value-type="float" office:value="16841" calcext:value-type="float">
            <text:p>16841</text:p>
          </table:table-cell>
          <table:table-cell office:value-type="float" office:value="16307" calcext:value-type="float">
            <text:p>16307</text:p>
          </table:table-cell>
          <table:table-cell office:value-type="float" office:value="15960" calcext:value-type="float">
            <text:p>15960</text:p>
          </table:table-cell>
          <table:table-cell office:value-type="float" office:value="14924" calcext:value-type="float">
            <text:p>14924</text:p>
          </table:table-cell>
          <table:table-cell office:value-type="float" office:value="14558" calcext:value-type="float">
            <text:p>14558</text:p>
          </table:table-cell>
          <table:table-cell office:value-type="float" office:value="14242" calcext:value-type="float">
            <text:p>14242</text:p>
          </table:table-cell>
          <table:table-cell office:value-type="float" office:value="13867" calcext:value-type="float">
            <text:p>13867</text:p>
          </table:table-cell>
          <table:table-cell office:value-type="float" office:value="13335" calcext:value-type="float">
            <text:p>13335</text:p>
          </table:table-cell>
          <table:table-cell office:value-type="float" office:value="13201" calcext:value-type="float">
            <text:p>13201</text:p>
          </table:table-cell>
          <table:table-cell office:value-type="float" office:value="12401" calcext:value-type="float">
            <text:p>12401</text:p>
          </table:table-cell>
          <table:table-cell office:value-type="float" office:value="11820" calcext:value-type="float">
            <text:p>11820</text:p>
          </table:table-cell>
          <table:table-cell office:value-type="float" office:value="11463" calcext:value-type="float">
            <text:p>11463</text:p>
          </table:table-cell>
          <table:table-cell office:value-type="float" office:value="11020" calcext:value-type="float">
            <text:p>11020</text:p>
          </table:table-cell>
          <table:table-cell office:value-type="float" office:value="10473" calcext:value-type="float">
            <text:p>10473</text:p>
          </table:table-cell>
          <table:table-cell office:value-type="float" office:value="10187" calcext:value-type="float">
            <text:p>10187</text:p>
          </table:table-cell>
          <table:table-cell office:value-type="float" office:value="9843" calcext:value-type="float">
            <text:p>9843</text:p>
          </table:table-cell>
          <table:table-cell office:value-type="float" office:value="9475" calcext:value-type="float">
            <text:p>9475</text:p>
          </table:table-cell>
          <table:table-cell office:value-type="float" office:value="9453" calcext:value-type="float">
            <text:p>9453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18198" calcext:value-type="float">
            <text:p>18198</text:p>
          </table:table-cell>
          <table:table-cell office:value-type="float" office:value="21819" calcext:value-type="float">
            <text:p>21819</text:p>
          </table:table-cell>
          <table:table-cell office:value-type="float" office:value="24574" calcext:value-type="float">
            <text:p>24574</text:p>
          </table:table-cell>
          <table:table-cell office:value-type="float" office:value="27649" calcext:value-type="float">
            <text:p>27649</text:p>
          </table:table-cell>
          <table:table-cell office:value-type="float" office:value="30846" calcext:value-type="float">
            <text:p>30846</text:p>
          </table:table-cell>
          <table:table-cell office:value-type="float" office:value="33089" calcext:value-type="float">
            <text:p>33089</text:p>
          </table:table-cell>
          <table:table-cell office:value-type="float" office:value="34280" calcext:value-type="float">
            <text:p>34280</text:p>
          </table:table-cell>
          <table:table-cell office:value-type="float" office:value="35626" calcext:value-type="float">
            <text:p>35626</text:p>
          </table:table-cell>
          <table:table-cell office:value-type="float" office:value="35478" calcext:value-type="float">
            <text:p>35478</text:p>
          </table:table-cell>
          <table:table-cell office:value-type="float" office:value="35489" calcext:value-type="float">
            <text:p>35489</text:p>
          </table:table-cell>
          <table:table-cell office:value-type="float" office:value="34553" calcext:value-type="float">
            <text:p>34553</text:p>
          </table:table-cell>
          <table:table-cell office:value-type="float" office:value="34342" calcext:value-type="float">
            <text:p>34342</text:p>
          </table:table-cell>
          <table:table-cell office:value-type="float" office:value="33290" calcext:value-type="float">
            <text:p>33290</text:p>
          </table:table-cell>
          <table:table-cell office:value-type="float" office:value="32634" calcext:value-type="float">
            <text:p>32634</text:p>
          </table:table-cell>
          <table:table-cell office:value-type="float" office:value="32312" calcext:value-type="float">
            <text:p>32312</text:p>
          </table:table-cell>
          <table:table-cell office:value-type="float" office:value="32115" calcext:value-type="float">
            <text:p>32115</text:p>
          </table:table-cell>
          <table:table-cell office:value-type="float" office:value="31456" calcext:value-type="float">
            <text:p>31456</text:p>
          </table:table-cell>
          <table:table-cell office:value-type="float" office:value="30867" calcext:value-type="float">
            <text:p>30867</text:p>
          </table:table-cell>
          <table:table-cell office:value-type="float" office:value="30619" calcext:value-type="float">
            <text:p>30619</text:p>
          </table:table-cell>
          <table:table-cell office:value-type="float" office:value="30245" calcext:value-type="float">
            <text:p>30245</text:p>
          </table:table-cell>
          <table:table-cell office:value-type="float" office:value="29823" calcext:value-type="float">
            <text:p>29823</text:p>
          </table:table-cell>
          <table:table-cell office:value-type="float" office:value="29483" calcext:value-type="float">
            <text:p>29483</text:p>
          </table:table-cell>
          <table:table-cell office:value-type="float" office:value="28998" calcext:value-type="float">
            <text:p>28998</text:p>
          </table:table-cell>
          <table:table-cell office:value-type="float" office:value="28617" calcext:value-type="float">
            <text:p>28617</text:p>
          </table:table-cell>
          <table:table-cell office:value-type="float" office:value="27683" calcext:value-type="float">
            <text:p>27683</text:p>
          </table:table-cell>
          <table:table-cell office:value-type="float" office:value="27532" calcext:value-type="float">
            <text:p>27532</text:p>
          </table:table-cell>
          <table:table-cell office:value-type="float" office:value="26667" calcext:value-type="float">
            <text:p>26667</text:p>
          </table:table-cell>
          <table:table-cell office:value-type="float" office:value="26330" calcext:value-type="float">
            <text:p>26330</text:p>
          </table:table-cell>
          <table:table-cell office:value-type="float" office:value="25334" calcext:value-type="float">
            <text:p>25334</text:p>
          </table:table-cell>
          <table:table-cell office:value-type="float" office:value="24906" calcext:value-type="float">
            <text:p>24906</text:p>
          </table:table-cell>
          <table:table-cell office:value-type="float" office:value="24027" calcext:value-type="float">
            <text:p>24027</text:p>
          </table:table-cell>
          <table:table-cell office:value-type="float" office:value="23674" calcext:value-type="float">
            <text:p>23674</text:p>
          </table:table-cell>
          <table:table-cell office:value-type="float" office:value="22678" calcext:value-type="float">
            <text:p>22678</text:p>
          </table:table-cell>
          <table:table-cell office:value-type="float" office:value="21692" calcext:value-type="float">
            <text:p>21692</text:p>
          </table:table-cell>
          <table:table-cell office:value-type="float" office:value="20670" calcext:value-type="float">
            <text:p>20670</text:p>
          </table:table-cell>
          <table:table-cell office:value-type="float" office:value="20215" calcext:value-type="float">
            <text:p>20215</text:p>
          </table:table-cell>
          <table:table-cell office:value-type="float" office:value="19591" calcext:value-type="float">
            <text:p>19591</text:p>
          </table:table-cell>
          <table:table-cell office:value-type="float" office:value="18723" calcext:value-type="float">
            <text:p>18723</text:p>
          </table:table-cell>
          <table:table-cell office:value-type="float" office:value="17991" calcext:value-type="float">
            <text:p>17991</text:p>
          </table:table-cell>
          <table:table-cell office:value-type="float" office:value="17704" calcext:value-type="float">
            <text:p>17704</text:p>
          </table:table-cell>
          <table:table-cell office:value-type="float" office:value="16904" calcext:value-type="float">
            <text:p>16904</text:p>
          </table:table-cell>
          <table:table-cell office:value-type="float" office:value="16634" calcext:value-type="float">
            <text:p>16634</text:p>
          </table:table-cell>
          <table:table-cell office:value-type="float" office:value="15760" calcext:value-type="float">
            <text:p>15760</text:p>
          </table:table-cell>
          <table:table-cell office:value-type="float" office:value="15111" calcext:value-type="float">
            <text:p>15111</text:p>
          </table:table-cell>
          <table:table-cell office:value-type="float" office:value="14497" calcext:value-type="float">
            <text:p>14497</text:p>
          </table:table-cell>
          <table:table-cell office:value-type="float" office:value="13987" calcext:value-type="float">
            <text:p>13987</text:p>
          </table:table-cell>
          <table:table-cell office:value-type="float" office:value="13676" calcext:value-type="float">
            <text:p>13676</text:p>
          </table:table-cell>
          <table:table-cell office:value-type="float" office:value="12865" calcext:value-type="float">
            <text:p>12865</text:p>
          </table:table-cell>
          <table:table-cell office:value-type="float" office:value="12675" calcext:value-type="float">
            <text:p>12675</text:p>
          </table:table-cell>
          <table:table-cell office:value-type="float" office:value="12197" calcext:value-type="float">
            <text:p>12197</text:p>
          </table:table-cell>
          <table:table-cell office:value-type="float" office:value="11774" calcext:value-type="float">
            <text:p>11774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16813" calcext:value-type="float">
            <text:p>16813</text:p>
          </table:table-cell>
          <table:table-cell office:value-type="float" office:value="19887" calcext:value-type="float">
            <text:p>19887</text:p>
          </table:table-cell>
          <table:table-cell office:value-type="float" office:value="22562" calcext:value-type="float">
            <text:p>22562</text:p>
          </table:table-cell>
          <table:table-cell office:value-type="float" office:value="25449" calcext:value-type="float">
            <text:p>25449</text:p>
          </table:table-cell>
          <table:table-cell office:value-type="float" office:value="27898" calcext:value-type="float">
            <text:p>27898</text:p>
          </table:table-cell>
          <table:table-cell office:value-type="float" office:value="29573" calcext:value-type="float">
            <text:p>29573</text:p>
          </table:table-cell>
          <table:table-cell office:value-type="float" office:value="30876" calcext:value-type="float">
            <text:p>30876</text:p>
          </table:table-cell>
          <table:table-cell office:value-type="float" office:value="31990" calcext:value-type="float">
            <text:p>31990</text:p>
          </table:table-cell>
          <table:table-cell office:value-type="float" office:value="32568" calcext:value-type="float">
            <text:p>32568</text:p>
          </table:table-cell>
          <table:table-cell office:value-type="float" office:value="32530" calcext:value-type="float">
            <text:p>32530</text:p>
          </table:table-cell>
          <table:table-cell office:value-type="float" office:value="32301" calcext:value-type="float">
            <text:p>32301</text:p>
          </table:table-cell>
          <table:table-cell office:value-type="float" office:value="31593" calcext:value-type="float">
            <text:p>31593</text:p>
          </table:table-cell>
          <table:table-cell office:value-type="float" office:value="31535" calcext:value-type="float">
            <text:p>31535</text:p>
          </table:table-cell>
          <table:table-cell office:value-type="float" office:value="30998" calcext:value-type="float">
            <text:p>30998</text:p>
          </table:table-cell>
          <table:table-cell office:value-type="float" office:value="30450" calcext:value-type="float">
            <text:p>30450</text:p>
          </table:table-cell>
          <table:table-cell office:value-type="float" office:value="30032" calcext:value-type="float">
            <text:p>30032</text:p>
          </table:table-cell>
          <table:table-cell office:value-type="float" office:value="29797" calcext:value-type="float">
            <text:p>29797</text:p>
          </table:table-cell>
          <table:table-cell office:value-type="float" office:value="29762" calcext:value-type="float">
            <text:p>29762</text:p>
          </table:table-cell>
          <table:table-cell office:value-type="float" office:value="29046" calcext:value-type="float">
            <text:p>29046</text:p>
          </table:table-cell>
          <table:table-cell office:value-type="float" office:value="28675" calcext:value-type="float">
            <text:p>28675</text:p>
          </table:table-cell>
          <table:table-cell office:value-type="float" office:value="28634" calcext:value-type="float">
            <text:p>28634</text:p>
          </table:table-cell>
          <table:table-cell office:value-type="float" office:value="28249" calcext:value-type="float">
            <text:p>28249</text:p>
          </table:table-cell>
          <table:table-cell office:value-type="float" office:value="27610" calcext:value-type="float">
            <text:p>27610</text:p>
          </table:table-cell>
          <table:table-cell office:value-type="float" office:value="27003" calcext:value-type="float">
            <text:p>27003</text:p>
          </table:table-cell>
          <table:table-cell office:value-type="float" office:value="26753" calcext:value-type="float">
            <text:p>26753</text:p>
          </table:table-cell>
          <table:table-cell office:value-type="float" office:value="26261" calcext:value-type="float">
            <text:p>26261</text:p>
          </table:table-cell>
          <table:table-cell office:value-type="float" office:value="25616" calcext:value-type="float">
            <text:p>25616</text:p>
          </table:table-cell>
          <table:table-cell office:value-type="float" office:value="25258" calcext:value-type="float">
            <text:p>25258</text:p>
          </table:table-cell>
          <table:table-cell office:value-type="float" office:value="24824" calcext:value-type="float">
            <text:p>24824</text:p>
          </table:table-cell>
          <table:table-cell office:value-type="float" office:value="24303" calcext:value-type="float">
            <text:p>24303</text:p>
          </table:table-cell>
          <table:table-cell office:value-type="float" office:value="23310" calcext:value-type="float">
            <text:p>23310</text:p>
          </table:table-cell>
          <table:table-cell office:value-type="float" office:value="22947" calcext:value-type="float">
            <text:p>22947</text:p>
          </table:table-cell>
          <table:table-cell office:value-type="float" office:value="21948" calcext:value-type="float">
            <text:p>21948</text:p>
          </table:table-cell>
          <table:table-cell office:value-type="float" office:value="21594" calcext:value-type="float">
            <text:p>21594</text:p>
          </table:table-cell>
          <table:table-cell office:value-type="float" office:value="20169" calcext:value-type="float">
            <text:p>20169</text:p>
          </table:table-cell>
          <table:table-cell office:value-type="float" office:value="19924" calcext:value-type="float">
            <text:p>19924</text:p>
          </table:table-cell>
          <table:table-cell office:value-type="float" office:value="18803" calcext:value-type="float">
            <text:p>18803</text:p>
          </table:table-cell>
          <table:table-cell office:value-type="float" office:value="18446" calcext:value-type="float">
            <text:p>18446</text:p>
          </table:table-cell>
          <table:table-cell office:value-type="float" office:value="17744" calcext:value-type="float">
            <text:p>17744</text:p>
          </table:table-cell>
          <table:table-cell office:value-type="float" office:value="17169" calcext:value-type="float">
            <text:p>17169</text:p>
          </table:table-cell>
          <table:table-cell office:value-type="float" office:value="16609" calcext:value-type="float">
            <text:p>16609</text:p>
          </table:table-cell>
          <table:table-cell office:value-type="float" office:value="16283" calcext:value-type="float">
            <text:p>16283</text:p>
          </table:table-cell>
          <table:table-cell office:value-type="float" office:value="15651" calcext:value-type="float">
            <text:p>15651</text:p>
          </table:table-cell>
          <table:table-cell office:value-type="float" office:value="14713" calcext:value-type="float">
            <text:p>14713</text:p>
          </table:table-cell>
          <table:table-cell office:value-type="float" office:value="14182" calcext:value-type="float">
            <text:p>14182</text:p>
          </table:table-cell>
          <table:table-cell office:value-type="float" office:value="13606" calcext:value-type="float">
            <text:p>13606</text:p>
          </table:table-cell>
          <table:table-cell office:value-type="float" office:value="13260" calcext:value-type="float">
            <text:p>13260</text:p>
          </table:table-cell>
          <table:table-cell office:value-type="float" office:value="12794" calcext:value-type="float">
            <text:p>12794</text:p>
          </table:table-cell>
          <table:table-cell office:value-type="float" office:value="12352" calcext:value-type="float">
            <text:p>12352</text:p>
          </table:table-cell>
          <table:table-cell office:value-type="float" office:value="11917" calcext:value-type="float">
            <text:p>11917</text:p>
          </table:table-cell>
          <table:table-cell office:value-type="float" office:value="11526" calcext:value-type="float">
            <text:p>11526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12278" calcext:value-type="float">
            <text:p>12278</text:p>
          </table:table-cell>
          <table:table-cell office:value-type="float" office:value="13927" calcext:value-type="float">
            <text:p>13927</text:p>
          </table:table-cell>
          <table:table-cell office:value-type="float" office:value="15750" calcext:value-type="float">
            <text:p>15750</text:p>
          </table:table-cell>
          <table:table-cell office:value-type="float" office:value="17522" calcext:value-type="float">
            <text:p>17522</text:p>
          </table:table-cell>
          <table:table-cell office:value-type="float" office:value="18710" calcext:value-type="float">
            <text:p>18710</text:p>
          </table:table-cell>
          <table:table-cell office:value-type="float" office:value="20073" calcext:value-type="float">
            <text:p>20073</text:p>
          </table:table-cell>
          <table:table-cell office:value-type="float" office:value="21047" calcext:value-type="float">
            <text:p>21047</text:p>
          </table:table-cell>
          <table:table-cell office:value-type="float" office:value="21701" calcext:value-type="float">
            <text:p>21701</text:p>
          </table:table-cell>
          <table:table-cell office:value-type="float" office:value="22903" calcext:value-type="float">
            <text:p>22903</text:p>
          </table:table-cell>
          <table:table-cell office:value-type="float" office:value="23210" calcext:value-type="float">
            <text:p>23210</text:p>
          </table:table-cell>
          <table:table-cell office:value-type="float" office:value="23536" calcext:value-type="float">
            <text:p>23536</text:p>
          </table:table-cell>
          <table:table-cell office:value-type="float" office:value="23692" calcext:value-type="float">
            <text:p>23692</text:p>
          </table:table-cell>
          <table:table-cell office:value-type="float" office:value="24000" calcext:value-type="float">
            <text:p>24000</text:p>
          </table:table-cell>
          <table:table-cell office:value-type="float" office:value="24470" calcext:value-type="float">
            <text:p>24470</text:p>
          </table:table-cell>
          <table:table-cell office:value-type="float" office:value="24406" calcext:value-type="float">
            <text:p>24406</text:p>
          </table:table-cell>
          <table:table-cell office:value-type="float" office:value="24221" calcext:value-type="float">
            <text:p>24221</text:p>
          </table:table-cell>
          <table:table-cell office:value-type="float" office:value="24271" calcext:value-type="float">
            <text:p>24271</text:p>
          </table:table-cell>
          <table:table-cell office:value-type="float" office:value="23964" calcext:value-type="float">
            <text:p>23964</text:p>
          </table:table-cell>
          <table:table-cell office:value-type="float" office:value="23940" calcext:value-type="float">
            <text:p>23940</text:p>
          </table:table-cell>
          <table:table-cell office:value-type="float" office:value="23726" calcext:value-type="float">
            <text:p>23726</text:p>
          </table:table-cell>
          <table:table-cell office:value-type="float" office:value="23356" calcext:value-type="float">
            <text:p>23356</text:p>
          </table:table-cell>
          <table:table-cell office:value-type="float" office:value="23195" calcext:value-type="float">
            <text:p>23195</text:p>
          </table:table-cell>
          <table:table-cell office:value-type="float" office:value="22923" calcext:value-type="float">
            <text:p>22923</text:p>
          </table:table-cell>
          <table:table-cell office:value-type="float" office:value="22816" calcext:value-type="float">
            <text:p>22816</text:p>
          </table:table-cell>
          <table:table-cell office:value-type="float" office:value="22585" calcext:value-type="float">
            <text:p>22585</text:p>
          </table:table-cell>
          <table:table-cell office:value-type="float" office:value="22064" calcext:value-type="float">
            <text:p>22064</text:p>
          </table:table-cell>
          <table:table-cell office:value-type="float" office:value="21393" calcext:value-type="float">
            <text:p>21393</text:p>
          </table:table-cell>
          <table:table-cell office:value-type="float" office:value="21002" calcext:value-type="float">
            <text:p>21002</text:p>
          </table:table-cell>
          <table:table-cell office:value-type="float" office:value="20721" calcext:value-type="float">
            <text:p>20721</text:p>
          </table:table-cell>
          <table:table-cell office:value-type="float" office:value="20547" calcext:value-type="float">
            <text:p>20547</text:p>
          </table:table-cell>
          <table:table-cell office:value-type="float" office:value="19862" calcext:value-type="float">
            <text:p>19862</text:p>
          </table:table-cell>
          <table:table-cell office:value-type="float" office:value="19342" calcext:value-type="float">
            <text:p>19342</text:p>
          </table:table-cell>
          <table:table-cell office:value-type="float" office:value="18683" calcext:value-type="float">
            <text:p>18683</text:p>
          </table:table-cell>
          <table:table-cell office:value-type="float" office:value="18363" calcext:value-type="float">
            <text:p>18363</text:p>
          </table:table-cell>
          <table:table-cell office:value-type="float" office:value="17587" calcext:value-type="float">
            <text:p>17587</text:p>
          </table:table-cell>
          <table:table-cell office:value-type="float" office:value="17075" calcext:value-type="float">
            <text:p>17075</text:p>
          </table:table-cell>
          <table:table-cell office:value-type="float" office:value="16345" calcext:value-type="float">
            <text:p>16345</text:p>
          </table:table-cell>
          <table:table-cell office:value-type="float" office:value="16198" calcext:value-type="float">
            <text:p>16198</text:p>
          </table:table-cell>
          <table:table-cell office:value-type="float" office:value="15686" calcext:value-type="float">
            <text:p>15686</text:p>
          </table:table-cell>
          <table:table-cell office:value-type="float" office:value="15312" calcext:value-type="float">
            <text:p>15312</text:p>
          </table:table-cell>
          <table:table-cell office:value-type="float" office:value="14539" calcext:value-type="float">
            <text:p>14539</text:p>
          </table:table-cell>
          <table:table-cell office:value-type="float" office:value="14225" calcext:value-type="float">
            <text:p>14225</text:p>
          </table:table-cell>
          <table:table-cell office:value-type="float" office:value="13689" calcext:value-type="float">
            <text:p>13689</text:p>
          </table:table-cell>
          <table:table-cell office:value-type="float" office:value="13084" calcext:value-type="float">
            <text:p>13084</text:p>
          </table:table-cell>
          <table:table-cell office:value-type="float" office:value="12897" calcext:value-type="float">
            <text:p>12897</text:p>
          </table:table-cell>
          <table:table-cell office:value-type="float" office:value="12254" calcext:value-type="float">
            <text:p>12254</text:p>
          </table:table-cell>
          <table:table-cell office:value-type="float" office:value="11831" calcext:value-type="float">
            <text:p>11831</text:p>
          </table:table-cell>
          <table:table-cell office:value-type="float" office:value="11342" calcext:value-type="float">
            <text:p>11342</text:p>
          </table:table-cell>
          <table:table-cell office:value-type="float" office:value="11063" calcext:value-type="float">
            <text:p>11063</text:p>
          </table:table-cell>
          <table:table-cell office:value-type="float" office:value="10726" calcext:value-type="float">
            <text:p>10726</text:p>
          </table:table-cell>
          <table:table-cell office:value-type="float" office:value="10199" calcext:value-type="float">
            <text:p>10199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5379" calcext:value-type="float">
            <text:p>15379</text:p>
          </table:table-cell>
          <table:table-cell office:value-type="float" office:value="18389" calcext:value-type="float">
            <text:p>18389</text:p>
          </table:table-cell>
          <table:table-cell office:value-type="float" office:value="21227" calcext:value-type="float">
            <text:p>21227</text:p>
          </table:table-cell>
          <table:table-cell office:value-type="float" office:value="23783" calcext:value-type="float">
            <text:p>23783</text:p>
          </table:table-cell>
          <table:table-cell office:value-type="float" office:value="26168" calcext:value-type="float">
            <text:p>26168</text:p>
          </table:table-cell>
          <table:table-cell office:value-type="float" office:value="27854" calcext:value-type="float">
            <text:p>27854</text:p>
          </table:table-cell>
          <table:table-cell office:value-type="float" office:value="28902" calcext:value-type="float">
            <text:p>28902</text:p>
          </table:table-cell>
          <table:table-cell office:value-type="float" office:value="29755" calcext:value-type="float">
            <text:p>29755</text:p>
          </table:table-cell>
          <table:table-cell office:value-type="float" office:value="29901" calcext:value-type="float">
            <text:p>29901</text:p>
          </table:table-cell>
          <table:table-cell office:value-type="float" office:value="30244" calcext:value-type="float">
            <text:p>30244</text:p>
          </table:table-cell>
          <table:table-cell office:value-type="float" office:value="29526" calcext:value-type="float">
            <text:p>29526</text:p>
          </table:table-cell>
          <table:table-cell office:value-type="float" office:value="29164" calcext:value-type="float">
            <text:p>29164</text:p>
          </table:table-cell>
          <table:table-cell office:value-type="float" office:value="28292" calcext:value-type="float">
            <text:p>28292</text:p>
          </table:table-cell>
          <table:table-cell office:value-type="float" office:value="27792" calcext:value-type="float">
            <text:p>27792</text:p>
          </table:table-cell>
          <table:table-cell office:value-type="float" office:value="27613" calcext:value-type="float">
            <text:p>27613</text:p>
          </table:table-cell>
          <table:table-cell office:value-type="float" office:value="27242" calcext:value-type="float">
            <text:p>27242</text:p>
          </table:table-cell>
          <table:table-cell office:value-type="float" office:value="26434" calcext:value-type="float">
            <text:p>26434</text:p>
          </table:table-cell>
          <table:table-cell office:value-type="float" office:value="25961" calcext:value-type="float">
            <text:p>25961</text:p>
          </table:table-cell>
          <table:table-cell office:value-type="float" office:value="25750" calcext:value-type="float">
            <text:p>25750</text:p>
          </table:table-cell>
          <table:table-cell office:value-type="float" office:value="25383" calcext:value-type="float">
            <text:p>25383</text:p>
          </table:table-cell>
          <table:table-cell office:value-type="float" office:value="25290" calcext:value-type="float">
            <text:p>25290</text:p>
          </table:table-cell>
          <table:table-cell office:value-type="float" office:value="24572" calcext:value-type="float">
            <text:p>24572</text:p>
          </table:table-cell>
          <table:table-cell office:value-type="float" office:value="24569" calcext:value-type="float">
            <text:p>24569</text:p>
          </table:table-cell>
          <table:table-cell office:value-type="float" office:value="24085" calcext:value-type="float">
            <text:p>24085</text:p>
          </table:table-cell>
          <table:table-cell office:value-type="float" office:value="23707" calcext:value-type="float">
            <text:p>23707</text:p>
          </table:table-cell>
          <table:table-cell office:value-type="float" office:value="23103" calcext:value-type="float">
            <text:p>23103</text:p>
          </table:table-cell>
          <table:table-cell office:value-type="float" office:value="22773" calcext:value-type="float">
            <text:p>22773</text:p>
          </table:table-cell>
          <table:table-cell office:value-type="float" office:value="22060" calcext:value-type="float">
            <text:p>22060</text:p>
          </table:table-cell>
          <table:table-cell office:value-type="float" office:value="21433" calcext:value-type="float">
            <text:p>21433</text:p>
          </table:table-cell>
          <table:table-cell office:value-type="float" office:value="20939" calcext:value-type="float">
            <text:p>20939</text:p>
          </table:table-cell>
          <table:table-cell office:value-type="float" office:value="20514" calcext:value-type="float">
            <text:p>20514</text:p>
          </table:table-cell>
          <table:table-cell office:value-type="float" office:value="19854" calcext:value-type="float">
            <text:p>19854</text:p>
          </table:table-cell>
          <table:table-cell office:value-type="float" office:value="19206" calcext:value-type="float">
            <text:p>19206</text:p>
          </table:table-cell>
          <table:table-cell office:value-type="float" office:value="18621" calcext:value-type="float">
            <text:p>18621</text:p>
          </table:table-cell>
          <table:table-cell office:value-type="float" office:value="17615" calcext:value-type="float">
            <text:p>17615</text:p>
          </table:table-cell>
          <table:table-cell office:value-type="float" office:value="17251" calcext:value-type="float">
            <text:p>17251</text:p>
          </table:table-cell>
          <table:table-cell office:value-type="float" office:value="16608" calcext:value-type="float">
            <text:p>16608</text:p>
          </table:table-cell>
          <table:table-cell office:value-type="float" office:value="16056" calcext:value-type="float">
            <text:p>16056</text:p>
          </table:table-cell>
          <table:table-cell office:value-type="float" office:value="15573" calcext:value-type="float">
            <text:p>15573</text:p>
          </table:table-cell>
          <table:table-cell office:value-type="float" office:value="15030" calcext:value-type="float">
            <text:p>15030</text:p>
          </table:table-cell>
          <table:table-cell office:value-type="float" office:value="14525" calcext:value-type="float">
            <text:p>14525</text:p>
          </table:table-cell>
          <table:table-cell office:value-type="float" office:value="14014" calcext:value-type="float">
            <text:p>14014</text:p>
          </table:table-cell>
          <table:table-cell office:value-type="float" office:value="13295" calcext:value-type="float">
            <text:p>13295</text:p>
          </table:table-cell>
          <table:table-cell office:value-type="float" office:value="12865" calcext:value-type="float">
            <text:p>12865</text:p>
          </table:table-cell>
          <table:table-cell office:value-type="float" office:value="12331" calcext:value-type="float">
            <text:p>12331</text:p>
          </table:table-cell>
          <table:table-cell office:value-type="float" office:value="11877" calcext:value-type="float">
            <text:p>11877</text:p>
          </table:table-cell>
          <table:table-cell office:value-type="float" office:value="11395" calcext:value-type="float">
            <text:p>11395</text:p>
          </table:table-cell>
          <table:table-cell office:value-type="float" office:value="11007" calcext:value-type="float">
            <text:p>11007</text:p>
          </table:table-cell>
          <table:table-cell office:value-type="float" office:value="10870" calcext:value-type="float">
            <text:p>10870</text:p>
          </table:table-cell>
          <table:table-cell office:value-type="float" office:value="10316" calcext:value-type="float">
            <text:p>10316</text:p>
          </table:table-cell>
          <table:table-cell office:value-type="float" office:value="10120" calcext:value-type="float">
            <text:p>10120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18784" calcext:value-type="float">
            <text:p>18784</text:p>
          </table:table-cell>
          <table:table-cell office:value-type="float" office:value="22223" calcext:value-type="float">
            <text:p>22223</text:p>
          </table:table-cell>
          <table:table-cell office:value-type="float" office:value="26591" calcext:value-type="float">
            <text:p>26591</text:p>
          </table:table-cell>
          <table:table-cell office:value-type="float" office:value="29310" calcext:value-type="float">
            <text:p>29310</text:p>
          </table:table-cell>
          <table:table-cell office:value-type="float" office:value="32202" calcext:value-type="float">
            <text:p>32202</text:p>
          </table:table-cell>
          <table:table-cell office:value-type="float" office:value="34558" calcext:value-type="float">
            <text:p>34558</text:p>
          </table:table-cell>
          <table:table-cell office:value-type="float" office:value="36728" calcext:value-type="float">
            <text:p>36728</text:p>
          </table:table-cell>
          <table:table-cell office:value-type="float" office:value="37209" calcext:value-type="float">
            <text:p>37209</text:p>
          </table:table-cell>
          <table:table-cell office:value-type="float" office:value="37364" calcext:value-type="float">
            <text:p>37364</text:p>
          </table:table-cell>
          <table:table-cell office:value-type="float" office:value="36897" calcext:value-type="float">
            <text:p>36897</text:p>
          </table:table-cell>
          <table:table-cell office:value-type="float" office:value="36008" calcext:value-type="float">
            <text:p>36008</text:p>
          </table:table-cell>
          <table:table-cell office:value-type="float" office:value="35449" calcext:value-type="float">
            <text:p>35449</text:p>
          </table:table-cell>
          <table:table-cell office:value-type="float" office:value="34467" calcext:value-type="float">
            <text:p>34467</text:p>
          </table:table-cell>
          <table:table-cell office:value-type="float" office:value="33997" calcext:value-type="float">
            <text:p>33997</text:p>
          </table:table-cell>
          <table:table-cell office:value-type="float" office:value="33082" calcext:value-type="float">
            <text:p>33082</text:p>
          </table:table-cell>
          <table:table-cell office:value-type="float" office:value="32400" calcext:value-type="float">
            <text:p>32400</text:p>
          </table:table-cell>
          <table:table-cell office:value-type="float" office:value="31743" calcext:value-type="float">
            <text:p>31743</text:p>
          </table:table-cell>
          <table:table-cell office:value-type="float" office:value="31289" calcext:value-type="float">
            <text:p>31289</text:p>
          </table:table-cell>
          <table:table-cell office:value-type="float" office:value="31022" calcext:value-type="float">
            <text:p>31022</text:p>
          </table:table-cell>
          <table:table-cell office:value-type="float" office:value="30733" calcext:value-type="float">
            <text:p>30733</text:p>
          </table:table-cell>
          <table:table-cell office:value-type="float" office:value="30368" calcext:value-type="float">
            <text:p>30368</text:p>
          </table:table-cell>
          <table:table-cell office:value-type="float" office:value="29788" calcext:value-type="float">
            <text:p>29788</text:p>
          </table:table-cell>
          <table:table-cell office:value-type="float" office:value="29066" calcext:value-type="float">
            <text:p>29066</text:p>
          </table:table-cell>
          <table:table-cell office:value-type="float" office:value="28725" calcext:value-type="float">
            <text:p>28725</text:p>
          </table:table-cell>
          <table:table-cell office:value-type="float" office:value="28080" calcext:value-type="float">
            <text:p>28080</text:p>
          </table:table-cell>
          <table:table-cell office:value-type="float" office:value="27622" calcext:value-type="float">
            <text:p>27622</text:p>
          </table:table-cell>
          <table:table-cell office:value-type="float" office:value="26936" calcext:value-type="float">
            <text:p>26936</text:p>
          </table:table-cell>
          <table:table-cell office:value-type="float" office:value="26256" calcext:value-type="float">
            <text:p>26256</text:p>
          </table:table-cell>
          <table:table-cell office:value-type="float" office:value="25683" calcext:value-type="float">
            <text:p>25683</text:p>
          </table:table-cell>
          <table:table-cell office:value-type="float" office:value="24850" calcext:value-type="float">
            <text:p>24850</text:p>
          </table:table-cell>
          <table:table-cell office:value-type="float" office:value="24197" calcext:value-type="float">
            <text:p>24197</text:p>
          </table:table-cell>
          <table:table-cell office:value-type="float" office:value="23315" calcext:value-type="float">
            <text:p>23315</text:p>
          </table:table-cell>
          <table:table-cell office:value-type="float" office:value="22565" calcext:value-type="float">
            <text:p>22565</text:p>
          </table:table-cell>
          <table:table-cell office:value-type="float" office:value="21799" calcext:value-type="float">
            <text:p>21799</text:p>
          </table:table-cell>
          <table:table-cell office:value-type="float" office:value="20925" calcext:value-type="float">
            <text:p>20925</text:p>
          </table:table-cell>
          <table:table-cell office:value-type="float" office:value="20324" calcext:value-type="float">
            <text:p>20324</text:p>
          </table:table-cell>
          <table:table-cell office:value-type="float" office:value="19333" calcext:value-type="float">
            <text:p>19333</text:p>
          </table:table-cell>
          <table:table-cell office:value-type="float" office:value="18800" calcext:value-type="float">
            <text:p>18800</text:p>
          </table:table-cell>
          <table:table-cell office:value-type="float" office:value="18180" calcext:value-type="float">
            <text:p>18180</text:p>
          </table:table-cell>
          <table:table-cell office:value-type="float" office:value="17472" calcext:value-type="float">
            <text:p>17472</text:p>
          </table:table-cell>
          <table:table-cell office:value-type="float" office:value="16921" calcext:value-type="float">
            <text:p>16921</text:p>
          </table:table-cell>
          <table:table-cell office:value-type="float" office:value="16515" calcext:value-type="float">
            <text:p>16515</text:p>
          </table:table-cell>
          <table:table-cell office:value-type="float" office:value="15429" calcext:value-type="float">
            <text:p>15429</text:p>
          </table:table-cell>
          <table:table-cell office:value-type="float" office:value="15241" calcext:value-type="float">
            <text:p>15241</text:p>
          </table:table-cell>
          <table:table-cell office:value-type="float" office:value="14382" calcext:value-type="float">
            <text:p>14382</text:p>
          </table:table-cell>
          <table:table-cell office:value-type="float" office:value="13804" calcext:value-type="float">
            <text:p>13804</text:p>
          </table:table-cell>
          <table:table-cell office:value-type="float" office:value="13495" calcext:value-type="float">
            <text:p>13495</text:p>
          </table:table-cell>
          <table:table-cell office:value-type="float" office:value="12868" calcext:value-type="float">
            <text:p>12868</text:p>
          </table:table-cell>
          <table:table-cell office:value-type="float" office:value="12613" calcext:value-type="float">
            <text:p>12613</text:p>
          </table:table-cell>
          <table:table-cell office:value-type="float" office:value="11869" calcext:value-type="float">
            <text:p>11869</text:p>
          </table:table-cell>
          <table:table-cell office:value-type="float" office:value="11615" calcext:value-type="float">
            <text:p>11615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15657" calcext:value-type="float">
            <text:p>15657</text:p>
          </table:table-cell>
          <table:table-cell office:value-type="float" office:value="18766" calcext:value-type="float">
            <text:p>18766</text:p>
          </table:table-cell>
          <table:table-cell office:value-type="float" office:value="21043" calcext:value-type="float">
            <text:p>21043</text:p>
          </table:table-cell>
          <table:table-cell office:value-type="float" office:value="23662" calcext:value-type="float">
            <text:p>23662</text:p>
          </table:table-cell>
          <table:table-cell office:value-type="float" office:value="26173" calcext:value-type="float">
            <text:p>26173</text:p>
          </table:table-cell>
          <table:table-cell office:value-type="float" office:value="28017" calcext:value-type="float">
            <text:p>28017</text:p>
          </table:table-cell>
          <table:table-cell office:value-type="float" office:value="28890" calcext:value-type="float">
            <text:p>28890</text:p>
          </table:table-cell>
          <table:table-cell office:value-type="float" office:value="29756" calcext:value-type="float">
            <text:p>29756</text:p>
          </table:table-cell>
          <table:table-cell office:value-type="float" office:value="29932" calcext:value-type="float">
            <text:p>29932</text:p>
          </table:table-cell>
          <table:table-cell office:value-type="float" office:value="30057" calcext:value-type="float">
            <text:p>30057</text:p>
          </table:table-cell>
          <table:table-cell office:value-type="float" office:value="29786" calcext:value-type="float">
            <text:p>29786</text:p>
          </table:table-cell>
          <table:table-cell office:value-type="float" office:value="29043" calcext:value-type="float">
            <text:p>29043</text:p>
          </table:table-cell>
          <table:table-cell office:value-type="float" office:value="27956" calcext:value-type="float">
            <text:p>27956</text:p>
          </table:table-cell>
          <table:table-cell office:value-type="float" office:value="27652" calcext:value-type="float">
            <text:p>27652</text:p>
          </table:table-cell>
          <table:table-cell office:value-type="float" office:value="27082" calcext:value-type="float">
            <text:p>27082</text:p>
          </table:table-cell>
          <table:table-cell office:value-type="float" office:value="26626" calcext:value-type="float">
            <text:p>26626</text:p>
          </table:table-cell>
          <table:table-cell office:value-type="float" office:value="26127" calcext:value-type="float">
            <text:p>26127</text:p>
          </table:table-cell>
          <table:table-cell office:value-type="float" office:value="25966" calcext:value-type="float">
            <text:p>25966</text:p>
          </table:table-cell>
          <table:table-cell office:value-type="float" office:value="25574" calcext:value-type="float">
            <text:p>25574</text:p>
          </table:table-cell>
          <table:table-cell office:value-type="float" office:value="24851" calcext:value-type="float">
            <text:p>24851</text:p>
          </table:table-cell>
          <table:table-cell office:value-type="float" office:value="24655" calcext:value-type="float">
            <text:p>24655</text:p>
          </table:table-cell>
          <table:table-cell office:value-type="float" office:value="24407" calcext:value-type="float">
            <text:p>24407</text:p>
          </table:table-cell>
          <table:table-cell office:value-type="float" office:value="23895" calcext:value-type="float">
            <text:p>23895</text:p>
          </table:table-cell>
          <table:table-cell office:value-type="float" office:value="23823" calcext:value-type="float">
            <text:p>23823</text:p>
          </table:table-cell>
          <table:table-cell office:value-type="float" office:value="22978" calcext:value-type="float">
            <text:p>22978</text:p>
          </table:table-cell>
          <table:table-cell office:value-type="float" office:value="22720" calcext:value-type="float">
            <text:p>22720</text:p>
          </table:table-cell>
          <table:table-cell office:value-type="float" office:value="22070" calcext:value-type="float">
            <text:p>22070</text:p>
          </table:table-cell>
          <table:table-cell office:value-type="float" office:value="21560" calcext:value-type="float">
            <text:p>21560</text:p>
          </table:table-cell>
          <table:table-cell office:value-type="float" office:value="20859" calcext:value-type="float">
            <text:p>20859</text:p>
          </table:table-cell>
          <table:table-cell office:value-type="float" office:value="20714" calcext:value-type="float">
            <text:p>20714</text:p>
          </table:table-cell>
          <table:table-cell office:value-type="float" office:value="19864" calcext:value-type="float">
            <text:p>19864</text:p>
          </table:table-cell>
          <table:table-cell office:value-type="float" office:value="19271" calcext:value-type="float">
            <text:p>19271</text:p>
          </table:table-cell>
          <table:table-cell office:value-type="float" office:value="18627" calcext:value-type="float">
            <text:p>18627</text:p>
          </table:table-cell>
          <table:table-cell office:value-type="float" office:value="17916" calcext:value-type="float">
            <text:p>17916</text:p>
          </table:table-cell>
          <table:table-cell office:value-type="float" office:value="17336" calcext:value-type="float">
            <text:p>17336</text:p>
          </table:table-cell>
          <table:table-cell office:value-type="float" office:value="16923" calcext:value-type="float">
            <text:p>16923</text:p>
          </table:table-cell>
          <table:table-cell office:value-type="float" office:value="16208" calcext:value-type="float">
            <text:p>16208</text:p>
          </table:table-cell>
          <table:table-cell office:value-type="float" office:value="15727" calcext:value-type="float">
            <text:p>15727</text:p>
          </table:table-cell>
          <table:table-cell office:value-type="float" office:value="14983" calcext:value-type="float">
            <text:p>14983</text:p>
          </table:table-cell>
          <table:table-cell office:value-type="float" office:value="14673" calcext:value-type="float">
            <text:p>14673</text:p>
          </table:table-cell>
          <table:table-cell office:value-type="float" office:value="14186" calcext:value-type="float">
            <text:p>14186</text:p>
          </table:table-cell>
          <table:table-cell office:value-type="float" office:value="13740" calcext:value-type="float">
            <text:p>13740</text:p>
          </table:table-cell>
          <table:table-cell office:value-type="float" office:value="13001" calcext:value-type="float">
            <text:p>13001</text:p>
          </table:table-cell>
          <table:table-cell office:value-type="float" office:value="12535" calcext:value-type="float">
            <text:p>12535</text:p>
          </table:table-cell>
          <table:table-cell office:value-type="float" office:value="12174" calcext:value-type="float">
            <text:p>12174</text:p>
          </table:table-cell>
          <table:table-cell office:value-type="float" office:value="11585" calcext:value-type="float">
            <text:p>11585</text:p>
          </table:table-cell>
          <table:table-cell office:value-type="float" office:value="11229" calcext:value-type="float">
            <text:p>11229</text:p>
          </table:table-cell>
          <table:table-cell office:value-type="float" office:value="10817" calcext:value-type="float">
            <text:p>10817</text:p>
          </table:table-cell>
          <table:table-cell office:value-type="float" office:value="10521" calcext:value-type="float">
            <text:p>10521</text:p>
          </table:table-cell>
          <table:table-cell office:value-type="float" office:value="10052" calcext:value-type="float">
            <text:p>10052</text:p>
          </table:table-cell>
          <table:table-cell office:value-type="float" office:value="9738" calcext:value-type="float">
            <text:p>9738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16771" calcext:value-type="float">
            <text:p>16771</text:p>
          </table:table-cell>
          <table:table-cell office:value-type="float" office:value="20001" calcext:value-type="float">
            <text:p>20001</text:p>
          </table:table-cell>
          <table:table-cell office:value-type="float" office:value="23786" calcext:value-type="float">
            <text:p>23786</text:p>
          </table:table-cell>
          <table:table-cell office:value-type="float" office:value="26648" calcext:value-type="float">
            <text:p>26648</text:p>
          </table:table-cell>
          <table:table-cell office:value-type="float" office:value="28868" calcext:value-type="float">
            <text:p>28868</text:p>
          </table:table-cell>
          <table:table-cell office:value-type="float" office:value="30870" calcext:value-type="float">
            <text:p>30870</text:p>
          </table:table-cell>
          <table:table-cell office:value-type="float" office:value="32297" calcext:value-type="float">
            <text:p>32297</text:p>
          </table:table-cell>
          <table:table-cell office:value-type="float" office:value="32904" calcext:value-type="float">
            <text:p>32904</text:p>
          </table:table-cell>
          <table:table-cell office:value-type="float" office:value="33139" calcext:value-type="float">
            <text:p>33139</text:p>
          </table:table-cell>
          <table:table-cell office:value-type="float" office:value="32908" calcext:value-type="float">
            <text:p>32908</text:p>
          </table:table-cell>
          <table:table-cell office:value-type="float" office:value="31905" calcext:value-type="float">
            <text:p>31905</text:p>
          </table:table-cell>
          <table:table-cell office:value-type="float" office:value="30838" calcext:value-type="float">
            <text:p>30838</text:p>
          </table:table-cell>
          <table:table-cell office:value-type="float" office:value="30326" calcext:value-type="float">
            <text:p>30326</text:p>
          </table:table-cell>
          <table:table-cell office:value-type="float" office:value="29443" calcext:value-type="float">
            <text:p>29443</text:p>
          </table:table-cell>
          <table:table-cell office:value-type="float" office:value="28798" calcext:value-type="float">
            <text:p>28798</text:p>
          </table:table-cell>
          <table:table-cell office:value-type="float" office:value="28055" calcext:value-type="float">
            <text:p>28055</text:p>
          </table:table-cell>
          <table:table-cell office:value-type="float" office:value="27473" calcext:value-type="float">
            <text:p>27473</text:p>
          </table:table-cell>
          <table:table-cell office:value-type="float" office:value="26898" calcext:value-type="float">
            <text:p>26898</text:p>
          </table:table-cell>
          <table:table-cell office:value-type="float" office:value="26647" calcext:value-type="float">
            <text:p>26647</text:p>
          </table:table-cell>
          <table:table-cell office:value-type="float" office:value="26252" calcext:value-type="float">
            <text:p>26252</text:p>
          </table:table-cell>
          <table:table-cell office:value-type="float" office:value="26124" calcext:value-type="float">
            <text:p>26124</text:p>
          </table:table-cell>
          <table:table-cell office:value-type="float" office:value="25340" calcext:value-type="float">
            <text:p>25340</text:p>
          </table:table-cell>
          <table:table-cell office:value-type="float" office:value="24861" calcext:value-type="float">
            <text:p>24861</text:p>
          </table:table-cell>
          <table:table-cell office:value-type="float" office:value="24335" calcext:value-type="float">
            <text:p>24335</text:p>
          </table:table-cell>
          <table:table-cell office:value-type="float" office:value="23763" calcext:value-type="float">
            <text:p>23763</text:p>
          </table:table-cell>
          <table:table-cell office:value-type="float" office:value="23576" calcext:value-type="float">
            <text:p>23576</text:p>
          </table:table-cell>
          <table:table-cell office:value-type="float" office:value="22908" calcext:value-type="float">
            <text:p>22908</text:p>
          </table:table-cell>
          <table:table-cell office:value-type="float" office:value="22446" calcext:value-type="float">
            <text:p>22446</text:p>
          </table:table-cell>
          <table:table-cell office:value-type="float" office:value="21467" calcext:value-type="float">
            <text:p>21467</text:p>
          </table:table-cell>
          <table:table-cell office:value-type="float" office:value="20934" calcext:value-type="float">
            <text:p>20934</text:p>
          </table:table-cell>
          <table:table-cell office:value-type="float" office:value="20267" calcext:value-type="float">
            <text:p>20267</text:p>
          </table:table-cell>
          <table:table-cell office:value-type="float" office:value="20099" calcext:value-type="float">
            <text:p>20099</text:p>
          </table:table-cell>
          <table:table-cell office:value-type="float" office:value="19131" calcext:value-type="float">
            <text:p>19131</text:p>
          </table:table-cell>
          <table:table-cell office:value-type="float" office:value="18380" calcext:value-type="float">
            <text:p>18380</text:p>
          </table:table-cell>
          <table:table-cell office:value-type="float" office:value="17702" calcext:value-type="float">
            <text:p>17702</text:p>
          </table:table-cell>
          <table:table-cell office:value-type="float" office:value="17323" calcext:value-type="float">
            <text:p>17323</text:p>
          </table:table-cell>
          <table:table-cell office:value-type="float" office:value="16167" calcext:value-type="float">
            <text:p>16167</text:p>
          </table:table-cell>
          <table:table-cell office:value-type="float" office:value="15907" calcext:value-type="float">
            <text:p>15907</text:p>
          </table:table-cell>
          <table:table-cell office:value-type="float" office:value="15100" calcext:value-type="float">
            <text:p>15100</text:p>
          </table:table-cell>
          <table:table-cell office:value-type="float" office:value="14898" calcext:value-type="float">
            <text:p>14898</text:p>
          </table:table-cell>
          <table:table-cell office:value-type="float" office:value="14281" calcext:value-type="float">
            <text:p>14281</text:p>
          </table:table-cell>
          <table:table-cell office:value-type="float" office:value="13979" calcext:value-type="float">
            <text:p>13979</text:p>
          </table:table-cell>
          <table:table-cell office:value-type="float" office:value="13291" calcext:value-type="float">
            <text:p>13291</text:p>
          </table:table-cell>
          <table:table-cell office:value-type="float" office:value="12642" calcext:value-type="float">
            <text:p>12642</text:p>
          </table:table-cell>
          <table:table-cell office:value-type="float" office:value="12271" calcext:value-type="float">
            <text:p>12271</text:p>
          </table:table-cell>
          <table:table-cell office:value-type="float" office:value="11681" calcext:value-type="float">
            <text:p>11681</text:p>
          </table:table-cell>
          <table:table-cell office:value-type="float" office:value="11011" calcext:value-type="float">
            <text:p>11011</text:p>
          </table:table-cell>
          <table:table-cell office:value-type="float" office:value="10872" calcext:value-type="float">
            <text:p>10872</text:p>
          </table:table-cell>
          <table:table-cell office:value-type="float" office:value="10565" calcext:value-type="float">
            <text:p>10565</text:p>
          </table:table-cell>
          <table:table-cell office:value-type="float" office:value="10125" calcext:value-type="float">
            <text:p>10125</text:p>
          </table:table-cell>
          <table:table-cell office:value-type="float" office:value="9765" calcext:value-type="float">
            <text:p>9765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14706" calcext:value-type="float">
            <text:p>14706</text:p>
          </table:table-cell>
          <table:table-cell office:value-type="float" office:value="17452" calcext:value-type="float">
            <text:p>17452</text:p>
          </table:table-cell>
          <table:table-cell office:value-type="float" office:value="20138" calcext:value-type="float">
            <text:p>20138</text:p>
          </table:table-cell>
          <table:table-cell office:value-type="float" office:value="22523" calcext:value-type="float">
            <text:p>22523</text:p>
          </table:table-cell>
          <table:table-cell office:value-type="float" office:value="24303" calcext:value-type="float">
            <text:p>24303</text:p>
          </table:table-cell>
          <table:table-cell office:value-type="float" office:value="26111" calcext:value-type="float">
            <text:p>26111</text:p>
          </table:table-cell>
          <table:table-cell office:value-type="float" office:value="26974" calcext:value-type="float">
            <text:p>26974</text:p>
          </table:table-cell>
          <table:table-cell office:value-type="float" office:value="28170" calcext:value-type="float">
            <text:p>28170</text:p>
          </table:table-cell>
          <table:table-cell table:number-columns-repeated="2" office:value-type="float" office:value="28245" calcext:value-type="float">
            <text:p>28245</text:p>
          </table:table-cell>
          <table:table-cell office:value-type="float" office:value="27842" calcext:value-type="float">
            <text:p>27842</text:p>
          </table:table-cell>
          <table:table-cell office:value-type="float" office:value="27214" calcext:value-type="float">
            <text:p>27214</text:p>
          </table:table-cell>
          <table:table-cell office:value-type="float" office:value="27031" calcext:value-type="float">
            <text:p>27031</text:p>
          </table:table-cell>
          <table:table-cell office:value-type="float" office:value="26206" calcext:value-type="float">
            <text:p>26206</text:p>
          </table:table-cell>
          <table:table-cell office:value-type="float" office:value="25754" calcext:value-type="float">
            <text:p>25754</text:p>
          </table:table-cell>
          <table:table-cell office:value-type="float" office:value="25319" calcext:value-type="float">
            <text:p>25319</text:p>
          </table:table-cell>
          <table:table-cell office:value-type="float" office:value="25600" calcext:value-type="float">
            <text:p>25600</text:p>
          </table:table-cell>
          <table:table-cell office:value-type="float" office:value="24443" calcext:value-type="float">
            <text:p>24443</text:p>
          </table:table-cell>
          <table:table-cell office:value-type="float" office:value="24740" calcext:value-type="float">
            <text:p>24740</text:p>
          </table:table-cell>
          <table:table-cell office:value-type="float" office:value="24071" calcext:value-type="float">
            <text:p>24071</text:p>
          </table:table-cell>
          <table:table-cell office:value-type="float" office:value="23933" calcext:value-type="float">
            <text:p>23933</text:p>
          </table:table-cell>
          <table:table-cell office:value-type="float" office:value="23846" calcext:value-type="float">
            <text:p>23846</text:p>
          </table:table-cell>
          <table:table-cell office:value-type="float" office:value="23179" calcext:value-type="float">
            <text:p>23179</text:p>
          </table:table-cell>
          <table:table-cell office:value-type="float" office:value="22720" calcext:value-type="float">
            <text:p>22720</text:p>
          </table:table-cell>
          <table:table-cell office:value-type="float" office:value="22341" calcext:value-type="float">
            <text:p>22341</text:p>
          </table:table-cell>
          <table:table-cell office:value-type="float" office:value="22013" calcext:value-type="float">
            <text:p>22013</text:p>
          </table:table-cell>
          <table:table-cell office:value-type="float" office:value="21454" calcext:value-type="float">
            <text:p>21454</text:p>
          </table:table-cell>
          <table:table-cell office:value-type="float" office:value="21024" calcext:value-type="float">
            <text:p>21024</text:p>
          </table:table-cell>
          <table:table-cell office:value-type="float" office:value="20565" calcext:value-type="float">
            <text:p>20565</text:p>
          </table:table-cell>
          <table:table-cell office:value-type="float" office:value="19998" calcext:value-type="float">
            <text:p>19998</text:p>
          </table:table-cell>
          <table:table-cell office:value-type="float" office:value="19133" calcext:value-type="float">
            <text:p>19133</text:p>
          </table:table-cell>
          <table:table-cell office:value-type="float" office:value="18753" calcext:value-type="float">
            <text:p>18753</text:p>
          </table:table-cell>
          <table:table-cell office:value-type="float" office:value="18152" calcext:value-type="float">
            <text:p>18152</text:p>
          </table:table-cell>
          <table:table-cell office:value-type="float" office:value="17708" calcext:value-type="float">
            <text:p>17708</text:p>
          </table:table-cell>
          <table:table-cell office:value-type="float" office:value="16853" calcext:value-type="float">
            <text:p>16853</text:p>
          </table:table-cell>
          <table:table-cell office:value-type="float" office:value="16526" calcext:value-type="float">
            <text:p>16526</text:p>
          </table:table-cell>
          <table:table-cell office:value-type="float" office:value="15626" calcext:value-type="float">
            <text:p>15626</text:p>
          </table:table-cell>
          <table:table-cell office:value-type="float" office:value="15354" calcext:value-type="float">
            <text:p>15354</text:p>
          </table:table-cell>
          <table:table-cell office:value-type="float" office:value="14654" calcext:value-type="float">
            <text:p>14654</text:p>
          </table:table-cell>
          <table:table-cell office:value-type="float" office:value="14306" calcext:value-type="float">
            <text:p>14306</text:p>
          </table:table-cell>
          <table:table-cell office:value-type="float" office:value="13806" calcext:value-type="float">
            <text:p>13806</text:p>
          </table:table-cell>
          <table:table-cell office:value-type="float" office:value="13354" calcext:value-type="float">
            <text:p>13354</text:p>
          </table:table-cell>
          <table:table-cell office:value-type="float" office:value="12804" calcext:value-type="float">
            <text:p>12804</text:p>
          </table:table-cell>
          <table:table-cell office:value-type="float" office:value="12364" calcext:value-type="float">
            <text:p>12364</text:p>
          </table:table-cell>
          <table:table-cell office:value-type="float" office:value="11808" calcext:value-type="float">
            <text:p>11808</text:p>
          </table:table-cell>
          <table:table-cell office:value-type="float" office:value="11315" calcext:value-type="float">
            <text:p>11315</text:p>
          </table:table-cell>
          <table:table-cell office:value-type="float" office:value="11081" calcext:value-type="float">
            <text:p>11081</text:p>
          </table:table-cell>
          <table:table-cell office:value-type="float" office:value="10709" calcext:value-type="float">
            <text:p>10709</text:p>
          </table:table-cell>
          <table:table-cell office:value-type="float" office:value="10258" calcext:value-type="float">
            <text:p>10258</text:p>
          </table:table-cell>
          <table:table-cell office:value-type="float" office:value="9846" calcext:value-type="float">
            <text:p>9846</text:p>
          </table:table-cell>
          <table:table-cell office:value-type="float" office:value="9480" calcext:value-type="float">
            <text:p>9480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float" office:value="15937" calcext:value-type="float">
            <text:p>15937</text:p>
          </table:table-cell>
          <table:table-cell office:value-type="float" office:value="18867" calcext:value-type="float">
            <text:p>18867</text:p>
          </table:table-cell>
          <table:table-cell office:value-type="float" office:value="21288" calcext:value-type="float">
            <text:p>21288</text:p>
          </table:table-cell>
          <table:table-cell office:value-type="float" office:value="23992" calcext:value-type="float">
            <text:p>23992</text:p>
          </table:table-cell>
          <table:table-cell office:value-type="float" office:value="25970" calcext:value-type="float">
            <text:p>25970</text:p>
          </table:table-cell>
          <table:table-cell office:value-type="float" office:value="27572" calcext:value-type="float">
            <text:p>27572</text:p>
          </table:table-cell>
          <table:table-cell office:value-type="float" office:value="29193" calcext:value-type="float">
            <text:p>29193</text:p>
          </table:table-cell>
          <table:table-cell office:value-type="float" office:value="30185" calcext:value-type="float">
            <text:p>30185</text:p>
          </table:table-cell>
          <table:table-cell office:value-type="float" office:value="30290" calcext:value-type="float">
            <text:p>30290</text:p>
          </table:table-cell>
          <table:table-cell office:value-type="float" office:value="30682" calcext:value-type="float">
            <text:p>30682</text:p>
          </table:table-cell>
          <table:table-cell office:value-type="float" office:value="30211" calcext:value-type="float">
            <text:p>30211</text:p>
          </table:table-cell>
          <table:table-cell office:value-type="float" office:value="30601" calcext:value-type="float">
            <text:p>30601</text:p>
          </table:table-cell>
          <table:table-cell office:value-type="float" office:value="29811" calcext:value-type="float">
            <text:p>29811</text:p>
          </table:table-cell>
          <table:table-cell office:value-type="float" office:value="29757" calcext:value-type="float">
            <text:p>29757</text:p>
          </table:table-cell>
          <table:table-cell office:value-type="float" office:value="29676" calcext:value-type="float">
            <text:p>29676</text:p>
          </table:table-cell>
          <table:table-cell office:value-type="float" office:value="29299" calcext:value-type="float">
            <text:p>29299</text:p>
          </table:table-cell>
          <table:table-cell office:value-type="float" office:value="28832" calcext:value-type="float">
            <text:p>28832</text:p>
          </table:table-cell>
          <table:table-cell office:value-type="float" office:value="28712" calcext:value-type="float">
            <text:p>28712</text:p>
          </table:table-cell>
          <table:table-cell office:value-type="float" office:value="28229" calcext:value-type="float">
            <text:p>28229</text:p>
          </table:table-cell>
          <table:table-cell office:value-type="float" office:value="28304" calcext:value-type="float">
            <text:p>28304</text:p>
          </table:table-cell>
          <table:table-cell office:value-type="float" office:value="27929" calcext:value-type="float">
            <text:p>27929</text:p>
          </table:table-cell>
          <table:table-cell office:value-type="float" office:value="27317" calcext:value-type="float">
            <text:p>27317</text:p>
          </table:table-cell>
          <table:table-cell office:value-type="float" office:value="26855" calcext:value-type="float">
            <text:p>26855</text:p>
          </table:table-cell>
          <table:table-cell office:value-type="float" office:value="26412" calcext:value-type="float">
            <text:p>26412</text:p>
          </table:table-cell>
          <table:table-cell office:value-type="float" office:value="26065" calcext:value-type="float">
            <text:p>26065</text:p>
          </table:table-cell>
          <table:table-cell office:value-type="float" office:value="25507" calcext:value-type="float">
            <text:p>25507</text:p>
          </table:table-cell>
          <table:table-cell office:value-type="float" office:value="25174" calcext:value-type="float">
            <text:p>25174</text:p>
          </table:table-cell>
          <table:table-cell office:value-type="float" office:value="24682" calcext:value-type="float">
            <text:p>24682</text:p>
          </table:table-cell>
          <table:table-cell office:value-type="float" office:value="24120" calcext:value-type="float">
            <text:p>24120</text:p>
          </table:table-cell>
          <table:table-cell office:value-type="float" office:value="23496" calcext:value-type="float">
            <text:p>23496</text:p>
          </table:table-cell>
          <table:table-cell office:value-type="float" office:value="22840" calcext:value-type="float">
            <text:p>22840</text:p>
          </table:table-cell>
          <table:table-cell office:value-type="float" office:value="22149" calcext:value-type="float">
            <text:p>22149</text:p>
          </table:table-cell>
          <table:table-cell office:value-type="float" office:value="21712" calcext:value-type="float">
            <text:p>21712</text:p>
          </table:table-cell>
          <table:table-cell office:value-type="float" office:value="20914" calcext:value-type="float">
            <text:p>20914</text:p>
          </table:table-cell>
          <table:table-cell office:value-type="float" office:value="20137" calcext:value-type="float">
            <text:p>20137</text:p>
          </table:table-cell>
          <table:table-cell office:value-type="float" office:value="19410" calcext:value-type="float">
            <text:p>19410</text:p>
          </table:table-cell>
          <table:table-cell office:value-type="float" office:value="18547" calcext:value-type="float">
            <text:p>18547</text:p>
          </table:table-cell>
          <table:table-cell office:value-type="float" office:value="18350" calcext:value-type="float">
            <text:p>18350</text:p>
          </table:table-cell>
          <table:table-cell office:value-type="float" office:value="17300" calcext:value-type="float">
            <text:p>17300</text:p>
          </table:table-cell>
          <table:table-cell office:value-type="float" office:value="17219" calcext:value-type="float">
            <text:p>17219</text:p>
          </table:table-cell>
          <table:table-cell office:value-type="float" office:value="16533" calcext:value-type="float">
            <text:p>16533</text:p>
          </table:table-cell>
          <table:table-cell office:value-type="float" office:value="16071" calcext:value-type="float">
            <text:p>16071</text:p>
          </table:table-cell>
          <table:table-cell office:value-type="float" office:value="15095" calcext:value-type="float">
            <text:p>15095</text:p>
          </table:table-cell>
          <table:table-cell office:value-type="float" office:value="14447" calcext:value-type="float">
            <text:p>14447</text:p>
          </table:table-cell>
          <table:table-cell office:value-type="float" office:value="14129" calcext:value-type="float">
            <text:p>14129</text:p>
          </table:table-cell>
          <table:table-cell office:value-type="float" office:value="13591" calcext:value-type="float">
            <text:p>13591</text:p>
          </table:table-cell>
          <table:table-cell office:value-type="float" office:value="13177" calcext:value-type="float">
            <text:p>13177</text:p>
          </table:table-cell>
          <table:table-cell office:value-type="float" office:value="12842" calcext:value-type="float">
            <text:p>12842</text:p>
          </table:table-cell>
          <table:table-cell office:value-type="float" office:value="12269" calcext:value-type="float">
            <text:p>12269</text:p>
          </table:table-cell>
          <table:table-cell office:value-type="float" office:value="11862" calcext:value-type="float">
            <text:p>11862</text:p>
          </table:table-cell>
          <table:table-cell office:value-type="float" office:value="11443" calcext:value-type="float">
            <text:p>11443</text:p>
          </table:table-cell>
        </table:table-row>
        <table:table-row table:style-name="ro1">
          <table:table-cell office:value-type="string" calcext:value-type="string">
            <text:p>E12</text:p>
          </table:table-cell>
          <table:table-cell office:value-type="float" office:value="13876" calcext:value-type="float">
            <text:p>13876</text:p>
          </table:table-cell>
          <table:table-cell office:value-type="float" office:value="16259" calcext:value-type="float">
            <text:p>16259</text:p>
          </table:table-cell>
          <table:table-cell office:value-type="float" office:value="18652" calcext:value-type="float">
            <text:p>18652</text:p>
          </table:table-cell>
          <table:table-cell office:value-type="float" office:value="20598" calcext:value-type="float">
            <text:p>20598</text:p>
          </table:table-cell>
          <table:table-cell office:value-type="float" office:value="22172" calcext:value-type="float">
            <text:p>22172</text:p>
          </table:table-cell>
          <table:table-cell office:value-type="float" office:value="23689" calcext:value-type="float">
            <text:p>23689</text:p>
          </table:table-cell>
          <table:table-cell office:value-type="float" office:value="24896" calcext:value-type="float">
            <text:p>24896</text:p>
          </table:table-cell>
          <table:table-cell office:value-type="float" office:value="25666" calcext:value-type="float">
            <text:p>25666</text:p>
          </table:table-cell>
          <table:table-cell office:value-type="float" office:value="26005" calcext:value-type="float">
            <text:p>26005</text:p>
          </table:table-cell>
          <table:table-cell office:value-type="float" office:value="26552" calcext:value-type="float">
            <text:p>26552</text:p>
          </table:table-cell>
          <table:table-cell office:value-type="float" office:value="26448" calcext:value-type="float">
            <text:p>26448</text:p>
          </table:table-cell>
          <table:table-cell office:value-type="float" office:value="26519" calcext:value-type="float">
            <text:p>26519</text:p>
          </table:table-cell>
          <table:table-cell office:value-type="float" office:value="26163" calcext:value-type="float">
            <text:p>26163</text:p>
          </table:table-cell>
          <table:table-cell office:value-type="float" office:value="26125" calcext:value-type="float">
            <text:p>26125</text:p>
          </table:table-cell>
          <table:table-cell office:value-type="float" office:value="25929" calcext:value-type="float">
            <text:p>25929</text:p>
          </table:table-cell>
          <table:table-cell office:value-type="float" office:value="25518" calcext:value-type="float">
            <text:p>25518</text:p>
          </table:table-cell>
          <table:table-cell office:value-type="float" office:value="25451" calcext:value-type="float">
            <text:p>25451</text:p>
          </table:table-cell>
          <table:table-cell office:value-type="float" office:value="25003" calcext:value-type="float">
            <text:p>25003</text:p>
          </table:table-cell>
          <table:table-cell office:value-type="float" office:value="25079" calcext:value-type="float">
            <text:p>25079</text:p>
          </table:table-cell>
          <table:table-cell office:value-type="float" office:value="24890" calcext:value-type="float">
            <text:p>24890</text:p>
          </table:table-cell>
          <table:table-cell office:value-type="float" office:value="24549" calcext:value-type="float">
            <text:p>24549</text:p>
          </table:table-cell>
          <table:table-cell office:value-type="float" office:value="24051" calcext:value-type="float">
            <text:p>24051</text:p>
          </table:table-cell>
          <table:table-cell office:value-type="float" office:value="23889" calcext:value-type="float">
            <text:p>23889</text:p>
          </table:table-cell>
          <table:table-cell office:value-type="float" office:value="23582" calcext:value-type="float">
            <text:p>23582</text:p>
          </table:table-cell>
          <table:table-cell office:value-type="float" office:value="23022" calcext:value-type="float">
            <text:p>23022</text:p>
          </table:table-cell>
          <table:table-cell office:value-type="float" office:value="22821" calcext:value-type="float">
            <text:p>22821</text:p>
          </table:table-cell>
          <table:table-cell office:value-type="float" office:value="22262" calcext:value-type="float">
            <text:p>22262</text:p>
          </table:table-cell>
          <table:table-cell office:value-type="float" office:value="21882" calcext:value-type="float">
            <text:p>21882</text:p>
          </table:table-cell>
          <table:table-cell office:value-type="float" office:value="21296" calcext:value-type="float">
            <text:p>21296</text:p>
          </table:table-cell>
          <table:table-cell office:value-type="float" office:value="21233" calcext:value-type="float">
            <text:p>21233</text:p>
          </table:table-cell>
          <table:table-cell office:value-type="float" office:value="20250" calcext:value-type="float">
            <text:p>20250</text:p>
          </table:table-cell>
          <table:table-cell office:value-type="float" office:value="19961" calcext:value-type="float">
            <text:p>19961</text:p>
          </table:table-cell>
          <table:table-cell office:value-type="float" office:value="18835" calcext:value-type="float">
            <text:p>18835</text:p>
          </table:table-cell>
          <table:table-cell office:value-type="float" office:value="18216" calcext:value-type="float">
            <text:p>18216</text:p>
          </table:table-cell>
          <table:table-cell office:value-type="float" office:value="17801" calcext:value-type="float">
            <text:p>17801</text:p>
          </table:table-cell>
          <table:table-cell office:value-type="float" office:value="17457" calcext:value-type="float">
            <text:p>17457</text:p>
          </table:table-cell>
          <table:table-cell office:value-type="float" office:value="16635" calcext:value-type="float">
            <text:p>16635</text:p>
          </table:table-cell>
          <table:table-cell office:value-type="float" office:value="16370" calcext:value-type="float">
            <text:p>16370</text:p>
          </table:table-cell>
          <table:table-cell office:value-type="float" office:value="15662" calcext:value-type="float">
            <text:p>15662</text:p>
          </table:table-cell>
          <table:table-cell office:value-type="float" office:value="15152" calcext:value-type="float">
            <text:p>15152</text:p>
          </table:table-cell>
          <table:table-cell office:value-type="float" office:value="14670" calcext:value-type="float">
            <text:p>14670</text:p>
          </table:table-cell>
          <table:table-cell office:value-type="float" office:value="14303" calcext:value-type="float">
            <text:p>14303</text:p>
          </table:table-cell>
          <table:table-cell office:value-type="float" office:value="13765" calcext:value-type="float">
            <text:p>13765</text:p>
          </table:table-cell>
          <table:table-cell office:value-type="float" office:value="13230" calcext:value-type="float">
            <text:p>13230</text:p>
          </table:table-cell>
          <table:table-cell office:value-type="float" office:value="12690" calcext:value-type="float">
            <text:p>12690</text:p>
          </table:table-cell>
          <table:table-cell office:value-type="float" office:value="12275" calcext:value-type="float">
            <text:p>12275</text:p>
          </table:table-cell>
          <table:table-cell office:value-type="float" office:value="11651" calcext:value-type="float">
            <text:p>11651</text:p>
          </table:table-cell>
          <table:table-cell office:value-type="float" office:value="11339" calcext:value-type="float">
            <text:p>11339</text:p>
          </table:table-cell>
          <table:table-cell office:value-type="float" office:value="10809" calcext:value-type="float">
            <text:p>10809</text:p>
          </table:table-cell>
          <table:table-cell office:value-type="float" office:value="10508" calcext:value-type="float">
            <text:p>10508</text:p>
          </table:table-cell>
          <table:table-cell office:value-type="float" office:value="10289" calcext:value-type="float">
            <text:p>10289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20654" calcext:value-type="float">
            <text:p>20654</text:p>
          </table:table-cell>
          <table:table-cell office:value-type="float" office:value="25455" calcext:value-type="float">
            <text:p>25455</text:p>
          </table:table-cell>
          <table:table-cell office:value-type="float" office:value="28634" calcext:value-type="float">
            <text:p>28634</text:p>
          </table:table-cell>
          <table:table-cell office:value-type="float" office:value="31869" calcext:value-type="float">
            <text:p>31869</text:p>
          </table:table-cell>
          <table:table-cell office:value-type="float" office:value="34737" calcext:value-type="float">
            <text:p>34737</text:p>
          </table:table-cell>
          <table:table-cell office:value-type="float" office:value="37873" calcext:value-type="float">
            <text:p>37873</text:p>
          </table:table-cell>
          <table:table-cell office:value-type="float" office:value="39477" calcext:value-type="float">
            <text:p>39477</text:p>
          </table:table-cell>
          <table:table-cell office:value-type="float" office:value="40803" calcext:value-type="float">
            <text:p>40803</text:p>
          </table:table-cell>
          <table:table-cell office:value-type="float" office:value="41069" calcext:value-type="float">
            <text:p>41069</text:p>
          </table:table-cell>
          <table:table-cell office:value-type="float" office:value="41063" calcext:value-type="float">
            <text:p>41063</text:p>
          </table:table-cell>
          <table:table-cell office:value-type="float" office:value="40521" calcext:value-type="float">
            <text:p>40521</text:p>
          </table:table-cell>
          <table:table-cell office:value-type="float" office:value="39672" calcext:value-type="float">
            <text:p>39672</text:p>
          </table:table-cell>
          <table:table-cell office:value-type="float" office:value="39089" calcext:value-type="float">
            <text:p>39089</text:p>
          </table:table-cell>
          <table:table-cell office:value-type="float" office:value="37895" calcext:value-type="float">
            <text:p>37895</text:p>
          </table:table-cell>
          <table:table-cell office:value-type="float" office:value="37294" calcext:value-type="float">
            <text:p>37294</text:p>
          </table:table-cell>
          <table:table-cell office:value-type="float" office:value="36483" calcext:value-type="float">
            <text:p>36483</text:p>
          </table:table-cell>
          <table:table-cell office:value-type="float" office:value="36730" calcext:value-type="float">
            <text:p>36730</text:p>
          </table:table-cell>
          <table:table-cell office:value-type="float" office:value="35591" calcext:value-type="float">
            <text:p>35591</text:p>
          </table:table-cell>
          <table:table-cell office:value-type="float" office:value="35670" calcext:value-type="float">
            <text:p>35670</text:p>
          </table:table-cell>
          <table:table-cell office:value-type="float" office:value="35013" calcext:value-type="float">
            <text:p>35013</text:p>
          </table:table-cell>
          <table:table-cell office:value-type="float" office:value="34532" calcext:value-type="float">
            <text:p>34532</text:p>
          </table:table-cell>
          <table:table-cell office:value-type="float" office:value="33920" calcext:value-type="float">
            <text:p>33920</text:p>
          </table:table-cell>
          <table:table-cell office:value-type="float" office:value="33418" calcext:value-type="float">
            <text:p>33418</text:p>
          </table:table-cell>
          <table:table-cell office:value-type="float" office:value="32902" calcext:value-type="float">
            <text:p>32902</text:p>
          </table:table-cell>
          <table:table-cell office:value-type="float" office:value="32118" calcext:value-type="float">
            <text:p>32118</text:p>
          </table:table-cell>
          <table:table-cell office:value-type="float" office:value="31781" calcext:value-type="float">
            <text:p>31781</text:p>
          </table:table-cell>
          <table:table-cell office:value-type="float" office:value="30912" calcext:value-type="float">
            <text:p>30912</text:p>
          </table:table-cell>
          <table:table-cell office:value-type="float" office:value="30377" calcext:value-type="float">
            <text:p>30377</text:p>
          </table:table-cell>
          <table:table-cell office:value-type="float" office:value="29366" calcext:value-type="float">
            <text:p>29366</text:p>
          </table:table-cell>
          <table:table-cell office:value-type="float" office:value="28414" calcext:value-type="float">
            <text:p>28414</text:p>
          </table:table-cell>
          <table:table-cell office:value-type="float" office:value="27538" calcext:value-type="float">
            <text:p>27538</text:p>
          </table:table-cell>
          <table:table-cell office:value-type="float" office:value="26863" calcext:value-type="float">
            <text:p>26863</text:p>
          </table:table-cell>
          <table:table-cell office:value-type="float" office:value="25930" calcext:value-type="float">
            <text:p>25930</text:p>
          </table:table-cell>
          <table:table-cell office:value-type="float" office:value="25080" calcext:value-type="float">
            <text:p>25080</text:p>
          </table:table-cell>
          <table:table-cell office:value-type="float" office:value="24320" calcext:value-type="float">
            <text:p>24320</text:p>
          </table:table-cell>
          <table:table-cell office:value-type="float" office:value="23378" calcext:value-type="float">
            <text:p>23378</text:p>
          </table:table-cell>
          <table:table-cell office:value-type="float" office:value="22554" calcext:value-type="float">
            <text:p>22554</text:p>
          </table:table-cell>
          <table:table-cell office:value-type="float" office:value="21891" calcext:value-type="float">
            <text:p>21891</text:p>
          </table:table-cell>
          <table:table-cell office:value-type="float" office:value="20705" calcext:value-type="float">
            <text:p>20705</text:p>
          </table:table-cell>
          <table:table-cell office:value-type="float" office:value="20520" calcext:value-type="float">
            <text:p>20520</text:p>
          </table:table-cell>
          <table:table-cell office:value-type="float" office:value="19647" calcext:value-type="float">
            <text:p>19647</text:p>
          </table:table-cell>
          <table:table-cell office:value-type="float" office:value="19086" calcext:value-type="float">
            <text:p>19086</text:p>
          </table:table-cell>
          <table:table-cell office:value-type="float" office:value="18023" calcext:value-type="float">
            <text:p>18023</text:p>
          </table:table-cell>
          <table:table-cell office:value-type="float" office:value="17578" calcext:value-type="float">
            <text:p>17578</text:p>
          </table:table-cell>
          <table:table-cell office:value-type="float" office:value="16915" calcext:value-type="float">
            <text:p>16915</text:p>
          </table:table-cell>
          <table:table-cell office:value-type="float" office:value="16018" calcext:value-type="float">
            <text:p>16018</text:p>
          </table:table-cell>
          <table:table-cell office:value-type="float" office:value="15414" calcext:value-type="float">
            <text:p>15414</text:p>
          </table:table-cell>
          <table:table-cell office:value-type="float" office:value="14865" calcext:value-type="float">
            <text:p>14865</text:p>
          </table:table-cell>
          <table:table-cell office:value-type="float" office:value="14628" calcext:value-type="float">
            <text:p>14628</text:p>
          </table:table-cell>
          <table:table-cell office:value-type="float" office:value="13644" calcext:value-type="float">
            <text:p>13644</text:p>
          </table:table-cell>
          <table:table-cell office:value-type="float" office:value="13579" calcext:value-type="float">
            <text:p>13579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3418" calcext:value-type="float">
            <text:p>13418</text:p>
          </table:table-cell>
          <table:table-cell office:value-type="float" office:value="15824" calcext:value-type="float">
            <text:p>15824</text:p>
          </table:table-cell>
          <table:table-cell office:value-type="float" office:value="17904" calcext:value-type="float">
            <text:p>17904</text:p>
          </table:table-cell>
          <table:table-cell office:value-type="float" office:value="19780" calcext:value-type="float">
            <text:p>19780</text:p>
          </table:table-cell>
          <table:table-cell office:value-type="float" office:value="21467" calcext:value-type="float">
            <text:p>21467</text:p>
          </table:table-cell>
          <table:table-cell office:value-type="float" office:value="23067" calcext:value-type="float">
            <text:p>23067</text:p>
          </table:table-cell>
          <table:table-cell office:value-type="float" office:value="23707" calcext:value-type="float">
            <text:p>23707</text:p>
          </table:table-cell>
          <table:table-cell office:value-type="float" office:value="24798" calcext:value-type="float">
            <text:p>24798</text:p>
          </table:table-cell>
          <table:table-cell office:value-type="float" office:value="25343" calcext:value-type="float">
            <text:p>25343</text:p>
          </table:table-cell>
          <table:table-cell office:value-type="float" office:value="25543" calcext:value-type="float">
            <text:p>25543</text:p>
          </table:table-cell>
          <table:table-cell office:value-type="float" office:value="25268" calcext:value-type="float">
            <text:p>25268</text:p>
          </table:table-cell>
          <table:table-cell office:value-type="float" office:value="25399" calcext:value-type="float">
            <text:p>25399</text:p>
          </table:table-cell>
          <table:table-cell office:value-type="float" office:value="25373" calcext:value-type="float">
            <text:p>25373</text:p>
          </table:table-cell>
          <table:table-cell office:value-type="float" office:value="25187" calcext:value-type="float">
            <text:p>25187</text:p>
          </table:table-cell>
          <table:table-cell office:value-type="float" office:value="24853" calcext:value-type="float">
            <text:p>24853</text:p>
          </table:table-cell>
          <table:table-cell office:value-type="float" office:value="24375" calcext:value-type="float">
            <text:p>24375</text:p>
          </table:table-cell>
          <table:table-cell office:value-type="float" office:value="24237" calcext:value-type="float">
            <text:p>24237</text:p>
          </table:table-cell>
          <table:table-cell office:value-type="float" office:value="23971" calcext:value-type="float">
            <text:p>23971</text:p>
          </table:table-cell>
          <table:table-cell office:value-type="float" office:value="23999" calcext:value-type="float">
            <text:p>23999</text:p>
          </table:table-cell>
          <table:table-cell office:value-type="float" office:value="23896" calcext:value-type="float">
            <text:p>23896</text:p>
          </table:table-cell>
          <table:table-cell office:value-type="float" office:value="23454" calcext:value-type="float">
            <text:p>23454</text:p>
          </table:table-cell>
          <table:table-cell office:value-type="float" office:value="23141" calcext:value-type="float">
            <text:p>23141</text:p>
          </table:table-cell>
          <table:table-cell office:value-type="float" office:value="22913" calcext:value-type="float">
            <text:p>22913</text:p>
          </table:table-cell>
          <table:table-cell office:value-type="float" office:value="22707" calcext:value-type="float">
            <text:p>22707</text:p>
          </table:table-cell>
          <table:table-cell office:value-type="float" office:value="22055" calcext:value-type="float">
            <text:p>22055</text:p>
          </table:table-cell>
          <table:table-cell office:value-type="float" office:value="21592" calcext:value-type="float">
            <text:p>21592</text:p>
          </table:table-cell>
          <table:table-cell office:value-type="float" office:value="21111" calcext:value-type="float">
            <text:p>21111</text:p>
          </table:table-cell>
          <table:table-cell office:value-type="float" office:value="20958" calcext:value-type="float">
            <text:p>20958</text:p>
          </table:table-cell>
          <table:table-cell office:value-type="float" office:value="20321" calcext:value-type="float">
            <text:p>20321</text:p>
          </table:table-cell>
          <table:table-cell office:value-type="float" office:value="19671" calcext:value-type="float">
            <text:p>19671</text:p>
          </table:table-cell>
          <table:table-cell office:value-type="float" office:value="19288" calcext:value-type="float">
            <text:p>19288</text:p>
          </table:table-cell>
          <table:table-cell office:value-type="float" office:value="18746" calcext:value-type="float">
            <text:p>18746</text:p>
          </table:table-cell>
          <table:table-cell office:value-type="float" office:value="18138" calcext:value-type="float">
            <text:p>18138</text:p>
          </table:table-cell>
          <table:table-cell office:value-type="float" office:value="17617" calcext:value-type="float">
            <text:p>17617</text:p>
          </table:table-cell>
          <table:table-cell office:value-type="float" office:value="16839" calcext:value-type="float">
            <text:p>16839</text:p>
          </table:table-cell>
          <table:table-cell office:value-type="float" office:value="16438" calcext:value-type="float">
            <text:p>16438</text:p>
          </table:table-cell>
          <table:table-cell office:value-type="float" office:value="15790" calcext:value-type="float">
            <text:p>15790</text:p>
          </table:table-cell>
          <table:table-cell office:value-type="float" office:value="15553" calcext:value-type="float">
            <text:p>15553</text:p>
          </table:table-cell>
          <table:table-cell office:value-type="float" office:value="14516" calcext:value-type="float">
            <text:p>14516</text:p>
          </table:table-cell>
          <table:table-cell office:value-type="float" office:value="14312" calcext:value-type="float">
            <text:p>14312</text:p>
          </table:table-cell>
          <table:table-cell office:value-type="float" office:value="13975" calcext:value-type="float">
            <text:p>13975</text:p>
          </table:table-cell>
          <table:table-cell office:value-type="float" office:value="13487" calcext:value-type="float">
            <text:p>13487</text:p>
          </table:table-cell>
          <table:table-cell office:value-type="float" office:value="13290" calcext:value-type="float">
            <text:p>13290</text:p>
          </table:table-cell>
          <table:table-cell office:value-type="float" office:value="12452" calcext:value-type="float">
            <text:p>12452</text:p>
          </table:table-cell>
          <table:table-cell office:value-type="float" office:value="11995" calcext:value-type="float">
            <text:p>11995</text:p>
          </table:table-cell>
          <table:table-cell office:value-type="float" office:value="11344" calcext:value-type="float">
            <text:p>11344</text:p>
          </table:table-cell>
          <table:table-cell office:value-type="float" office:value="11105" calcext:value-type="float">
            <text:p>11105</text:p>
          </table:table-cell>
          <table:table-cell office:value-type="float" office:value="10771" calcext:value-type="float">
            <text:p>10771</text:p>
          </table:table-cell>
          <table:table-cell office:value-type="float" office:value="10252" calcext:value-type="float">
            <text:p>10252</text:p>
          </table:table-cell>
          <table:table-cell office:value-type="float" office:value="9916" calcext:value-type="float">
            <text:p>9916</text:p>
          </table:table-cell>
          <table:table-cell office:value-type="float" office:value="9825" calcext:value-type="float">
            <text:p>9825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3256" calcext:value-type="float">
            <text:p>13256</text:p>
          </table:table-cell>
          <table:table-cell office:value-type="float" office:value="15471" calcext:value-type="float">
            <text:p>15471</text:p>
          </table:table-cell>
          <table:table-cell office:value-type="float" office:value="17317" calcext:value-type="float">
            <text:p>17317</text:p>
          </table:table-cell>
          <table:table-cell office:value-type="float" office:value="19281" calcext:value-type="float">
            <text:p>19281</text:p>
          </table:table-cell>
          <table:table-cell office:value-type="float" office:value="20979" calcext:value-type="float">
            <text:p>20979</text:p>
          </table:table-cell>
          <table:table-cell office:value-type="float" office:value="22492" calcext:value-type="float">
            <text:p>22492</text:p>
          </table:table-cell>
          <table:table-cell office:value-type="float" office:value="23653" calcext:value-type="float">
            <text:p>23653</text:p>
          </table:table-cell>
          <table:table-cell office:value-type="float" office:value="24341" calcext:value-type="float">
            <text:p>24341</text:p>
          </table:table-cell>
          <table:table-cell office:value-type="float" office:value="25223" calcext:value-type="float">
            <text:p>25223</text:p>
          </table:table-cell>
          <table:table-cell office:value-type="float" office:value="25066" calcext:value-type="float">
            <text:p>25066</text:p>
          </table:table-cell>
          <table:table-cell office:value-type="float" office:value="24955" calcext:value-type="float">
            <text:p>24955</text:p>
          </table:table-cell>
          <table:table-cell office:value-type="float" office:value="24770" calcext:value-type="float">
            <text:p>24770</text:p>
          </table:table-cell>
          <table:table-cell office:value-type="float" office:value="24769" calcext:value-type="float">
            <text:p>24769</text:p>
          </table:table-cell>
          <table:table-cell office:value-type="float" office:value="24814" calcext:value-type="float">
            <text:p>24814</text:p>
          </table:table-cell>
          <table:table-cell office:value-type="float" office:value="24439" calcext:value-type="float">
            <text:p>24439</text:p>
          </table:table-cell>
          <table:table-cell office:value-type="float" office:value="24126" calcext:value-type="float">
            <text:p>24126</text:p>
          </table:table-cell>
          <table:table-cell office:value-type="float" office:value="24002" calcext:value-type="float">
            <text:p>24002</text:p>
          </table:table-cell>
          <table:table-cell office:value-type="float" office:value="23907" calcext:value-type="float">
            <text:p>23907</text:p>
          </table:table-cell>
          <table:table-cell office:value-type="float" office:value="23584" calcext:value-type="float">
            <text:p>23584</text:p>
          </table:table-cell>
          <table:table-cell office:value-type="float" office:value="23494" calcext:value-type="float">
            <text:p>23494</text:p>
          </table:table-cell>
          <table:table-cell office:value-type="float" office:value="23034" calcext:value-type="float">
            <text:p>23034</text:p>
          </table:table-cell>
          <table:table-cell office:value-type="float" office:value="22746" calcext:value-type="float">
            <text:p>22746</text:p>
          </table:table-cell>
          <table:table-cell office:value-type="float" office:value="22360" calcext:value-type="float">
            <text:p>22360</text:p>
          </table:table-cell>
          <table:table-cell office:value-type="float" office:value="22081" calcext:value-type="float">
            <text:p>22081</text:p>
          </table:table-cell>
          <table:table-cell office:value-type="float" office:value="21819" calcext:value-type="float">
            <text:p>21819</text:p>
          </table:table-cell>
          <table:table-cell office:value-type="float" office:value="21187" calcext:value-type="float">
            <text:p>21187</text:p>
          </table:table-cell>
          <table:table-cell office:value-type="float" office:value="21075" calcext:value-type="float">
            <text:p>21075</text:p>
          </table:table-cell>
          <table:table-cell office:value-type="float" office:value="20648" calcext:value-type="float">
            <text:p>20648</text:p>
          </table:table-cell>
          <table:table-cell office:value-type="float" office:value="20015" calcext:value-type="float">
            <text:p>20015</text:p>
          </table:table-cell>
          <table:table-cell office:value-type="float" office:value="19669" calcext:value-type="float">
            <text:p>19669</text:p>
          </table:table-cell>
          <table:table-cell office:value-type="float" office:value="19098" calcext:value-type="float">
            <text:p>19098</text:p>
          </table:table-cell>
          <table:table-cell office:value-type="float" office:value="18632" calcext:value-type="float">
            <text:p>18632</text:p>
          </table:table-cell>
          <table:table-cell office:value-type="float" office:value="17826" calcext:value-type="float">
            <text:p>17826</text:p>
          </table:table-cell>
          <table:table-cell office:value-type="float" office:value="17521" calcext:value-type="float">
            <text:p>17521</text:p>
          </table:table-cell>
          <table:table-cell office:value-type="float" office:value="16792" calcext:value-type="float">
            <text:p>16792</text:p>
          </table:table-cell>
          <table:table-cell office:value-type="float" office:value="16396" calcext:value-type="float">
            <text:p>16396</text:p>
          </table:table-cell>
          <table:table-cell office:value-type="float" office:value="15620" calcext:value-type="float">
            <text:p>15620</text:p>
          </table:table-cell>
          <table:table-cell office:value-type="float" office:value="15315" calcext:value-type="float">
            <text:p>15315</text:p>
          </table:table-cell>
          <table:table-cell office:value-type="float" office:value="14879" calcext:value-type="float">
            <text:p>14879</text:p>
          </table:table-cell>
          <table:table-cell office:value-type="float" office:value="14348" calcext:value-type="float">
            <text:p>14348</text:p>
          </table:table-cell>
          <table:table-cell office:value-type="float" office:value="13833" calcext:value-type="float">
            <text:p>13833</text:p>
          </table:table-cell>
          <table:table-cell office:value-type="float" office:value="13399" calcext:value-type="float">
            <text:p>13399</text:p>
          </table:table-cell>
          <table:table-cell office:value-type="float" office:value="12953" calcext:value-type="float">
            <text:p>12953</text:p>
          </table:table-cell>
          <table:table-cell office:value-type="float" office:value="12353" calcext:value-type="float">
            <text:p>12353</text:p>
          </table:table-cell>
          <table:table-cell office:value-type="float" office:value="11891" calcext:value-type="float">
            <text:p>11891</text:p>
          </table:table-cell>
          <table:table-cell office:value-type="float" office:value="11544" calcext:value-type="float">
            <text:p>11544</text:p>
          </table:table-cell>
          <table:table-cell office:value-type="float" office:value="10937" calcext:value-type="float">
            <text:p>10937</text:p>
          </table:table-cell>
          <table:table-cell office:value-type="float" office:value="10674" calcext:value-type="float">
            <text:p>10674</text:p>
          </table:table-cell>
          <table:table-cell office:value-type="float" office:value="10380" calcext:value-type="float">
            <text:p>10380</text:p>
          </table:table-cell>
          <table:table-cell office:value-type="float" office:value="9883" calcext:value-type="float">
            <text:p>9883</text:p>
          </table:table-cell>
          <table:table-cell office:value-type="float" office:value="9811" calcext:value-type="float">
            <text:p>9811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7087" calcext:value-type="float">
            <text:p>17087</text:p>
          </table:table-cell>
          <table:table-cell office:value-type="float" office:value="20665" calcext:value-type="float">
            <text:p>20665</text:p>
          </table:table-cell>
          <table:table-cell office:value-type="float" office:value="22683" calcext:value-type="float">
            <text:p>22683</text:p>
          </table:table-cell>
          <table:table-cell office:value-type="float" office:value="26029" calcext:value-type="float">
            <text:p>26029</text:p>
          </table:table-cell>
          <table:table-cell office:value-type="float" office:value="28444" calcext:value-type="float">
            <text:p>28444</text:p>
          </table:table-cell>
          <table:table-cell office:value-type="float" office:value="29953" calcext:value-type="float">
            <text:p>29953</text:p>
          </table:table-cell>
          <table:table-cell office:value-type="float" office:value="31749" calcext:value-type="float">
            <text:p>31749</text:p>
          </table:table-cell>
          <table:table-cell office:value-type="float" office:value="32739" calcext:value-type="float">
            <text:p>32739</text:p>
          </table:table-cell>
          <table:table-cell office:value-type="float" office:value="33004" calcext:value-type="float">
            <text:p>33004</text:p>
          </table:table-cell>
          <table:table-cell office:value-type="float" office:value="33094" calcext:value-type="float">
            <text:p>33094</text:p>
          </table:table-cell>
          <table:table-cell office:value-type="float" office:value="33204" calcext:value-type="float">
            <text:p>33204</text:p>
          </table:table-cell>
          <table:table-cell office:value-type="float" office:value="32060" calcext:value-type="float">
            <text:p>32060</text:p>
          </table:table-cell>
          <table:table-cell office:value-type="float" office:value="32102" calcext:value-type="float">
            <text:p>32102</text:p>
          </table:table-cell>
          <table:table-cell office:value-type="float" office:value="31267" calcext:value-type="float">
            <text:p>31267</text:p>
          </table:table-cell>
          <table:table-cell office:value-type="float" office:value="31097" calcext:value-type="float">
            <text:p>31097</text:p>
          </table:table-cell>
          <table:table-cell office:value-type="float" office:value="30856" calcext:value-type="float">
            <text:p>30856</text:p>
          </table:table-cell>
          <table:table-cell office:value-type="float" office:value="30917" calcext:value-type="float">
            <text:p>30917</text:p>
          </table:table-cell>
          <table:table-cell office:value-type="float" office:value="30216" calcext:value-type="float">
            <text:p>30216</text:p>
          </table:table-cell>
          <table:table-cell office:value-type="float" office:value="29538" calcext:value-type="float">
            <text:p>29538</text:p>
          </table:table-cell>
          <table:table-cell office:value-type="float" office:value="29240" calcext:value-type="float">
            <text:p>29240</text:p>
          </table:table-cell>
          <table:table-cell office:value-type="float" office:value="29337" calcext:value-type="float">
            <text:p>29337</text:p>
          </table:table-cell>
          <table:table-cell office:value-type="float" office:value="28395" calcext:value-type="float">
            <text:p>28395</text:p>
          </table:table-cell>
          <table:table-cell office:value-type="float" office:value="28197" calcext:value-type="float">
            <text:p>28197</text:p>
          </table:table-cell>
          <table:table-cell office:value-type="float" office:value="27646" calcext:value-type="float">
            <text:p>27646</text:p>
          </table:table-cell>
          <table:table-cell office:value-type="float" office:value="27093" calcext:value-type="float">
            <text:p>27093</text:p>
          </table:table-cell>
          <table:table-cell office:value-type="float" office:value="26862" calcext:value-type="float">
            <text:p>26862</text:p>
          </table:table-cell>
          <table:table-cell office:value-type="float" office:value="26262" calcext:value-type="float">
            <text:p>26262</text:p>
          </table:table-cell>
          <table:table-cell office:value-type="float" office:value="25466" calcext:value-type="float">
            <text:p>25466</text:p>
          </table:table-cell>
          <table:table-cell office:value-type="float" office:value="24839" calcext:value-type="float">
            <text:p>24839</text:p>
          </table:table-cell>
          <table:table-cell office:value-type="float" office:value="24533" calcext:value-type="float">
            <text:p>24533</text:p>
          </table:table-cell>
          <table:table-cell office:value-type="float" office:value="23454" calcext:value-type="float">
            <text:p>23454</text:p>
          </table:table-cell>
          <table:table-cell office:value-type="float" office:value="22890" calcext:value-type="float">
            <text:p>22890</text:p>
          </table:table-cell>
          <table:table-cell office:value-type="float" office:value="21912" calcext:value-type="float">
            <text:p>21912</text:p>
          </table:table-cell>
          <table:table-cell office:value-type="float" office:value="21744" calcext:value-type="float">
            <text:p>21744</text:p>
          </table:table-cell>
          <table:table-cell office:value-type="float" office:value="20495" calcext:value-type="float">
            <text:p>20495</text:p>
          </table:table-cell>
          <table:table-cell office:value-type="float" office:value="19924" calcext:value-type="float">
            <text:p>19924</text:p>
          </table:table-cell>
          <table:table-cell office:value-type="float" office:value="19359" calcext:value-type="float">
            <text:p>19359</text:p>
          </table:table-cell>
          <table:table-cell office:value-type="float" office:value="18599" calcext:value-type="float">
            <text:p>18599</text:p>
          </table:table-cell>
          <table:table-cell office:value-type="float" office:value="18076" calcext:value-type="float">
            <text:p>18076</text:p>
          </table:table-cell>
          <table:table-cell office:value-type="float" office:value="17305" calcext:value-type="float">
            <text:p>17305</text:p>
          </table:table-cell>
          <table:table-cell office:value-type="float" office:value="16708" calcext:value-type="float">
            <text:p>16708</text:p>
          </table:table-cell>
          <table:table-cell office:value-type="float" office:value="16383" calcext:value-type="float">
            <text:p>16383</text:p>
          </table:table-cell>
          <table:table-cell office:value-type="float" office:value="15791" calcext:value-type="float">
            <text:p>15791</text:p>
          </table:table-cell>
          <table:table-cell office:value-type="float" office:value="14994" calcext:value-type="float">
            <text:p>14994</text:p>
          </table:table-cell>
          <table:table-cell office:value-type="float" office:value="14471" calcext:value-type="float">
            <text:p>14471</text:p>
          </table:table-cell>
          <table:table-cell office:value-type="float" office:value="13869" calcext:value-type="float">
            <text:p>13869</text:p>
          </table:table-cell>
          <table:table-cell office:value-type="float" office:value="13468" calcext:value-type="float">
            <text:p>13468</text:p>
          </table:table-cell>
          <table:table-cell office:value-type="float" office:value="12969" calcext:value-type="float">
            <text:p>12969</text:p>
          </table:table-cell>
          <table:table-cell office:value-type="float" office:value="12763" calcext:value-type="float">
            <text:p>12763</text:p>
          </table:table-cell>
          <table:table-cell office:value-type="float" office:value="12192" calcext:value-type="float">
            <text:p>12192</text:p>
          </table:table-cell>
          <table:table-cell office:value-type="float" office:value="11852" calcext:value-type="float">
            <text:p>11852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15450" calcext:value-type="float">
            <text:p>15450</text:p>
          </table:table-cell>
          <table:table-cell office:value-type="float" office:value="19092" calcext:value-type="float">
            <text:p>19092</text:p>
          </table:table-cell>
          <table:table-cell office:value-type="float" office:value="21476" calcext:value-type="float">
            <text:p>21476</text:p>
          </table:table-cell>
          <table:table-cell office:value-type="float" office:value="24053" calcext:value-type="float">
            <text:p>24053</text:p>
          </table:table-cell>
          <table:table-cell office:value-type="float" office:value="26228" calcext:value-type="float">
            <text:p>26228</text:p>
          </table:table-cell>
          <table:table-cell office:value-type="float" office:value="28247" calcext:value-type="float">
            <text:p>28247</text:p>
          </table:table-cell>
          <table:table-cell office:value-type="float" office:value="29420" calcext:value-type="float">
            <text:p>29420</text:p>
          </table:table-cell>
          <table:table-cell office:value-type="float" office:value="30097" calcext:value-type="float">
            <text:p>30097</text:p>
          </table:table-cell>
          <table:table-cell office:value-type="float" office:value="30766" calcext:value-type="float">
            <text:p>30766</text:p>
          </table:table-cell>
          <table:table-cell office:value-type="float" office:value="30437" calcext:value-type="float">
            <text:p>30437</text:p>
          </table:table-cell>
          <table:table-cell office:value-type="float" office:value="29993" calcext:value-type="float">
            <text:p>29993</text:p>
          </table:table-cell>
          <table:table-cell office:value-type="float" office:value="29242" calcext:value-type="float">
            <text:p>29242</text:p>
          </table:table-cell>
          <table:table-cell office:value-type="float" office:value="28768" calcext:value-type="float">
            <text:p>28768</text:p>
          </table:table-cell>
          <table:table-cell office:value-type="float" office:value="28010" calcext:value-type="float">
            <text:p>28010</text:p>
          </table:table-cell>
          <table:table-cell office:value-type="float" office:value="27399" calcext:value-type="float">
            <text:p>27399</text:p>
          </table:table-cell>
          <table:table-cell office:value-type="float" office:value="26707" calcext:value-type="float">
            <text:p>26707</text:p>
          </table:table-cell>
          <table:table-cell office:value-type="float" office:value="26712" calcext:value-type="float">
            <text:p>26712</text:p>
          </table:table-cell>
          <table:table-cell office:value-type="float" office:value="26178" calcext:value-type="float">
            <text:p>26178</text:p>
          </table:table-cell>
          <table:table-cell office:value-type="float" office:value="25853" calcext:value-type="float">
            <text:p>25853</text:p>
          </table:table-cell>
          <table:table-cell office:value-type="float" office:value="25542" calcext:value-type="float">
            <text:p>25542</text:p>
          </table:table-cell>
          <table:table-cell office:value-type="float" office:value="25610" calcext:value-type="float">
            <text:p>25610</text:p>
          </table:table-cell>
          <table:table-cell office:value-type="float" office:value="24787" calcext:value-type="float">
            <text:p>24787</text:p>
          </table:table-cell>
          <table:table-cell office:value-type="float" office:value="24529" calcext:value-type="float">
            <text:p>24529</text:p>
          </table:table-cell>
          <table:table-cell office:value-type="float" office:value="24281" calcext:value-type="float">
            <text:p>24281</text:p>
          </table:table-cell>
          <table:table-cell office:value-type="float" office:value="23610" calcext:value-type="float">
            <text:p>23610</text:p>
          </table:table-cell>
          <table:table-cell office:value-type="float" office:value="23002" calcext:value-type="float">
            <text:p>23002</text:p>
          </table:table-cell>
          <table:table-cell office:value-type="float" office:value="22639" calcext:value-type="float">
            <text:p>22639</text:p>
          </table:table-cell>
          <table:table-cell office:value-type="float" office:value="22053" calcext:value-type="float">
            <text:p>22053</text:p>
          </table:table-cell>
          <table:table-cell office:value-type="float" office:value="21499" calcext:value-type="float">
            <text:p>21499</text:p>
          </table:table-cell>
          <table:table-cell office:value-type="float" office:value="20714" calcext:value-type="float">
            <text:p>20714</text:p>
          </table:table-cell>
          <table:table-cell office:value-type="float" office:value="20160" calcext:value-type="float">
            <text:p>20160</text:p>
          </table:table-cell>
          <table:table-cell office:value-type="float" office:value="19831" calcext:value-type="float">
            <text:p>19831</text:p>
          </table:table-cell>
          <table:table-cell office:value-type="float" office:value="19185" calcext:value-type="float">
            <text:p>19185</text:p>
          </table:table-cell>
          <table:table-cell office:value-type="float" office:value="18316" calcext:value-type="float">
            <text:p>18316</text:p>
          </table:table-cell>
          <table:table-cell office:value-type="float" office:value="17716" calcext:value-type="float">
            <text:p>17716</text:p>
          </table:table-cell>
          <table:table-cell office:value-type="float" office:value="17080" calcext:value-type="float">
            <text:p>17080</text:p>
          </table:table-cell>
          <table:table-cell office:value-type="float" office:value="16409" calcext:value-type="float">
            <text:p>16409</text:p>
          </table:table-cell>
          <table:table-cell office:value-type="float" office:value="15844" calcext:value-type="float">
            <text:p>15844</text:p>
          </table:table-cell>
          <table:table-cell office:value-type="float" office:value="15383" calcext:value-type="float">
            <text:p>15383</text:p>
          </table:table-cell>
          <table:table-cell office:value-type="float" office:value="15085" calcext:value-type="float">
            <text:p>15085</text:p>
          </table:table-cell>
          <table:table-cell office:value-type="float" office:value="14268" calcext:value-type="float">
            <text:p>14268</text:p>
          </table:table-cell>
          <table:table-cell office:value-type="float" office:value="13823" calcext:value-type="float">
            <text:p>13823</text:p>
          </table:table-cell>
          <table:table-cell office:value-type="float" office:value="13206" calcext:value-type="float">
            <text:p>13206</text:p>
          </table:table-cell>
          <table:table-cell office:value-type="float" office:value="12872" calcext:value-type="float">
            <text:p>12872</text:p>
          </table:table-cell>
          <table:table-cell office:value-type="float" office:value="12340" calcext:value-type="float">
            <text:p>12340</text:p>
          </table:table-cell>
          <table:table-cell office:value-type="float" office:value="11858" calcext:value-type="float">
            <text:p>11858</text:p>
          </table:table-cell>
          <table:table-cell office:value-type="float" office:value="11485" calcext:value-type="float">
            <text:p>11485</text:p>
          </table:table-cell>
          <table:table-cell office:value-type="float" office:value="10961" calcext:value-type="float">
            <text:p>10961</text:p>
          </table:table-cell>
          <table:table-cell office:value-type="float" office:value="10630" calcext:value-type="float">
            <text:p>10630</text:p>
          </table:table-cell>
          <table:table-cell office:value-type="float" office:value="10284" calcext:value-type="float">
            <text:p>10284</text:p>
          </table:table-cell>
          <table:table-cell office:value-type="float" office:value="9953" calcext:value-type="float">
            <text:p>9953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21169" calcext:value-type="float">
            <text:p>21169</text:p>
          </table:table-cell>
          <table:table-cell office:value-type="float" office:value="25763" calcext:value-type="float">
            <text:p>25763</text:p>
          </table:table-cell>
          <table:table-cell office:value-type="float" office:value="29341" calcext:value-type="float">
            <text:p>29341</text:p>
          </table:table-cell>
          <table:table-cell office:value-type="float" office:value="33789" calcext:value-type="float">
            <text:p>33789</text:p>
          </table:table-cell>
          <table:table-cell office:value-type="float" office:value="37300" calcext:value-type="float">
            <text:p>37300</text:p>
          </table:table-cell>
          <table:table-cell office:value-type="float" office:value="39666" calcext:value-type="float">
            <text:p>39666</text:p>
          </table:table-cell>
          <table:table-cell office:value-type="float" office:value="41503" calcext:value-type="float">
            <text:p>41503</text:p>
          </table:table-cell>
          <table:table-cell office:value-type="float" office:value="42937" calcext:value-type="float">
            <text:p>42937</text:p>
          </table:table-cell>
          <table:table-cell office:value-type="float" office:value="43045" calcext:value-type="float">
            <text:p>43045</text:p>
          </table:table-cell>
          <table:table-cell office:value-type="float" office:value="41771" calcext:value-type="float">
            <text:p>41771</text:p>
          </table:table-cell>
          <table:table-cell office:value-type="float" office:value="40703" calcext:value-type="float">
            <text:p>40703</text:p>
          </table:table-cell>
          <table:table-cell office:value-type="float" office:value="38732" calcext:value-type="float">
            <text:p>38732</text:p>
          </table:table-cell>
          <table:table-cell office:value-type="float" office:value="38393" calcext:value-type="float">
            <text:p>38393</text:p>
          </table:table-cell>
          <table:table-cell office:value-type="float" office:value="37079" calcext:value-type="float">
            <text:p>37079</text:p>
          </table:table-cell>
          <table:table-cell office:value-type="float" office:value="35754" calcext:value-type="float">
            <text:p>35754</text:p>
          </table:table-cell>
          <table:table-cell office:value-type="float" office:value="35165" calcext:value-type="float">
            <text:p>35165</text:p>
          </table:table-cell>
          <table:table-cell office:value-type="float" office:value="34442" calcext:value-type="float">
            <text:p>34442</text:p>
          </table:table-cell>
          <table:table-cell office:value-type="float" office:value="33309" calcext:value-type="float">
            <text:p>33309</text:p>
          </table:table-cell>
          <table:table-cell office:value-type="float" office:value="33157" calcext:value-type="float">
            <text:p>33157</text:p>
          </table:table-cell>
          <table:table-cell office:value-type="float" office:value="32764" calcext:value-type="float">
            <text:p>32764</text:p>
          </table:table-cell>
          <table:table-cell office:value-type="float" office:value="32206" calcext:value-type="float">
            <text:p>32206</text:p>
          </table:table-cell>
          <table:table-cell office:value-type="float" office:value="31434" calcext:value-type="float">
            <text:p>31434</text:p>
          </table:table-cell>
          <table:table-cell office:value-type="float" office:value="31113" calcext:value-type="float">
            <text:p>31113</text:p>
          </table:table-cell>
          <table:table-cell office:value-type="float" office:value="30408" calcext:value-type="float">
            <text:p>30408</text:p>
          </table:table-cell>
          <table:table-cell office:value-type="float" office:value="29801" calcext:value-type="float">
            <text:p>29801</text:p>
          </table:table-cell>
          <table:table-cell office:value-type="float" office:value="29156" calcext:value-type="float">
            <text:p>29156</text:p>
          </table:table-cell>
          <table:table-cell office:value-type="float" office:value="28232" calcext:value-type="float">
            <text:p>28232</text:p>
          </table:table-cell>
          <table:table-cell office:value-type="float" office:value="27688" calcext:value-type="float">
            <text:p>27688</text:p>
          </table:table-cell>
          <table:table-cell office:value-type="float" office:value="26949" calcext:value-type="float">
            <text:p>26949</text:p>
          </table:table-cell>
          <table:table-cell office:value-type="float" office:value="26434" calcext:value-type="float">
            <text:p>26434</text:p>
          </table:table-cell>
          <table:table-cell office:value-type="float" office:value="25287" calcext:value-type="float">
            <text:p>25287</text:p>
          </table:table-cell>
          <table:table-cell office:value-type="float" office:value="24816" calcext:value-type="float">
            <text:p>24816</text:p>
          </table:table-cell>
          <table:table-cell office:value-type="float" office:value="23527" calcext:value-type="float">
            <text:p>23527</text:p>
          </table:table-cell>
          <table:table-cell office:value-type="float" office:value="22491" calcext:value-type="float">
            <text:p>22491</text:p>
          </table:table-cell>
          <table:table-cell office:value-type="float" office:value="21923" calcext:value-type="float">
            <text:p>21923</text:p>
          </table:table-cell>
          <table:table-cell office:value-type="float" office:value="20981" calcext:value-type="float">
            <text:p>20981</text:p>
          </table:table-cell>
          <table:table-cell office:value-type="float" office:value="20072" calcext:value-type="float">
            <text:p>20072</text:p>
          </table:table-cell>
          <table:table-cell office:value-type="float" office:value="19665" calcext:value-type="float">
            <text:p>19665</text:p>
          </table:table-cell>
          <table:table-cell office:value-type="float" office:value="18768" calcext:value-type="float">
            <text:p>18768</text:p>
          </table:table-cell>
          <table:table-cell office:value-type="float" office:value="17933" calcext:value-type="float">
            <text:p>17933</text:p>
          </table:table-cell>
          <table:table-cell office:value-type="float" office:value="17417" calcext:value-type="float">
            <text:p>17417</text:p>
          </table:table-cell>
          <table:table-cell office:value-type="float" office:value="16970" calcext:value-type="float">
            <text:p>16970</text:p>
          </table:table-cell>
          <table:table-cell office:value-type="float" office:value="16234" calcext:value-type="float">
            <text:p>16234</text:p>
          </table:table-cell>
          <table:table-cell office:value-type="float" office:value="15333" calcext:value-type="float">
            <text:p>15333</text:p>
          </table:table-cell>
          <table:table-cell office:value-type="float" office:value="15105" calcext:value-type="float">
            <text:p>15105</text:p>
          </table:table-cell>
          <table:table-cell office:value-type="float" office:value="14330" calcext:value-type="float">
            <text:p>14330</text:p>
          </table:table-cell>
          <table:table-cell office:value-type="float" office:value="13861" calcext:value-type="float">
            <text:p>13861</text:p>
          </table:table-cell>
          <table:table-cell office:value-type="float" office:value="13098" calcext:value-type="float">
            <text:p>13098</text:p>
          </table:table-cell>
          <table:table-cell office:value-type="float" office:value="12774" calcext:value-type="float">
            <text:p>12774</text:p>
          </table:table-cell>
          <table:table-cell office:value-type="float" office:value="12286" calcext:value-type="float">
            <text:p>12286</text:p>
          </table:table-cell>
          <table:table-cell office:value-type="float" office:value="12008" calcext:value-type="float">
            <text:p>12008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16633" calcext:value-type="float">
            <text:p>16633</text:p>
          </table:table-cell>
          <table:table-cell office:value-type="float" office:value="19925" calcext:value-type="float">
            <text:p>19925</text:p>
          </table:table-cell>
          <table:table-cell office:value-type="float" office:value="23780" calcext:value-type="float">
            <text:p>23780</text:p>
          </table:table-cell>
          <table:table-cell office:value-type="float" office:value="26376" calcext:value-type="float">
            <text:p>26376</text:p>
          </table:table-cell>
          <table:table-cell office:value-type="float" office:value="28809" calcext:value-type="float">
            <text:p>28809</text:p>
          </table:table-cell>
          <table:table-cell office:value-type="float" office:value="30684" calcext:value-type="float">
            <text:p>30684</text:p>
          </table:table-cell>
          <table:table-cell office:value-type="float" office:value="32139" calcext:value-type="float">
            <text:p>32139</text:p>
          </table:table-cell>
          <table:table-cell office:value-type="float" office:value="32867" calcext:value-type="float">
            <text:p>32867</text:p>
          </table:table-cell>
          <table:table-cell office:value-type="float" office:value="32873" calcext:value-type="float">
            <text:p>32873</text:p>
          </table:table-cell>
          <table:table-cell office:value-type="float" office:value="32541" calcext:value-type="float">
            <text:p>32541</text:p>
          </table:table-cell>
          <table:table-cell office:value-type="float" office:value="31940" calcext:value-type="float">
            <text:p>31940</text:p>
          </table:table-cell>
          <table:table-cell office:value-type="float" office:value="31100" calcext:value-type="float">
            <text:p>31100</text:p>
          </table:table-cell>
          <table:table-cell office:value-type="float" office:value="30325" calcext:value-type="float">
            <text:p>30325</text:p>
          </table:table-cell>
          <table:table-cell office:value-type="float" office:value="29065" calcext:value-type="float">
            <text:p>29065</text:p>
          </table:table-cell>
          <table:table-cell office:value-type="float" office:value="28602" calcext:value-type="float">
            <text:p>28602</text:p>
          </table:table-cell>
          <table:table-cell office:value-type="float" office:value="28003" calcext:value-type="float">
            <text:p>28003</text:p>
          </table:table-cell>
          <table:table-cell office:value-type="float" office:value="27724" calcext:value-type="float">
            <text:p>27724</text:p>
          </table:table-cell>
          <table:table-cell office:value-type="float" office:value="27243" calcext:value-type="float">
            <text:p>27243</text:p>
          </table:table-cell>
          <table:table-cell office:value-type="float" office:value="26742" calcext:value-type="float">
            <text:p>26742</text:p>
          </table:table-cell>
          <table:table-cell office:value-type="float" office:value="26244" calcext:value-type="float">
            <text:p>26244</text:p>
          </table:table-cell>
          <table:table-cell office:value-type="float" office:value="25805" calcext:value-type="float">
            <text:p>25805</text:p>
          </table:table-cell>
          <table:table-cell office:value-type="float" office:value="25319" calcext:value-type="float">
            <text:p>25319</text:p>
          </table:table-cell>
          <table:table-cell office:value-type="float" office:value="24881" calcext:value-type="float">
            <text:p>24881</text:p>
          </table:table-cell>
          <table:table-cell office:value-type="float" office:value="24345" calcext:value-type="float">
            <text:p>24345</text:p>
          </table:table-cell>
          <table:table-cell office:value-type="float" office:value="24002" calcext:value-type="float">
            <text:p>24002</text:p>
          </table:table-cell>
          <table:table-cell office:value-type="float" office:value="23543" calcext:value-type="float">
            <text:p>23543</text:p>
          </table:table-cell>
          <table:table-cell office:value-type="float" office:value="23088" calcext:value-type="float">
            <text:p>23088</text:p>
          </table:table-cell>
          <table:table-cell office:value-type="float" office:value="22431" calcext:value-type="float">
            <text:p>22431</text:p>
          </table:table-cell>
          <table:table-cell office:value-type="float" office:value="21714" calcext:value-type="float">
            <text:p>21714</text:p>
          </table:table-cell>
          <table:table-cell office:value-type="float" office:value="21241" calcext:value-type="float">
            <text:p>21241</text:p>
          </table:table-cell>
          <table:table-cell office:value-type="float" office:value="20499" calcext:value-type="float">
            <text:p>20499</text:p>
          </table:table-cell>
          <table:table-cell office:value-type="float" office:value="19826" calcext:value-type="float">
            <text:p>19826</text:p>
          </table:table-cell>
          <table:table-cell office:value-type="float" office:value="19333" calcext:value-type="float">
            <text:p>19333</text:p>
          </table:table-cell>
          <table:table-cell office:value-type="float" office:value="18420" calcext:value-type="float">
            <text:p>18420</text:p>
          </table:table-cell>
          <table:table-cell office:value-type="float" office:value="17625" calcext:value-type="float">
            <text:p>17625</text:p>
          </table:table-cell>
          <table:table-cell office:value-type="float" office:value="16908" calcext:value-type="float">
            <text:p>16908</text:p>
          </table:table-cell>
          <table:table-cell office:value-type="float" office:value="16304" calcext:value-type="float">
            <text:p>16304</text:p>
          </table:table-cell>
          <table:table-cell office:value-type="float" office:value="16158" calcext:value-type="float">
            <text:p>16158</text:p>
          </table:table-cell>
          <table:table-cell office:value-type="float" office:value="15399" calcext:value-type="float">
            <text:p>15399</text:p>
          </table:table-cell>
          <table:table-cell office:value-type="float" office:value="14988" calcext:value-type="float">
            <text:p>14988</text:p>
          </table:table-cell>
          <table:table-cell office:value-type="float" office:value="14347" calcext:value-type="float">
            <text:p>14347</text:p>
          </table:table-cell>
          <table:table-cell office:value-type="float" office:value="13907" calcext:value-type="float">
            <text:p>13907</text:p>
          </table:table-cell>
          <table:table-cell office:value-type="float" office:value="13286" calcext:value-type="float">
            <text:p>13286</text:p>
          </table:table-cell>
          <table:table-cell office:value-type="float" office:value="12742" calcext:value-type="float">
            <text:p>12742</text:p>
          </table:table-cell>
          <table:table-cell office:value-type="float" office:value="12389" calcext:value-type="float">
            <text:p>12389</text:p>
          </table:table-cell>
          <table:table-cell office:value-type="float" office:value="11659" calcext:value-type="float">
            <text:p>11659</text:p>
          </table:table-cell>
          <table:table-cell office:value-type="float" office:value="11421" calcext:value-type="float">
            <text:p>11421</text:p>
          </table:table-cell>
          <table:table-cell office:value-type="float" office:value="10839" calcext:value-type="float">
            <text:p>10839</text:p>
          </table:table-cell>
          <table:table-cell office:value-type="float" office:value="10743" calcext:value-type="float">
            <text:p>10743</text:p>
          </table:table-cell>
          <table:table-cell office:value-type="float" office:value="10186" calcext:value-type="float">
            <text:p>10186</text:p>
          </table:table-cell>
          <table:table-cell office:value-type="float" office:value="9802" calcext:value-type="float">
            <text:p>9802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16505" calcext:value-type="float">
            <text:p>16505</text:p>
          </table:table-cell>
          <table:table-cell office:value-type="float" office:value="19459" calcext:value-type="float">
            <text:p>19459</text:p>
          </table:table-cell>
          <table:table-cell office:value-type="float" office:value="22070" calcext:value-type="float">
            <text:p>22070</text:p>
          </table:table-cell>
          <table:table-cell office:value-type="float" office:value="24933" calcext:value-type="float">
            <text:p>24933</text:p>
          </table:table-cell>
          <table:table-cell office:value-type="float" office:value="27230" calcext:value-type="float">
            <text:p>27230</text:p>
          </table:table-cell>
          <table:table-cell office:value-type="float" office:value="28994" calcext:value-type="float">
            <text:p>28994</text:p>
          </table:table-cell>
          <table:table-cell office:value-type="float" office:value="30550" calcext:value-type="float">
            <text:p>30550</text:p>
          </table:table-cell>
          <table:table-cell office:value-type="float" office:value="31240" calcext:value-type="float">
            <text:p>31240</text:p>
          </table:table-cell>
          <table:table-cell office:value-type="float" office:value="31733" calcext:value-type="float">
            <text:p>31733</text:p>
          </table:table-cell>
          <table:table-cell office:value-type="float" office:value="31576" calcext:value-type="float">
            <text:p>31576</text:p>
          </table:table-cell>
          <table:table-cell office:value-type="float" office:value="30912" calcext:value-type="float">
            <text:p>30912</text:p>
          </table:table-cell>
          <table:table-cell office:value-type="float" office:value="30389" calcext:value-type="float">
            <text:p>30389</text:p>
          </table:table-cell>
          <table:table-cell office:value-type="float" office:value="29985" calcext:value-type="float">
            <text:p>29985</text:p>
          </table:table-cell>
          <table:table-cell office:value-type="float" office:value="29167" calcext:value-type="float">
            <text:p>29167</text:p>
          </table:table-cell>
          <table:table-cell office:value-type="float" office:value="28648" calcext:value-type="float">
            <text:p>28648</text:p>
          </table:table-cell>
          <table:table-cell office:value-type="float" office:value="28367" calcext:value-type="float">
            <text:p>28367</text:p>
          </table:table-cell>
          <table:table-cell office:value-type="float" office:value="27985" calcext:value-type="float">
            <text:p>27985</text:p>
          </table:table-cell>
          <table:table-cell office:value-type="float" office:value="27668" calcext:value-type="float">
            <text:p>27668</text:p>
          </table:table-cell>
          <table:table-cell office:value-type="float" office:value="27578" calcext:value-type="float">
            <text:p>27578</text:p>
          </table:table-cell>
          <table:table-cell office:value-type="float" office:value="26685" calcext:value-type="float">
            <text:p>26685</text:p>
          </table:table-cell>
          <table:table-cell office:value-type="float" office:value="26385" calcext:value-type="float">
            <text:p>26385</text:p>
          </table:table-cell>
          <table:table-cell office:value-type="float" office:value="26457" calcext:value-type="float">
            <text:p>26457</text:p>
          </table:table-cell>
          <table:table-cell office:value-type="float" office:value="25878" calcext:value-type="float">
            <text:p>25878</text:p>
          </table:table-cell>
          <table:table-cell office:value-type="float" office:value="25415" calcext:value-type="float">
            <text:p>25415</text:p>
          </table:table-cell>
          <table:table-cell office:value-type="float" office:value="24862" calcext:value-type="float">
            <text:p>24862</text:p>
          </table:table-cell>
          <table:table-cell office:value-type="float" office:value="24214" calcext:value-type="float">
            <text:p>24214</text:p>
          </table:table-cell>
          <table:table-cell office:value-type="float" office:value="23715" calcext:value-type="float">
            <text:p>23715</text:p>
          </table:table-cell>
          <table:table-cell office:value-type="float" office:value="23085" calcext:value-type="float">
            <text:p>23085</text:p>
          </table:table-cell>
          <table:table-cell office:value-type="float" office:value="22599" calcext:value-type="float">
            <text:p>22599</text:p>
          </table:table-cell>
          <table:table-cell office:value-type="float" office:value="22151" calcext:value-type="float">
            <text:p>22151</text:p>
          </table:table-cell>
          <table:table-cell office:value-type="float" office:value="21450" calcext:value-type="float">
            <text:p>21450</text:p>
          </table:table-cell>
          <table:table-cell office:value-type="float" office:value="20685" calcext:value-type="float">
            <text:p>20685</text:p>
          </table:table-cell>
          <table:table-cell office:value-type="float" office:value="19965" calcext:value-type="float">
            <text:p>19965</text:p>
          </table:table-cell>
          <table:table-cell office:value-type="float" office:value="19491" calcext:value-type="float">
            <text:p>19491</text:p>
          </table:table-cell>
          <table:table-cell office:value-type="float" office:value="18740" calcext:value-type="float">
            <text:p>18740</text:p>
          </table:table-cell>
          <table:table-cell office:value-type="float" office:value="18134" calcext:value-type="float">
            <text:p>18134</text:p>
          </table:table-cell>
          <table:table-cell office:value-type="float" office:value="17223" calcext:value-type="float">
            <text:p>17223</text:p>
          </table:table-cell>
          <table:table-cell office:value-type="float" office:value="16769" calcext:value-type="float">
            <text:p>16769</text:p>
          </table:table-cell>
          <table:table-cell office:value-type="float" office:value="16156" calcext:value-type="float">
            <text:p>16156</text:p>
          </table:table-cell>
          <table:table-cell office:value-type="float" office:value="15609" calcext:value-type="float">
            <text:p>15609</text:p>
          </table:table-cell>
          <table:table-cell office:value-type="float" office:value="15020" calcext:value-type="float">
            <text:p>15020</text:p>
          </table:table-cell>
          <table:table-cell office:value-type="float" office:value="14776" calcext:value-type="float">
            <text:p>14776</text:p>
          </table:table-cell>
          <table:table-cell office:value-type="float" office:value="13943" calcext:value-type="float">
            <text:p>13943</text:p>
          </table:table-cell>
          <table:table-cell office:value-type="float" office:value="13727" calcext:value-type="float">
            <text:p>13727</text:p>
          </table:table-cell>
          <table:table-cell office:value-type="float" office:value="13220" calcext:value-type="float">
            <text:p>13220</text:p>
          </table:table-cell>
          <table:table-cell office:value-type="float" office:value="12592" calcext:value-type="float">
            <text:p>12592</text:p>
          </table:table-cell>
          <table:table-cell office:value-type="float" office:value="12249" calcext:value-type="float">
            <text:p>12249</text:p>
          </table:table-cell>
          <table:table-cell office:value-type="float" office:value="11668" calcext:value-type="float">
            <text:p>11668</text:p>
          </table:table-cell>
          <table:table-cell office:value-type="float" office:value="11425" calcext:value-type="float">
            <text:p>11425</text:p>
          </table:table-cell>
          <table:table-cell office:value-type="float" office:value="10893" calcext:value-type="float">
            <text:p>10893</text:p>
          </table:table-cell>
          <table:table-cell office:value-type="float" office:value="10501" calcext:value-type="float">
            <text:p>10501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7446" calcext:value-type="float">
            <text:p>17446</text:p>
          </table:table-cell>
          <table:table-cell office:value-type="float" office:value="20948" calcext:value-type="float">
            <text:p>20948</text:p>
          </table:table-cell>
          <table:table-cell office:value-type="float" office:value="23747" calcext:value-type="float">
            <text:p>23747</text:p>
          </table:table-cell>
          <table:table-cell office:value-type="float" office:value="26396" calcext:value-type="float">
            <text:p>26396</text:p>
          </table:table-cell>
          <table:table-cell office:value-type="float" office:value="28908" calcext:value-type="float">
            <text:p>28908</text:p>
          </table:table-cell>
          <table:table-cell office:value-type="float" office:value="31061" calcext:value-type="float">
            <text:p>31061</text:p>
          </table:table-cell>
          <table:table-cell office:value-type="float" office:value="32246" calcext:value-type="float">
            <text:p>32246</text:p>
          </table:table-cell>
          <table:table-cell office:value-type="float" office:value="33365" calcext:value-type="float">
            <text:p>33365</text:p>
          </table:table-cell>
          <table:table-cell office:value-type="float" office:value="33410" calcext:value-type="float">
            <text:p>33410</text:p>
          </table:table-cell>
          <table:table-cell office:value-type="float" office:value="33389" calcext:value-type="float">
            <text:p>33389</text:p>
          </table:table-cell>
          <table:table-cell office:value-type="float" office:value="33143" calcext:value-type="float">
            <text:p>33143</text:p>
          </table:table-cell>
          <table:table-cell office:value-type="float" office:value="32370" calcext:value-type="float">
            <text:p>32370</text:p>
          </table:table-cell>
          <table:table-cell office:value-type="float" office:value="31717" calcext:value-type="float">
            <text:p>31717</text:p>
          </table:table-cell>
          <table:table-cell office:value-type="float" office:value="30985" calcext:value-type="float">
            <text:p>30985</text:p>
          </table:table-cell>
          <table:table-cell office:value-type="float" office:value="30808" calcext:value-type="float">
            <text:p>30808</text:p>
          </table:table-cell>
          <table:table-cell office:value-type="float" office:value="30296" calcext:value-type="float">
            <text:p>30296</text:p>
          </table:table-cell>
          <table:table-cell office:value-type="float" office:value="30168" calcext:value-type="float">
            <text:p>30168</text:p>
          </table:table-cell>
          <table:table-cell office:value-type="float" office:value="29571" calcext:value-type="float">
            <text:p>29571</text:p>
          </table:table-cell>
          <table:table-cell office:value-type="float" office:value="29310" calcext:value-type="float">
            <text:p>29310</text:p>
          </table:table-cell>
          <table:table-cell office:value-type="float" office:value="28670" calcext:value-type="float">
            <text:p>28670</text:p>
          </table:table-cell>
          <table:table-cell office:value-type="float" office:value="28011" calcext:value-type="float">
            <text:p>28011</text:p>
          </table:table-cell>
          <table:table-cell office:value-type="float" office:value="28048" calcext:value-type="float">
            <text:p>28048</text:p>
          </table:table-cell>
          <table:table-cell office:value-type="float" office:value="27214" calcext:value-type="float">
            <text:p>27214</text:p>
          </table:table-cell>
          <table:table-cell office:value-type="float" office:value="27162" calcext:value-type="float">
            <text:p>27162</text:p>
          </table:table-cell>
          <table:table-cell office:value-type="float" office:value="26873" calcext:value-type="float">
            <text:p>26873</text:p>
          </table:table-cell>
          <table:table-cell office:value-type="float" office:value="26151" calcext:value-type="float">
            <text:p>26151</text:p>
          </table:table-cell>
          <table:table-cell office:value-type="float" office:value="25682" calcext:value-type="float">
            <text:p>25682</text:p>
          </table:table-cell>
          <table:table-cell office:value-type="float" office:value="25111" calcext:value-type="float">
            <text:p>25111</text:p>
          </table:table-cell>
          <table:table-cell office:value-type="float" office:value="23965" calcext:value-type="float">
            <text:p>23965</text:p>
          </table:table-cell>
          <table:table-cell office:value-type="float" office:value="23173" calcext:value-type="float">
            <text:p>23173</text:p>
          </table:table-cell>
          <table:table-cell office:value-type="float" office:value="22845" calcext:value-type="float">
            <text:p>22845</text:p>
          </table:table-cell>
          <table:table-cell office:value-type="float" office:value="22287" calcext:value-type="float">
            <text:p>22287</text:p>
          </table:table-cell>
          <table:table-cell office:value-type="float" office:value="21603" calcext:value-type="float">
            <text:p>21603</text:p>
          </table:table-cell>
          <table:table-cell office:value-type="float" office:value="20670" calcext:value-type="float">
            <text:p>20670</text:p>
          </table:table-cell>
          <table:table-cell office:value-type="float" office:value="20002" calcext:value-type="float">
            <text:p>20002</text:p>
          </table:table-cell>
          <table:table-cell office:value-type="float" office:value="19258" calcext:value-type="float">
            <text:p>19258</text:p>
          </table:table-cell>
          <table:table-cell office:value-type="float" office:value="18425" calcext:value-type="float">
            <text:p>18425</text:p>
          </table:table-cell>
          <table:table-cell office:value-type="float" office:value="18154" calcext:value-type="float">
            <text:p>18154</text:p>
          </table:table-cell>
          <table:table-cell office:value-type="float" office:value="17221" calcext:value-type="float">
            <text:p>17221</text:p>
          </table:table-cell>
          <table:table-cell office:value-type="float" office:value="16741" calcext:value-type="float">
            <text:p>16741</text:p>
          </table:table-cell>
          <table:table-cell office:value-type="float" office:value="16195" calcext:value-type="float">
            <text:p>16195</text:p>
          </table:table-cell>
          <table:table-cell office:value-type="float" office:value="15517" calcext:value-type="float">
            <text:p>15517</text:p>
          </table:table-cell>
          <table:table-cell office:value-type="float" office:value="14916" calcext:value-type="float">
            <text:p>14916</text:p>
          </table:table-cell>
          <table:table-cell office:value-type="float" office:value="14555" calcext:value-type="float">
            <text:p>14555</text:p>
          </table:table-cell>
          <table:table-cell office:value-type="float" office:value="13907" calcext:value-type="float">
            <text:p>13907</text:p>
          </table:table-cell>
          <table:table-cell office:value-type="float" office:value="13430" calcext:value-type="float">
            <text:p>13430</text:p>
          </table:table-cell>
          <table:table-cell office:value-type="float" office:value="12897" calcext:value-type="float">
            <text:p>12897</text:p>
          </table:table-cell>
          <table:table-cell office:value-type="float" office:value="12444" calcext:value-type="float">
            <text:p>12444</text:p>
          </table:table-cell>
          <table:table-cell office:value-type="float" office:value="12383" calcext:value-type="float">
            <text:p>12383</text:p>
          </table:table-cell>
          <table:table-cell office:value-type="float" office:value="11890" calcext:value-type="float">
            <text:p>11890</text:p>
          </table:table-cell>
          <table:table-cell office:value-type="float" office:value="11315" calcext:value-type="float">
            <text:p>113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2:14:05.578224141</meta:creation-date>
    <dc:date>2024-04-11T12:14:22.633400279</dc:date>
    <meta:editing-duration>PT17S</meta:editing-duration>
    <meta:editing-cycles>1</meta:editing-cycles>
    <meta:document-statistic meta:table-count="1" meta:cell-count="3640" meta:object-count="0"/>
    <meta:generator>LibreOffice/7.3.7.2$Linux_X86_64 LibreOffice_project/30$Build-2</meta:generator>
  </office:meta>
</office:document-meta>
</file>